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1" table:number-columns-repeated="3" table:default-cell-style-name="ce3"/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4" table:default-cell-style-name="ce3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L1</text:p>
          </table:table-cell>
          <table:table-cell table:formula="of:=AVERAGE([.D16:.F63])" office:value-type="percentage" office:value="0.499107291666667" calcext:value-type="percentage">
            <text:p>49.91%</text:p>
          </table:table-cell>
          <table:table-cell table:formula="of:=AVERAGE([.D66:.F113])" office:value-type="percentage" office:value="0.122432708333333" calcext:value-type="percentage">
            <text:p>12.24%</text:p>
          </table:table-cell>
          <table:table-cell table:formula="of:=AVERAGE([.D116:.F163])" office:value-type="percentage" office:value="0.0485041666666667" calcext:value-type="percentage">
            <text:p>4.85%</text:p>
          </table:table-cell>
          <table:table-cell table:style-name="ce3" table:formula="of:=AVERAGE([.D166:.F213])" office:value-type="percentage" office:value="0.018943125" calcext:value-type="percentage">
            <text:p>1.89%</text:p>
          </table:table-cell>
          <table:table-cell table:style-name="ce3" table:formula="of:=AVERAGE([.D217:.F264])" office:value-type="percentage" office:value="0.0269213888888889" calcext:value-type="percentage">
            <text:p>2.69%</text:p>
          </table:table-cell>
          <table:table-cell table:formula="of:=AVERAGE([.D268:.F315])" office:value-type="percentage" office:value="0.0658983333333333" calcext:value-type="percentage">
            <text:p>6.59%</text:p>
          </table:table-cell>
          <table:table-cell table:formula="of:=AVERAGE([.D319:.F342])" office:value-type="percentage" office:value="0.321782222222222" calcext:value-type="percentage">
            <text:p>32.18%</text:p>
          </table:table-cell>
          <table:table-cell table:formula="of:=AVERAGE([.D346:.F357])" office:value-type="percentage" office:value="0.505204722222222" calcext:value-type="percentage">
            <text:p>50.52%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L2</text:p>
          </table:table-cell>
          <table:table-cell table:formula="of:=AVERAGE([.J16:.L63])" office:value-type="percentage" office:value="0.50263875" calcext:value-type="percentage">
            <text:p>50.26%</text:p>
          </table:table-cell>
          <table:table-cell table:formula="of:=AVERAGE([.J66:.L113])" office:value-type="percentage" office:value="0.19300375" calcext:value-type="percentage">
            <text:p>19.30%</text:p>
          </table:table-cell>
          <table:table-cell table:formula="of:=AVERAGE([.J116:.L163])" office:value-type="percentage" office:value="0.0964386805555555" calcext:value-type="percentage">
            <text:p>9.64%</text:p>
          </table:table-cell>
          <table:table-cell table:style-name="ce3" table:formula="of:=AVERAGE([.J166:.L213])" office:value-type="percentage" office:value="0.031470625" calcext:value-type="percentage">
            <text:p>3.15%</text:p>
          </table:table-cell>
          <table:table-cell table:style-name="ce3" table:formula="of:=AVERAGE([.J217:.L264])" office:value-type="percentage" office:value="0.0242736111111111" calcext:value-type="percentage">
            <text:p>2.43%</text:p>
          </table:table-cell>
          <table:table-cell table:formula="of:=AVERAGE([.J268:.L315])" office:value-type="percentage" office:value="0.0202480555555556" calcext:value-type="percentage">
            <text:p>2.02%</text:p>
          </table:table-cell>
          <table:table-cell table:formula="of:=AVERAGE([.J319:.L342])" office:value-type="percentage" office:value="0.110867777777778" calcext:value-type="percentage">
            <text:p>11.09%</text:p>
          </table:table-cell>
          <table:table-cell table:formula="of:=AVERAGE([.J346:.L357])" office:value-type="percentage" office:value="0.196088333333333" calcext:value-type="percentage">
            <text:p>19.61%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L3</text:p>
          </table:table-cell>
          <table:table-cell table:formula="of:=AVERAGE([.O16:.Q63])" office:value-type="percentage" office:value="0.0304935416666667" calcext:value-type="percentage">
            <text:p>3.05%</text:p>
          </table:table-cell>
          <table:table-cell table:formula="of:=AVERAGE([.O66:.Q113])" office:value-type="percentage" office:value="0.0128213194444444" calcext:value-type="percentage">
            <text:p>1.28%</text:p>
          </table:table-cell>
          <table:table-cell table:formula="of:=AVERAGE([.O116:.Q163])" office:value-type="percentage" office:value="0.0119738194444444" calcext:value-type="percentage">
            <text:p>1.20%</text:p>
          </table:table-cell>
          <table:table-cell table:style-name="ce3" table:formula="of:=AVERAGE([.O166:.Q213])" office:value-type="percentage" office:value="0.00521180555555556" calcext:value-type="percentage">
            <text:p>0.52%</text:p>
          </table:table-cell>
          <table:table-cell table:style-name="ce3" table:formula="of:=AVERAGE([.O217:.Q264])" office:value-type="percentage" office:value="0.00323881944444445" calcext:value-type="percentage">
            <text:p>0.32%</text:p>
          </table:table-cell>
          <table:table-cell table:formula="of:=AVERAGE([.O268:.Q315])" office:value-type="percentage" office:value="0.00214333333333333" calcext:value-type="percentage">
            <text:p>0.21%</text:p>
          </table:table-cell>
          <table:table-cell table:formula="of:=AVERAGE([.O319:.Q342])" office:value-type="percentage" office:value="0.00172902777777778" calcext:value-type="percentage">
            <text:p>0.17%</text:p>
          </table:table-cell>
          <table:table-cell table:formula="of:=AVERAGE([.O346:.Q357])" office:value-type="percentage" office:value="0.00243944444444444" calcext:value-type="percentage">
            <text:p>0.24%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LB</text:p>
          </table:table-cell>
          <table:table-cell table:formula="of:=AVERAGE([.T16:.V63])" office:value-type="percentage" office:value="0.0325685416666667" calcext:value-type="percentage">
            <text:p>3.26%</text:p>
          </table:table-cell>
          <table:table-cell table:formula="of:=AVERAGE([.T66:.V113])" office:value-type="percentage" office:value="0.00468173611111111" calcext:value-type="percentage">
            <text:p>0.47%</text:p>
          </table:table-cell>
          <table:table-cell table:formula="of:=AVERAGE([.T116:.V163])" office:value-type="percentage" office:value="0.00165076388888889" calcext:value-type="percentage">
            <text:p>0.17%</text:p>
          </table:table-cell>
          <table:table-cell table:style-name="ce3" table:formula="of:=AVERAGE([.T166:.V213])" office:value-type="percentage" office:value="0.00115284722222222" calcext:value-type="percentage">
            <text:p>0.12%</text:p>
          </table:table-cell>
          <table:table-cell table:style-name="ce3" table:formula="of:=AVERAGE([.T217:.V264])" office:value-type="percentage" office:value="0.000286458333333333" calcext:value-type="percentage">
            <text:p>0.03%</text:p>
          </table:table-cell>
          <table:table-cell table:formula="of:=AVERAGE([.T268:.V315])" office:value-type="percentage" office:value="0.000158125" calcext:value-type="percentage">
            <text:p>0.02%</text:p>
          </table:table-cell>
          <table:table-cell table:formula="of:=AVERAGE([.T319:.V342])" office:value-type="percentage" office:value="0.0000645833333333334" calcext:value-type="percentage">
            <text:p>0.01%</text:p>
          </table:table-cell>
          <table:table-cell table:formula="of:=AVERAGE([.T346:.V357])" office:value-type="percentage" office:value="0.0000608333333333333" calcext:value-type="percentage">
            <text:p>0.01%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L1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2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L3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TLB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A2</text:p>
          </table:table-cell>
          <table:table-cell table:style-name="Default" office:value-type="string" calcext:value-type="string">
            <text:p>A3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A2</text:p>
          </table:table-cell>
          <table:table-cell table:style-name="Default" office:value-type="string" calcext:value-type="string">
            <text:p>A3</text:p>
          </table:table-cell>
          <table:table-cell table:style-name="Default"/>
          <table:table-cell/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A2</text:p>
          </table:table-cell>
          <table:table-cell table:style-name="Default" office:value-type="string" calcext:value-type="string">
            <text:p>A3</text:p>
          </table:table-cell>
          <table:table-cell table:style-name="Default"/>
          <table:table-cell/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A2</text:p>
          </table:table-cell>
          <table:table-cell table:style-name="Default" office:value-type="string" calcext:value-type="string">
            <text:p>A3</text:p>
          </table:table-cell>
          <table:table-cell table:style-name="Default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percentage" office:value="0.00647" calcext:value-type="percentage">
            <text:p>0.65%</text:p>
          </table:table-cell>
          <table:table-cell office:value-type="percentage" office:value="0.00653" calcext:value-type="percentage">
            <text:p>0.65%</text:p>
          </table:table-cell>
          <table:table-cell office:value-type="percentage" office:value="0.00648" calcext:value-type="percentage">
            <text:p>0.65%</text:p>
          </table:table-cell>
          <table:table-cell table:number-columns-repeated="3"/>
          <table:table-cell office:value-type="percentage" office:value="0.01406" calcext:value-type="percentage">
            <text:p>1.41%</text:p>
          </table:table-cell>
          <table:table-cell office:value-type="percentage" office:value="0.01365" calcext:value-type="percentage">
            <text:p>1.37%</text:p>
          </table:table-cell>
          <table:table-cell office:value-type="percentage" office:value="0.01295" calcext:value-type="percentage">
            <text:p>1.30%</text:p>
          </table:table-cell>
          <table:table-cell table:number-columns-repeated="2"/>
          <table:table-cell office:value-type="percentage" office:value="0.00171" calcext:value-type="percentage">
            <text:p>0.17%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00134" calcext:value-type="percentage">
            <text:p>0.13%</text:p>
          </table:table-cell>
          <table:table-cell table:number-columns-repeated="2"/>
          <table:table-cell office:value-type="percentage" office:value="0.00065" calcext:value-type="percentage">
            <text:p>0.07%</text:p>
          </table:table-cell>
          <table:table-cell office:value-type="percentage" office:value="0.00068" calcext:value-type="percentage">
            <text:p>0.07%</text:p>
          </table:table-cell>
          <table:table-cell office:value-type="percentage" office:value="0.00089" calcext:value-type="percentage">
            <text:p>0.09%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percentage" office:value="0.0568" calcext:value-type="percentage">
            <text:p>5.68%</text:p>
          </table:table-cell>
          <table:table-cell office:value-type="percentage" office:value="0.05665" calcext:value-type="percentage">
            <text:p>5.67%</text:p>
          </table:table-cell>
          <table:table-cell office:value-type="percentage" office:value="0.05705" calcext:value-type="percentage">
            <text:p>5.71%</text:p>
          </table:table-cell>
          <table:table-cell table:number-columns-repeated="3"/>
          <table:table-cell office:value-type="percentage" office:value="0.00617" calcext:value-type="percentage">
            <text:p>0.62%</text:p>
          </table:table-cell>
          <table:table-cell office:value-type="percentage" office:value="0.00625" calcext:value-type="percentage">
            <text:p>0.63%</text:p>
          </table:table-cell>
          <table:table-cell office:value-type="percentage" office:value="0.00607" calcext:value-type="percentage">
            <text:p>0.61%</text:p>
          </table:table-cell>
          <table:table-cell table:number-columns-repeated="2"/>
          <table:table-cell office:value-type="percentage" office:value="0.00035" calcext:value-type="percentage">
            <text:p>0.04%</text:p>
          </table:table-cell>
          <table:table-cell office:value-type="percentage" office:value="0.00011" calcext:value-type="percentage">
            <text:p>0.01%</text:p>
          </table:table-cell>
          <table:table-cell office:value-type="percentage" office:value="0.00001" calcext:value-type="percentage">
            <text:p>0.00%</text:p>
          </table:table-cell>
          <table:table-cell table:number-columns-repeated="2"/>
          <table:table-cell office:value-type="percentage" office:value="0.00013" calcext:value-type="percentage">
            <text:p>0.01%</text:p>
          </table:table-cell>
          <table:table-cell office:value-type="percentage" office:value="0.00016" calcext:value-type="percentage">
            <text:p>0.02%</text:p>
          </table:table-cell>
          <table:table-cell office:value-type="percentage" office:value="0.0001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percentage" office:value="0.06458" calcext:value-type="percentage">
            <text:p>6.46%</text:p>
          </table:table-cell>
          <table:table-cell office:value-type="percentage" office:value="0.06476" calcext:value-type="percentage">
            <text:p>6.48%</text:p>
          </table:table-cell>
          <table:table-cell office:value-type="percentage" office:value="0.06477" calcext:value-type="percentage">
            <text:p>6.48%</text:p>
          </table:table-cell>
          <table:table-cell table:number-columns-repeated="3"/>
          <table:table-cell office:value-type="percentage" office:value="0.00404" calcext:value-type="percentage">
            <text:p>0.40%</text:p>
          </table:table-cell>
          <table:table-cell office:value-type="percentage" office:value="0.00411" calcext:value-type="percentage">
            <text:p>0.41%</text:p>
          </table:table-cell>
          <table:table-cell office:value-type="percentage" office:value="0.00585" calcext:value-type="percentage">
            <text:p>0.59%</text:p>
          </table:table-cell>
          <table:table-cell table:number-columns-repeated="2"/>
          <table:table-cell office:value-type="percentage" office:value="0.00009" calcext:value-type="percentage">
            <text:p>0.01%</text:p>
          </table:table-cell>
          <table:table-cell office:value-type="percentage" office:value="0.00002" calcext:value-type="percentage">
            <text:p>0.00%</text:p>
          </table:table-cell>
          <table:table-cell office:value-type="percentage" office:value="0.00001" calcext:value-type="percentage">
            <text:p>0.00%</text:p>
          </table:table-cell>
          <table:table-cell table:number-columns-repeated="2"/>
          <table:table-cell table:number-columns-repeated="3" office:value-type="percentage" office:value="0.00009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percentage" office:value="0.50448" calcext:value-type="percentage">
            <text:p>50.45%</text:p>
          </table:table-cell>
          <table:table-cell office:value-type="percentage" office:value="0.50505" calcext:value-type="percentage">
            <text:p>50.51%</text:p>
          </table:table-cell>
          <table:table-cell office:value-type="percentage" office:value="0.50554" calcext:value-type="percentage">
            <text:p>50.55%</text:p>
          </table:table-cell>
          <table:table-cell table:number-columns-repeated="3"/>
          <table:table-cell office:value-type="percentage" office:value="0.00862" calcext:value-type="percentage">
            <text:p>0.86%</text:p>
          </table:table-cell>
          <table:table-cell office:value-type="percentage" office:value="0.19787" calcext:value-type="percentage">
            <text:p>19.79%</text:p>
          </table:table-cell>
          <table:table-cell office:value-type="percentage" office:value="0.21496" calcext:value-type="percentage">
            <text:p>21.50%</text:p>
          </table:table-cell>
          <table:table-cell table:number-columns-repeated="2"/>
          <table:table-cell office:value-type="percentage" office:value="0.00022" calcext:value-type="percentage">
            <text:p>0.02%</text:p>
          </table:table-cell>
          <table:table-cell office:value-type="percentage" office:value="0.0000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number-columns-repeated="3" office:value-type="percentage" office:value="0.00005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percentage" office:value="0.51507" calcext:value-type="percentage">
            <text:p>51.51%</text:p>
          </table:table-cell>
          <table:table-cell office:value-type="percentage" office:value="0.51543" calcext:value-type="percentage">
            <text:p>51.54%</text:p>
          </table:table-cell>
          <table:table-cell office:value-type="percentage" office:value="0.51513" calcext:value-type="percentage">
            <text:p>51.51%</text:p>
          </table:table-cell>
          <table:table-cell table:number-columns-repeated="3"/>
          <table:table-cell office:value-type="percentage" office:value="0.08065" calcext:value-type="percentage">
            <text:p>8.07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7767" calcext:value-type="percentage">
            <text:p>7.77%</text:p>
          </table:table-cell>
          <table:table-cell table:number-columns-repeated="2"/>
          <table:table-cell office:value-type="percentage" office:value="0.00046" calcext:value-type="percentage">
            <text:p>0.05%</text:p>
          </table:table-cell>
          <table:table-cell office:value-type="percentage" office:value="0.00002" calcext:value-type="percentage">
            <text:p>0.00%</text:p>
          </table:table-cell>
          <table:table-cell office:value-type="percentage" office:value="0.00193" calcext:value-type="percentage">
            <text:p>0.19%</text:p>
          </table:table-cell>
          <table:table-cell table:number-columns-repeated="2"/>
          <table:table-cell office:value-type="percentage" office:value="0.00003" calcext:value-type="percentage">
            <text:p>0.00%</text:p>
          </table:table-cell>
          <table:table-cell office:value-type="percentage" office:value="0.00004" calcext:value-type="percentage">
            <text:p>0.00%</text:p>
          </table:table-cell>
          <table:table-cell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percentage" office:value="0.51122" calcext:value-type="percentage">
            <text:p>51.12%</text:p>
          </table:table-cell>
          <table:table-cell office:value-type="percentage" office:value="0.51124" calcext:value-type="percentage">
            <text:p>51.12%</text:p>
          </table:table-cell>
          <table:table-cell office:value-type="percentage" office:value="0.51143" calcext:value-type="percentage">
            <text:p>51.14%</text:p>
          </table:table-cell>
          <table:table-cell table:number-columns-repeated="3"/>
          <table:table-cell office:value-type="percentage" office:value="0.17478" calcext:value-type="percentage">
            <text:p>17.48%</text:p>
          </table:table-cell>
          <table:table-cell office:value-type="percentage" office:value="0.16793" calcext:value-type="percentage">
            <text:p>16.79%</text:p>
          </table:table-cell>
          <table:table-cell office:value-type="percentage" office:value="0.25607" calcext:value-type="percentage">
            <text:p>25.61%</text:p>
          </table:table-cell>
          <table:table-cell table:number-columns-repeated="2"/>
          <table:table-cell office:value-type="percentage" office:value="0.00003" calcext:value-type="percentage">
            <text:p>0.00%</text:p>
          </table:table-cell>
          <table:table-cell office:value-type="percentage" office:value="0.00107" calcext:value-type="percentage">
            <text:p>0.11%</text:p>
          </table:table-cell>
          <table:table-cell office:value-type="percentage" office:value="0.00073" calcext:value-type="percentage">
            <text:p>0.07%</text:p>
          </table:table-cell>
          <table:table-cell table:number-columns-repeated="2"/>
          <table:table-cell office:value-type="percentage" office:value="0.00002" calcext:value-type="percentage">
            <text:p>0.00%</text:p>
          </table:table-cell>
          <table:table-cell table:number-columns-repeated="2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office:value-type="percentage" office:value="0.5189" calcext:value-type="percentage">
            <text:p>51.89%</text:p>
          </table:table-cell>
          <table:table-cell office:value-type="percentage" office:value="0.51864" calcext:value-type="percentage">
            <text:p>51.86%</text:p>
          </table:table-cell>
          <table:table-cell office:value-type="percentage" office:value="0.51897" calcext:value-type="percentage">
            <text:p>51.90%</text:p>
          </table:table-cell>
          <table:table-cell table:number-columns-repeated="3"/>
          <table:table-cell office:value-type="percentage" office:value="0.1586" calcext:value-type="percentage">
            <text:p>15.86%</text:p>
          </table:table-cell>
          <table:table-cell office:value-type="percentage" office:value="0.15407" calcext:value-type="percentage">
            <text:p>15.41%</text:p>
          </table:table-cell>
          <table:table-cell office:value-type="percentage" office:value="0.19685" calcext:value-type="percentage">
            <text:p>19.69%</text:p>
          </table:table-cell>
          <table:table-cell table:number-columns-repeated="2"/>
          <table:table-cell office:value-type="percentage" office:value="0.00004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percentage" office:value="0.50105" calcext:value-type="percentage">
            <text:p>50.11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50102" calcext:value-type="percentage">
            <text:p>50.10%</text:p>
          </table:table-cell>
          <table:table-cell table:number-columns-repeated="3"/>
          <table:table-cell office:value-type="percentage" office:value="1.10674" calcext:value-type="percentage">
            <text:p>110.67%</text:p>
          </table:table-cell>
          <table:table-cell office:value-type="percentage" office:value="1.12406" calcext:value-type="percentage">
            <text:p>112.41%</text:p>
          </table:table-cell>
          <table:table-cell office:value-type="percentage" office:value="1.11525" calcext:value-type="percentage">
            <text:p>111.53%</text:p>
          </table:table-cell>
          <table:table-cell table:number-columns-repeated="2"/>
          <table:table-cell office:value-type="percentage" office:value="0.00002" calcext:value-type="percentage">
            <text:p>0.00%</text:p>
          </table:table-cell>
          <table:table-cell office:value-type="percentage" office:value="0.00007" calcext:value-type="percentage">
            <text:p>0.01%</text:p>
          </table:table-cell>
          <table:table-cell office:value-type="percentage" office:value="0.00005" calcext:value-type="percentage">
            <text:p>0.01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percentage" office:value="0.51851" calcext:value-type="percentage">
            <text:p>51.85%</text:p>
          </table:table-cell>
          <table:table-cell office:value-type="percentage" office:value="0.51846" calcext:value-type="percentage">
            <text:p>51.85%</text:p>
          </table:table-cell>
          <table:table-cell office:value-type="percentage" office:value="0.51847" calcext:value-type="percentage">
            <text:p>51.85%</text:p>
          </table:table-cell>
          <table:table-cell table:number-columns-repeated="3"/>
          <table:table-cell office:value-type="percentage" office:value="0.10431" calcext:value-type="percentage">
            <text:p>10.43%</text:p>
          </table:table-cell>
          <table:table-cell office:value-type="percentage" office:value="0.1605" calcext:value-type="percentage">
            <text:p>16.05%</text:p>
          </table:table-cell>
          <table:table-cell office:value-type="percentage" office:value="0.10498" calcext:value-type="percentage">
            <text:p>10.50%</text:p>
          </table:table-cell>
          <table:table-cell table:number-columns-repeated="2"/>
          <table:table-cell office:value-type="percentage" office:value="0.00003" calcext:value-type="percentage">
            <text:p>0.00%</text:p>
          </table:table-cell>
          <table:table-cell office:value-type="percentage" office:value="0.00004" calcext:value-type="percentage">
            <text:p>0.00%</text:p>
          </table:table-cell>
          <table:table-cell office:value-type="percentage" office:value="0.00013" calcext:value-type="percentage">
            <text:p>0.01%</text:p>
          </table:table-cell>
          <table:table-cell table:number-columns-repeated="2"/>
          <table:table-cell office:value-type="percentage" office:value="0.00001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percentage" office:value="0.51024" calcext:value-type="percentage">
            <text:p>51.02%</text:p>
          </table:table-cell>
          <table:table-cell office:value-type="percentage" office:value="0.51025" calcext:value-type="percentage">
            <text:p>51.03%</text:p>
          </table:table-cell>
          <table:table-cell office:value-type="percentage" office:value="0.51039" calcext:value-type="percentage">
            <text:p>51.04%</text:p>
          </table:table-cell>
          <table:table-cell table:number-columns-repeated="3"/>
          <table:table-cell office:value-type="percentage" office:value="0.25908" calcext:value-type="percentage">
            <text:p>25.91%</text:p>
          </table:table-cell>
          <table:table-cell office:value-type="percentage" office:value="0.23033" calcext:value-type="percentage">
            <text:p>23.03%</text:p>
          </table:table-cell>
          <table:table-cell office:value-type="percentage" office:value="0.25739" calcext:value-type="percentage">
            <text:p>25.74%</text:p>
          </table:table-cell>
          <table:table-cell table:number-columns-repeated="2"/>
          <table:table-cell office:value-type="percentage" office:value="0.0005" calcext:value-type="percentage">
            <text:p>0.05%</text:p>
          </table:table-cell>
          <table:table-cell office:value-type="percentage" office:value="0.00011" calcext:value-type="percentage">
            <text:p>0.01%</text:p>
          </table:table-cell>
          <table:table-cell office:value-type="percentage" office:value="0.00038" calcext:value-type="percentage">
            <text:p>0.04%</text:p>
          </table:table-cell>
          <table:table-cell table:number-columns-repeated="2"/>
          <table:table-cell table:number-columns-repeated="2" office:value-type="percentage" office:value="0.00002" calcext:value-type="percentage">
            <text:p>0.00%</text:p>
          </table:table-cell>
          <table:table-cell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office:value-type="percentage" office:value="0.5176" calcext:value-type="percentage">
            <text:p>51.76%</text:p>
          </table:table-cell>
          <table:table-cell table:number-columns-repeated="2" office:value-type="percentage" office:value="0.51758" calcext:value-type="percentage">
            <text:p>51.76%</text:p>
          </table:table-cell>
          <table:table-cell table:number-columns-repeated="3"/>
          <table:table-cell office:value-type="percentage" office:value="0.11586" calcext:value-type="percentage">
            <text:p>11.59%</text:p>
          </table:table-cell>
          <table:table-cell office:value-type="percentage" office:value="0.14284" calcext:value-type="percentage">
            <text:p>14.28%</text:p>
          </table:table-cell>
          <table:table-cell office:value-type="percentage" office:value="0.10299" calcext:value-type="percentage">
            <text:p>10.30%</text:p>
          </table:table-cell>
          <table:table-cell table:number-columns-repeated="2"/>
          <table:table-cell office:value-type="percentage" office:value="0.00006" calcext:value-type="percentage">
            <text:p>0.01%</text:p>
          </table:table-cell>
          <table:table-cell office:value-type="percentage" office:value="0.00052" calcext:value-type="percentage">
            <text:p>0.05%</text:p>
          </table:table-cell>
          <table:table-cell office:value-type="percentage" office:value="0.0001" calcext:value-type="percentage">
            <text:p>0.01%</text:p>
          </table:table-cell>
          <table:table-cell table:number-columns-repeated="2"/>
          <table:table-cell office:value-type="percentage" office:value="0.00001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percentage" office:value="0.50731" calcext:value-type="percentage">
            <text:p>50.73%</text:p>
          </table:table-cell>
          <table:table-cell office:value-type="percentage" office:value="0.50745" calcext:value-type="percentage">
            <text:p>50.75%</text:p>
          </table:table-cell>
          <table:table-cell office:value-type="percentage" office:value="0.50731" calcext:value-type="percentage">
            <text:p>50.73%</text:p>
          </table:table-cell>
          <table:table-cell table:number-columns-repeated="3"/>
          <table:table-cell office:value-type="percentage" office:value="0.73206" calcext:value-type="percentage">
            <text:p>73.21%</text:p>
          </table:table-cell>
          <table:table-cell office:value-type="percentage" office:value="0.71084" calcext:value-type="percentage">
            <text:p>71.08%</text:p>
          </table:table-cell>
          <table:table-cell office:value-type="percentage" office:value="0.73124" calcext:value-type="percentage">
            <text:p>73.12%</text:p>
          </table:table-cell>
          <table:table-cell table:number-columns-repeated="2"/>
          <table:table-cell office:value-type="percentage" office:value="0.00009" calcext:value-type="percentage">
            <text:p>0.01%</text:p>
          </table:table-cell>
          <table:table-cell office:value-type="percentage" office:value="0.00013" calcext:value-type="percentage">
            <text:p>0.01%</text:p>
          </table:table-cell>
          <table:table-cell office:value-type="percentage" office:value="0.00008" calcext:value-type="percentage">
            <text:p>0.01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percentage" office:value="0.5199" calcext:value-type="percentage">
            <text:p>51.99%</text:p>
          </table:table-cell>
          <table:table-cell office:value-type="percentage" office:value="0.52023" calcext:value-type="percentage">
            <text:p>52.02%</text:p>
          </table:table-cell>
          <table:table-cell office:value-type="percentage" office:value="0.52026" calcext:value-type="percentage">
            <text:p>52.03%</text:p>
          </table:table-cell>
          <table:table-cell table:number-columns-repeated="3"/>
          <table:table-cell office:value-type="percentage" office:value="0.18349" calcext:value-type="percentage">
            <text:p>18.35%</text:p>
          </table:table-cell>
          <table:table-cell office:value-type="percentage" office:value="0.14126" calcext:value-type="percentage">
            <text:p>14.13%</text:p>
          </table:table-cell>
          <table:table-cell office:value-type="percentage" office:value="0.13956" calcext:value-type="percentage">
            <text:p>13.96%</text:p>
          </table:table-cell>
          <table:table-cell table:number-columns-repeated="2"/>
          <table:table-cell office:value-type="percentage" office:value="0.00017" calcext:value-type="percentage">
            <text:p>0.02%</text:p>
          </table:table-cell>
          <table:table-cell table:number-columns-repeated="2" office:value-type="percentage" office:value="0.00009" calcext:value-type="percentage">
            <text:p>0.01%</text:p>
          </table:table-cell>
          <table:table-cell table:number-columns-repeated="2"/>
          <table:table-cell office:value-type="percentage" office:value="0.00003" calcext:value-type="percentage">
            <text:p>0.00%</text:p>
          </table:table-cell>
          <table:table-cell table:number-columns-repeated="2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percentage" office:value="0.51367" calcext:value-type="percentage">
            <text:p>51.37%</text:p>
          </table:table-cell>
          <table:table-cell office:value-type="percentage" office:value="0.51371" calcext:value-type="percentage">
            <text:p>51.37%</text:p>
          </table:table-cell>
          <table:table-cell office:value-type="percentage" office:value="0.51376" calcext:value-type="percentage">
            <text:p>51.38%</text:p>
          </table:table-cell>
          <table:table-cell table:number-columns-repeated="3"/>
          <table:table-cell office:value-type="percentage" office:value="0.41343" calcext:value-type="percentage">
            <text:p>41.34%</text:p>
          </table:table-cell>
          <table:table-cell office:value-type="percentage" office:value="0.46267" calcext:value-type="percentage">
            <text:p>46.27%</text:p>
          </table:table-cell>
          <table:table-cell office:value-type="percentage" office:value="0.42914" calcext:value-type="percentage">
            <text:p>42.91%</text:p>
          </table:table-cell>
          <table:table-cell table:number-columns-repeated="2"/>
          <table:table-cell office:value-type="percentage" office:value="0.00025" calcext:value-type="percentage">
            <text:p>0.03%</text:p>
          </table:table-cell>
          <table:table-cell office:value-type="percentage" office:value="0.00011" calcext:value-type="percentage">
            <text:p>0.01%</text:p>
          </table:table-cell>
          <table:table-cell office:value-type="percentage" office:value="0.00012" calcext:value-type="percentage">
            <text:p>0.01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table:number-columns-repeated="2" office:value-type="percentage" office:value="0.52227" calcext:value-type="percentage">
            <text:p>52.23%</text:p>
          </table:table-cell>
          <table:table-cell office:value-type="percentage" office:value="0.52237" calcext:value-type="percentage">
            <text:p>52.24%</text:p>
          </table:table-cell>
          <table:table-cell table:number-columns-repeated="3"/>
          <table:table-cell office:value-type="percentage" office:value="0.14183" calcext:value-type="percentage">
            <text:p>14.18%</text:p>
          </table:table-cell>
          <table:table-cell office:value-type="percentage" office:value="0.14702" calcext:value-type="percentage">
            <text:p>14.70%</text:p>
          </table:table-cell>
          <table:table-cell office:value-type="percentage" office:value="0.15066" calcext:value-type="percentage">
            <text:p>15.07%</text:p>
          </table:table-cell>
          <table:table-cell table:number-columns-repeated="2"/>
          <table:table-cell office:value-type="percentage" office:value="0.00025" calcext:value-type="percentage">
            <text:p>0.03%</text:p>
          </table:table-cell>
          <table:table-cell office:value-type="percentage" office:value="0.00018" calcext:value-type="percentage">
            <text:p>0.02%</text:p>
          </table:table-cell>
          <table:table-cell office:value-type="percentage" office:value="0.00019" calcext:value-type="percentage">
            <text:p>0.02%</text:p>
          </table:table-cell>
          <table:table-cell table:number-columns-repeated="2"/>
          <table:table-cell office:value-type="percentage" office:value="0.00001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percentage" office:value="0.50052" calcext:value-type="percentage">
            <text:p>50.05%</text:p>
          </table:table-cell>
          <table:table-cell office:value-type="percentage" office:value="0.50051" calcext:value-type="percentage">
            <text:p>50.05%</text:p>
          </table:table-cell>
          <table:table-cell office:value-type="percentage" office:value="0.50056" calcext:value-type="percentage">
            <text:p>50.06%</text:p>
          </table:table-cell>
          <table:table-cell table:number-columns-repeated="3"/>
          <table:table-cell office:value-type="percentage" office:value="0.97242" calcext:value-type="percentage">
            <text:p>97.24%</text:p>
          </table:table-cell>
          <table:table-cell office:value-type="percentage" office:value="0.97579" calcext:value-type="percentage">
            <text:p>97.58%</text:p>
          </table:table-cell>
          <table:table-cell office:value-type="percentage" office:value="0.97287" calcext:value-type="percentage">
            <text:p>97.29%</text:p>
          </table:table-cell>
          <table:table-cell table:number-columns-repeated="2"/>
          <table:table-cell office:value-type="percentage" office:value="0.00036" calcext:value-type="percentage">
            <text:p>0.04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38" calcext:value-type="percentage">
            <text:p>0.04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table:number-columns-repeated="2" office:value-type="percentage" office:value="0.52235" calcext:value-type="percentage">
            <text:p>52.24%</text:p>
          </table:table-cell>
          <table:table-cell office:value-type="percentage" office:value="0.52232" calcext:value-type="percentage">
            <text:p>52.23%</text:p>
          </table:table-cell>
          <table:table-cell table:number-columns-repeated="3"/>
          <table:table-cell office:value-type="percentage" office:value="0.19686" calcext:value-type="percentage">
            <text:p>19.69%</text:p>
          </table:table-cell>
          <table:table-cell office:value-type="percentage" office:value="0.19045" calcext:value-type="percentage">
            <text:p>19.05%</text:p>
          </table:table-cell>
          <table:table-cell office:value-type="percentage" office:value="0.21428" calcext:value-type="percentage">
            <text:p>21.43%</text:p>
          </table:table-cell>
          <table:table-cell table:number-columns-repeated="2"/>
          <table:table-cell office:value-type="percentage" office:value="0.00034" calcext:value-type="percentage">
            <text:p>0.03%</text:p>
          </table:table-cell>
          <table:table-cell office:value-type="percentage" office:value="0.00023" calcext:value-type="percentage">
            <text:p>0.02%</text:p>
          </table:table-cell>
          <table:table-cell office:value-type="percentage" office:value="0.00038" calcext:value-type="percentage">
            <text:p>0.04%</text:p>
          </table:table-cell>
          <table:table-cell table:number-columns-repeated="2"/>
          <table:table-cell table:number-columns-repeated="2" office:value-type="percentage" office:value="0.00001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percentage" office:value="0.51373" calcext:value-type="percentage">
            <text:p>51.37%</text:p>
          </table:table-cell>
          <table:table-cell office:value-type="percentage" office:value="0.51362" calcext:value-type="percentage">
            <text:p>51.36%</text:p>
          </table:table-cell>
          <table:table-cell office:value-type="percentage" office:value="0.51371" calcext:value-type="percentage">
            <text:p>51.37%</text:p>
          </table:table-cell>
          <table:table-cell table:number-columns-repeated="3"/>
          <table:table-cell office:value-type="percentage" office:value="0.55718" calcext:value-type="percentage">
            <text:p>55.72%</text:p>
          </table:table-cell>
          <table:table-cell office:value-type="percentage" office:value="0.56766" calcext:value-type="percentage">
            <text:p>56.77%</text:p>
          </table:table-cell>
          <table:table-cell office:value-type="percentage" office:value="0.56078" calcext:value-type="percentage">
            <text:p>56.08%</text:p>
          </table:table-cell>
          <table:table-cell table:number-columns-repeated="2"/>
          <table:table-cell office:value-type="percentage" office:value="0.00047" calcext:value-type="percentage">
            <text:p>0.05%</text:p>
          </table:table-cell>
          <table:table-cell office:value-type="percentage" office:value="0.00026" calcext:value-type="percentage">
            <text:p>0.03%</text:p>
          </table:table-cell>
          <table:table-cell office:value-type="percentage" office:value="0.00041" calcext:value-type="percentage">
            <text:p>0.04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percentage" office:value="0.52047" calcext:value-type="percentage">
            <text:p>52.05%</text:p>
          </table:table-cell>
          <table:table-cell office:value-type="percentage" office:value="0.52046" calcext:value-type="percentage">
            <text:p>52.05%</text:p>
          </table:table-cell>
          <table:table-cell office:value-type="percentage" office:value="0.52048" calcext:value-type="percentage">
            <text:p>52.05%</text:p>
          </table:table-cell>
          <table:table-cell table:number-columns-repeated="3"/>
          <table:table-cell office:value-type="percentage" office:value="0.22178" calcext:value-type="percentage">
            <text:p>22.18%</text:p>
          </table:table-cell>
          <table:table-cell office:value-type="percentage" office:value="0.251" calcext:value-type="percentage">
            <text:p>25.10%</text:p>
          </table:table-cell>
          <table:table-cell office:value-type="percentage" office:value="0.22251" calcext:value-type="percentage">
            <text:p>22.25%</text:p>
          </table:table-cell>
          <table:table-cell table:number-columns-repeated="2"/>
          <table:table-cell office:value-type="percentage" office:value="0.00044" calcext:value-type="percentage">
            <text:p>0.04%</text:p>
          </table:table-cell>
          <table:table-cell office:value-type="percentage" office:value="0.00028" calcext:value-type="percentage">
            <text:p>0.03%</text:p>
          </table:table-cell>
          <table:table-cell office:value-type="percentage" office:value="0.00029" calcext:value-type="percentage">
            <text:p>0.03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table:number-columns-repeated="2" office:value-type="percentage" office:value="0.50635" calcext:value-type="percentage">
            <text:p>50.64%</text:p>
          </table:table-cell>
          <table:table-cell office:value-type="percentage" office:value="0.50636" calcext:value-type="percentage">
            <text:p>50.64%</text:p>
          </table:table-cell>
          <table:table-cell table:number-columns-repeated="3"/>
          <table:table-cell office:value-type="percentage" office:value="0.67857" calcext:value-type="percentage">
            <text:p>67.86%</text:p>
          </table:table-cell>
          <table:table-cell office:value-type="percentage" office:value="0.67792" calcext:value-type="percentage">
            <text:p>67.79%</text:p>
          </table:table-cell>
          <table:table-cell office:value-type="percentage" office:value="0.67852" calcext:value-type="percentage">
            <text:p>67.85%</text:p>
          </table:table-cell>
          <table:table-cell table:number-columns-repeated="2"/>
          <table:table-cell office:value-type="percentage" office:value="0.00037" calcext:value-type="percentage">
            <text:p>0.04%</text:p>
          </table:table-cell>
          <table:table-cell office:value-type="percentage" office:value="0.00027" calcext:value-type="percentage">
            <text:p>0.03%</text:p>
          </table:table-cell>
          <table:table-cell office:value-type="percentage" office:value="0.00043" calcext:value-type="percentage">
            <text:p>0.04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percentage" office:value="0.51853" calcext:value-type="percentage">
            <text:p>51.85%</text:p>
          </table:table-cell>
          <table:table-cell office:value-type="percentage" office:value="0.51848" calcext:value-type="percentage">
            <text:p>51.85%</text:p>
          </table:table-cell>
          <table:table-cell office:value-type="percentage" office:value="0.51851" calcext:value-type="percentage">
            <text:p>51.85%</text:p>
          </table:table-cell>
          <table:table-cell table:number-columns-repeated="3"/>
          <table:table-cell office:value-type="percentage" office:value="0.30206" calcext:value-type="percentage">
            <text:p>30.21%</text:p>
          </table:table-cell>
          <table:table-cell office:value-type="percentage" office:value="0.2865" calcext:value-type="percentage">
            <text:p>28.65%</text:p>
          </table:table-cell>
          <table:table-cell office:value-type="percentage" office:value="0.27633" calcext:value-type="percentage">
            <text:p>27.63%</text:p>
          </table:table-cell>
          <table:table-cell table:number-columns-repeated="2"/>
          <table:table-cell office:value-type="percentage" office:value="0.00186" calcext:value-type="percentage">
            <text:p>0.19%</text:p>
          </table:table-cell>
          <table:table-cell office:value-type="percentage" office:value="0.00033" calcext:value-type="percentage">
            <text:p>0.03%</text:p>
          </table:table-cell>
          <table:table-cell office:value-type="percentage" office:value="0.00032" calcext:value-type="percentage">
            <text:p>0.03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percentage" office:value="0.50977" calcext:value-type="percentage">
            <text:p>50.98%</text:p>
          </table:table-cell>
          <table:table-cell office:value-type="percentage" office:value="0.50979" calcext:value-type="percentage">
            <text:p>50.98%</text:p>
          </table:table-cell>
          <table:table-cell office:value-type="percentage" office:value="0.50976" calcext:value-type="percentage">
            <text:p>50.98%</text:p>
          </table:table-cell>
          <table:table-cell table:number-columns-repeated="3"/>
          <table:table-cell office:value-type="percentage" office:value="0.59139" calcext:value-type="percentage">
            <text:p>59.14%</text:p>
          </table:table-cell>
          <table:table-cell office:value-type="percentage" office:value="0.58899" calcext:value-type="percentage">
            <text:p>58.90%</text:p>
          </table:table-cell>
          <table:table-cell office:value-type="percentage" office:value="0.59305" calcext:value-type="percentage">
            <text:p>59.31%</text:p>
          </table:table-cell>
          <table:table-cell table:number-columns-repeated="2"/>
          <table:table-cell office:value-type="percentage" office:value="0.00091" calcext:value-type="percentage">
            <text:p>0.09%</text:p>
          </table:table-cell>
          <table:table-cell office:value-type="percentage" office:value="0.00038" calcext:value-type="percentage">
            <text:p>0.04%</text:p>
          </table:table-cell>
          <table:table-cell office:value-type="percentage" office:value="0.0014" calcext:value-type="percentage">
            <text:p>0.14%</text:p>
          </table:table-cell>
          <table:table-cell table:number-columns-repeated="2"/>
          <table:table-cell table:number-columns-repeated="2" office:value-type="percentage" office:value="0.00001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percentage" office:value="0.51746" calcext:value-type="percentage">
            <text:p>51.75%</text:p>
          </table:table-cell>
          <table:table-cell office:value-type="percentage" office:value="0.51751" calcext:value-type="percentage">
            <text:p>51.75%</text:p>
          </table:table-cell>
          <table:table-cell office:value-type="percentage" office:value="0.5175" calcext:value-type="percentage">
            <text:p>51.75%</text:p>
          </table:table-cell>
          <table:table-cell table:number-columns-repeated="3"/>
          <table:table-cell office:value-type="percentage" office:value="0.3377" calcext:value-type="percentage">
            <text:p>33.77%</text:p>
          </table:table-cell>
          <table:table-cell office:value-type="percentage" office:value="0.26426" calcext:value-type="percentage">
            <text:p>26.43%</text:p>
          </table:table-cell>
          <table:table-cell office:value-type="percentage" office:value="0.3263" calcext:value-type="percentage">
            <text:p>32.63%</text:p>
          </table:table-cell>
          <table:table-cell table:number-columns-repeated="2"/>
          <table:table-cell office:value-type="percentage" office:value="0.00321" calcext:value-type="percentage">
            <text:p>0.32%</text:p>
          </table:table-cell>
          <table:table-cell office:value-type="percentage" office:value="0.00095" calcext:value-type="percentage">
            <text:p>0.10%</text:p>
          </table:table-cell>
          <table:table-cell office:value-type="percentage" office:value="0.00143" calcext:value-type="percentage">
            <text:p>0.14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percentage" office:value="0.50223" calcext:value-type="percentage">
            <text:p>50.22%</text:p>
          </table:table-cell>
          <table:table-cell office:value-type="percentage" office:value="0.50215" calcext:value-type="percentage">
            <text:p>50.22%</text:p>
          </table:table-cell>
          <table:table-cell office:value-type="percentage" office:value="0.50207" calcext:value-type="percentage">
            <text:p>50.21%</text:p>
          </table:table-cell>
          <table:table-cell table:number-columns-repeated="3"/>
          <table:table-cell office:value-type="percentage" office:value="0.74964" calcext:value-type="percentage">
            <text:p>74.96%</text:p>
          </table:table-cell>
          <table:table-cell office:value-type="percentage" office:value="0.75145" calcext:value-type="percentage">
            <text:p>75.15%</text:p>
          </table:table-cell>
          <table:table-cell office:value-type="percentage" office:value="0.75022" calcext:value-type="percentage">
            <text:p>75.02%</text:p>
          </table:table-cell>
          <table:table-cell table:number-columns-repeated="2"/>
          <table:table-cell office:value-type="percentage" office:value="0.00339" calcext:value-type="percentage">
            <text:p>0.34%</text:p>
          </table:table-cell>
          <table:table-cell office:value-type="percentage" office:value="0.00198" calcext:value-type="percentage">
            <text:p>0.20%</text:p>
          </table:table-cell>
          <table:table-cell office:value-type="percentage" office:value="0.00169" calcext:value-type="percentage">
            <text:p>0.17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percentage" office:value="0.51752" calcext:value-type="percentage">
            <text:p>51.75%</text:p>
          </table:table-cell>
          <table:table-cell office:value-type="percentage" office:value="0.51753" calcext:value-type="percentage">
            <text:p>51.75%</text:p>
          </table:table-cell>
          <table:table-cell office:value-type="percentage" office:value="0.51755" calcext:value-type="percentage">
            <text:p>51.76%</text:p>
          </table:table-cell>
          <table:table-cell table:number-columns-repeated="3"/>
          <table:table-cell office:value-type="percentage" office:value="0.34712" calcext:value-type="percentage">
            <text:p>34.71%</text:p>
          </table:table-cell>
          <table:table-cell office:value-type="percentage" office:value="0.38477" calcext:value-type="percentage">
            <text:p>38.48%</text:p>
          </table:table-cell>
          <table:table-cell office:value-type="percentage" office:value="0.3587" calcext:value-type="percentage">
            <text:p>35.87%</text:p>
          </table:table-cell>
          <table:table-cell table:number-columns-repeated="2"/>
          <table:table-cell office:value-type="percentage" office:value="0.00235" calcext:value-type="percentage">
            <text:p>0.24%</text:p>
          </table:table-cell>
          <table:table-cell office:value-type="percentage" office:value="0.00195" calcext:value-type="percentage">
            <text:p>0.20%</text:p>
          </table:table-cell>
          <table:table-cell office:value-type="percentage" office:value="0.00202" calcext:value-type="percentage">
            <text:p>0.20%</text:p>
          </table:table-cell>
          <table:table-cell table:number-columns-repeated="2"/>
          <table:table-cell office:value-type="percentage" office:value="0.00004" calcext:value-type="percentage">
            <text:p>0.00%</text:p>
          </table:table-cell>
          <table:table-cell table:number-columns-repeated="2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percentage" office:value="0.50946" calcext:value-type="percentage">
            <text:p>50.95%</text:p>
          </table:table-cell>
          <table:table-cell table:number-columns-repeated="2" office:value-type="percentage" office:value="0.50947" calcext:value-type="percentage">
            <text:p>50.95%</text:p>
          </table:table-cell>
          <table:table-cell table:number-columns-repeated="3"/>
          <table:table-cell office:value-type="percentage" office:value="0.62289" calcext:value-type="percentage">
            <text:p>62.29%</text:p>
          </table:table-cell>
          <table:table-cell office:value-type="percentage" office:value="0.61911" calcext:value-type="percentage">
            <text:p>61.91%</text:p>
          </table:table-cell>
          <table:table-cell office:value-type="percentage" office:value="0.62468" calcext:value-type="percentage">
            <text:p>62.47%</text:p>
          </table:table-cell>
          <table:table-cell table:number-columns-repeated="2"/>
          <table:table-cell office:value-type="percentage" office:value="0.0034" calcext:value-type="percentage">
            <text:p>0.34%</text:p>
          </table:table-cell>
          <table:table-cell office:value-type="percentage" office:value="0.0046" calcext:value-type="percentage">
            <text:p>0.46%</text:p>
          </table:table-cell>
          <table:table-cell office:value-type="percentage" office:value="0.00921" calcext:value-type="percentage">
            <text:p>0.92%</text:p>
          </table:table-cell>
          <table:table-cell table:number-columns-repeated="2"/>
          <table:table-cell office:value-type="percentage" office:value="0.00006" calcext:value-type="percentage">
            <text:p>0.01%</text:p>
          </table:table-cell>
          <table:table-cell office:value-type="percentage" office:value="0.00005" calcext:value-type="percentage">
            <text:p>0.01%</text:p>
          </table:table-cell>
          <table:table-cell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/>
          <table:table-cell office:value-type="percentage" office:value="0.51759" calcext:value-type="percentage">
            <text:p>51.76%</text:p>
          </table:table-cell>
          <table:table-cell office:value-type="percentage" office:value="0.51762" calcext:value-type="percentage">
            <text:p>51.76%</text:p>
          </table:table-cell>
          <table:table-cell office:value-type="percentage" office:value="0.5176" calcext:value-type="percentage">
            <text:p>51.76%</text:p>
          </table:table-cell>
          <table:table-cell table:number-columns-repeated="3"/>
          <table:table-cell office:value-type="percentage" office:value="0.38642" calcext:value-type="percentage">
            <text:p>38.64%</text:p>
          </table:table-cell>
          <table:table-cell office:value-type="percentage" office:value="0.42902" calcext:value-type="percentage">
            <text:p>42.90%</text:p>
          </table:table-cell>
          <table:table-cell office:value-type="percentage" office:value="0.42062" calcext:value-type="percentage">
            <text:p>42.06%</text:p>
          </table:table-cell>
          <table:table-cell table:number-columns-repeated="2"/>
          <table:table-cell office:value-type="percentage" office:value="0.00347" calcext:value-type="percentage">
            <text:p>0.35%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00614" calcext:value-type="percentage">
            <text:p>0.61%</text:p>
          </table:table-cell>
          <table:table-cell table:number-columns-repeated="2"/>
          <table:table-cell office:value-type="percentage" office:value="0.00018" calcext:value-type="percentage">
            <text:p>0.02%</text:p>
          </table:table-cell>
          <table:table-cell table:number-columns-repeated="2" office:value-type="percentage" office:value="0.00019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percentage" office:value="0.5053" calcext:value-type="percentage">
            <text:p>50.53%</text:p>
          </table:table-cell>
          <table:table-cell office:value-type="percentage" office:value="0.50527" calcext:value-type="percentage">
            <text:p>50.53%</text:p>
          </table:table-cell>
          <table:table-cell office:value-type="percentage" office:value="0.50529" calcext:value-type="percentage">
            <text:p>50.53%</text:p>
          </table:table-cell>
          <table:table-cell table:number-columns-repeated="3"/>
          <table:table-cell office:value-type="percentage" office:value="0.69977" calcext:value-type="percentage">
            <text:p>69.98%</text:p>
          </table:table-cell>
          <table:table-cell office:value-type="percentage" office:value="0.69908" calcext:value-type="percentage">
            <text:p>69.91%</text:p>
          </table:table-cell>
          <table:table-cell office:value-type="percentage" office:value="0.69684" calcext:value-type="percentage">
            <text:p>69.68%</text:p>
          </table:table-cell>
          <table:table-cell table:number-columns-repeated="2"/>
          <table:table-cell office:value-type="percentage" office:value="0.01245" calcext:value-type="percentage">
            <text:p>1.25%</text:p>
          </table:table-cell>
          <table:table-cell office:value-type="percentage" office:value="0.01146" calcext:value-type="percentage">
            <text:p>1.15%</text:p>
          </table:table-cell>
          <table:table-cell office:value-type="percentage" office:value="0.01187" calcext:value-type="percentage">
            <text:p>1.19%</text:p>
          </table:table-cell>
          <table:table-cell table:number-columns-repeated="2"/>
          <table:table-cell table:number-columns-repeated="2" office:value-type="percentage" office:value="0.00028" calcext:value-type="percentage">
            <text:p>0.03%</text:p>
          </table:table-cell>
          <table:table-cell office:value-type="percentage" office:value="0.00029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office:value-type="percentage" office:value="0.51873" calcext:value-type="percentage">
            <text:p>51.87%</text:p>
          </table:table-cell>
          <table:table-cell office:value-type="percentage" office:value="0.51919" calcext:value-type="percentage">
            <text:p>51.92%</text:p>
          </table:table-cell>
          <table:table-cell office:value-type="percentage" office:value="0.51918" calcext:value-type="percentage">
            <text:p>51.92%</text:p>
          </table:table-cell>
          <table:table-cell table:number-columns-repeated="3"/>
          <table:table-cell office:value-type="percentage" office:value="0.44029" calcext:value-type="percentage">
            <text:p>44.03%</text:p>
          </table:table-cell>
          <table:table-cell office:value-type="percentage" office:value="0.46017" calcext:value-type="percentage">
            <text:p>46.02%</text:p>
          </table:table-cell>
          <table:table-cell office:value-type="percentage" office:value="0.4526" calcext:value-type="percentage">
            <text:p>45.26%</text:p>
          </table:table-cell>
          <table:table-cell table:number-columns-repeated="2"/>
          <table:table-cell office:value-type="percentage" office:value="0.00758" calcext:value-type="percentage">
            <text:p>0.76%</text:p>
          </table:table-cell>
          <table:table-cell office:value-type="percentage" office:value="0.01033" calcext:value-type="percentage">
            <text:p>1.03%</text:p>
          </table:table-cell>
          <table:table-cell office:value-type="percentage" office:value="0.01707" calcext:value-type="percentage">
            <text:p>1.71%</text:p>
          </table:table-cell>
          <table:table-cell table:number-columns-repeated="2"/>
          <table:table-cell office:value-type="percentage" office:value="0.00126" calcext:value-type="percentage">
            <text:p>0.13%</text:p>
          </table:table-cell>
          <table:table-cell office:value-type="percentage" office:value="0.00294" calcext:value-type="percentage">
            <text:p>0.29%</text:p>
          </table:table-cell>
          <table:table-cell office:value-type="percentage" office:value="0.00291" calcext:value-type="percentage">
            <text:p>0.29%</text:p>
          </table:table-cell>
          <table:table-cell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percentage" office:value="0.50976" calcext:value-type="percentage">
            <text:p>50.98%</text:p>
          </table:table-cell>
          <table:table-cell office:value-type="percentage" office:value="0.50973" calcext:value-type="percentage">
            <text:p>50.97%</text:p>
          </table:table-cell>
          <table:table-cell office:value-type="percentage" office:value="0.50974" calcext:value-type="percentage">
            <text:p>50.97%</text:p>
          </table:table-cell>
          <table:table-cell table:number-columns-repeated="3"/>
          <table:table-cell office:value-type="percentage" office:value="0.64417" calcext:value-type="percentage">
            <text:p>64.42%</text:p>
          </table:table-cell>
          <table:table-cell office:value-type="percentage" office:value="0.64127" calcext:value-type="percentage">
            <text:p>64.13%</text:p>
          </table:table-cell>
          <table:table-cell office:value-type="percentage" office:value="0.6414" calcext:value-type="percentage">
            <text:p>64.14%</text:p>
          </table:table-cell>
          <table:table-cell table:number-columns-repeated="2"/>
          <table:table-cell office:value-type="percentage" office:value="0.02175" calcext:value-type="percentage">
            <text:p>2.18%</text:p>
          </table:table-cell>
          <table:table-cell office:value-type="percentage" office:value="0.02281" calcext:value-type="percentage">
            <text:p>2.28%</text:p>
          </table:table-cell>
          <table:table-cell office:value-type="percentage" office:value="0.0232" calcext:value-type="percentage">
            <text:p>2.32%</text:p>
          </table:table-cell>
          <table:table-cell table:number-columns-repeated="2"/>
          <table:table-cell table:number-columns-repeated="3" office:value-type="percentage" office:value="0.00083" calcext:value-type="percentage">
            <text:p>0.08%</text:p>
          </table:table-cell>
          <table:table-cell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table:number-columns-repeated="2" office:value-type="percentage" office:value="0.51849" calcext:value-type="percentage">
            <text:p>51.85%</text:p>
          </table:table-cell>
          <table:table-cell office:value-type="percentage" office:value="0.51846" calcext:value-type="percentage">
            <text:p>51.85%</text:p>
          </table:table-cell>
          <table:table-cell table:number-columns-repeated="3"/>
          <table:table-cell office:value-type="percentage" office:value="0.49222" calcext:value-type="percentage">
            <text:p>49.22%</text:p>
          </table:table-cell>
          <table:table-cell office:value-type="percentage" office:value="0.49324" calcext:value-type="percentage">
            <text:p>49.32%</text:p>
          </table:table-cell>
          <table:table-cell office:value-type="percentage" office:value="0.48107" calcext:value-type="percentage">
            <text:p>48.11%</text:p>
          </table:table-cell>
          <table:table-cell table:number-columns-repeated="2"/>
          <table:table-cell office:value-type="percentage" office:value="0.01823" calcext:value-type="percentage">
            <text:p>1.82%</text:p>
          </table:table-cell>
          <table:table-cell office:value-type="percentage" office:value="0.01996" calcext:value-type="percentage">
            <text:p>2.00%</text:p>
          </table:table-cell>
          <table:table-cell office:value-type="percentage" office:value="0.02237" calcext:value-type="percentage">
            <text:p>2.24%</text:p>
          </table:table-cell>
          <table:table-cell table:number-columns-repeated="2"/>
          <table:table-cell table:number-columns-repeated="2" office:value-type="percentage" office:value="0.00097" calcext:value-type="percentage">
            <text:p>0.10%</text:p>
          </table:table-cell>
          <table:table-cell office:value-type="percentage" office:value="0.00095" calcext:value-type="percentage">
            <text:p>0.10%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percentage" office:value="0.50905" calcext:value-type="percentage">
            <text:p>50.91%</text:p>
          </table:table-cell>
          <table:table-cell office:value-type="percentage" office:value="0.51093" calcext:value-type="percentage">
            <text:p>51.09%</text:p>
          </table:table-cell>
          <table:table-cell office:value-type="percentage" office:value="0.50928" calcext:value-type="percentage">
            <text:p>50.93%</text:p>
          </table:table-cell>
          <table:table-cell table:number-columns-repeated="3"/>
          <table:table-cell office:value-type="percentage" office:value="0.87366" calcext:value-type="percentage">
            <text:p>87.37%</text:p>
          </table:table-cell>
          <table:table-cell office:value-type="percentage" office:value="0.88834" calcext:value-type="percentage">
            <text:p>88.83%</text:p>
          </table:table-cell>
          <table:table-cell office:value-type="percentage" office:value="0.86909" calcext:value-type="percentage">
            <text:p>86.91%</text:p>
          </table:table-cell>
          <table:table-cell table:number-columns-repeated="2"/>
          <table:table-cell office:value-type="percentage" office:value="0.06602" calcext:value-type="percentage">
            <text:p>6.60%</text:p>
          </table:table-cell>
          <table:table-cell office:value-type="percentage" office:value="0.05663" calcext:value-type="percentage">
            <text:p>5.66%</text:p>
          </table:table-cell>
          <table:table-cell office:value-type="percentage" office:value="0.07145" calcext:value-type="percentage">
            <text:p>7.15%</text:p>
          </table:table-cell>
          <table:table-cell table:number-columns-repeated="2"/>
          <table:table-cell office:value-type="percentage" office:value="0.00105" calcext:value-type="percentage">
            <text:p>0.11%</text:p>
          </table:table-cell>
          <table:table-cell office:value-type="percentage" office:value="0.00107" calcext:value-type="percentage">
            <text:p>0.11%</text:p>
          </table:table-cell>
          <table:table-cell office:value-type="percentage" office:value="0.00106" calcext:value-type="percentage">
            <text:p>0.11%</text:p>
          </table:table-cell>
          <table:table-cell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/>
          <table:table-cell office:value-type="percentage" office:value="0.51865" calcext:value-type="percentage">
            <text:p>51.87%</text:p>
          </table:table-cell>
          <table:table-cell table:number-columns-repeated="2" office:value-type="percentage" office:value="0.51866" calcext:value-type="percentage">
            <text:p>51.87%</text:p>
          </table:table-cell>
          <table:table-cell table:number-columns-repeated="3"/>
          <table:table-cell office:value-type="percentage" office:value="0.50682" calcext:value-type="percentage">
            <text:p>50.68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49528" calcext:value-type="percentage">
            <text:p>49.53%</text:p>
          </table:table-cell>
          <table:table-cell table:number-columns-repeated="2"/>
          <table:table-cell office:value-type="percentage" office:value="0.02879" calcext:value-type="percentage">
            <text:p>2.88%</text:p>
          </table:table-cell>
          <table:table-cell office:value-type="percentage" office:value="0.03342" calcext:value-type="percentage">
            <text:p>3.34%</text:p>
          </table:table-cell>
          <table:table-cell office:value-type="percentage" office:value="0.0318" calcext:value-type="percentage">
            <text:p>3.18%</text:p>
          </table:table-cell>
          <table:table-cell table:number-columns-repeated="2"/>
          <table:table-cell table:number-columns-repeated="2" office:value-type="percentage" office:value="0.00113" calcext:value-type="percentage">
            <text:p>0.11%</text:p>
          </table:table-cell>
          <table:table-cell office:value-type="percentage" office:value="0.00117" calcext:value-type="percentage">
            <text:p>0.12%</text:p>
          </table:table-cell>
          <table:table-cell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percentage" office:value="0.51016" calcext:value-type="percentage">
            <text:p>51.02%</text:p>
          </table:table-cell>
          <table:table-cell office:value-type="percentage" office:value="0.51051" calcext:value-type="percentage">
            <text:p>51.05%</text:p>
          </table:table-cell>
          <table:table-cell office:value-type="percentage" office:value="0.51023" calcext:value-type="percentage">
            <text:p>51.02%</text:p>
          </table:table-cell>
          <table:table-cell table:number-columns-repeated="3"/>
          <table:table-cell office:value-type="percentage" office:value="0.64652" calcext:value-type="percentage">
            <text:p>64.65%</text:p>
          </table:table-cell>
          <table:table-cell office:value-type="percentage" office:value="0.64596" calcext:value-type="percentage">
            <text:p>64.60%</text:p>
          </table:table-cell>
          <table:table-cell office:value-type="percentage" office:value="0.64548" calcext:value-type="percentage">
            <text:p>64.55%</text:p>
          </table:table-cell>
          <table:table-cell table:number-columns-repeated="2"/>
          <table:table-cell office:value-type="percentage" office:value="0.05035" calcext:value-type="percentage">
            <text:p>5.04%</text:p>
          </table:table-cell>
          <table:table-cell office:value-type="percentage" office:value="0.04925" calcext:value-type="percentage">
            <text:p>4.93%</text:p>
          </table:table-cell>
          <table:table-cell office:value-type="percentage" office:value="0.04972" calcext:value-type="percentage">
            <text:p>4.97%</text:p>
          </table:table-cell>
          <table:table-cell table:number-columns-repeated="2"/>
          <table:table-cell office:value-type="percentage" office:value="0.00139" calcext:value-type="percentage">
            <text:p>0.14%</text:p>
          </table:table-cell>
          <table:table-cell office:value-type="percentage" office:value="0.00408" calcext:value-type="percentage">
            <text:p>0.41%</text:p>
          </table:table-cell>
          <table:table-cell office:value-type="percentage" office:value="0.00193" calcext:value-type="percentage">
            <text:p>0.19%</text:p>
          </table:table-cell>
          <table:table-cell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office:value-type="percentage" office:value="0.53506" calcext:value-type="percentage">
            <text:p>53.51%</text:p>
          </table:table-cell>
          <table:table-cell office:value-type="percentage" office:value="0.53616" calcext:value-type="percentage">
            <text:p>53.62%</text:p>
          </table:table-cell>
          <table:table-cell office:value-type="percentage" office:value="0.53165" calcext:value-type="percentage">
            <text:p>53.17%</text:p>
          </table:table-cell>
          <table:table-cell table:number-columns-repeated="3"/>
          <table:table-cell office:value-type="percentage" office:value="0.60333" calcext:value-type="percentage">
            <text:p>60.33%</text:p>
          </table:table-cell>
          <table:table-cell office:value-type="percentage" office:value="0.6357" calcext:value-type="percentage">
            <text:p>63.57%</text:p>
          </table:table-cell>
          <table:table-cell office:value-type="percentage" office:value="0.5828" calcext:value-type="percentage">
            <text:p>58.28%</text:p>
          </table:table-cell>
          <table:table-cell table:number-columns-repeated="2"/>
          <table:table-cell office:value-type="percentage" office:value="0.05048" calcext:value-type="percentage">
            <text:p>5.05%</text:p>
          </table:table-cell>
          <table:table-cell office:value-type="percentage" office:value="0.04931" calcext:value-type="percentage">
            <text:p>4.93%</text:p>
          </table:table-cell>
          <table:table-cell office:value-type="percentage" office:value="0.05166" calcext:value-type="percentage">
            <text:p>5.17%</text:p>
          </table:table-cell>
          <table:table-cell table:number-columns-repeated="2"/>
          <table:table-cell office:value-type="percentage" office:value="0.13414" calcext:value-type="percentage">
            <text:p>13.41%</text:p>
          </table:table-cell>
          <table:table-cell office:value-type="percentage" office:value="0.1614" calcext:value-type="percentage">
            <text:p>16.14%</text:p>
          </table:table-cell>
          <table:table-cell office:value-type="percentage" office:value="0.10859" calcext:value-type="percentage">
            <text:p>10.86%</text:p>
          </table:table-cell>
          <table:table-cell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percentage" office:value="0.5069" calcext:value-type="percentage">
            <text:p>50.69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50694" calcext:value-type="percentage">
            <text:p>50.69%</text:p>
          </table:table-cell>
          <table:table-cell table:number-columns-repeated="3"/>
          <table:table-cell office:value-type="percentage" office:value="0.68747" calcext:value-type="percentage">
            <text:p>68.75%</text:p>
          </table:table-cell>
          <table:table-cell office:value-type="percentage" office:value="0.69113" calcext:value-type="percentage">
            <text:p>69.11%</text:p>
          </table:table-cell>
          <table:table-cell office:value-type="percentage" office:value="0.6895" calcext:value-type="percentage">
            <text:p>68.95%</text:p>
          </table:table-cell>
          <table:table-cell table:number-columns-repeated="2"/>
          <table:table-cell office:value-type="percentage" office:value="0.06436" calcext:value-type="percentage">
            <text:p>6.44%</text:p>
          </table:table-cell>
          <table:table-cell office:value-type="percentage" office:value="0.0606" calcext:value-type="percentage">
            <text:p>6.06%</text:p>
          </table:table-cell>
          <table:table-cell office:value-type="percentage" office:value="0.06138" calcext:value-type="percentage">
            <text:p>6.14%</text:p>
          </table:table-cell>
          <table:table-cell table:number-columns-repeated="2"/>
          <table:table-cell office:value-type="percentage" office:value="0.01052" calcext:value-type="percentage">
            <text:p>1.05%</text:p>
          </table:table-cell>
          <table:table-cell office:value-type="percentage" office:value="0.01154" calcext:value-type="percentage">
            <text:p>1.15%</text:p>
          </table:table-cell>
          <table:table-cell office:value-type="percentage" office:value="0.01054" calcext:value-type="percentage">
            <text:p>1.05%</text:p>
          </table:table-cell>
          <table:table-cell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office:value-type="percentage" office:value="0.5232" calcext:value-type="percentage">
            <text:p>52.32%</text:p>
          </table:table-cell>
          <table:table-cell office:value-type="percentage" office:value="0.52716" calcext:value-type="percentage">
            <text:p>52.72%</text:p>
          </table:table-cell>
          <table:table-cell office:value-type="percentage" office:value="0.52319" calcext:value-type="percentage">
            <text:p>52.32%</text:p>
          </table:table-cell>
          <table:table-cell table:number-columns-repeated="3"/>
          <table:table-cell office:value-type="percentage" office:value="0.50836" calcext:value-type="percentage">
            <text:p>50.84%</text:p>
          </table:table-cell>
          <table:table-cell office:value-type="percentage" office:value="0.52365" calcext:value-type="percentage">
            <text:p>52.37%</text:p>
          </table:table-cell>
          <table:table-cell office:value-type="percentage" office:value="0.52304" calcext:value-type="percentage">
            <text:p>52.30%</text:p>
          </table:table-cell>
          <table:table-cell table:number-columns-repeated="2"/>
          <table:table-cell office:value-type="percentage" office:value="0.06825" calcext:value-type="percentage">
            <text:p>6.83%</text:p>
          </table:table-cell>
          <table:table-cell office:value-type="percentage" office:value="0.0627" calcext:value-type="percentage">
            <text:p>6.27%</text:p>
          </table:table-cell>
          <table:table-cell office:value-type="percentage" office:value="0.06408" calcext:value-type="percentage">
            <text:p>6.41%</text:p>
          </table:table-cell>
          <table:table-cell table:number-columns-repeated="2"/>
          <table:table-cell office:value-type="percentage" office:value="0.01189" calcext:value-type="percentage">
            <text:p>1.19%</text:p>
          </table:table-cell>
          <table:table-cell office:value-type="percentage" office:value="0.02599" calcext:value-type="percentage">
            <text:p>2.60%</text:p>
          </table:table-cell>
          <table:table-cell office:value-type="percentage" office:value="0.01191" calcext:value-type="percentage">
            <text:p>1.19%</text:p>
          </table:table-cell>
          <table:table-cell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percentage" office:value="0.51386" calcext:value-type="percentage">
            <text:p>51.39%</text:p>
          </table:table-cell>
          <table:table-cell office:value-type="percentage" office:value="0.51421" calcext:value-type="percentage">
            <text:p>51.42%</text:p>
          </table:table-cell>
          <table:table-cell office:value-type="percentage" office:value="0.51384" calcext:value-type="percentage">
            <text:p>51.38%</text:p>
          </table:table-cell>
          <table:table-cell table:number-columns-repeated="3"/>
          <table:table-cell office:value-type="percentage" office:value="0.65067" calcext:value-type="percentage">
            <text:p>65.07%</text:p>
          </table:table-cell>
          <table:table-cell office:value-type="percentage" office:value="0.65701" calcext:value-type="percentage">
            <text:p>65.70%</text:p>
          </table:table-cell>
          <table:table-cell office:value-type="percentage" office:value="0.65404" calcext:value-type="percentage">
            <text:p>65.40%</text:p>
          </table:table-cell>
          <table:table-cell table:number-columns-repeated="2"/>
          <table:table-cell office:value-type="percentage" office:value="0.07472" calcext:value-type="percentage">
            <text:p>7.47%</text:p>
          </table:table-cell>
          <table:table-cell office:value-type="percentage" office:value="0.0697" calcext:value-type="percentage">
            <text:p>6.97%</text:p>
          </table:table-cell>
          <table:table-cell office:value-type="percentage" office:value="0.06979" calcext:value-type="percentage">
            <text:p>6.98%</text:p>
          </table:table-cell>
          <table:table-cell table:number-columns-repeated="2"/>
          <table:table-cell office:value-type="percentage" office:value="0.02164" calcext:value-type="percentage">
            <text:p>2.16%</text:p>
          </table:table-cell>
          <table:table-cell office:value-type="percentage" office:value="0.02337" calcext:value-type="percentage">
            <text:p>2.34%</text:p>
          </table:table-cell>
          <table:table-cell office:value-type="percentage" office:value="0.02049" calcext:value-type="percentage">
            <text:p>2.05%</text:p>
          </table:table-cell>
          <table:table-cell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office:value-type="percentage" office:value="0.53162" calcext:value-type="percentage">
            <text:p>53.16%</text:p>
          </table:table-cell>
          <table:table-cell office:value-type="percentage" office:value="0.53305" calcext:value-type="percentage">
            <text:p>53.31%</text:p>
          </table:table-cell>
          <table:table-cell office:value-type="percentage" office:value="0.53837" calcext:value-type="percentage">
            <text:p>53.84%</text:p>
          </table:table-cell>
          <table:table-cell table:number-columns-repeated="3"/>
          <table:table-cell office:value-type="percentage" office:value="0.5605" calcext:value-type="percentage">
            <text:p>56.05%</text:p>
          </table:table-cell>
          <table:table-cell office:value-type="percentage" office:value="0.56787" calcext:value-type="percentage">
            <text:p>56.79%</text:p>
          </table:table-cell>
          <table:table-cell office:value-type="percentage" office:value="0.6101" calcext:value-type="percentage">
            <text:p>61.01%</text:p>
          </table:table-cell>
          <table:table-cell table:number-columns-repeated="2"/>
          <table:table-cell office:value-type="percentage" office:value="0.07488" calcext:value-type="percentage">
            <text:p>7.49%</text:p>
          </table:table-cell>
          <table:table-cell office:value-type="percentage" office:value="0.07178" calcext:value-type="percentage">
            <text:p>7.18%</text:p>
          </table:table-cell>
          <table:table-cell office:value-type="percentage" office:value="0.07311" calcext:value-type="percentage">
            <text:p>7.31%</text:p>
          </table:table-cell>
          <table:table-cell table:number-columns-repeated="2"/>
          <table:table-cell office:value-type="percentage" office:value="0.06278" calcext:value-type="percentage">
            <text:p>6.28%</text:p>
          </table:table-cell>
          <table:table-cell office:value-type="percentage" office:value="0.06743" calcext:value-type="percentage">
            <text:p>6.74%</text:p>
          </table:table-cell>
          <table:table-cell office:value-type="percentage" office:value="0.10093" calcext:value-type="percentage">
            <text:p>10.09%</text:p>
          </table:table-cell>
          <table:table-cell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percentage" office:value="0.50508" calcext:value-type="percentage">
            <text:p>50.51%</text:p>
          </table:table-cell>
          <table:table-cell office:value-type="percentage" office:value="0.50537" calcext:value-type="percentage">
            <text:p>50.54%</text:p>
          </table:table-cell>
          <table:table-cell office:value-type="percentage" office:value="0.50478" calcext:value-type="percentage">
            <text:p>50.48%</text:p>
          </table:table-cell>
          <table:table-cell table:number-columns-repeated="3"/>
          <table:table-cell office:value-type="percentage" office:value="0.72458" calcext:value-type="percentage">
            <text:p>72.46%</text:p>
          </table:table-cell>
          <table:table-cell office:value-type="percentage" office:value="0.73114" calcext:value-type="percentage">
            <text:p>73.11%</text:p>
          </table:table-cell>
          <table:table-cell office:value-type="percentage" office:value="0.72475" calcext:value-type="percentage">
            <text:p>72.48%</text:p>
          </table:table-cell>
          <table:table-cell table:number-columns-repeated="2"/>
          <table:table-cell office:value-type="percentage" office:value="0.08571" calcext:value-type="percentage">
            <text:p>8.57%</text:p>
          </table:table-cell>
          <table:table-cell office:value-type="percentage" office:value="0.08323" calcext:value-type="percentage">
            <text:p>8.32%</text:p>
          </table:table-cell>
          <table:table-cell office:value-type="percentage" office:value="0.08376" calcext:value-type="percentage">
            <text:p>8.38%</text:p>
          </table:table-cell>
          <table:table-cell table:number-columns-repeated="2"/>
          <table:table-cell office:value-type="percentage" office:value="0.02502" calcext:value-type="percentage">
            <text:p>2.50%</text:p>
          </table:table-cell>
          <table:table-cell office:value-type="percentage" office:value="0.0253" calcext:value-type="percentage">
            <text:p>2.53%</text:p>
          </table:table-cell>
          <table:table-cell office:value-type="percentage" office:value="0.01103" calcext:value-type="percentage">
            <text:p>1.10%</text:p>
          </table:table-cell>
          <table:table-cell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/>
          <table:table-cell office:value-type="percentage" office:value="0.53006" calcext:value-type="percentage">
            <text:p>53.01%</text:p>
          </table:table-cell>
          <table:table-cell office:value-type="percentage" office:value="0.53099" calcext:value-type="percentage">
            <text:p>53.10%</text:p>
          </table:table-cell>
          <table:table-cell office:value-type="percentage" office:value="0.52912" calcext:value-type="percentage">
            <text:p>52.91%</text:p>
          </table:table-cell>
          <table:table-cell table:number-columns-repeated="3"/>
          <table:table-cell office:value-type="percentage" office:value="0.56452" calcext:value-type="percentage">
            <text:p>56.45%</text:p>
          </table:table-cell>
          <table:table-cell office:value-type="percentage" office:value="0.56502" calcext:value-type="percentage">
            <text:p>56.50%</text:p>
          </table:table-cell>
          <table:table-cell office:value-type="percentage" office:value="0.55923" calcext:value-type="percentage">
            <text:p>55.92%</text:p>
          </table:table-cell>
          <table:table-cell table:number-columns-repeated="2"/>
          <table:table-cell office:value-type="percentage" office:value="0.07611" calcext:value-type="percentage">
            <text:p>7.61%</text:p>
          </table:table-cell>
          <table:table-cell office:value-type="percentage" office:value="0.07582" calcext:value-type="percentage">
            <text:p>7.58%</text:p>
          </table:table-cell>
          <table:table-cell office:value-type="percentage" office:value="0.07612" calcext:value-type="percentage">
            <text:p>7.61%</text:p>
          </table:table-cell>
          <table:table-cell table:number-columns-repeated="2"/>
          <table:table-cell office:value-type="percentage" office:value="0.03893" calcext:value-type="percentage">
            <text:p>3.89%</text:p>
          </table:table-cell>
          <table:table-cell office:value-type="percentage" office:value="0.04493" calcext:value-type="percentage">
            <text:p>4.49%</text:p>
          </table:table-cell>
          <table:table-cell office:value-type="percentage" office:value="0.03933" calcext:value-type="percentage">
            <text:p>3.93%</text:p>
          </table:table-cell>
          <table:table-cell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percentage" office:value="0.51352" calcext:value-type="percentage">
            <text:p>51.35%</text:p>
          </table:table-cell>
          <table:table-cell office:value-type="percentage" office:value="0.51407" calcext:value-type="percentage">
            <text:p>51.41%</text:p>
          </table:table-cell>
          <table:table-cell office:value-type="percentage" office:value="0.51298" calcext:value-type="percentage">
            <text:p>51.30%</text:p>
          </table:table-cell>
          <table:table-cell table:number-columns-repeated="3"/>
          <table:table-cell office:value-type="percentage" office:value="0.65907" calcext:value-type="percentage">
            <text:p>65.91%</text:p>
          </table:table-cell>
          <table:table-cell office:value-type="percentage" office:value="0.65937" calcext:value-type="percentage">
            <text:p>65.94%</text:p>
          </table:table-cell>
          <table:table-cell office:value-type="percentage" office:value="0.65639" calcext:value-type="percentage">
            <text:p>65.64%</text:p>
          </table:table-cell>
          <table:table-cell table:number-columns-repeated="2"/>
          <table:table-cell office:value-type="percentage" office:value="0.07679" calcext:value-type="percentage">
            <text:p>7.68%</text:p>
          </table:table-cell>
          <table:table-cell office:value-type="percentage" office:value="0.07689" calcext:value-type="percentage">
            <text:p>7.69%</text:p>
          </table:table-cell>
          <table:table-cell office:value-type="percentage" office:value="0.07631" calcext:value-type="percentage">
            <text:p>7.63%</text:p>
          </table:table-cell>
          <table:table-cell table:number-columns-repeated="2"/>
          <table:table-cell office:value-type="percentage" office:value="0.01546" calcext:value-type="percentage">
            <text:p>1.55%</text:p>
          </table:table-cell>
          <table:table-cell office:value-type="percentage" office:value="0.01984" calcext:value-type="percentage">
            <text:p>1.98%</text:p>
          </table:table-cell>
          <table:table-cell office:value-type="percentage" office:value="0.01152" calcext:value-type="percentage">
            <text:p>1.15%</text:p>
          </table:table-cell>
          <table:table-cell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/>
          <table:table-cell office:value-type="percentage" office:value="0.72541" calcext:value-type="percentage">
            <text:p>72.54%</text:p>
          </table:table-cell>
          <table:table-cell office:value-type="percentage" office:value="0.72571" calcext:value-type="percentage">
            <text:p>72.57%</text:p>
          </table:table-cell>
          <table:table-cell office:value-type="percentage" office:value="0.72546" calcext:value-type="percentage">
            <text:p>72.55%</text:p>
          </table:table-cell>
          <table:table-cell table:number-columns-repeated="3"/>
          <table:table-cell office:value-type="percentage" office:value="0.98415" calcext:value-type="percentage">
            <text:p>98.42%</text:p>
          </table:table-cell>
          <table:table-cell office:value-type="percentage" office:value="0.98228" calcext:value-type="percentage">
            <text:p>98.23%</text:p>
          </table:table-cell>
          <table:table-cell office:value-type="percentage" office:value="0.98244" calcext:value-type="percentage">
            <text:p>98.24%</text:p>
          </table:table-cell>
          <table:table-cell table:number-columns-repeated="2"/>
          <table:table-cell office:value-type="percentage" office:value="0.0875" calcext:value-type="percentage">
            <text:p>8.75%</text:p>
          </table:table-cell>
          <table:table-cell office:value-type="percentage" office:value="0.08812" calcext:value-type="percentage">
            <text:p>8.81%</text:p>
          </table:table-cell>
          <table:table-cell office:value-type="percentage" office:value="0.08703" calcext:value-type="percentage">
            <text:p>8.70%</text:p>
          </table:table-cell>
          <table:table-cell table:number-columns-repeated="2"/>
          <table:table-cell office:value-type="percentage" office:value="0.33972" calcext:value-type="percentage">
            <text:p>33.97%</text:p>
          </table:table-cell>
          <table:table-cell office:value-type="percentage" office:value="0.34132" calcext:value-type="percentage">
            <text:p>34.13%</text:p>
          </table:table-cell>
          <table:table-cell office:value-type="percentage" office:value="0.33788" calcext:value-type="percentage">
            <text:p>33.79%</text:p>
          </table:table-cell>
          <table:table-cell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percentage" office:value="0.51991" calcext:value-type="percentage">
            <text:p>51.99%</text:p>
          </table:table-cell>
          <table:table-cell office:value-type="percentage" office:value="0.5173" calcext:value-type="percentage">
            <text:p>51.73%</text:p>
          </table:table-cell>
          <table:table-cell office:value-type="percentage" office:value="0.51785" calcext:value-type="percentage">
            <text:p>51.79%</text:p>
          </table:table-cell>
          <table:table-cell table:number-columns-repeated="3"/>
          <table:table-cell office:value-type="percentage" office:value="0.74643" calcext:value-type="percentage">
            <text:p>74.64%</text:p>
          </table:table-cell>
          <table:table-cell office:value-type="percentage" office:value="0.74619" calcext:value-type="percentage">
            <text:p>74.62%</text:p>
          </table:table-cell>
          <table:table-cell office:value-type="percentage" office:value="0.75577" calcext:value-type="percentage">
            <text:p>75.58%</text:p>
          </table:table-cell>
          <table:table-cell table:number-columns-repeated="2"/>
          <table:table-cell office:value-type="percentage" office:value="0.08247" calcext:value-type="percentage">
            <text:p>8.25%</text:p>
          </table:table-cell>
          <table:table-cell office:value-type="percentage" office:value="0.08315" calcext:value-type="percentage">
            <text:p>8.32%</text:p>
          </table:table-cell>
          <table:table-cell office:value-type="percentage" office:value="0.083" calcext:value-type="percentage">
            <text:p>8.30%</text:p>
          </table:table-cell>
          <table:table-cell table:number-columns-repeated="2"/>
          <table:table-cell office:value-type="percentage" office:value="0.09907" calcext:value-type="percentage">
            <text:p>9.91%</text:p>
          </table:table-cell>
          <table:table-cell office:value-type="percentage" office:value="0.0942" calcext:value-type="percentage">
            <text:p>9.42%</text:p>
          </table:table-cell>
          <table:table-cell office:value-type="percentage" office:value="0.10224" calcext:value-type="percentage">
            <text:p>10.22%</text:p>
          </table:table-cell>
          <table:table-cell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  <table:table-cell office:value-type="percentage" office:value="0.58281" calcext:value-type="percentage">
            <text:p>58.28%</text:p>
          </table:table-cell>
          <table:table-cell office:value-type="percentage" office:value="0.58563" calcext:value-type="percentage">
            <text:p>58.56%</text:p>
          </table:table-cell>
          <table:table-cell office:value-type="percentage" office:value="0.5553" calcext:value-type="percentage">
            <text:p>55.53%</text:p>
          </table:table-cell>
          <table:table-cell table:number-columns-repeated="3"/>
          <table:table-cell office:value-type="percentage" office:value="0.74238" calcext:value-type="percentage">
            <text:p>74.24%</text:p>
          </table:table-cell>
          <table:table-cell office:value-type="percentage" office:value="0.74342" calcext:value-type="percentage">
            <text:p>74.34%</text:p>
          </table:table-cell>
          <table:table-cell office:value-type="percentage" office:value="0.65954" calcext:value-type="percentage">
            <text:p>65.95%</text:p>
          </table:table-cell>
          <table:table-cell table:number-columns-repeated="2"/>
          <table:table-cell office:value-type="percentage" office:value="0.08153" calcext:value-type="percentage">
            <text:p>8.15%</text:p>
          </table:table-cell>
          <table:table-cell office:value-type="percentage" office:value="0.08172" calcext:value-type="percentage">
            <text:p>8.17%</text:p>
          </table:table-cell>
          <table:table-cell office:value-type="percentage" office:value="0.08" calcext:value-type="percentage">
            <text:p>8.00%</text:p>
          </table:table-cell>
          <table:table-cell table:number-columns-repeated="2"/>
          <table:table-cell office:value-type="percentage" office:value="0.13995" calcext:value-type="percentage">
            <text:p>14.00%</text:p>
          </table:table-cell>
          <table:table-cell office:value-type="percentage" office:value="0.1453" calcext:value-type="percentage">
            <text:p>14.53%</text:p>
          </table:table-cell>
          <table:table-cell office:value-type="percentage" office:value="0.10537" calcext:value-type="percentage">
            <text:p>10.54%</text:p>
          </table:table-cell>
          <table:table-cell/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percentage" office:value="0.61437" calcext:value-type="percentage">
            <text:p>61.44%</text:p>
          </table:table-cell>
          <table:table-cell office:value-type="percentage" office:value="0.58152" calcext:value-type="percentage">
            <text:p>58.15%</text:p>
          </table:table-cell>
          <table:table-cell office:value-type="percentage" office:value="0.61699" calcext:value-type="percentage">
            <text:p>61.70%</text:p>
          </table:table-cell>
          <table:table-cell table:number-columns-repeated="3"/>
          <table:table-cell office:value-type="percentage" office:value="0.93697" calcext:value-type="percentage">
            <text:p>93.70%</text:p>
          </table:table-cell>
          <table:table-cell office:value-type="percentage" office:value="0.86256" calcext:value-type="percentage">
            <text:p>86.26%</text:p>
          </table:table-cell>
          <table:table-cell office:value-type="percentage" office:value="0.94929" calcext:value-type="percentage">
            <text:p>94.93%</text:p>
          </table:table-cell>
          <table:table-cell table:number-columns-repeated="2"/>
          <table:table-cell office:value-type="percentage" office:value="0.0852" calcext:value-type="percentage">
            <text:p>8.52%</text:p>
          </table:table-cell>
          <table:table-cell office:value-type="percentage" office:value="0.08353" calcext:value-type="percentage">
            <text:p>8.35%</text:p>
          </table:table-cell>
          <table:table-cell office:value-type="percentage" office:value="0.08565" calcext:value-type="percentage">
            <text:p>8.57%</text:p>
          </table:table-cell>
          <table:table-cell table:number-columns-repeated="2"/>
          <table:table-cell office:value-type="percentage" office:value="0.1697" calcext:value-type="percentage">
            <text:p>16.97%</text:p>
          </table:table-cell>
          <table:table-cell office:value-type="percentage" office:value="0.15077" calcext:value-type="percentage">
            <text:p>15.08%</text:p>
          </table:table-cell>
          <table:table-cell office:value-type="percentage" office:value="0.17683" calcext:value-type="percentage">
            <text:p>17.68%</text:p>
          </table:table-cell>
          <table:table-cell/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percentage" office:value="0.6602" calcext:value-type="percentage">
            <text:p>66.02%</text:p>
          </table:table-cell>
          <table:table-cell office:value-type="percentage" office:value="0.6499" calcext:value-type="percentage">
            <text:p>64.99%</text:p>
          </table:table-cell>
          <table:table-cell office:value-type="percentage" office:value="0.65548" calcext:value-type="percentage">
            <text:p>65.55%</text:p>
          </table:table-cell>
          <table:table-cell table:number-columns-repeated="3"/>
          <table:table-cell office:value-type="percentage" office:value="0.91487" calcext:value-type="percentage">
            <text:p>91.49%</text:p>
          </table:table-cell>
          <table:table-cell office:value-type="percentage" office:value="0.89419" calcext:value-type="percentage">
            <text:p>89.42%</text:p>
          </table:table-cell>
          <table:table-cell office:value-type="percentage" office:value="0.90104" calcext:value-type="percentage">
            <text:p>90.10%</text:p>
          </table:table-cell>
          <table:table-cell table:number-columns-repeated="2"/>
          <table:table-cell office:value-type="percentage" office:value="0.08524" calcext:value-type="percentage">
            <text:p>8.52%</text:p>
          </table:table-cell>
          <table:table-cell office:value-type="percentage" office:value="0.08451" calcext:value-type="percentage">
            <text:p>8.45%</text:p>
          </table:table-cell>
          <table:table-cell office:value-type="percentage" office:value="0.08471" calcext:value-type="percentage">
            <text:p>8.47%</text:p>
          </table:table-cell>
          <table:table-cell table:number-columns-repeated="2"/>
          <table:table-cell office:value-type="percentage" office:value="0.20837" calcext:value-type="percentage">
            <text:p>20.84%</text:p>
          </table:table-cell>
          <table:table-cell office:value-type="percentage" office:value="0.19211" calcext:value-type="percentage">
            <text:p>19.21%</text:p>
          </table:table-cell>
          <table:table-cell office:value-type="percentage" office:value="0.20368" calcext:value-type="percentage">
            <text:p>20.37%</text:p>
          </table:table-cell>
          <table:table-cell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percentage" office:value="0.68813" calcext:value-type="percentage">
            <text:p>68.81%</text:p>
          </table:table-cell>
          <table:table-cell office:value-type="percentage" office:value="0.68147" calcext:value-type="percentage">
            <text:p>68.15%</text:p>
          </table:table-cell>
          <table:table-cell office:value-type="percentage" office:value="0.67051" calcext:value-type="percentage">
            <text:p>67.05%</text:p>
          </table:table-cell>
          <table:table-cell table:number-columns-repeated="3"/>
          <table:table-cell office:value-type="percentage" office:value="0.91086" calcext:value-type="percentage">
            <text:p>91.09%</text:p>
          </table:table-cell>
          <table:table-cell office:value-type="percentage" office:value="0.8961" calcext:value-type="percentage">
            <text:p>89.61%</text:p>
          </table:table-cell>
          <table:table-cell office:value-type="percentage" office:value="0.88343" calcext:value-type="percentage">
            <text:p>88.34%</text:p>
          </table:table-cell>
          <table:table-cell table:number-columns-repeated="2"/>
          <table:table-cell office:value-type="percentage" office:value="0.24279" calcext:value-type="percentage">
            <text:p>24.28%</text:p>
          </table:table-cell>
          <table:table-cell office:value-type="percentage" office:value="0.25222" calcext:value-type="percentage">
            <text:p>25.22%</text:p>
          </table:table-cell>
          <table:table-cell office:value-type="percentage" office:value="0.24523" calcext:value-type="percentage">
            <text:p>24.52%</text:p>
          </table:table-cell>
          <table:table-cell table:number-columns-repeated="2"/>
          <table:table-cell office:value-type="percentage" office:value="0.28784" calcext:value-type="percentage">
            <text:p>28.78%</text:p>
          </table:table-cell>
          <table:table-cell office:value-type="percentage" office:value="0.28853" calcext:value-type="percentage">
            <text:p>28.85%</text:p>
          </table:table-cell>
          <table:table-cell office:value-type="percentage" office:value="0.2603" calcext:value-type="percentage">
            <text:p>26.03%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percentage" office:value="0.0036" calcext:value-type="percentage">
            <text:p>0.36%</text:p>
          </table:table-cell>
          <table:table-cell office:value-type="percentage" office:value="0.00364" calcext:value-type="percentage">
            <text:p>0.36%</text:p>
          </table:table-cell>
          <table:table-cell office:value-type="percentage" office:value="0.00365" calcext:value-type="percentage">
            <text:p>0.37%</text:p>
          </table:table-cell>
          <table:table-cell table:number-columns-repeated="3"/>
          <table:table-cell office:value-type="percentage" office:value="0.00708" calcext:value-type="percentage">
            <text:p>0.71%</text:p>
          </table:table-cell>
          <table:table-cell office:value-type="percentage" office:value="0.00684" calcext:value-type="percentage">
            <text:p>0.68%</text:p>
          </table:table-cell>
          <table:table-cell office:value-type="percentage" office:value="0.00728" calcext:value-type="percentage">
            <text:p>0.73%</text:p>
          </table:table-cell>
          <table:table-cell table:number-columns-repeated="2"/>
          <table:table-cell office:value-type="percentage" office:value="0.00114" calcext:value-type="percentage">
            <text:p>0.11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.00073" calcext:value-type="percentage">
            <text:p>0.07%</text:p>
          </table:table-cell>
          <table:table-cell table:number-columns-repeated="2"/>
          <table:table-cell office:value-type="percentage" office:value="0.00046" calcext:value-type="percentage">
            <text:p>0.05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41" calcext:value-type="percentage">
            <text:p>0.04%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percentage" office:value="0.02287" calcext:value-type="percentage">
            <text:p>2.29%</text:p>
          </table:table-cell>
          <table:table-cell office:value-type="percentage" office:value="0.02067" calcext:value-type="percentage">
            <text:p>2.07%</text:p>
          </table:table-cell>
          <table:table-cell office:value-type="percentage" office:value="0.02485" calcext:value-type="percentage">
            <text:p>2.49%</text:p>
          </table:table-cell>
          <table:table-cell table:number-columns-repeated="3"/>
          <table:table-cell office:value-type="percentage" office:value="0.00441" calcext:value-type="percentage">
            <text:p>0.44%</text:p>
          </table:table-cell>
          <table:table-cell office:value-type="percentage" office:value="0.01532" calcext:value-type="percentage">
            <text:p>1.53%</text:p>
          </table:table-cell>
          <table:table-cell office:value-type="percentage" office:value="0.00476" calcext:value-type="percentage">
            <text:p>0.48%</text:p>
          </table:table-cell>
          <table:table-cell table:number-columns-repeated="2"/>
          <table:table-cell office:value-type="percentage" office:value="0.0000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4" calcext:value-type="percentage">
            <text:p>0.00%</text:p>
          </table:table-cell>
          <table:table-cell table:number-columns-repeated="2"/>
          <table:table-cell office:value-type="percentage" office:value="0.00009" calcext:value-type="percentage">
            <text:p>0.01%</text:p>
          </table:table-cell>
          <table:table-cell office:value-type="percentage" office:value="0.00007" calcext:value-type="percentage">
            <text:p>0.01%</text:p>
          </table:table-cell>
          <table:table-cell office:value-type="percentage" office:value="0.00009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percentage" office:value="0.0206" calcext:value-type="percentage">
            <text:p>2.06%</text:p>
          </table:table-cell>
          <table:table-cell office:value-type="percentage" office:value="0.02044" calcext:value-type="percentage">
            <text:p>2.04%</text:p>
          </table:table-cell>
          <table:table-cell office:value-type="percentage" office:value="0.0192" calcext:value-type="percentage">
            <text:p>1.92%</text:p>
          </table:table-cell>
          <table:table-cell table:number-columns-repeated="3"/>
          <table:table-cell office:value-type="percentage" office:value="0.00282" calcext:value-type="percentage">
            <text:p>0.28%</text:p>
          </table:table-cell>
          <table:table-cell office:value-type="percentage" office:value="0.00211" calcext:value-type="percentage">
            <text:p>0.21%</text:p>
          </table:table-cell>
          <table:table-cell office:value-type="percentage" office:value="0.00205" calcext:value-type="percentage">
            <text:p>0.21%</text:p>
          </table:table-cell>
          <table:table-cell table:number-columns-repeated="2"/>
          <table:table-cell table:number-columns-repeated="2" office:value-type="percentage" office:value="0.00001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percentage" office:value="0.123" calcext:value-type="percentage">
            <text:p>12.30%</text:p>
          </table:table-cell>
          <table:table-cell office:value-type="percentage" office:value="0.1297" calcext:value-type="percentage">
            <text:p>12.97%</text:p>
          </table:table-cell>
          <table:table-cell office:value-type="percentage" office:value="0.13405" calcext:value-type="percentage">
            <text:p>13.41%</text:p>
          </table:table-cell>
          <table:table-cell table:number-columns-repeated="3"/>
          <table:table-cell office:value-type="percentage" office:value="0.10459" calcext:value-type="percentage">
            <text:p>10.46%</text:p>
          </table:table-cell>
          <table:table-cell office:value-type="percentage" office:value="0.09673" calcext:value-type="percentage">
            <text:p>9.67%</text:p>
          </table:table-cell>
          <table:table-cell office:value-type="percentage" office:value="0.00586" calcext:value-type="percentage">
            <text:p>0.59%</text:p>
          </table:table-cell>
          <table:table-cell table:number-columns-repeated="2"/>
          <table:table-cell office:value-type="percentage" office:value="0.00009" calcext:value-type="percentage">
            <text:p>0.01%</text:p>
          </table:table-cell>
          <table:table-cell office:value-type="percentage" office:value="0.00001" calcext:value-type="percentage">
            <text:p>0.00%</text:p>
          </table:table-cell>
          <table:table-cell office:value-type="percentage" office:value="0.00003" calcext:value-type="percentage">
            <text:p>0.00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percentage" office:value="0.13805" calcext:value-type="percentage">
            <text:p>13.81%</text:p>
          </table:table-cell>
          <table:table-cell office:value-type="percentage" office:value="0.1364" calcext:value-type="percentage">
            <text:p>13.64%</text:p>
          </table:table-cell>
          <table:table-cell office:value-type="percentage" office:value="0.13876" calcext:value-type="percentage">
            <text:p>13.88%</text:p>
          </table:table-cell>
          <table:table-cell table:number-columns-repeated="3"/>
          <table:table-cell office:value-type="percentage" office:value="0.05117" calcext:value-type="percentage">
            <text:p>5.12%</text:p>
          </table:table-cell>
          <table:table-cell office:value-type="percentage" office:value="0.03533" calcext:value-type="percentage">
            <text:p>3.53%</text:p>
          </table:table-cell>
          <table:table-cell office:value-type="percentage" office:value="0.02791" calcext:value-type="percentage">
            <text:p>2.79%</text:p>
          </table:table-cell>
          <table:table-cell table:number-columns-repeated="2"/>
          <table:table-cell office:value-type="percentage" office:value="0.00018" calcext:value-type="percentage">
            <text:p>0.02%</text:p>
          </table:table-cell>
          <table:table-cell office:value-type="percentage" office:value="0.00001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percentage" office:value="0.12681" calcext:value-type="percentage">
            <text:p>12.68%</text:p>
          </table:table-cell>
          <table:table-cell office:value-type="percentage" office:value="0.12669" calcext:value-type="percentage">
            <text:p>12.67%</text:p>
          </table:table-cell>
          <table:table-cell office:value-type="percentage" office:value="0.12687" calcext:value-type="percentage">
            <text:p>12.69%</text:p>
          </table:table-cell>
          <table:table-cell table:number-columns-repeated="3"/>
          <table:table-cell office:value-type="percentage" office:value="0.04411" calcext:value-type="percentage">
            <text:p>4.41%</text:p>
          </table:table-cell>
          <table:table-cell office:value-type="percentage" office:value="0.04889" calcext:value-type="percentage">
            <text:p>4.89%</text:p>
          </table:table-cell>
          <table:table-cell office:value-type="percentage" office:value="0.05053" calcext:value-type="percentage">
            <text:p>5.05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office:value-type="percentage" office:value="0.11478" calcext:value-type="percentage">
            <text:p>11.48%</text:p>
          </table:table-cell>
          <table:table-cell office:value-type="percentage" office:value="0.11533" calcext:value-type="percentage">
            <text:p>11.53%</text:p>
          </table:table-cell>
          <table:table-cell office:value-type="percentage" office:value="0.11507" calcext:value-type="percentage">
            <text:p>11.51%</text:p>
          </table:table-cell>
          <table:table-cell table:number-columns-repeated="3"/>
          <table:table-cell office:value-type="percentage" office:value="0.03842" calcext:value-type="percentage">
            <text:p>3.84%</text:p>
          </table:table-cell>
          <table:table-cell office:value-type="percentage" office:value="0.04782" calcext:value-type="percentage">
            <text:p>4.78%</text:p>
          </table:table-cell>
          <table:table-cell office:value-type="percentage" office:value="0.04117" calcext:value-type="percentage">
            <text:p>4.12%</text:p>
          </table:table-cell>
          <table:table-cell table:number-columns-repeated="2"/>
          <table:table-cell office:value-type="percentage" office:value="0.00001" calcext:value-type="percentage">
            <text:p>0.00%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55" calcext:value-type="percentage">
            <text:p>0.06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percentage" office:value="0.12273" calcext:value-type="percentage">
            <text:p>12.27%</text:p>
          </table:table-cell>
          <table:table-cell office:value-type="percentage" office:value="0.11916" calcext:value-type="percentage">
            <text:p>11.92%</text:p>
          </table:table-cell>
          <table:table-cell office:value-type="percentage" office:value="0.12526" calcext:value-type="percentage">
            <text:p>12.53%</text:p>
          </table:table-cell>
          <table:table-cell table:number-columns-repeated="3"/>
          <table:table-cell office:value-type="percentage" office:value="0.32713" calcext:value-type="percentage">
            <text:p>32.71%</text:p>
          </table:table-cell>
          <table:table-cell office:value-type="percentage" office:value="0.31019" calcext:value-type="percentage">
            <text:p>31.02%</text:p>
          </table:table-cell>
          <table:table-cell office:value-type="percentage" office:value="0.33253" calcext:value-type="percentage">
            <text:p>33.25%</text:p>
          </table:table-cell>
          <table:table-cell table:number-columns-repeated="2"/>
          <table:table-cell office:value-type="percentage" office:value="0.00001" calcext:value-type="percentage">
            <text:p>0.00%</text:p>
          </table:table-cell>
          <table:table-cell office:value-type="percentage" office:value="0.00038" calcext:value-type="percentage">
            <text:p>0.04%</text:p>
          </table:table-cell>
          <table:table-cell office:value-type="percentage" office:value="0.00039" calcext:value-type="percentage">
            <text:p>0.04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percentage" office:value="0.11204" calcext:value-type="percentage">
            <text:p>11.20%</text:p>
          </table:table-cell>
          <table:table-cell office:value-type="percentage" office:value="0.11283" calcext:value-type="percentage">
            <text:p>11.28%</text:p>
          </table:table-cell>
          <table:table-cell office:value-type="percentage" office:value="0.11197" calcext:value-type="percentage">
            <text:p>11.20%</text:p>
          </table:table-cell>
          <table:table-cell table:number-columns-repeated="3"/>
          <table:table-cell office:value-type="percentage" office:value="0.03613" calcext:value-type="percentage">
            <text:p>3.61%</text:p>
          </table:table-cell>
          <table:table-cell office:value-type="percentage" office:value="0.04836" calcext:value-type="percentage">
            <text:p>4.84%</text:p>
          </table:table-cell>
          <table:table-cell office:value-type="percentage" office:value="0.04382" calcext:value-type="percentage">
            <text:p>4.38%</text:p>
          </table:table-cell>
          <table:table-cell table:number-columns-repeated="2"/>
          <table:table-cell office:value-type="percentage" office:value="0.00004" calcext:value-type="percentage">
            <text:p>0.00%</text:p>
          </table:table-cell>
          <table:table-cell office:value-type="percentage" office:value="0.00003" calcext:value-type="percentage">
            <text:p>0.00%</text:p>
          </table:table-cell>
          <table:table-cell office:value-type="percentage" office:value="0.00031" calcext:value-type="percentage">
            <text:p>0.03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percentage" office:value="0.11644" calcext:value-type="percentage">
            <text:p>11.64%</text:p>
          </table:table-cell>
          <table:table-cell office:value-type="percentage" office:value="0.11599" calcext:value-type="percentage">
            <text:p>11.60%</text:p>
          </table:table-cell>
          <table:table-cell office:value-type="percentage" office:value="0.1148" calcext:value-type="percentage">
            <text:p>11.48%</text:p>
          </table:table-cell>
          <table:table-cell table:number-columns-repeated="3"/>
          <table:table-cell office:value-type="percentage" office:value="0.08176" calcext:value-type="percentage">
            <text:p>8.18%</text:p>
          </table:table-cell>
          <table:table-cell office:value-type="percentage" office:value="0.08281" calcext:value-type="percentage">
            <text:p>8.28%</text:p>
          </table:table-cell>
          <table:table-cell office:value-type="percentage" office:value="0.07593" calcext:value-type="percentage">
            <text:p>7.59%</text:p>
          </table:table-cell>
          <table:table-cell table:number-columns-repeated="2"/>
          <table:table-cell office:value-type="percentage" office:value="0.00031" calcext:value-type="percentage">
            <text:p>0.03%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11" calcext:value-type="percentage">
            <text:p>0.01%</text:p>
          </table:table-cell>
          <table:table-cell table:number-columns-repeated="2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office:value-type="percentage" office:value="0.11242" calcext:value-type="percentage">
            <text:p>11.24%</text:p>
          </table:table-cell>
          <table:table-cell office:value-type="percentage" office:value="0.11212" calcext:value-type="percentage">
            <text:p>11.21%</text:p>
          </table:table-cell>
          <table:table-cell office:value-type="percentage" office:value="0.11327" calcext:value-type="percentage">
            <text:p>11.33%</text:p>
          </table:table-cell>
          <table:table-cell table:number-columns-repeated="3"/>
          <table:table-cell office:value-type="percentage" office:value="0.03549" calcext:value-type="percentage">
            <text:p>3.55%</text:p>
          </table:table-cell>
          <table:table-cell office:value-type="percentage" office:value="0.03394" calcext:value-type="percentage">
            <text:p>3.39%</text:p>
          </table:table-cell>
          <table:table-cell office:value-type="percentage" office:value="0.03984" calcext:value-type="percentage">
            <text:p>3.98%</text:p>
          </table:table-cell>
          <table:table-cell table:number-columns-repeated="2"/>
          <table:table-cell office:value-type="percentage" office:value="0.00004" calcext:value-type="percentage">
            <text:p>0.00%</text:p>
          </table:table-cell>
          <table:table-cell office:value-type="percentage" office:value="0.00032" calcext:value-type="percentage">
            <text:p>0.03%</text:p>
          </table:table-cell>
          <table:table-cell office:value-type="percentage" office:value="0.00043" calcext:value-type="percentage">
            <text:p>0.04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percentage" office:value="0.12763" calcext:value-type="percentage">
            <text:p>12.76%</text:p>
          </table:table-cell>
          <table:table-cell office:value-type="percentage" office:value="0.12813" calcext:value-type="percentage">
            <text:p>12.81%</text:p>
          </table:table-cell>
          <table:table-cell office:value-type="percentage" office:value="0.12772" calcext:value-type="percentage">
            <text:p>12.77%</text:p>
          </table:table-cell>
          <table:table-cell table:number-columns-repeated="3"/>
          <table:table-cell office:value-type="percentage" office:value="0.29918" calcext:value-type="percentage">
            <text:p>29.92%</text:p>
          </table:table-cell>
          <table:table-cell office:value-type="percentage" office:value="0.29298" calcext:value-type="percentage">
            <text:p>29.30%</text:p>
          </table:table-cell>
          <table:table-cell office:value-type="percentage" office:value="0.3009" calcext:value-type="percentage">
            <text:p>30.09%</text:p>
          </table:table-cell>
          <table:table-cell table:number-columns-repeated="2"/>
          <table:table-cell office:value-type="percentage" office:value="0.00006" calcext:value-type="percentage">
            <text:p>0.01%</text:p>
          </table:table-cell>
          <table:table-cell office:value-type="percentage" office:value="0.00008" calcext:value-type="percentage">
            <text:p>0.01%</text:p>
          </table:table-cell>
          <table:table-cell office:value-type="percentage" office:value="0.00024" calcext:value-type="percentage">
            <text:p>0.02%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percentage" office:value="0.11126" calcext:value-type="percentage">
            <text:p>11.13%</text:p>
          </table:table-cell>
          <table:table-cell office:value-type="percentage" office:value="0.11212" calcext:value-type="percentage">
            <text:p>11.21%</text:p>
          </table:table-cell>
          <table:table-cell office:value-type="percentage" office:value="0.11337" calcext:value-type="percentage">
            <text:p>11.34%</text:p>
          </table:table-cell>
          <table:table-cell table:number-columns-repeated="3"/>
          <table:table-cell office:value-type="percentage" office:value="0.04313" calcext:value-type="percentage">
            <text:p>4.31%</text:p>
          </table:table-cell>
          <table:table-cell office:value-type="percentage" office:value="0.04832" calcext:value-type="percentage">
            <text:p>4.83%</text:p>
          </table:table-cell>
          <table:table-cell office:value-type="percentage" office:value="0.05581" calcext:value-type="percentage">
            <text:p>5.58%</text:p>
          </table:table-cell>
          <table:table-cell table:number-columns-repeated="2"/>
          <table:table-cell office:value-type="percentage" office:value="0.00017" calcext:value-type="percentage">
            <text:p>0.02%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17" calcext:value-type="percentage">
            <text:p>0.02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percentage" office:value="0.11883" calcext:value-type="percentage">
            <text:p>11.88%</text:p>
          </table:table-cell>
          <table:table-cell office:value-type="percentage" office:value="0.11971" calcext:value-type="percentage">
            <text:p>11.97%</text:p>
          </table:table-cell>
          <table:table-cell office:value-type="percentage" office:value="0.12067" calcext:value-type="percentage">
            <text:p>12.07%</text:p>
          </table:table-cell>
          <table:table-cell table:number-columns-repeated="3"/>
          <table:table-cell office:value-type="percentage" office:value="0.12841" calcext:value-type="percentage">
            <text:p>12.84%</text:p>
          </table:table-cell>
          <table:table-cell office:value-type="percentage" office:value="0.13675" calcext:value-type="percentage">
            <text:p>13.68%</text:p>
          </table:table-cell>
          <table:table-cell office:value-type="percentage" office:value="0.14594" calcext:value-type="percentage">
            <text:p>14.59%</text:p>
          </table:table-cell>
          <table:table-cell table:number-columns-repeated="2"/>
          <table:table-cell office:value-type="percentage" office:value="0.00028" calcext:value-type="percentage">
            <text:p>0.03%</text:p>
          </table:table-cell>
          <table:table-cell office:value-type="percentage" office:value="0.00012" calcext:value-type="percentage">
            <text:p>0.01%</text:p>
          </table:table-cell>
          <table:table-cell office:value-type="percentage" office:value="0.00022" calcext:value-type="percentage">
            <text:p>0.02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office:value-type="percentage" office:value="0.10897" calcext:value-type="percentage">
            <text:p>10.90%</text:p>
          </table:table-cell>
          <table:table-cell office:value-type="percentage" office:value="0.1095" calcext:value-type="percentage">
            <text:p>10.95%</text:p>
          </table:table-cell>
          <table:table-cell office:value-type="percentage" office:value="0.10927" calcext:value-type="percentage">
            <text:p>10.93%</text:p>
          </table:table-cell>
          <table:table-cell table:number-columns-repeated="3"/>
          <table:table-cell office:value-type="percentage" office:value="0.04479" calcext:value-type="percentage">
            <text:p>4.48%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357" calcext:value-type="percentage">
            <text:p>4.36%</text:p>
          </table:table-cell>
          <table:table-cell table:number-columns-repeated="2"/>
          <table:table-cell office:value-type="percentage" office:value="0.00071" calcext:value-type="percentage">
            <text:p>0.07%</text:p>
          </table:table-cell>
          <table:table-cell office:value-type="percentage" office:value="0.00024" calcext:value-type="percentage">
            <text:p>0.02%</text:p>
          </table:table-cell>
          <table:table-cell office:value-type="percentage" office:value="0.00017" calcext:value-type="percentage">
            <text:p>0.02%</text:p>
          </table:table-cell>
          <table:table-cell table:number-columns-repeated="2"/>
          <table:table-cell table:number-columns-repeated="2" office:value-type="percentage" office:value="0.0000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percentage" office:value="0.11718" calcext:value-type="percentage">
            <text:p>11.72%</text:p>
          </table:table-cell>
          <table:table-cell office:value-type="percentage" office:value="0.11754" calcext:value-type="percentage">
            <text:p>11.75%</text:p>
          </table:table-cell>
          <table:table-cell office:value-type="percentage" office:value="0.11822" calcext:value-type="percentage">
            <text:p>11.82%</text:p>
          </table:table-cell>
          <table:table-cell table:number-columns-repeated="3"/>
          <table:table-cell office:value-type="percentage" office:value="0.36033" calcext:value-type="percentage">
            <text:p>36.03%</text:p>
          </table:table-cell>
          <table:table-cell office:value-type="percentage" office:value="0.36255" calcext:value-type="percentage">
            <text:p>36.26%</text:p>
          </table:table-cell>
          <table:table-cell office:value-type="percentage" office:value="0.36429" calcext:value-type="percentage">
            <text:p>36.43%</text:p>
          </table:table-cell>
          <table:table-cell table:number-columns-repeated="2"/>
          <table:table-cell office:value-type="percentage" office:value="0.00331" calcext:value-type="percentage">
            <text:p>0.33%</text:p>
          </table:table-cell>
          <table:table-cell office:value-type="percentage" office:value="0.00018" calcext:value-type="percentage">
            <text:p>0.02%</text:p>
          </table:table-cell>
          <table:table-cell office:value-type="percentage" office:value="0.00019" calcext:value-type="percentage">
            <text:p>0.02%</text:p>
          </table:table-cell>
          <table:table-cell table:number-columns-repeated="2"/>
          <table:table-cell table:number-columns-repeated="3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percentage" office:value="0.11305" calcext:value-type="percentage">
            <text:p>11.31%</text:p>
          </table:table-cell>
          <table:table-cell office:value-type="percentage" office:value="0.11037" calcext:value-type="percentage">
            <text:p>11.04%</text:p>
          </table:table-cell>
          <table:table-cell office:value-type="percentage" office:value="0.10983" calcext:value-type="percentage">
            <text:p>10.98%</text:p>
          </table:table-cell>
          <table:table-cell table:number-columns-repeated="3"/>
          <table:table-cell office:value-type="percentage" office:value="0.06679" calcext:value-type="percentage">
            <text:p>6.68%</text:p>
          </table:table-cell>
          <table:table-cell office:value-type="percentage" office:value="0.05477" calcext:value-type="percentage">
            <text:p>5.48%</text:p>
          </table:table-cell>
          <table:table-cell office:value-type="percentage" office:value="0.05065" calcext:value-type="percentage">
            <text:p>5.07%</text:p>
          </table:table-cell>
          <table:table-cell table:number-columns-repeated="2"/>
          <table:table-cell office:value-type="percentage" office:value="0.00021" calcext:value-type="percentage">
            <text:p>0.02%</text:p>
          </table:table-cell>
          <table:table-cell office:value-type="percentage" office:value="0.00019" calcext:value-type="percentage">
            <text:p>0.02%</text:p>
          </table:table-cell>
          <table:table-cell office:value-type="percentage" office:value="0.00103" calcext:value-type="percentage">
            <text:p>0.10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percentage" office:value="0.12737" calcext:value-type="percentage">
            <text:p>12.74%</text:p>
          </table:table-cell>
          <table:table-cell office:value-type="percentage" office:value="0.12765" calcext:value-type="percentage">
            <text:p>12.77%</text:p>
          </table:table-cell>
          <table:table-cell office:value-type="percentage" office:value="0.12723" calcext:value-type="percentage">
            <text:p>12.72%</text:p>
          </table:table-cell>
          <table:table-cell table:number-columns-repeated="3"/>
          <table:table-cell office:value-type="percentage" office:value="0.22242" calcext:value-type="percentage">
            <text:p>22.24%</text:p>
          </table:table-cell>
          <table:table-cell office:value-type="percentage" office:value="0.22778" calcext:value-type="percentage">
            <text:p>22.78%</text:p>
          </table:table-cell>
          <table:table-cell office:value-type="percentage" office:value="0.21814" calcext:value-type="percentage">
            <text:p>21.81%</text:p>
          </table:table-cell>
          <table:table-cell table:number-columns-repeated="2"/>
          <table:table-cell office:value-type="percentage" office:value="0.00096" calcext:value-type="percentage">
            <text:p>0.10%</text:p>
          </table:table-cell>
          <table:table-cell office:value-type="percentage" office:value="0.00061" calcext:value-type="percentage">
            <text:p>0.06%</text:p>
          </table:table-cell>
          <table:table-cell office:value-type="percentage" office:value="0.00081" calcext:value-type="percentage">
            <text:p>0.08%</text:p>
          </table:table-cell>
          <table:table-cell table:number-columns-repeated="2"/>
          <table:table-cell table:number-columns-repeated="3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percentage" office:value="0.11188" calcext:value-type="percentage">
            <text:p>11.19%</text:p>
          </table:table-cell>
          <table:table-cell office:value-type="percentage" office:value="0.11056" calcext:value-type="percentage">
            <text:p>11.06%</text:p>
          </table:table-cell>
          <table:table-cell office:value-type="percentage" office:value="0.11186" calcext:value-type="percentage">
            <text:p>11.19%</text:p>
          </table:table-cell>
          <table:table-cell table:number-columns-repeated="3"/>
          <table:table-cell office:value-type="percentage" office:value="0.06294" calcext:value-type="percentage">
            <text:p>6.29%</text:p>
          </table:table-cell>
          <table:table-cell office:value-type="percentage" office:value="0.05781" calcext:value-type="percentage">
            <text:p>5.78%</text:p>
          </table:table-cell>
          <table:table-cell office:value-type="percentage" office:value="0.06274" calcext:value-type="percentage">
            <text:p>6.27%</text:p>
          </table:table-cell>
          <table:table-cell table:number-columns-repeated="2"/>
          <table:table-cell office:value-type="percentage" office:value="0.00046" calcext:value-type="percentage">
            <text:p>0.05%</text:p>
          </table:table-cell>
          <table:table-cell office:value-type="percentage" office:value="0.00228" calcext:value-type="percentage">
            <text:p>0.23%</text:p>
          </table:table-cell>
          <table:table-cell office:value-type="percentage" office:value="0.00056" calcext:value-type="percentage">
            <text:p>0.06%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percentage" office:value="0.13274" calcext:value-type="percentage">
            <text:p>13.27%</text:p>
          </table:table-cell>
          <table:table-cell office:value-type="percentage" office:value="0.13261" calcext:value-type="percentage">
            <text:p>13.26%</text:p>
          </table:table-cell>
          <table:table-cell office:value-type="percentage" office:value="0.13238" calcext:value-type="percentage">
            <text:p>13.24%</text:p>
          </table:table-cell>
          <table:table-cell table:number-columns-repeated="3"/>
          <table:table-cell office:value-type="percentage" office:value="0.39368" calcext:value-type="percentage">
            <text:p>39.37%</text:p>
          </table:table-cell>
          <table:table-cell office:value-type="percentage" office:value="0.39753" calcext:value-type="percentage">
            <text:p>39.75%</text:p>
          </table:table-cell>
          <table:table-cell office:value-type="percentage" office:value="0.39625" calcext:value-type="percentage">
            <text:p>39.63%</text:p>
          </table:table-cell>
          <table:table-cell table:number-columns-repeated="2"/>
          <table:table-cell office:value-type="percentage" office:value="0.00184" calcext:value-type="percentage">
            <text:p>0.18%</text:p>
          </table:table-cell>
          <table:table-cell office:value-type="percentage" office:value="0.00032" calcext:value-type="percentage">
            <text:p>0.03%</text:p>
          </table:table-cell>
          <table:table-cell office:value-type="percentage" office:value="0.00029" calcext:value-type="percentage">
            <text:p>0.03%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percentage" office:value="0.0000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percentage" office:value="0.11542" calcext:value-type="percentage">
            <text:p>11.54%</text:p>
          </table:table-cell>
          <table:table-cell office:value-type="percentage" office:value="0.11407" calcext:value-type="percentage">
            <text:p>11.41%</text:p>
          </table:table-cell>
          <table:table-cell office:value-type="percentage" office:value="0.11619" calcext:value-type="percentage">
            <text:p>11.62%</text:p>
          </table:table-cell>
          <table:table-cell table:number-columns-repeated="3"/>
          <table:table-cell office:value-type="percentage" office:value="0.08164" calcext:value-type="percentage">
            <text:p>8.16%</text:p>
          </table:table-cell>
          <table:table-cell office:value-type="percentage" office:value="0.07454" calcext:value-type="percentage">
            <text:p>7.45%</text:p>
          </table:table-cell>
          <table:table-cell office:value-type="percentage" office:value="0.08705" calcext:value-type="percentage">
            <text:p>8.71%</text:p>
          </table:table-cell>
          <table:table-cell table:number-columns-repeated="2"/>
          <table:table-cell office:value-type="percentage" office:value="0.00152" calcext:value-type="percentage">
            <text:p>0.15%</text:p>
          </table:table-cell>
          <table:table-cell office:value-type="percentage" office:value="0.00078" calcext:value-type="percentage">
            <text:p>0.08%</text:p>
          </table:table-cell>
          <table:table-cell office:value-type="percentage" office:value="0.00038" calcext:value-type="percentage">
            <text:p>0.04%</text:p>
          </table:table-cell>
          <table:table-cell table:number-columns-repeated="2"/>
          <table:table-cell office:value-type="percentage" office:value="0.0000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percentage" office:value="0.1309" calcext:value-type="percentage">
            <text:p>13.09%</text:p>
          </table:table-cell>
          <table:table-cell office:value-type="percentage" office:value="0.13042" calcext:value-type="percentage">
            <text:p>13.04%</text:p>
          </table:table-cell>
          <table:table-cell office:value-type="percentage" office:value="0.1299" calcext:value-type="percentage">
            <text:p>12.99%</text:p>
          </table:table-cell>
          <table:table-cell table:number-columns-repeated="3"/>
          <table:table-cell office:value-type="percentage" office:value="0.26721" calcext:value-type="percentage">
            <text:p>26.72%</text:p>
          </table:table-cell>
          <table:table-cell office:value-type="percentage" office:value="0.27097" calcext:value-type="percentage">
            <text:p>27.10%</text:p>
          </table:table-cell>
          <table:table-cell office:value-type="percentage" office:value="0.26698" calcext:value-type="percentage">
            <text:p>26.70%</text:p>
          </table:table-cell>
          <table:table-cell table:number-columns-repeated="2"/>
          <table:table-cell office:value-type="percentage" office:value="0.00149" calcext:value-type="percentage">
            <text:p>0.15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316" calcext:value-type="percentage">
            <text:p>0.32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percentage" office:value="0.11763" calcext:value-type="percentage">
            <text:p>11.76%</text:p>
          </table:table-cell>
          <table:table-cell office:value-type="percentage" office:value="0.11815" calcext:value-type="percentage">
            <text:p>11.82%</text:p>
          </table:table-cell>
          <table:table-cell office:value-type="percentage" office:value="0.11788" calcext:value-type="percentage">
            <text:p>11.79%</text:p>
          </table:table-cell>
          <table:table-cell table:number-columns-repeated="3"/>
          <table:table-cell office:value-type="percentage" office:value="0.09549" calcext:value-type="percentage">
            <text:p>9.55%</text:p>
          </table:table-cell>
          <table:table-cell office:value-type="percentage" office:value="0.09724" calcext:value-type="percentage">
            <text:p>9.72%</text:p>
          </table:table-cell>
          <table:table-cell office:value-type="percentage" office:value="0.09426" calcext:value-type="percentage">
            <text:p>9.43%</text:p>
          </table:table-cell>
          <table:table-cell table:number-columns-repeated="2"/>
          <table:table-cell office:value-type="percentage" office:value="0.00137" calcext:value-type="percentage">
            <text:p>0.14%</text:p>
          </table:table-cell>
          <table:table-cell office:value-type="percentage" office:value="0.00447" calcext:value-type="percentage">
            <text:p>0.45%</text:p>
          </table:table-cell>
          <table:table-cell office:value-type="percentage" office:value="0.00202" calcext:value-type="percentage">
            <text:p>0.20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percentage" office:value="0.12403" calcext:value-type="percentage">
            <text:p>12.40%</text:p>
          </table:table-cell>
          <table:table-cell office:value-type="percentage" office:value="0.12407" calcext:value-type="percentage">
            <text:p>12.41%</text:p>
          </table:table-cell>
          <table:table-cell office:value-type="percentage" office:value="0.12341" calcext:value-type="percentage">
            <text:p>12.34%</text:p>
          </table:table-cell>
          <table:table-cell table:number-columns-repeated="3"/>
          <table:table-cell office:value-type="percentage" office:value="0.37965" calcext:value-type="percentage">
            <text:p>37.97%</text:p>
          </table:table-cell>
          <table:table-cell office:value-type="percentage" office:value="0.3758" calcext:value-type="percentage">
            <text:p>37.58%</text:p>
          </table:table-cell>
          <table:table-cell office:value-type="percentage" office:value="0.36922" calcext:value-type="percentage">
            <text:p>36.92%</text:p>
          </table:table-cell>
          <table:table-cell table:number-columns-repeated="2"/>
          <table:table-cell office:value-type="percentage" office:value="0.00188" calcext:value-type="percentage">
            <text:p>0.19%</text:p>
          </table:table-cell>
          <table:table-cell office:value-type="percentage" office:value="0.00371" calcext:value-type="percentage">
            <text:p>0.37%</text:p>
          </table:table-cell>
          <table:table-cell office:value-type="percentage" office:value="0.00576" calcext:value-type="percentage">
            <text:p>0.58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percentage" office:value="0.11836" calcext:value-type="percentage">
            <text:p>11.84%</text:p>
          </table:table-cell>
          <table:table-cell office:value-type="percentage" office:value="0.11976" calcext:value-type="percentage">
            <text:p>11.98%</text:p>
          </table:table-cell>
          <table:table-cell office:value-type="percentage" office:value="0.12159" calcext:value-type="percentage">
            <text:p>12.16%</text:p>
          </table:table-cell>
          <table:table-cell table:number-columns-repeated="3"/>
          <table:table-cell office:value-type="percentage" office:value="0.09748" calcext:value-type="percentage">
            <text:p>9.75%</text:p>
          </table:table-cell>
          <table:table-cell office:value-type="percentage" office:value="0.1051" calcext:value-type="percentage">
            <text:p>10.51%</text:p>
          </table:table-cell>
          <table:table-cell office:value-type="percentage" office:value="0.12404" calcext:value-type="percentage">
            <text:p>12.40%</text:p>
          </table:table-cell>
          <table:table-cell table:number-columns-repeated="2"/>
          <table:table-cell office:value-type="percentage" office:value="0.00445" calcext:value-type="percentage">
            <text:p>0.45%</text:p>
          </table:table-cell>
          <table:table-cell office:value-type="percentage" office:value="0.00585" calcext:value-type="percentage">
            <text:p>0.59%</text:p>
          </table:table-cell>
          <table:table-cell office:value-type="percentage" office:value="0.00423" calcext:value-type="percentage">
            <text:p>0.42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percentage" office:value="0.13438" calcext:value-type="percentage">
            <text:p>13.44%</text:p>
          </table:table-cell>
          <table:table-cell office:value-type="percentage" office:value="0.1332" calcext:value-type="percentage">
            <text:p>13.32%</text:p>
          </table:table-cell>
          <table:table-cell office:value-type="percentage" office:value="0.13399" calcext:value-type="percentage">
            <text:p>13.40%</text:p>
          </table:table-cell>
          <table:table-cell table:number-columns-repeated="3"/>
          <table:table-cell office:value-type="percentage" office:value="0.31974" calcext:value-type="percentage">
            <text:p>31.97%</text:p>
          </table:table-cell>
          <table:table-cell office:value-type="percentage" office:value="0.30856" calcext:value-type="percentage">
            <text:p>30.86%</text:p>
          </table:table-cell>
          <table:table-cell office:value-type="percentage" office:value="0.32288" calcext:value-type="percentage">
            <text:p>32.29%</text:p>
          </table:table-cell>
          <table:table-cell table:number-columns-repeated="2"/>
          <table:table-cell office:value-type="percentage" office:value="0.0057" calcext:value-type="percentage">
            <text:p>0.57%</text:p>
          </table:table-cell>
          <table:table-cell office:value-type="percentage" office:value="0.00693" calcext:value-type="percentage">
            <text:p>0.69%</text:p>
          </table:table-cell>
          <table:table-cell office:value-type="percentage" office:value="0.00294" calcext:value-type="percentage">
            <text:p>0.29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/>
          <table:table-cell office:value-type="percentage" office:value="0.12101" calcext:value-type="percentage">
            <text:p>12.10%</text:p>
          </table:table-cell>
          <table:table-cell office:value-type="percentage" office:value="0.1215" calcext:value-type="percentage">
            <text:p>12.15%</text:p>
          </table:table-cell>
          <table:table-cell office:value-type="percentage" office:value="0.12385" calcext:value-type="percentage">
            <text:p>12.39%</text:p>
          </table:table-cell>
          <table:table-cell table:number-columns-repeated="3"/>
          <table:table-cell office:value-type="percentage" office:value="0.11667" calcext:value-type="percentage">
            <text:p>11.67%</text:p>
          </table:table-cell>
          <table:table-cell office:value-type="percentage" office:value="0.12208" calcext:value-type="percentage">
            <text:p>12.21%</text:p>
          </table:table-cell>
          <table:table-cell office:value-type="percentage" office:value="0.14166" calcext:value-type="percentage">
            <text:p>14.17%</text:p>
          </table:table-cell>
          <table:table-cell table:number-columns-repeated="2"/>
          <table:table-cell office:value-type="percentage" office:value="0.00696" calcext:value-type="percentage">
            <text:p>0.70%</text:p>
          </table:table-cell>
          <table:table-cell office:value-type="percentage" office:value="0.00937" calcext:value-type="percentage">
            <text:p>0.94%</text:p>
          </table:table-cell>
          <table:table-cell office:value-type="percentage" office:value="0.00206" calcext:value-type="percentage">
            <text:p>0.21%</text:p>
          </table:table-cell>
          <table:table-cell table:number-columns-repeated="2"/>
          <table:table-cell table:number-columns-repeated="3"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percentage" office:value="0.13349" calcext:value-type="percentage">
            <text:p>13.35%</text:p>
          </table:table-cell>
          <table:table-cell office:value-type="percentage" office:value="0.13179" calcext:value-type="percentage">
            <text:p>13.18%</text:p>
          </table:table-cell>
          <table:table-cell office:value-type="percentage" office:value="0.13219" calcext:value-type="percentage">
            <text:p>13.22%</text:p>
          </table:table-cell>
          <table:table-cell table:number-columns-repeated="3"/>
          <table:table-cell office:value-type="percentage" office:value="0.36601" calcext:value-type="percentage">
            <text:p>36.60%</text:p>
          </table:table-cell>
          <table:table-cell office:value-type="percentage" office:value="0.36619" calcext:value-type="percentage">
            <text:p>36.62%</text:p>
          </table:table-cell>
          <table:table-cell office:value-type="percentage" office:value="0.39202" calcext:value-type="percentage">
            <text:p>39.20%</text:p>
          </table:table-cell>
          <table:table-cell table:number-columns-repeated="2"/>
          <table:table-cell office:value-type="percentage" office:value="0.01478" calcext:value-type="percentage">
            <text:p>1.48%</text:p>
          </table:table-cell>
          <table:table-cell office:value-type="percentage" office:value="0.01264" calcext:value-type="percentage">
            <text:p>1.26%</text:p>
          </table:table-cell>
          <table:table-cell office:value-type="percentage" office:value="0.00847" calcext:value-type="percentage">
            <text:p>0.85%</text:p>
          </table:table-cell>
          <table:table-cell table:number-columns-repeated="2"/>
          <table:table-cell office:value-type="percentage" office:value="0.0001" calcext:value-type="percentage">
            <text:p>0.01%</text:p>
          </table:table-cell>
          <table:table-cell office:value-type="percentage" office:value="0.00012" calcext:value-type="percentage">
            <text:p>0.01%</text:p>
          </table:table-cell>
          <table:table-cell office:value-type="percentage" office:value="0.0001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office:value-type="percentage" office:value="0.12451" calcext:value-type="percentage">
            <text:p>12.45%</text:p>
          </table:table-cell>
          <table:table-cell office:value-type="percentage" office:value="0.12496" calcext:value-type="percentage">
            <text:p>12.50%</text:p>
          </table:table-cell>
          <table:table-cell office:value-type="percentage" office:value="0.12416" calcext:value-type="percentage">
            <text:p>12.42%</text:p>
          </table:table-cell>
          <table:table-cell table:number-columns-repeated="3"/>
          <table:table-cell office:value-type="percentage" office:value="0.14308" calcext:value-type="percentage">
            <text:p>14.31%</text:p>
          </table:table-cell>
          <table:table-cell office:value-type="percentage" office:value="0.14998" calcext:value-type="percentage">
            <text:p>15.00%</text:p>
          </table:table-cell>
          <table:table-cell office:value-type="percentage" office:value="0.14189" calcext:value-type="percentage">
            <text:p>14.19%</text:p>
          </table:table-cell>
          <table:table-cell table:number-columns-repeated="2"/>
          <table:table-cell office:value-type="percentage" office:value="0.00799" calcext:value-type="percentage">
            <text:p>0.80%</text:p>
          </table:table-cell>
          <table:table-cell office:value-type="percentage" office:value="0.00593" calcext:value-type="percentage">
            <text:p>0.59%</text:p>
          </table:table-cell>
          <table:table-cell office:value-type="percentage" office:value="0.00358" calcext:value-type="percentage">
            <text:p>0.36%</text:p>
          </table:table-cell>
          <table:table-cell table:number-columns-repeated="2"/>
          <table:table-cell office:value-type="percentage" office:value="0.00019" calcext:value-type="percentage">
            <text:p>0.02%</text:p>
          </table:table-cell>
          <table:table-cell office:value-type="percentage" office:value="0.00037" calcext:value-type="percentage">
            <text:p>0.04%</text:p>
          </table:table-cell>
          <table:table-cell office:value-type="percentage" office:value="0.00018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percentage" office:value="0.13603" calcext:value-type="percentage">
            <text:p>13.60%</text:p>
          </table:table-cell>
          <table:table-cell office:value-type="percentage" office:value="0.13555" calcext:value-type="percentage">
            <text:p>13.56%</text:p>
          </table:table-cell>
          <table:table-cell office:value-type="percentage" office:value="0.13595" calcext:value-type="percentage">
            <text:p>13.60%</text:p>
          </table:table-cell>
          <table:table-cell table:number-columns-repeated="3"/>
          <table:table-cell office:value-type="percentage" office:value="0.3385" calcext:value-type="percentage">
            <text:p>33.85%</text:p>
          </table:table-cell>
          <table:table-cell office:value-type="percentage" office:value="0.30822" calcext:value-type="percentage">
            <text:p>30.82%</text:p>
          </table:table-cell>
          <table:table-cell office:value-type="percentage" office:value="0.33957" calcext:value-type="percentage">
            <text:p>33.96%</text:p>
          </table:table-cell>
          <table:table-cell table:number-columns-repeated="2"/>
          <table:table-cell office:value-type="percentage" office:value="0.01064" calcext:value-type="percentage">
            <text:p>1.06%</text:p>
          </table:table-cell>
          <table:table-cell office:value-type="percentage" office:value="0.01604" calcext:value-type="percentage">
            <text:p>1.60%</text:p>
          </table:table-cell>
          <table:table-cell office:value-type="percentage" office:value="0.01092" calcext:value-type="percentage">
            <text:p>1.09%</text:p>
          </table:table-cell>
          <table:table-cell table:number-columns-repeated="2"/>
          <table:table-cell table:number-columns-repeated="3" office:value-type="percentage" office:value="0.00025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office:value-type="percentage" office:value="0.12716" calcext:value-type="percentage">
            <text:p>12.72%</text:p>
          </table:table-cell>
          <table:table-cell office:value-type="percentage" office:value="0.12729" calcext:value-type="percentage">
            <text:p>12.73%</text:p>
          </table:table-cell>
          <table:table-cell office:value-type="percentage" office:value="0.12763" calcext:value-type="percentage">
            <text:p>12.76%</text:p>
          </table:table-cell>
          <table:table-cell table:number-columns-repeated="3"/>
          <table:table-cell office:value-type="percentage" office:value="0.16455" calcext:value-type="percentage">
            <text:p>16.46%</text:p>
          </table:table-cell>
          <table:table-cell office:value-type="percentage" office:value="0.16461" calcext:value-type="percentage">
            <text:p>16.46%</text:p>
          </table:table-cell>
          <table:table-cell office:value-type="percentage" office:value="0.17685" calcext:value-type="percentage">
            <text:p>17.69%</text:p>
          </table:table-cell>
          <table:table-cell table:number-columns-repeated="2"/>
          <table:table-cell office:value-type="percentage" office:value="0.01121" calcext:value-type="percentage">
            <text:p>1.12%</text:p>
          </table:table-cell>
          <table:table-cell office:value-type="percentage" office:value="0.01596" calcext:value-type="percentage">
            <text:p>1.60%</text:p>
          </table:table-cell>
          <table:table-cell office:value-type="percentage" office:value="0.00705" calcext:value-type="percentage">
            <text:p>0.71%</text:p>
          </table:table-cell>
          <table:table-cell table:number-columns-repeated="2"/>
          <table:table-cell table:number-columns-repeated="3" office:value-type="percentage" office:value="0.00028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percentage" office:value="0.09565" calcext:value-type="percentage">
            <text:p>9.57%</text:p>
          </table:table-cell>
          <table:table-cell office:value-type="percentage" office:value="0.11292" calcext:value-type="percentage">
            <text:p>11.29%</text:p>
          </table:table-cell>
          <table:table-cell office:value-type="percentage" office:value="0.11253" calcext:value-type="percentage">
            <text:p>11.25%</text:p>
          </table:table-cell>
          <table:table-cell table:number-columns-repeated="3"/>
          <table:table-cell office:value-type="percentage" office:value="0.28421" calcext:value-type="percentage">
            <text:p>28.42%</text:p>
          </table:table-cell>
          <table:table-cell office:value-type="percentage" office:value="0.30421" calcext:value-type="percentage">
            <text:p>30.42%</text:p>
          </table:table-cell>
          <table:table-cell office:value-type="percentage" office:value="0.32414" calcext:value-type="percentage">
            <text:p>32.41%</text:p>
          </table:table-cell>
          <table:table-cell table:number-columns-repeated="2"/>
          <table:table-cell office:value-type="percentage" office:value="0.06228" calcext:value-type="percentage">
            <text:p>6.23%</text:p>
          </table:table-cell>
          <table:table-cell office:value-type="percentage" office:value="0.03647" calcext:value-type="percentage">
            <text:p>3.65%</text:p>
          </table:table-cell>
          <table:table-cell office:value-type="percentage" office:value="0.02636" calcext:value-type="percentage">
            <text:p>2.64%</text:p>
          </table:table-cell>
          <table:table-cell table:number-columns-repeated="2"/>
          <table:table-cell office:value-type="percentage" office:value="0.00031" calcext:value-type="percentage">
            <text:p>0.03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29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/>
          <table:table-cell office:value-type="percentage" office:value="0.13027" calcext:value-type="percentage">
            <text:p>13.03%</text:p>
          </table:table-cell>
          <table:table-cell office:value-type="percentage" office:value="0.12963" calcext:value-type="percentage">
            <text:p>12.96%</text:p>
          </table:table-cell>
          <table:table-cell office:value-type="percentage" office:value="0.12982" calcext:value-type="percentage">
            <text:p>12.98%</text:p>
          </table:table-cell>
          <table:table-cell table:number-columns-repeated="3"/>
          <table:table-cell office:value-type="percentage" office:value="0.19149" calcext:value-type="percentage">
            <text:p>19.15%</text:p>
          </table:table-cell>
          <table:table-cell office:value-type="percentage" office:value="0.18649" calcext:value-type="percentage">
            <text:p>18.65%</text:p>
          </table:table-cell>
          <table:table-cell office:value-type="percentage" office:value="0.19236" calcext:value-type="percentage">
            <text:p>19.24%</text:p>
          </table:table-cell>
          <table:table-cell table:number-columns-repeated="2"/>
          <table:table-cell office:value-type="percentage" office:value="0.0155" calcext:value-type="percentage">
            <text:p>1.55%</text:p>
          </table:table-cell>
          <table:table-cell office:value-type="percentage" office:value="0.0157" calcext:value-type="percentage">
            <text:p>1.57%</text:p>
          </table:table-cell>
          <table:table-cell office:value-type="percentage" office:value="0.01175" calcext:value-type="percentage">
            <text:p>1.18%</text:p>
          </table:table-cell>
          <table:table-cell table:number-columns-repeated="2"/>
          <table:table-cell office:value-type="percentage" office:value="0.00033" calcext:value-type="percentage">
            <text:p>0.03%</text:p>
          </table:table-cell>
          <table:table-cell office:value-type="percentage" office:value="0.00032" calcext:value-type="percentage">
            <text:p>0.03%</text:p>
          </table:table-cell>
          <table:table-cell office:value-type="percentage" office:value="0.00033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percentage" office:value="0.13726" calcext:value-type="percentage">
            <text:p>13.73%</text:p>
          </table:table-cell>
          <table:table-cell office:value-type="percentage" office:value="0.13588" calcext:value-type="percentage">
            <text:p>13.59%</text:p>
          </table:table-cell>
          <table:table-cell office:value-type="percentage" office:value="0.13674" calcext:value-type="percentage">
            <text:p>13.67%</text:p>
          </table:table-cell>
          <table:table-cell table:number-columns-repeated="3"/>
          <table:table-cell office:value-type="percentage" office:value="0.29618" calcext:value-type="percentage">
            <text:p>29.62%</text:p>
          </table:table-cell>
          <table:table-cell office:value-type="percentage" office:value="0.27731" calcext:value-type="percentage">
            <text:p>27.73%</text:p>
          </table:table-cell>
          <table:table-cell office:value-type="percentage" office:value="0.30878" calcext:value-type="percentage">
            <text:p>30.88%</text:p>
          </table:table-cell>
          <table:table-cell table:number-columns-repeated="2"/>
          <table:table-cell office:value-type="percentage" office:value="0.02114" calcext:value-type="percentage">
            <text:p>2.11%</text:p>
          </table:table-cell>
          <table:table-cell office:value-type="percentage" office:value="0.02252" calcext:value-type="percentage">
            <text:p>2.25%</text:p>
          </table:table-cell>
          <table:table-cell office:value-type="percentage" office:value="0.02053" calcext:value-type="percentage">
            <text:p>2.05%</text:p>
          </table:table-cell>
          <table:table-cell table:number-columns-repeated="2"/>
          <table:table-cell office:value-type="percentage" office:value="0.00039" calcext:value-type="percentage">
            <text:p>0.04%</text:p>
          </table:table-cell>
          <table:table-cell office:value-type="percentage" office:value="0.00038" calcext:value-type="percentage">
            <text:p>0.04%</text:p>
          </table:table-cell>
          <table:table-cell office:value-type="percentage" office:value="0.00039" calcext:value-type="percentage">
            <text:p>0.04%</text:p>
          </table:table-cell>
          <table:table-cell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office:value-type="percentage" office:value="0.13877" calcext:value-type="percentage">
            <text:p>13.88%</text:p>
          </table:table-cell>
          <table:table-cell office:value-type="percentage" office:value="0.1375" calcext:value-type="percentage">
            <text:p>13.75%</text:p>
          </table:table-cell>
          <table:table-cell office:value-type="percentage" office:value="0.13961" calcext:value-type="percentage">
            <text:p>13.96%</text:p>
          </table:table-cell>
          <table:table-cell table:number-columns-repeated="3"/>
          <table:table-cell office:value-type="percentage" office:value="0.22572" calcext:value-type="percentage">
            <text:p>22.57%</text:p>
          </table:table-cell>
          <table:table-cell office:value-type="percentage" office:value="0.21317" calcext:value-type="percentage">
            <text:p>21.32%</text:p>
          </table:table-cell>
          <table:table-cell office:value-type="percentage" office:value="0.23433" calcext:value-type="percentage">
            <text:p>23.43%</text:p>
          </table:table-cell>
          <table:table-cell table:number-columns-repeated="2"/>
          <table:table-cell office:value-type="percentage" office:value="0.01868" calcext:value-type="percentage">
            <text:p>1.87%</text:p>
          </table:table-cell>
          <table:table-cell office:value-type="percentage" office:value="0.02497" calcext:value-type="percentage">
            <text:p>2.50%</text:p>
          </table:table-cell>
          <table:table-cell office:value-type="percentage" office:value="0.01707" calcext:value-type="percentage">
            <text:p>1.71%</text:p>
          </table:table-cell>
          <table:table-cell table:number-columns-repeated="2"/>
          <table:table-cell office:value-type="percentage" office:value="0.02142" calcext:value-type="percentage">
            <text:p>2.14%</text:p>
          </table:table-cell>
          <table:table-cell office:value-type="percentage" office:value="0.0172" calcext:value-type="percentage">
            <text:p>1.72%</text:p>
          </table:table-cell>
          <table:table-cell office:value-type="percentage" office:value="0.02241" calcext:value-type="percentage">
            <text:p>2.24%</text:p>
          </table:table-cell>
          <table:table-cell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percentage" office:value="0.13337" calcext:value-type="percentage">
            <text:p>13.34%</text:p>
          </table:table-cell>
          <table:table-cell office:value-type="percentage" office:value="0.13079" calcext:value-type="percentage">
            <text:p>13.08%</text:p>
          </table:table-cell>
          <table:table-cell office:value-type="percentage" office:value="0.13144" calcext:value-type="percentage">
            <text:p>13.14%</text:p>
          </table:table-cell>
          <table:table-cell table:number-columns-repeated="3"/>
          <table:table-cell office:value-type="percentage" office:value="0.25812" calcext:value-type="percentage">
            <text:p>25.81%</text:p>
          </table:table-cell>
          <table:table-cell office:value-type="percentage" office:value="0.26627" calcext:value-type="percentage">
            <text:p>26.63%</text:p>
          </table:table-cell>
          <table:table-cell office:value-type="percentage" office:value="0.28153" calcext:value-type="percentage">
            <text:p>28.15%</text:p>
          </table:table-cell>
          <table:table-cell table:number-columns-repeated="2"/>
          <table:table-cell office:value-type="percentage" office:value="0.02567" calcext:value-type="percentage">
            <text:p>2.57%</text:p>
          </table:table-cell>
          <table:table-cell office:value-type="percentage" office:value="0.0265" calcext:value-type="percentage">
            <text:p>2.65%</text:p>
          </table:table-cell>
          <table:table-cell office:value-type="percentage" office:value="0.02628" calcext:value-type="percentage">
            <text:p>2.63%</text:p>
          </table:table-cell>
          <table:table-cell table:number-columns-repeated="2"/>
          <table:table-cell office:value-type="percentage" office:value="0.00114" calcext:value-type="percentage">
            <text:p>0.11%</text:p>
          </table:table-cell>
          <table:table-cell office:value-type="percentage" office:value="0.00123" calcext:value-type="percentage">
            <text:p>0.12%</text:p>
          </table:table-cell>
          <table:table-cell office:value-type="percentage" office:value="0.00097" calcext:value-type="percentage">
            <text:p>0.10%</text:p>
          </table:table-cell>
          <table:table-cell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office:value-type="percentage" office:value="0.1397" calcext:value-type="percentage">
            <text:p>13.97%</text:p>
          </table:table-cell>
          <table:table-cell office:value-type="percentage" office:value="0.13525" calcext:value-type="percentage">
            <text:p>13.53%</text:p>
          </table:table-cell>
          <table:table-cell office:value-type="percentage" office:value="0.13373" calcext:value-type="percentage">
            <text:p>13.37%</text:p>
          </table:table-cell>
          <table:table-cell table:number-columns-repeated="3"/>
          <table:table-cell office:value-type="percentage" office:value="0.2281" calcext:value-type="percentage">
            <text:p>22.81%</text:p>
          </table:table-cell>
          <table:table-cell office:value-type="percentage" office:value="0.21187" calcext:value-type="percentage">
            <text:p>21.19%</text:p>
          </table:table-cell>
          <table:table-cell office:value-type="percentage" office:value="0.21305" calcext:value-type="percentage">
            <text:p>21.31%</text:p>
          </table:table-cell>
          <table:table-cell table:number-columns-repeated="2"/>
          <table:table-cell office:value-type="percentage" office:value="0.02422" calcext:value-type="percentage">
            <text:p>2.42%</text:p>
          </table:table-cell>
          <table:table-cell office:value-type="percentage" office:value="0.02378" calcext:value-type="percentage">
            <text:p>2.38%</text:p>
          </table:table-cell>
          <table:table-cell office:value-type="percentage" office:value="0.02141" calcext:value-type="percentage">
            <text:p>2.14%</text:p>
          </table:table-cell>
          <table:table-cell table:number-columns-repeated="2"/>
          <table:table-cell office:value-type="percentage" office:value="0.00845" calcext:value-type="percentage">
            <text:p>0.85%</text:p>
          </table:table-cell>
          <table:table-cell office:value-type="percentage" office:value="0.00367" calcext:value-type="percentage">
            <text:p>0.37%</text:p>
          </table:table-cell>
          <table:table-cell office:value-type="percentage" office:value="0.00136" calcext:value-type="percentage">
            <text:p>0.14%</text:p>
          </table:table-cell>
          <table:table-cell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percentage" office:value="0.1381" calcext:value-type="percentage">
            <text:p>13.81%</text:p>
          </table:table-cell>
          <table:table-cell office:value-type="percentage" office:value="0.13715" calcext:value-type="percentage">
            <text:p>13.72%</text:p>
          </table:table-cell>
          <table:table-cell office:value-type="percentage" office:value="0.13733" calcext:value-type="percentage">
            <text:p>13.73%</text:p>
          </table:table-cell>
          <table:table-cell table:number-columns-repeated="3"/>
          <table:table-cell office:value-type="percentage" office:value="0.26214" calcext:value-type="percentage">
            <text:p>26.21%</text:p>
          </table:table-cell>
          <table:table-cell office:value-type="percentage" office:value="0.25677" calcext:value-type="percentage">
            <text:p>25.68%</text:p>
          </table:table-cell>
          <table:table-cell office:value-type="percentage" office:value="0.26332" calcext:value-type="percentage">
            <text:p>26.33%</text:p>
          </table:table-cell>
          <table:table-cell table:number-columns-repeated="2"/>
          <table:table-cell office:value-type="percentage" office:value="0.02507" calcext:value-type="percentage">
            <text:p>2.51%</text:p>
          </table:table-cell>
          <table:table-cell office:value-type="percentage" office:value="0.02571" calcext:value-type="percentage">
            <text:p>2.57%</text:p>
          </table:table-cell>
          <table:table-cell office:value-type="percentage" office:value="0.02532" calcext:value-type="percentage">
            <text:p>2.53%</text:p>
          </table:table-cell>
          <table:table-cell table:number-columns-repeated="2"/>
          <table:table-cell office:value-type="percentage" office:value="0.00274" calcext:value-type="percentage">
            <text:p>0.27%</text:p>
          </table:table-cell>
          <table:table-cell office:value-type="percentage" office:value="0.00288" calcext:value-type="percentage">
            <text:p>0.29%</text:p>
          </table:table-cell>
          <table:table-cell office:value-type="percentage" office:value="0.00279" calcext:value-type="percentage">
            <text:p>0.28%</text:p>
          </table:table-cell>
          <table:table-cell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office:value-type="percentage" office:value="0.13841" calcext:value-type="percentage">
            <text:p>13.84%</text:p>
          </table:table-cell>
          <table:table-cell office:value-type="percentage" office:value="0.13936" calcext:value-type="percentage">
            <text:p>13.94%</text:p>
          </table:table-cell>
          <table:table-cell office:value-type="percentage" office:value="0.13814" calcext:value-type="percentage">
            <text:p>13.81%</text:p>
          </table:table-cell>
          <table:table-cell table:number-columns-repeated="3"/>
          <table:table-cell office:value-type="percentage" office:value="0.23234" calcext:value-type="percentage">
            <text:p>23.23%</text:p>
          </table:table-cell>
          <table:table-cell office:value-type="percentage" office:value="0.23461" calcext:value-type="percentage">
            <text:p>23.46%</text:p>
          </table:table-cell>
          <table:table-cell office:value-type="percentage" office:value="0.22984" calcext:value-type="percentage">
            <text:p>22.98%</text:p>
          </table:table-cell>
          <table:table-cell table:number-columns-repeated="2"/>
          <table:table-cell office:value-type="percentage" office:value="0.02599" calcext:value-type="percentage">
            <text:p>2.60%</text:p>
          </table:table-cell>
          <table:table-cell office:value-type="percentage" office:value="0.02614" calcext:value-type="percentage">
            <text:p>2.61%</text:p>
          </table:table-cell>
          <table:table-cell office:value-type="percentage" office:value="0.02654" calcext:value-type="percentage">
            <text:p>2.65%</text:p>
          </table:table-cell>
          <table:table-cell table:number-columns-repeated="2"/>
          <table:table-cell office:value-type="percentage" office:value="0.00833" calcext:value-type="percentage">
            <text:p>0.83%</text:p>
          </table:table-cell>
          <table:table-cell office:value-type="percentage" office:value="0.00959" calcext:value-type="percentage">
            <text:p>0.96%</text:p>
          </table:table-cell>
          <table:table-cell office:value-type="percentage" office:value="0.00825" calcext:value-type="percentage">
            <text:p>0.83%</text:p>
          </table:table-cell>
          <table:table-cell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percentage" office:value="0.12497" calcext:value-type="percentage">
            <text:p>12.50%</text:p>
          </table:table-cell>
          <table:table-cell office:value-type="percentage" office:value="0.1235" calcext:value-type="percentage">
            <text:p>12.35%</text:p>
          </table:table-cell>
          <table:table-cell office:value-type="percentage" office:value="0.12314" calcext:value-type="percentage">
            <text:p>12.31%</text:p>
          </table:table-cell>
          <table:table-cell table:number-columns-repeated="3"/>
          <table:table-cell office:value-type="percentage" office:value="0.22861" calcext:value-type="percentage">
            <text:p>22.86%</text:p>
          </table:table-cell>
          <table:table-cell office:value-type="percentage" office:value="0.22492" calcext:value-type="percentage">
            <text:p>22.49%</text:p>
          </table:table-cell>
          <table:table-cell office:value-type="percentage" office:value="0.22762" calcext:value-type="percentage">
            <text:p>22.76%</text:p>
          </table:table-cell>
          <table:table-cell table:number-columns-repeated="2"/>
          <table:table-cell office:value-type="percentage" office:value="0.02931" calcext:value-type="percentage">
            <text:p>2.93%</text:p>
          </table:table-cell>
          <table:table-cell office:value-type="percentage" office:value="0.03009" calcext:value-type="percentage">
            <text:p>3.01%</text:p>
          </table:table-cell>
          <table:table-cell office:value-type="percentage" office:value="0.02976" calcext:value-type="percentage">
            <text:p>2.98%</text:p>
          </table:table-cell>
          <table:table-cell table:number-columns-repeated="2"/>
          <table:table-cell office:value-type="percentage" office:value="0.00274" calcext:value-type="percentage">
            <text:p>0.27%</text:p>
          </table:table-cell>
          <table:table-cell office:value-type="percentage" office:value="0.00337" calcext:value-type="percentage">
            <text:p>0.34%</text:p>
          </table:table-cell>
          <table:table-cell office:value-type="percentage" office:value="0.00304" calcext:value-type="percentage">
            <text:p>0.30%</text:p>
          </table:table-cell>
          <table:table-cell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/>
          <table:table-cell office:value-type="percentage" office:value="0.14" calcext:value-type="percentage">
            <text:p>14.00%</text:p>
          </table:table-cell>
          <table:table-cell office:value-type="percentage" office:value="0.13901" calcext:value-type="percentage">
            <text:p>13.90%</text:p>
          </table:table-cell>
          <table:table-cell office:value-type="percentage" office:value="0.1381" calcext:value-type="percentage">
            <text:p>13.81%</text:p>
          </table:table-cell>
          <table:table-cell table:number-columns-repeated="3"/>
          <table:table-cell office:value-type="percentage" office:value="0.23439" calcext:value-type="percentage">
            <text:p>23.44%</text:p>
          </table:table-cell>
          <table:table-cell office:value-type="percentage" office:value="0.22803" calcext:value-type="percentage">
            <text:p>22.80%</text:p>
          </table:table-cell>
          <table:table-cell office:value-type="percentage" office:value="0.22554" calcext:value-type="percentage">
            <text:p>22.55%</text:p>
          </table:table-cell>
          <table:table-cell table:number-columns-repeated="2"/>
          <table:table-cell office:value-type="percentage" office:value="0.02673" calcext:value-type="percentage">
            <text:p>2.67%</text:p>
          </table:table-cell>
          <table:table-cell office:value-type="percentage" office:value="0.02763" calcext:value-type="percentage">
            <text:p>2.76%</text:p>
          </table:table-cell>
          <table:table-cell office:value-type="percentage" office:value="0.02696" calcext:value-type="percentage">
            <text:p>2.70%</text:p>
          </table:table-cell>
          <table:table-cell table:number-columns-repeated="2"/>
          <table:table-cell office:value-type="percentage" office:value="0.00664" calcext:value-type="percentage">
            <text:p>0.66%</text:p>
          </table:table-cell>
          <table:table-cell office:value-type="percentage" office:value="0.00652" calcext:value-type="percentage">
            <text:p>0.65%</text:p>
          </table:table-cell>
          <table:table-cell office:value-type="percentage" office:value="0.00525" calcext:value-type="percentage">
            <text:p>0.53%</text:p>
          </table:table-cell>
          <table:table-cell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percentage" office:value="0.14091" calcext:value-type="percentage">
            <text:p>14.09%</text:p>
          </table:table-cell>
          <table:table-cell office:value-type="percentage" office:value="0.13758" calcext:value-type="percentage">
            <text:p>13.76%</text:p>
          </table:table-cell>
          <table:table-cell office:value-type="percentage" office:value="0.13713" calcext:value-type="percentage">
            <text:p>13.71%</text:p>
          </table:table-cell>
          <table:table-cell table:number-columns-repeated="3"/>
          <table:table-cell office:value-type="percentage" office:value="0.25805" calcext:value-type="percentage">
            <text:p>25.81%</text:p>
          </table:table-cell>
          <table:table-cell office:value-type="percentage" office:value="0.24659" calcext:value-type="percentage">
            <text:p>24.66%</text:p>
          </table:table-cell>
          <table:table-cell office:value-type="percentage" office:value="0.2474" calcext:value-type="percentage">
            <text:p>24.74%</text:p>
          </table:table-cell>
          <table:table-cell table:number-columns-repeated="2"/>
          <table:table-cell office:value-type="percentage" office:value="0.02699" calcext:value-type="percentage">
            <text:p>2.70%</text:p>
          </table:table-cell>
          <table:table-cell office:value-type="percentage" office:value="0.02644" calcext:value-type="percentage">
            <text:p>2.64%</text:p>
          </table:table-cell>
          <table:table-cell office:value-type="percentage" office:value="0.0267" calcext:value-type="percentage">
            <text:p>2.67%</text:p>
          </table:table-cell>
          <table:table-cell table:number-columns-repeated="2"/>
          <table:table-cell office:value-type="percentage" office:value="0.00529" calcext:value-type="percentage">
            <text:p>0.53%</text:p>
          </table:table-cell>
          <table:table-cell office:value-type="percentage" office:value="0.00271" calcext:value-type="percentage">
            <text:p>0.27%</text:p>
          </table:table-cell>
          <table:table-cell office:value-type="percentage" office:value="0.00227" calcext:value-type="percentage">
            <text:p>0.23%</text:p>
          </table:table-cell>
          <table:table-cell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/>
          <table:table-cell office:value-type="percentage" office:value="0.16897" calcext:value-type="percentage">
            <text:p>16.90%</text:p>
          </table:table-cell>
          <table:table-cell office:value-type="percentage" office:value="0.16713" calcext:value-type="percentage">
            <text:p>16.71%</text:p>
          </table:table-cell>
          <table:table-cell office:value-type="percentage" office:value="0.16854" calcext:value-type="percentage">
            <text:p>16.85%</text:p>
          </table:table-cell>
          <table:table-cell table:number-columns-repeated="3"/>
          <table:table-cell office:value-type="percentage" office:value="0.31462" calcext:value-type="percentage">
            <text:p>31.46%</text:p>
          </table:table-cell>
          <table:table-cell office:value-type="percentage" office:value="0.30465" calcext:value-type="percentage">
            <text:p>30.47%</text:p>
          </table:table-cell>
          <table:table-cell office:value-type="percentage" office:value="0.31116" calcext:value-type="percentage">
            <text:p>31.12%</text:p>
          </table:table-cell>
          <table:table-cell table:number-columns-repeated="2"/>
          <table:table-cell office:value-type="percentage" office:value="0.03013" calcext:value-type="percentage">
            <text:p>3.01%</text:p>
          </table:table-cell>
          <table:table-cell office:value-type="percentage" office:value="0.03049" calcext:value-type="percentage">
            <text:p>3.05%</text:p>
          </table:table-cell>
          <table:table-cell office:value-type="percentage" office:value="0.03068" calcext:value-type="percentage">
            <text:p>3.07%</text:p>
          </table:table-cell>
          <table:table-cell table:number-columns-repeated="2"/>
          <table:table-cell office:value-type="percentage" office:value="0.0529" calcext:value-type="percentage">
            <text:p>5.29%</text:p>
          </table:table-cell>
          <table:table-cell office:value-type="percentage" office:value="0.0463" calcext:value-type="percentage">
            <text:p>4.63%</text:p>
          </table:table-cell>
          <table:table-cell office:value-type="percentage" office:value="0.0526" calcext:value-type="percentage">
            <text:p>5.26%</text:p>
          </table:table-cell>
          <table:table-cell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percentage" office:value="0.14468" calcext:value-type="percentage">
            <text:p>14.47%</text:p>
          </table:table-cell>
          <table:table-cell office:value-type="percentage" office:value="0.14165" calcext:value-type="percentage">
            <text:p>14.17%</text:p>
          </table:table-cell>
          <table:table-cell office:value-type="percentage" office:value="0.15051" calcext:value-type="percentage">
            <text:p>15.05%</text:p>
          </table:table-cell>
          <table:table-cell table:number-columns-repeated="3"/>
          <table:table-cell office:value-type="percentage" office:value="0.25888" calcext:value-type="percentage">
            <text:p>25.89%</text:p>
          </table:table-cell>
          <table:table-cell office:value-type="percentage" office:value="0.26207" calcext:value-type="percentage">
            <text:p>26.21%</text:p>
          </table:table-cell>
          <table:table-cell office:value-type="percentage" office:value="0.28021" calcext:value-type="percentage">
            <text:p>28.02%</text:p>
          </table:table-cell>
          <table:table-cell table:number-columns-repeated="2"/>
          <table:table-cell office:value-type="percentage" office:value="0.03221" calcext:value-type="percentage">
            <text:p>3.22%</text:p>
          </table:table-cell>
          <table:table-cell office:value-type="percentage" office:value="0.032" calcext:value-type="percentage">
            <text:p>3.20%</text:p>
          </table:table-cell>
          <table:table-cell office:value-type="percentage" office:value="0.03622" calcext:value-type="percentage">
            <text:p>3.62%</text:p>
          </table:table-cell>
          <table:table-cell table:number-columns-repeated="2"/>
          <table:table-cell office:value-type="percentage" office:value="0.01176" calcext:value-type="percentage">
            <text:p>1.18%</text:p>
          </table:table-cell>
          <table:table-cell office:value-type="percentage" office:value="0.01136" calcext:value-type="percentage">
            <text:p>1.14%</text:p>
          </table:table-cell>
          <table:table-cell office:value-type="percentage" office:value="0.01645" calcext:value-type="percentage">
            <text:p>1.65%</text:p>
          </table:table-cell>
          <table:table-cell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  <table:table-cell office:value-type="percentage" office:value="0.15594" calcext:value-type="percentage">
            <text:p>15.59%</text:p>
          </table:table-cell>
          <table:table-cell office:value-type="percentage" office:value="0.15565" calcext:value-type="percentage">
            <text:p>15.57%</text:p>
          </table:table-cell>
          <table:table-cell office:value-type="percentage" office:value="0.15484" calcext:value-type="percentage">
            <text:p>15.48%</text:p>
          </table:table-cell>
          <table:table-cell table:number-columns-repeated="3"/>
          <table:table-cell office:value-type="percentage" office:value="0.29645" calcext:value-type="percentage">
            <text:p>29.65%</text:p>
          </table:table-cell>
          <table:table-cell office:value-type="percentage" office:value="0.28646" calcext:value-type="percentage">
            <text:p>28.65%</text:p>
          </table:table-cell>
          <table:table-cell office:value-type="percentage" office:value="0.2871" calcext:value-type="percentage">
            <text:p>28.71%</text:p>
          </table:table-cell>
          <table:table-cell table:number-columns-repeated="2"/>
          <table:table-cell office:value-type="percentage" office:value="0.02963" calcext:value-type="percentage">
            <text:p>2.96%</text:p>
          </table:table-cell>
          <table:table-cell office:value-type="percentage" office:value="0.02971" calcext:value-type="percentage">
            <text:p>2.97%</text:p>
          </table:table-cell>
          <table:table-cell office:value-type="percentage" office:value="0.02957" calcext:value-type="percentage">
            <text:p>2.96%</text:p>
          </table:table-cell>
          <table:table-cell table:number-columns-repeated="2"/>
          <table:table-cell office:value-type="percentage" office:value="0.01821" calcext:value-type="percentage">
            <text:p>1.82%</text:p>
          </table:table-cell>
          <table:table-cell office:value-type="percentage" office:value="0.01791" calcext:value-type="percentage">
            <text:p>1.79%</text:p>
          </table:table-cell>
          <table:table-cell office:value-type="percentage" office:value="0.01724" calcext:value-type="percentage">
            <text:p>1.72%</text:p>
          </table:table-cell>
          <table:table-cell/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percentage" office:value="0.16649" calcext:value-type="percentage">
            <text:p>16.65%</text:p>
          </table:table-cell>
          <table:table-cell office:value-type="percentage" office:value="0.16139" calcext:value-type="percentage">
            <text:p>16.14%</text:p>
          </table:table-cell>
          <table:table-cell office:value-type="percentage" office:value="0.16481" calcext:value-type="percentage">
            <text:p>16.48%</text:p>
          </table:table-cell>
          <table:table-cell table:number-columns-repeated="3"/>
          <table:table-cell office:value-type="percentage" office:value="0.33818" calcext:value-type="percentage">
            <text:p>33.82%</text:p>
          </table:table-cell>
          <table:table-cell office:value-type="percentage" office:value="0.32393" calcext:value-type="percentage">
            <text:p>32.39%</text:p>
          </table:table-cell>
          <table:table-cell office:value-type="percentage" office:value="0.33449" calcext:value-type="percentage">
            <text:p>33.45%</text:p>
          </table:table-cell>
          <table:table-cell table:number-columns-repeated="2"/>
          <table:table-cell office:value-type="percentage" office:value="0.03581" calcext:value-type="percentage">
            <text:p>3.58%</text:p>
          </table:table-cell>
          <table:table-cell office:value-type="percentage" office:value="0.03414" calcext:value-type="percentage">
            <text:p>3.41%</text:p>
          </table:table-cell>
          <table:table-cell office:value-type="percentage" office:value="0.03574" calcext:value-type="percentage">
            <text:p>3.57%</text:p>
          </table:table-cell>
          <table:table-cell table:number-columns-repeated="2"/>
          <table:table-cell office:value-type="percentage" office:value="0.0247" calcext:value-type="percentage">
            <text:p>2.47%</text:p>
          </table:table-cell>
          <table:table-cell office:value-type="percentage" office:value="0.01983" calcext:value-type="percentage">
            <text:p>1.98%</text:p>
          </table:table-cell>
          <table:table-cell office:value-type="percentage" office:value="0.02368" calcext:value-type="percentage">
            <text:p>2.37%</text:p>
          </table:table-cell>
          <table:table-cell/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percentage" office:value="0.16346" calcext:value-type="percentage">
            <text:p>16.35%</text:p>
          </table:table-cell>
          <table:table-cell office:value-type="percentage" office:value="0.16255" calcext:value-type="percentage">
            <text:p>16.26%</text:p>
          </table:table-cell>
          <table:table-cell office:value-type="percentage" office:value="0.16376" calcext:value-type="percentage">
            <text:p>16.38%</text:p>
          </table:table-cell>
          <table:table-cell table:number-columns-repeated="3"/>
          <table:table-cell office:value-type="percentage" office:value="0.32156" calcext:value-type="percentage">
            <text:p>32.16%</text:p>
          </table:table-cell>
          <table:table-cell office:value-type="percentage" office:value="0.31778" calcext:value-type="percentage">
            <text:p>31.78%</text:p>
          </table:table-cell>
          <table:table-cell office:value-type="percentage" office:value="0.32201" calcext:value-type="percentage">
            <text:p>32.20%</text:p>
          </table:table-cell>
          <table:table-cell table:number-columns-repeated="2"/>
          <table:table-cell office:value-type="percentage" office:value="0.03104" calcext:value-type="percentage">
            <text:p>3.10%</text:p>
          </table:table-cell>
          <table:table-cell office:value-type="percentage" office:value="0.03077" calcext:value-type="percentage">
            <text:p>3.08%</text:p>
          </table:table-cell>
          <table:table-cell office:value-type="percentage" office:value="0.03096" calcext:value-type="percentage">
            <text:p>3.10%</text:p>
          </table:table-cell>
          <table:table-cell table:number-columns-repeated="2"/>
          <table:table-cell office:value-type="percentage" office:value="0.02897" calcext:value-type="percentage">
            <text:p>2.90%</text:p>
          </table:table-cell>
          <table:table-cell office:value-type="percentage" office:value="0.02649" calcext:value-type="percentage">
            <text:p>2.65%</text:p>
          </table:table-cell>
          <table:table-cell office:value-type="percentage" office:value="0.02927" calcext:value-type="percentage">
            <text:p>2.93%</text:p>
          </table:table-cell>
          <table:table-cell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percentage" office:value="0.15145" calcext:value-type="percentage">
            <text:p>15.15%</text:p>
          </table:table-cell>
          <table:table-cell office:value-type="percentage" office:value="0.15157" calcext:value-type="percentage">
            <text:p>15.16%</text:p>
          </table:table-cell>
          <table:table-cell office:value-type="percentage" office:value="0.1511" calcext:value-type="percentage">
            <text:p>15.11%</text:p>
          </table:table-cell>
          <table:table-cell table:number-columns-repeated="3"/>
          <table:table-cell office:value-type="percentage" office:value="0.33253" calcext:value-type="percentage">
            <text:p>33.25%</text:p>
          </table:table-cell>
          <table:table-cell office:value-type="percentage" office:value="0.32687" calcext:value-type="percentage">
            <text:p>32.69%</text:p>
          </table:table-cell>
          <table:table-cell office:value-type="percentage" office:value="0.32868" calcext:value-type="percentage">
            <text:p>32.87%</text:p>
          </table:table-cell>
          <table:table-cell table:number-columns-repeated="2"/>
          <table:table-cell office:value-type="percentage" office:value="0.10325" calcext:value-type="percentage">
            <text:p>10.33%</text:p>
          </table:table-cell>
          <table:table-cell office:value-type="percentage" office:value="0.09524" calcext:value-type="percentage">
            <text:p>9.52%</text:p>
          </table:table-cell>
          <table:table-cell office:value-type="percentage" office:value="0.09947" calcext:value-type="percentage">
            <text:p>9.95%</text:p>
          </table:table-cell>
          <table:table-cell table:number-columns-repeated="2"/>
          <table:table-cell office:value-type="percentage" office:value="0.0381" calcext:value-type="percentage">
            <text:p>3.81%</text:p>
          </table:table-cell>
          <table:table-cell office:value-type="percentage" office:value="0.0388" calcext:value-type="percentage">
            <text:p>3.88%</text:p>
          </table:table-cell>
          <table:table-cell office:value-type="percentage" office:value="0.04119" calcext:value-type="percentage">
            <text:p>4.12%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percentage" office:value="0.00515" calcext:value-type="percentage">
            <text:p>0.52%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0051" calcext:value-type="percentage">
            <text:p>0.51%</text:p>
          </table:table-cell>
          <table:table-cell table:number-columns-repeated="3"/>
          <table:table-cell office:value-type="percentage" office:value="0.01094" calcext:value-type="percentage">
            <text:p>1.09%</text:p>
          </table:table-cell>
          <table:table-cell office:value-type="percentage" office:value="0.01035" calcext:value-type="percentage">
            <text:p>1.04%</text:p>
          </table:table-cell>
          <table:table-cell office:value-type="percentage" office:value="0.00981" calcext:value-type="percentage">
            <text:p>0.98%</text:p>
          </table:table-cell>
          <table:table-cell table:number-columns-repeated="2"/>
          <table:table-cell office:value-type="percentage" office:value="0.00106" calcext:value-type="percentage">
            <text:p>0.11%</text:p>
          </table:table-cell>
          <table:table-cell office:value-type="percentage" office:value="0.00097" calcext:value-type="percentage">
            <text:p>0.10%</text:p>
          </table:table-cell>
          <table:table-cell office:value-type="percentage" office:value="0.00148" calcext:value-type="percentage">
            <text:p>0.15%</text:p>
          </table:table-cell>
          <table:table-cell table:number-columns-repeated="2"/>
          <table:table-cell office:value-type="percentage" office:value="0.00055" calcext:value-type="percentage">
            <text:p>0.06%</text:p>
          </table:table-cell>
          <table:table-cell office:value-type="percentage" office:value="0.00079" calcext:value-type="percentage">
            <text:p>0.08%</text:p>
          </table:table-cell>
          <table:table-cell office:value-type="percentage" office:value="0.00054" calcext:value-type="percentage">
            <text:p>0.05%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percentage" office:value="0.02027" calcext:value-type="percentage">
            <text:p>2.03%</text:p>
          </table:table-cell>
          <table:table-cell office:value-type="percentage" office:value="0.02023" calcext:value-type="percentage">
            <text:p>2.02%</text:p>
          </table:table-cell>
          <table:table-cell office:value-type="percentage" office:value="0.02048" calcext:value-type="percentage">
            <text:p>2.05%</text:p>
          </table:table-cell>
          <table:table-cell table:number-columns-repeated="3"/>
          <table:table-cell office:value-type="percentage" office:value="0.00487" calcext:value-type="percentage">
            <text:p>0.49%</text:p>
          </table:table-cell>
          <table:table-cell office:value-type="percentage" office:value="0.00462" calcext:value-type="percentage">
            <text:p>0.46%</text:p>
          </table:table-cell>
          <table:table-cell office:value-type="percentage" office:value="0.00466" calcext:value-type="percentage">
            <text:p>0.47%</text:p>
          </table:table-cell>
          <table:table-cell table:number-columns-repeated="2"/>
          <table:table-cell table:number-columns-repeated="2" office:value-type="percentage" office:value="0.00001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 table:number-columns-repeated="2"/>
          <table:table-cell office:value-type="percentage" office:value="0.00014" calcext:value-type="percentage">
            <text:p>0.01%</text:p>
          </table:table-cell>
          <table:table-cell table:number-columns-repeated="2" office:value-type="percentage" office:value="0.0001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percentage" office:value="0.01699" calcext:value-type="percentage">
            <text:p>1.70%</text:p>
          </table:table-cell>
          <table:table-cell office:value-type="percentage" office:value="0.01677" calcext:value-type="percentage">
            <text:p>1.68%</text:p>
          </table:table-cell>
          <table:table-cell office:value-type="percentage" office:value="0.01711" calcext:value-type="percentage">
            <text:p>1.71%</text:p>
          </table:table-cell>
          <table:table-cell table:number-columns-repeated="3"/>
          <table:table-cell office:value-type="percentage" office:value="0.00308" calcext:value-type="percentage">
            <text:p>0.31%</text:p>
          </table:table-cell>
          <table:table-cell table:number-columns-repeated="2" office:value-type="percentage" office:value="0.00284" calcext:value-type="percentage">
            <text:p>0.28%</text:p>
          </table:table-cell>
          <table:table-cell table:number-columns-repeated="2"/>
          <table:table-cell office:value-type="percentage" office:value="0.0000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" calcext:value-type="percentage">
            <text:p>0.00%</text:p>
          </table:table-cell>
          <table:table-cell table:number-columns-repeated="2"/>
          <table:table-cell office:value-type="percentage" office:value="0.00002" calcext:value-type="percentage">
            <text:p>0.00%</text:p>
          </table:table-cell>
          <table:table-cell office:value-type="percentage" office:value="0.00005" calcext:value-type="percentage">
            <text:p>0.01%</text:p>
          </table:table-cell>
          <table:table-cell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percentage" office:value="0.02968" calcext:value-type="percentage">
            <text:p>2.97%</text:p>
          </table:table-cell>
          <table:table-cell office:value-type="percentage" office:value="0.02878" calcext:value-type="percentage">
            <text:p>2.88%</text:p>
          </table:table-cell>
          <table:table-cell office:value-type="percentage" office:value="0.02871" calcext:value-type="percentage">
            <text:p>2.87%</text:p>
          </table:table-cell>
          <table:table-cell table:number-columns-repeated="3"/>
          <table:table-cell office:value-type="percentage" office:value="0.04137" calcext:value-type="percentage">
            <text:p>4.14%</text:p>
          </table:table-cell>
          <table:table-cell office:value-type="percentage" office:value="0.01265" calcext:value-type="percentage">
            <text:p>1.27%</text:p>
          </table:table-cell>
          <table:table-cell office:value-type="percentage" office:value="0.00438" calcext:value-type="percentage">
            <text:p>0.44%</text:p>
          </table:table-cell>
          <table:table-cell table:number-columns-repeated="2"/>
          <table:table-cell office:value-type="percentage" office:value="0.001" calcext:value-type="percentage">
            <text:p>0.1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" calcext:value-type="percentage">
            <text:p>0.00%</text:p>
          </table:table-cell>
          <table:table-cell table:number-columns-repeated="2"/>
          <table:table-cell table:number-columns-repeated="3" office:value-type="percentage" office:value="0.00004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percentage" office:value="0.0295" calcext:value-type="percentage">
            <text:p>2.95%</text:p>
          </table:table-cell>
          <table:table-cell office:value-type="percentage" office:value="0.02977" calcext:value-type="percentage">
            <text:p>2.98%</text:p>
          </table:table-cell>
          <table:table-cell office:value-type="percentage" office:value="0.02937" calcext:value-type="percentage">
            <text:p>2.94%</text:p>
          </table:table-cell>
          <table:table-cell table:number-columns-repeated="3"/>
          <table:table-cell office:value-type="percentage" office:value="0.02128" calcext:value-type="percentage">
            <text:p>2.13%</text:p>
          </table:table-cell>
          <table:table-cell office:value-type="percentage" office:value="0.01075" calcext:value-type="percentage">
            <text:p>1.08%</text:p>
          </table:table-cell>
          <table:table-cell office:value-type="percentage" office:value="0.00953" calcext:value-type="percentage">
            <text:p>0.95%</text:p>
          </table:table-cell>
          <table:table-cell table:number-columns-repeated="2"/>
          <table:table-cell office:value-type="percentage" office:value="0.00003" calcext:value-type="percentage">
            <text:p>0.00%</text:p>
          </table:table-cell>
          <table:table-cell table:number-columns-repeated="2" office:value-type="percentage" office:value="0.00001" calcext:value-type="percentage">
            <text:p>0.00%</text:p>
          </table:table-cell>
          <table:table-cell table:number-columns-repeated="2"/>
          <table:table-cell office:value-type="percentage" office:value="0.00006" calcext:value-type="percentage">
            <text:p>0.01%</text:p>
          </table:table-cell>
          <table:table-cell table:number-columns-repeated="2" office:value-type="percentage" office:value="0.00005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percentage" office:value="0.03208" calcext:value-type="percentage">
            <text:p>3.21%</text:p>
          </table:table-cell>
          <table:table-cell office:value-type="percentage" office:value="0.0324" calcext:value-type="percentage">
            <text:p>3.24%</text:p>
          </table:table-cell>
          <table:table-cell office:value-type="percentage" office:value="0.03329" calcext:value-type="percentage">
            <text:p>3.33%</text:p>
          </table:table-cell>
          <table:table-cell table:number-columns-repeated="3"/>
          <table:table-cell office:value-type="percentage" office:value="0.0202" calcext:value-type="percentage">
            <text:p>2.02%</text:p>
          </table:table-cell>
          <table:table-cell office:value-type="percentage" office:value="0.02411" calcext:value-type="percentage">
            <text:p>2.41%</text:p>
          </table:table-cell>
          <table:table-cell office:value-type="percentage" office:value="0.02513" calcext:value-type="percentage">
            <text:p>2.51%</text:p>
          </table:table-cell>
          <table:table-cell table:number-columns-repeated="2"/>
          <table:table-cell office:value-type="percentage" office:value="0.0007" calcext:value-type="percentage">
            <text:p>0.07%</text:p>
          </table:table-cell>
          <table:table-cell office:value-type="percentage" office:value="0.00007" calcext:value-type="percentage">
            <text:p>0.01%</text:p>
          </table:table-cell>
          <table:table-cell office:value-type="percentage" office:value="0.00002" calcext:value-type="percentage">
            <text:p>0.00%</text:p>
          </table:table-cell>
          <table:table-cell table:number-columns-repeated="2"/>
          <table:table-cell table:number-columns-repeated="2" office:value-type="percentage" office:value="0.00006" calcext:value-type="percentage">
            <text:p>0.01%</text:p>
          </table:table-cell>
          <table:table-cell office:value-type="percentage" office:value="0.00007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office:value-type="percentage" office:value="0.03558" calcext:value-type="percentage">
            <text:p>3.56%</text:p>
          </table:table-cell>
          <table:table-cell office:value-type="percentage" office:value="0.03603" calcext:value-type="percentage">
            <text:p>3.60%</text:p>
          </table:table-cell>
          <table:table-cell office:value-type="percentage" office:value="0.0355" calcext:value-type="percentage">
            <text:p>3.55%</text:p>
          </table:table-cell>
          <table:table-cell table:number-columns-repeated="3"/>
          <table:table-cell office:value-type="percentage" office:value="0.02105" calcext:value-type="percentage">
            <text:p>2.11%</text:p>
          </table:table-cell>
          <table:table-cell office:value-type="percentage" office:value="0.02193" calcext:value-type="percentage">
            <text:p>2.19%</text:p>
          </table:table-cell>
          <table:table-cell office:value-type="percentage" office:value="0.02128" calcext:value-type="percentage">
            <text:p>2.13%</text:p>
          </table:table-cell>
          <table:table-cell table:number-columns-repeated="2"/>
          <table:table-cell office:value-type="percentage" office:value="0.00004" calcext:value-type="percentage">
            <text:p>0.00%</text:p>
          </table:table-cell>
          <table:table-cell office:value-type="percentage" office:value="0.00058" calcext:value-type="percentage">
            <text:p>0.06%</text:p>
          </table:table-cell>
          <table:table-cell office:value-type="percentage" office:value="0.0006" calcext:value-type="percentage">
            <text:p>0.06%</text:p>
          </table:table-cell>
          <table:table-cell table:number-columns-repeated="2"/>
          <table:table-cell office:value-type="percentage" office:value="0.00006" calcext:value-type="percentage">
            <text:p>0.01%</text:p>
          </table:table-cell>
          <table:table-cell table:number-columns-repeated="2" office:value-type="percentage" office:value="0.00007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percentage" office:value="0.04761" calcext:value-type="percentage">
            <text:p>4.76%</text:p>
          </table:table-cell>
          <table:table-cell office:value-type="percentage" office:value="0.04744" calcext:value-type="percentage">
            <text:p>4.74%</text:p>
          </table:table-cell>
          <table:table-cell office:value-type="percentage" office:value="0.0471" calcext:value-type="percentage">
            <text:p>4.71%</text:p>
          </table:table-cell>
          <table:table-cell table:number-columns-repeated="3"/>
          <table:table-cell office:value-type="percentage" office:value="0.12415" calcext:value-type="percentage">
            <text:p>12.42%</text:p>
          </table:table-cell>
          <table:table-cell office:value-type="percentage" office:value="0.11996" calcext:value-type="percentage">
            <text:p>12.00%</text:p>
          </table:table-cell>
          <table:table-cell office:value-type="percentage" office:value="0.12379" calcext:value-type="percentage">
            <text:p>12.38%</text:p>
          </table:table-cell>
          <table:table-cell table:number-columns-repeated="2"/>
          <table:table-cell office:value-type="percentage" office:value="0.00002" calcext:value-type="percentage">
            <text:p>0.00%</text:p>
          </table:table-cell>
          <table:table-cell office:value-type="percentage" office:value="0.00006" calcext:value-type="percentage">
            <text:p>0.01%</text:p>
          </table:table-cell>
          <table:table-cell office:value-type="percentage" office:value="0.00038" calcext:value-type="percentage">
            <text:p>0.04%</text:p>
          </table:table-cell>
          <table:table-cell table:number-columns-repeated="2"/>
          <table:table-cell office:value-type="percentage" office:value="0.00007" calcext:value-type="percentage">
            <text:p>0.01%</text:p>
          </table:table-cell>
          <table:table-cell table:number-columns-repeated="2"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percentage" office:value="0.03904" calcext:value-type="percentage">
            <text:p>3.90%</text:p>
          </table:table-cell>
          <table:table-cell office:value-type="percentage" office:value="0.03909" calcext:value-type="percentage">
            <text:p>3.91%</text:p>
          </table:table-cell>
          <table:table-cell office:value-type="percentage" office:value="0.03898" calcext:value-type="percentage">
            <text:p>3.90%</text:p>
          </table:table-cell>
          <table:table-cell table:number-columns-repeated="3"/>
          <table:table-cell office:value-type="percentage" office:value="0.02176" calcext:value-type="percentage">
            <text:p>2.18%</text:p>
          </table:table-cell>
          <table:table-cell office:value-type="percentage" office:value="0.0218" calcext:value-type="percentage">
            <text:p>2.18%</text:p>
          </table:table-cell>
          <table:table-cell office:value-type="percentage" office:value="0.02178" calcext:value-type="percentage">
            <text:p>2.18%</text:p>
          </table:table-cell>
          <table:table-cell table:number-columns-repeated="2"/>
          <table:table-cell office:value-type="percentage" office:value="0.00002" calcext:value-type="percentage">
            <text:p>0.00%</text:p>
          </table:table-cell>
          <table:table-cell office:value-type="percentage" office:value="0.00003" calcext:value-type="percentage">
            <text:p>0.00%</text:p>
          </table:table-cell>
          <table:table-cell office:value-type="percentage" office:value="0.00014" calcext:value-type="percentage">
            <text:p>0.01%</text:p>
          </table:table-cell>
          <table:table-cell table:number-columns-repeated="2"/>
          <table:table-cell table:number-columns-repeated="3" office:value-type="percentage" office:value="0.00007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percentage" office:value="0.04187" calcext:value-type="percentage">
            <text:p>4.19%</text:p>
          </table:table-cell>
          <table:table-cell office:value-type="percentage" office:value="0.04099" calcext:value-type="percentage">
            <text:p>4.10%</text:p>
          </table:table-cell>
          <table:table-cell office:value-type="percentage" office:value="0.04019" calcext:value-type="percentage">
            <text:p>4.02%</text:p>
          </table:table-cell>
          <table:table-cell table:number-columns-repeated="3"/>
          <table:table-cell office:value-type="percentage" office:value="0.04965" calcext:value-type="percentage">
            <text:p>4.97%</text:p>
          </table:table-cell>
          <table:table-cell office:value-type="percentage" office:value="0.04089" calcext:value-type="percentage">
            <text:p>4.09%</text:p>
          </table:table-cell>
          <table:table-cell office:value-type="percentage" office:value="0.038" calcext:value-type="percentage">
            <text:p>3.80%</text:p>
          </table:table-cell>
          <table:table-cell table:number-columns-repeated="2"/>
          <table:table-cell office:value-type="percentage" office:value="0.00007" calcext:value-type="percentage">
            <text:p>0.01%</text:p>
          </table:table-cell>
          <table:table-cell office:value-type="percentage" office:value="0.00004" calcext:value-type="percentage">
            <text:p>0.00%</text:p>
          </table:table-cell>
          <table:table-cell office:value-type="percentage" office:value="0.00013" calcext:value-type="percentage">
            <text:p>0.01%</text:p>
          </table:table-cell>
          <table:table-cell table:number-columns-repeated="2"/>
          <table:table-cell table:number-columns-repeated="3" office:value-type="percentage" office:value="0.00008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office:value-type="percentage" office:value="0.0443" calcext:value-type="percentage">
            <text:p>4.43%</text:p>
          </table:table-cell>
          <table:table-cell office:value-type="percentage" office:value="0.04373" calcext:value-type="percentage">
            <text:p>4.37%</text:p>
          </table:table-cell>
          <table:table-cell office:value-type="percentage" office:value="0.04307" calcext:value-type="percentage">
            <text:p>4.31%</text:p>
          </table:table-cell>
          <table:table-cell table:number-columns-repeated="3"/>
          <table:table-cell office:value-type="percentage" office:value="0.03686" calcext:value-type="percentage">
            <text:p>3.69%</text:p>
          </table:table-cell>
          <table:table-cell office:value-type="percentage" office:value="0.03487" calcext:value-type="percentage">
            <text:p>3.49%</text:p>
          </table:table-cell>
          <table:table-cell office:value-type="percentage" office:value="0.03101" calcext:value-type="percentage">
            <text:p>3.10%</text:p>
          </table:table-cell>
          <table:table-cell table:number-columns-repeated="2"/>
          <table:table-cell office:value-type="percentage" office:value="0.00043" calcext:value-type="percentage">
            <text:p>0.04%</text:p>
          </table:table-cell>
          <table:table-cell office:value-type="percentage" office:value="0.00039" calcext:value-type="percentage">
            <text:p>0.04%</text:p>
          </table:table-cell>
          <table:table-cell office:value-type="percentage" office:value="0.00049" calcext:value-type="percentage">
            <text:p>0.05%</text:p>
          </table:table-cell>
          <table:table-cell table:number-columns-repeated="2"/>
          <table:table-cell table:number-columns-repeated="3" office:value-type="percentage" office:value="0.00008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percentage" office:value="0.04875" calcext:value-type="percentage">
            <text:p>4.88%</text:p>
          </table:table-cell>
          <table:table-cell office:value-type="percentage" office:value="0.04872" calcext:value-type="percentage">
            <text:p>4.87%</text:p>
          </table:table-cell>
          <table:table-cell office:value-type="percentage" office:value="0.04908" calcext:value-type="percentage">
            <text:p>4.91%</text:p>
          </table:table-cell>
          <table:table-cell table:number-columns-repeated="3"/>
          <table:table-cell office:value-type="percentage" office:value="0.12878" calcext:value-type="percentage">
            <text:p>12.88%</text:p>
          </table:table-cell>
          <table:table-cell office:value-type="percentage" office:value="0.12997" calcext:value-type="percentage">
            <text:p>13.00%</text:p>
          </table:table-cell>
          <table:table-cell office:value-type="percentage" office:value="0.13276" calcext:value-type="percentage">
            <text:p>13.28%</text:p>
          </table:table-cell>
          <table:table-cell table:number-columns-repeated="2"/>
          <table:table-cell office:value-type="percentage" office:value="0.00007" calcext:value-type="percentage">
            <text:p>0.01%</text:p>
          </table:table-cell>
          <table:table-cell office:value-type="percentage" office:value="0.00009" calcext:value-type="percentage">
            <text:p>0.01%</text:p>
          </table:table-cell>
          <table:table-cell office:value-type="percentage" office:value="0.00034" calcext:value-type="percentage">
            <text:p>0.03%</text:p>
          </table:table-cell>
          <table:table-cell table:number-columns-repeated="2"/>
          <table:table-cell table:number-columns-repeated="3" office:value-type="percentage" office:value="0.00008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percentage" office:value="0.04872" calcext:value-type="percentage">
            <text:p>4.87%</text:p>
          </table:table-cell>
          <table:table-cell office:value-type="percentage" office:value="0.0491" calcext:value-type="percentage">
            <text:p>4.91%</text:p>
          </table:table-cell>
          <table:table-cell office:value-type="percentage" office:value="0.04887" calcext:value-type="percentage">
            <text:p>4.89%</text:p>
          </table:table-cell>
          <table:table-cell table:number-columns-repeated="3"/>
          <table:table-cell office:value-type="percentage" office:value="0.05037" calcext:value-type="percentage">
            <text:p>5.04%</text:p>
          </table:table-cell>
          <table:table-cell office:value-type="percentage" office:value="0.05442" calcext:value-type="percentage">
            <text:p>5.44%</text:p>
          </table:table-cell>
          <table:table-cell office:value-type="percentage" office:value="0.04876" calcext:value-type="percentage">
            <text:p>4.88%</text:p>
          </table:table-cell>
          <table:table-cell table:number-columns-repeated="2"/>
          <table:table-cell office:value-type="percentage" office:value="0.00022" calcext:value-type="percentage">
            <text:p>0.02%</text:p>
          </table:table-cell>
          <table:table-cell office:value-type="percentage" office:value="0.00011" calcext:value-type="percentage">
            <text:p>0.01%</text:p>
          </table:table-cell>
          <table:table-cell office:value-type="percentage" office:value="0.00041" calcext:value-type="percentage">
            <text:p>0.04%</text:p>
          </table:table-cell>
          <table:table-cell table:number-columns-repeated="2"/>
          <table:table-cell office:value-type="percentage" office:value="0.00011" calcext:value-type="percentage">
            <text:p>0.01%</text:p>
          </table:table-cell>
          <table:table-cell table:number-columns-repeated="2" office:value-type="percentage" office:value="0.00008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percentage" office:value="0.0522" calcext:value-type="percentage">
            <text:p>5.22%</text:p>
          </table:table-cell>
          <table:table-cell office:value-type="percentage" office:value="0.05247" calcext:value-type="percentage">
            <text:p>5.25%</text:p>
          </table:table-cell>
          <table:table-cell office:value-type="percentage" office:value="0.05246" calcext:value-type="percentage">
            <text:p>5.25%</text:p>
          </table:table-cell>
          <table:table-cell table:number-columns-repeated="3"/>
          <table:table-cell office:value-type="percentage" office:value="0.10812" calcext:value-type="percentage">
            <text:p>10.81%</text:p>
          </table:table-cell>
          <table:table-cell office:value-type="percentage" office:value="0.10827" calcext:value-type="percentage">
            <text:p>10.83%</text:p>
          </table:table-cell>
          <table:table-cell office:value-type="percentage" office:value="0.11213" calcext:value-type="percentage">
            <text:p>11.21%</text:p>
          </table:table-cell>
          <table:table-cell table:number-columns-repeated="2"/>
          <table:table-cell office:value-type="percentage" office:value="0.00015" calcext:value-type="percentage">
            <text:p>0.02%</text:p>
          </table:table-cell>
          <table:table-cell office:value-type="percentage" office:value="0.00014" calcext:value-type="percentage">
            <text:p>0.01%</text:p>
          </table:table-cell>
          <table:table-cell office:value-type="percentage" office:value="0.00038" calcext:value-type="percentage">
            <text:p>0.04%</text:p>
          </table:table-cell>
          <table:table-cell table:number-columns-repeated="2"/>
          <table:table-cell office:value-type="percentage" office:value="0.00008" calcext:value-type="percentage">
            <text:p>0.01%</text:p>
          </table:table-cell>
          <table:table-cell office:value-type="percentage" office:value="0.00007" calcext:value-type="percentage">
            <text:p>0.01%</text:p>
          </table:table-cell>
          <table:table-cell office:value-type="percentage" office:value="0.00008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office:value-type="percentage" office:value="0.05358" calcext:value-type="percentage">
            <text:p>5.36%</text:p>
          </table:table-cell>
          <table:table-cell office:value-type="percentage" office:value="0.05383" calcext:value-type="percentage">
            <text:p>5.38%</text:p>
          </table:table-cell>
          <table:table-cell office:value-type="percentage" office:value="0.05403" calcext:value-type="percentage">
            <text:p>5.40%</text:p>
          </table:table-cell>
          <table:table-cell table:number-columns-repeated="3"/>
          <table:table-cell office:value-type="percentage" office:value="0.07038" calcext:value-type="percentage">
            <text:p>7.04%</text:p>
          </table:table-cell>
          <table:table-cell office:value-type="percentage" office:value="0.07273" calcext:value-type="percentage">
            <text:p>7.27%</text:p>
          </table:table-cell>
          <table:table-cell office:value-type="percentage" office:value="0.06674" calcext:value-type="percentage">
            <text:p>6.67%</text:p>
          </table:table-cell>
          <table:table-cell table:number-columns-repeated="2"/>
          <table:table-cell office:value-type="percentage" office:value="0.00079" calcext:value-type="percentage">
            <text:p>0.08%</text:p>
          </table:table-cell>
          <table:table-cell office:value-type="percentage" office:value="0.00015" calcext:value-type="percentage">
            <text:p>0.02%</text:p>
          </table:table-cell>
          <table:table-cell office:value-type="percentage" office:value="0.00051" calcext:value-type="percentage">
            <text:p>0.05%</text:p>
          </table:table-cell>
          <table:table-cell table:number-columns-repeated="2"/>
          <table:table-cell office:value-type="percentage" office:value="0.00008" calcext:value-type="percentage">
            <text:p>0.01%</text:p>
          </table:table-cell>
          <table:table-cell office:value-type="percentage" office:value="0.00007" calcext:value-type="percentage">
            <text:p>0.01%</text:p>
          </table:table-cell>
          <table:table-cell office:value-type="percentage" office:value="0.00031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percentage" office:value="0.0576" calcext:value-type="percentage">
            <text:p>5.76%</text:p>
          </table:table-cell>
          <table:table-cell office:value-type="percentage" office:value="0.05707" calcext:value-type="percentage">
            <text:p>5.71%</text:p>
          </table:table-cell>
          <table:table-cell office:value-type="percentage" office:value="0.05751" calcext:value-type="percentage">
            <text:p>5.75%</text:p>
          </table:table-cell>
          <table:table-cell table:number-columns-repeated="3"/>
          <table:table-cell office:value-type="percentage" office:value="0.13962" calcext:value-type="percentage">
            <text:p>13.96%</text:p>
          </table:table-cell>
          <table:table-cell office:value-type="percentage" office:value="0.13843" calcext:value-type="percentage">
            <text:p>13.84%</text:p>
          </table:table-cell>
          <table:table-cell office:value-type="percentage" office:value="0.14146" calcext:value-type="percentage">
            <text:p>14.15%</text:p>
          </table:table-cell>
          <table:table-cell table:number-columns-repeated="2"/>
          <table:table-cell office:value-type="percentage" office:value="0.00054" calcext:value-type="percentage">
            <text:p>0.05%</text:p>
          </table:table-cell>
          <table:table-cell office:value-type="percentage" office:value="0.00027" calcext:value-type="percentage">
            <text:p>0.03%</text:p>
          </table:table-cell>
          <table:table-cell office:value-type="percentage" office:value="0.0006" calcext:value-type="percentage">
            <text:p>0.06%</text:p>
          </table:table-cell>
          <table:table-cell table:number-columns-repeated="2"/>
          <table:table-cell table:number-columns-repeated="3" office:value-type="percentage" office:value="0.00007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percentage" office:value="0.05285" calcext:value-type="percentage">
            <text:p>5.29%</text:p>
          </table:table-cell>
          <table:table-cell office:value-type="percentage" office:value="0.05259" calcext:value-type="percentage">
            <text:p>5.26%</text:p>
          </table:table-cell>
          <table:table-cell office:value-type="percentage" office:value="0.05279" calcext:value-type="percentage">
            <text:p>5.28%</text:p>
          </table:table-cell>
          <table:table-cell table:number-columns-repeated="3"/>
          <table:table-cell office:value-type="percentage" office:value="0.06978" calcext:value-type="percentage">
            <text:p>6.98%</text:p>
          </table:table-cell>
          <table:table-cell office:value-type="percentage" office:value="0.07267" calcext:value-type="percentage">
            <text:p>7.27%</text:p>
          </table:table-cell>
          <table:table-cell office:value-type="percentage" office:value="0.07262" calcext:value-type="percentage">
            <text:p>7.26%</text:p>
          </table:table-cell>
          <table:table-cell table:number-columns-repeated="2"/>
          <table:table-cell office:value-type="percentage" office:value="0.00074" calcext:value-type="percentage">
            <text:p>0.07%</text:p>
          </table:table-cell>
          <table:table-cell office:value-type="percentage" office:value="0.00035" calcext:value-type="percentage">
            <text:p>0.04%</text:p>
          </table:table-cell>
          <table:table-cell office:value-type="percentage" office:value="0.00034" calcext:value-type="percentage">
            <text:p>0.03%</text:p>
          </table:table-cell>
          <table:table-cell table:number-columns-repeated="2"/>
          <table:table-cell table:number-columns-repeated="3" office:value-type="percentage" office:value="0.00007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percentage" office:value="0.05299" calcext:value-type="percentage">
            <text:p>5.30%</text:p>
          </table:table-cell>
          <table:table-cell office:value-type="percentage" office:value="0.05269" calcext:value-type="percentage">
            <text:p>5.27%</text:p>
          </table:table-cell>
          <table:table-cell office:value-type="percentage" office:value="0.05272" calcext:value-type="percentage">
            <text:p>5.27%</text:p>
          </table:table-cell>
          <table:table-cell table:number-columns-repeated="3"/>
          <table:table-cell office:value-type="percentage" office:value="0.14316" calcext:value-type="percentage">
            <text:p>14.32%</text:p>
          </table:table-cell>
          <table:table-cell office:value-type="percentage" office:value="0.14346" calcext:value-type="percentage">
            <text:p>14.35%</text:p>
          </table:table-cell>
          <table:table-cell office:value-type="percentage" office:value="0.14051" calcext:value-type="percentage">
            <text:p>14.05%</text:p>
          </table:table-cell>
          <table:table-cell table:number-columns-repeated="2"/>
          <table:table-cell office:value-type="percentage" office:value="0.00033" calcext:value-type="percentage">
            <text:p>0.03%</text:p>
          </table:table-cell>
          <table:table-cell office:value-type="percentage" office:value="0.00024" calcext:value-type="percentage">
            <text:p>0.02%</text:p>
          </table:table-cell>
          <table:table-cell office:value-type="percentage" office:value="0.00174" calcext:value-type="percentage">
            <text:p>0.17%</text:p>
          </table:table-cell>
          <table:table-cell table:number-columns-repeated="2"/>
          <table:table-cell table:number-columns-repeated="2" office:value-type="percentage" office:value="0.00006" calcext:value-type="percentage">
            <text:p>0.01%</text:p>
          </table:table-cell>
          <table:table-cell office:value-type="percentage" office:value="0.00007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percentage" office:value="0.04791" calcext:value-type="percentage">
            <text:p>4.79%</text:p>
          </table:table-cell>
          <table:table-cell office:value-type="percentage" office:value="0.04844" calcext:value-type="percentage">
            <text:p>4.84%</text:p>
          </table:table-cell>
          <table:table-cell office:value-type="percentage" office:value="0.04863" calcext:value-type="percentage">
            <text:p>4.86%</text:p>
          </table:table-cell>
          <table:table-cell table:number-columns-repeated="3"/>
          <table:table-cell office:value-type="percentage" office:value="0.0682" calcext:value-type="percentage">
            <text:p>6.82%</text:p>
          </table:table-cell>
          <table:table-cell office:value-type="percentage" office:value="0.0718" calcext:value-type="percentage">
            <text:p>7.18%</text:p>
          </table:table-cell>
          <table:table-cell office:value-type="percentage" office:value="0.07198" calcext:value-type="percentage">
            <text:p>7.20%</text:p>
          </table:table-cell>
          <table:table-cell table:number-columns-repeated="2"/>
          <table:table-cell office:value-type="percentage" office:value="0.00124" calcext:value-type="percentage">
            <text:p>0.12%</text:p>
          </table:table-cell>
          <table:table-cell office:value-type="percentage" office:value="0.00025" calcext:value-type="percentage">
            <text:p>0.03%</text:p>
          </table:table-cell>
          <table:table-cell office:value-type="percentage" office:value="0.00267" calcext:value-type="percentage">
            <text:p>0.27%</text:p>
          </table:table-cell>
          <table:table-cell table:number-columns-repeated="2"/>
          <table:table-cell table:number-columns-repeated="3"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percentage" office:value="0.05127" calcext:value-type="percentage">
            <text:p>5.13%</text:p>
          </table:table-cell>
          <table:table-cell office:value-type="percentage" office:value="0.0513" calcext:value-type="percentage">
            <text:p>5.13%</text:p>
          </table:table-cell>
          <table:table-cell office:value-type="percentage" office:value="0.05141" calcext:value-type="percentage">
            <text:p>5.14%</text:p>
          </table:table-cell>
          <table:table-cell table:number-columns-repeated="3"/>
          <table:table-cell office:value-type="percentage" office:value="0.16169" calcext:value-type="percentage">
            <text:p>16.17%</text:p>
          </table:table-cell>
          <table:table-cell office:value-type="percentage" office:value="0.16317" calcext:value-type="percentage">
            <text:p>16.32%</text:p>
          </table:table-cell>
          <table:table-cell office:value-type="percentage" office:value="0.16309" calcext:value-type="percentage">
            <text:p>16.31%</text:p>
          </table:table-cell>
          <table:table-cell table:number-columns-repeated="2"/>
          <table:table-cell office:value-type="percentage" office:value="0.00057" calcext:value-type="percentage">
            <text:p>0.06%</text:p>
          </table:table-cell>
          <table:table-cell office:value-type="percentage" office:value="0.00032" calcext:value-type="percentage">
            <text:p>0.03%</text:p>
          </table:table-cell>
          <table:table-cell office:value-type="percentage" office:value="0.00212" calcext:value-type="percentage">
            <text:p>0.21%</text:p>
          </table:table-cell>
          <table:table-cell table:number-columns-repeated="2"/>
          <table:table-cell table:number-columns-repeated="3"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percentage" office:value="0.04307" calcext:value-type="percentage">
            <text:p>4.31%</text:p>
          </table:table-cell>
          <table:table-cell office:value-type="percentage" office:value="0.04309" calcext:value-type="percentage">
            <text:p>4.31%</text:p>
          </table:table-cell>
          <table:table-cell office:value-type="percentage" office:value="0.04311" calcext:value-type="percentage">
            <text:p>4.31%</text:p>
          </table:table-cell>
          <table:table-cell table:number-columns-repeated="3"/>
          <table:table-cell office:value-type="percentage" office:value="0.05151" calcext:value-type="percentage">
            <text:p>5.15%</text:p>
          </table:table-cell>
          <table:table-cell office:value-type="percentage" office:value="0.05306" calcext:value-type="percentage">
            <text:p>5.31%</text:p>
          </table:table-cell>
          <table:table-cell office:value-type="percentage" office:value="0.05195" calcext:value-type="percentage">
            <text:p>5.20%</text:p>
          </table:table-cell>
          <table:table-cell table:number-columns-repeated="2"/>
          <table:table-cell office:value-type="percentage" office:value="0.00044" calcext:value-type="percentage">
            <text:p>0.04%</text:p>
          </table:table-cell>
          <table:table-cell office:value-type="percentage" office:value="0.00031" calcext:value-type="percentage">
            <text:p>0.03%</text:p>
          </table:table-cell>
          <table:table-cell office:value-type="percentage" office:value="0.00139" calcext:value-type="percentage">
            <text:p>0.14%</text:p>
          </table:table-cell>
          <table:table-cell table:number-columns-repeated="2"/>
          <table:table-cell office:value-type="percentage" office:value="0.00006" calcext:value-type="percentage">
            <text:p>0.01%</text:p>
          </table:table-cell>
          <table:table-cell office:value-type="percentage" office:value="0.00005" calcext:value-type="percentage">
            <text:p>0.01%</text:p>
          </table:table-cell>
          <table:table-cell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percentage" office:value="0.04693" calcext:value-type="percentage">
            <text:p>4.69%</text:p>
          </table:table-cell>
          <table:table-cell office:value-type="percentage" office:value="0.04683" calcext:value-type="percentage">
            <text:p>4.68%</text:p>
          </table:table-cell>
          <table:table-cell office:value-type="percentage" office:value="0.04676" calcext:value-type="percentage">
            <text:p>4.68%</text:p>
          </table:table-cell>
          <table:table-cell table:number-columns-repeated="3"/>
          <table:table-cell office:value-type="percentage" office:value="0.11128" calcext:value-type="percentage">
            <text:p>11.13%</text:p>
          </table:table-cell>
          <table:table-cell office:value-type="percentage" office:value="0.11259" calcext:value-type="percentage">
            <text:p>11.26%</text:p>
          </table:table-cell>
          <table:table-cell office:value-type="percentage" office:value="0.11139" calcext:value-type="percentage">
            <text:p>11.14%</text:p>
          </table:table-cell>
          <table:table-cell table:number-columns-repeated="2"/>
          <table:table-cell office:value-type="percentage" office:value="0.00062" calcext:value-type="percentage">
            <text:p>0.06%</text:p>
          </table:table-cell>
          <table:table-cell office:value-type="percentage" office:value="0.00076" calcext:value-type="percentage">
            <text:p>0.08%</text:p>
          </table:table-cell>
          <table:table-cell office:value-type="percentage" office:value="0.00137" calcext:value-type="percentage">
            <text:p>0.14%</text:p>
          </table:table-cell>
          <table:table-cell table:number-columns-repeated="2"/>
          <table:table-cell table:number-columns-repeated="2" office:value-type="percentage" office:value="0.00005" calcext:value-type="percentage">
            <text:p>0.01%</text:p>
          </table:table-cell>
          <table:table-cell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percentage" office:value="0.04233" calcext:value-type="percentage">
            <text:p>4.23%</text:p>
          </table:table-cell>
          <table:table-cell office:value-type="percentage" office:value="0.04217" calcext:value-type="percentage">
            <text:p>4.22%</text:p>
          </table:table-cell>
          <table:table-cell office:value-type="percentage" office:value="0.04221" calcext:value-type="percentage">
            <text:p>4.22%</text:p>
          </table:table-cell>
          <table:table-cell table:number-columns-repeated="3"/>
          <table:table-cell office:value-type="percentage" office:value="0.05254" calcext:value-type="percentage">
            <text:p>5.25%</text:p>
          </table:table-cell>
          <table:table-cell office:value-type="percentage" office:value="0.05045" calcext:value-type="percentage">
            <text:p>5.05%</text:p>
          </table:table-cell>
          <table:table-cell office:value-type="percentage" office:value="0.05078" calcext:value-type="percentage">
            <text:p>5.08%</text:p>
          </table:table-cell>
          <table:table-cell table:number-columns-repeated="2"/>
          <table:table-cell office:value-type="percentage" office:value="0.0014" calcext:value-type="percentage">
            <text:p>0.14%</text:p>
          </table:table-cell>
          <table:table-cell office:value-type="percentage" office:value="0.00054" calcext:value-type="percentage">
            <text:p>0.05%</text:p>
          </table:table-cell>
          <table:table-cell office:value-type="percentage" office:value="0.00112" calcext:value-type="percentage">
            <text:p>0.11%</text:p>
          </table:table-cell>
          <table:table-cell table:number-columns-repeated="2"/>
          <table:table-cell table:number-columns-repeated="3"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percentage" office:value="0.04799" calcext:value-type="percentage">
            <text:p>4.80%</text:p>
          </table:table-cell>
          <table:table-cell table:number-columns-repeated="2" office:value-type="percentage" office:value="0.04788" calcext:value-type="percentage">
            <text:p>4.79%</text:p>
          </table:table-cell>
          <table:table-cell table:number-columns-repeated="3"/>
          <table:table-cell office:value-type="percentage" office:value="0.14302" calcext:value-type="percentage">
            <text:p>14.30%</text:p>
          </table:table-cell>
          <table:table-cell office:value-type="percentage" office:value="0.14274" calcext:value-type="percentage">
            <text:p>14.27%</text:p>
          </table:table-cell>
          <table:table-cell office:value-type="percentage" office:value="0.14256" calcext:value-type="percentage">
            <text:p>14.26%</text:p>
          </table:table-cell>
          <table:table-cell table:number-columns-repeated="2"/>
          <table:table-cell office:value-type="percentage" office:value="0.00197" calcext:value-type="percentage">
            <text:p>0.20%</text:p>
          </table:table-cell>
          <table:table-cell office:value-type="percentage" office:value="0.00134" calcext:value-type="percentage">
            <text:p>0.13%</text:p>
          </table:table-cell>
          <table:table-cell office:value-type="percentage" office:value="0.00439" calcext:value-type="percentage">
            <text:p>0.44%</text:p>
          </table:table-cell>
          <table:table-cell table:number-columns-repeated="2"/>
          <table:table-cell table:number-columns-repeated="2" office:value-type="percentage" office:value="0.00005" calcext:value-type="percentage">
            <text:p>0.01%</text:p>
          </table:table-cell>
          <table:table-cell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percentage" office:value="0.04309" calcext:value-type="percentage">
            <text:p>4.31%</text:p>
          </table:table-cell>
          <table:table-cell office:value-type="percentage" office:value="0.04324" calcext:value-type="percentage">
            <text:p>4.32%</text:p>
          </table:table-cell>
          <table:table-cell office:value-type="percentage" office:value="0.04358" calcext:value-type="percentage">
            <text:p>4.36%</text:p>
          </table:table-cell>
          <table:table-cell table:number-columns-repeated="3"/>
          <table:table-cell office:value-type="percentage" office:value="0.05621" calcext:value-type="percentage">
            <text:p>5.62%</text:p>
          </table:table-cell>
          <table:table-cell office:value-type="percentage" office:value="0.05849" calcext:value-type="percentage">
            <text:p>5.85%</text:p>
          </table:table-cell>
          <table:table-cell office:value-type="percentage" office:value="0.05969" calcext:value-type="percentage">
            <text:p>5.97%</text:p>
          </table:table-cell>
          <table:table-cell table:number-columns-repeated="2"/>
          <table:table-cell office:value-type="percentage" office:value="0.00596" calcext:value-type="percentage">
            <text:p>0.60%</text:p>
          </table:table-cell>
          <table:table-cell office:value-type="percentage" office:value="0.00113" calcext:value-type="percentage">
            <text:p>0.11%</text:p>
          </table:table-cell>
          <table:table-cell office:value-type="percentage" office:value="0.00569" calcext:value-type="percentage">
            <text:p>0.57%</text:p>
          </table:table-cell>
          <table:table-cell table:number-columns-repeated="2"/>
          <table:table-cell table:number-columns-repeated="3"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percentage" office:value="0.04803" calcext:value-type="percentage">
            <text:p>4.80%</text:p>
          </table:table-cell>
          <table:table-cell office:value-type="percentage" office:value="0.04804" calcext:value-type="percentage">
            <text:p>4.80%</text:p>
          </table:table-cell>
          <table:table-cell office:value-type="percentage" office:value="0.04796" calcext:value-type="percentage">
            <text:p>4.80%</text:p>
          </table:table-cell>
          <table:table-cell table:number-columns-repeated="3"/>
          <table:table-cell office:value-type="percentage" office:value="0.12476" calcext:value-type="percentage">
            <text:p>12.48%</text:p>
          </table:table-cell>
          <table:table-cell office:value-type="percentage" office:value="0.1254" calcext:value-type="percentage">
            <text:p>12.54%</text:p>
          </table:table-cell>
          <table:table-cell office:value-type="percentage" office:value="0.12474" calcext:value-type="percentage">
            <text:p>12.47%</text:p>
          </table:table-cell>
          <table:table-cell table:number-columns-repeated="2"/>
          <table:table-cell office:value-type="percentage" office:value="0.00678" calcext:value-type="percentage">
            <text:p>0.68%</text:p>
          </table:table-cell>
          <table:table-cell office:value-type="percentage" office:value="0.00229" calcext:value-type="percentage">
            <text:p>0.23%</text:p>
          </table:table-cell>
          <table:table-cell office:value-type="percentage" office:value="0.00649" calcext:value-type="percentage">
            <text:p>0.65%</text:p>
          </table:table-cell>
          <table:table-cell table:number-columns-repeated="2"/>
          <table:table-cell table:number-columns-repeated="3" office:value-type="percentage" office:value="0.00008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/>
          <table:table-cell office:value-type="percentage" office:value="0.04466" calcext:value-type="percentage">
            <text:p>4.47%</text:p>
          </table:table-cell>
          <table:table-cell office:value-type="percentage" office:value="0.04456" calcext:value-type="percentage">
            <text:p>4.46%</text:p>
          </table:table-cell>
          <table:table-cell office:value-type="percentage" office:value="0.04499" calcext:value-type="percentage">
            <text:p>4.50%</text:p>
          </table:table-cell>
          <table:table-cell table:number-columns-repeated="3"/>
          <table:table-cell office:value-type="percentage" office:value="0.0661" calcext:value-type="percentage">
            <text:p>6.61%</text:p>
          </table:table-cell>
          <table:table-cell office:value-type="percentage" office:value="0.06743" calcext:value-type="percentage">
            <text:p>6.74%</text:p>
          </table:table-cell>
          <table:table-cell office:value-type="percentage" office:value="0.06911" calcext:value-type="percentage">
            <text:p>6.91%</text:p>
          </table:table-cell>
          <table:table-cell table:number-columns-repeated="2"/>
          <table:table-cell office:value-type="percentage" office:value="0.01475" calcext:value-type="percentage">
            <text:p>1.48%</text:p>
          </table:table-cell>
          <table:table-cell office:value-type="percentage" office:value="0.00222" calcext:value-type="percentage">
            <text:p>0.22%</text:p>
          </table:table-cell>
          <table:table-cell office:value-type="percentage" office:value="0.0056" calcext:value-type="percentage">
            <text:p>0.56%</text:p>
          </table:table-cell>
          <table:table-cell table:number-columns-repeated="2"/>
          <table:table-cell table:number-columns-repeated="3" office:value-type="percentage" office:value="0.0001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percentage" office:value="0.04874" calcext:value-type="percentage">
            <text:p>4.87%</text:p>
          </table:table-cell>
          <table:table-cell office:value-type="percentage" office:value="0.04883" calcext:value-type="percentage">
            <text:p>4.88%</text:p>
          </table:table-cell>
          <table:table-cell office:value-type="percentage" office:value="0.0489" calcext:value-type="percentage">
            <text:p>4.89%</text:p>
          </table:table-cell>
          <table:table-cell table:number-columns-repeated="3"/>
          <table:table-cell office:value-type="percentage" office:value="0.14455" calcext:value-type="percentage">
            <text:p>14.46%</text:p>
          </table:table-cell>
          <table:table-cell office:value-type="percentage" office:value="0.14778" calcext:value-type="percentage">
            <text:p>14.78%</text:p>
          </table:table-cell>
          <table:table-cell office:value-type="percentage" office:value="0.1478" calcext:value-type="percentage">
            <text:p>14.78%</text:p>
          </table:table-cell>
          <table:table-cell table:number-columns-repeated="2"/>
          <table:table-cell office:value-type="percentage" office:value="0.0279" calcext:value-type="percentage">
            <text:p>2.79%</text:p>
          </table:table-cell>
          <table:table-cell office:value-type="percentage" office:value="0.00858" calcext:value-type="percentage">
            <text:p>0.86%</text:p>
          </table:table-cell>
          <table:table-cell office:value-type="percentage" office:value="0.01262" calcext:value-type="percentage">
            <text:p>1.26%</text:p>
          </table:table-cell>
          <table:table-cell table:number-columns-repeated="2"/>
          <table:table-cell table:number-columns-repeated="3" office:value-type="percentage" office:value="0.0001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office:value-type="percentage" office:value="0.04612" calcext:value-type="percentage">
            <text:p>4.61%</text:p>
          </table:table-cell>
          <table:table-cell office:value-type="percentage" office:value="0.04574" calcext:value-type="percentage">
            <text:p>4.57%</text:p>
          </table:table-cell>
          <table:table-cell office:value-type="percentage" office:value="0.04606" calcext:value-type="percentage">
            <text:p>4.61%</text:p>
          </table:table-cell>
          <table:table-cell table:number-columns-repeated="3"/>
          <table:table-cell office:value-type="percentage" office:value="0.07512" calcext:value-type="percentage">
            <text:p>7.51%</text:p>
          </table:table-cell>
          <table:table-cell office:value-type="percentage" office:value="0.07266" calcext:value-type="percentage">
            <text:p>7.27%</text:p>
          </table:table-cell>
          <table:table-cell office:value-type="percentage" office:value="0.07586" calcext:value-type="percentage">
            <text:p>7.59%</text:p>
          </table:table-cell>
          <table:table-cell table:number-columns-repeated="2"/>
          <table:table-cell office:value-type="percentage" office:value="0.01437" calcext:value-type="percentage">
            <text:p>1.44%</text:p>
          </table:table-cell>
          <table:table-cell office:value-type="percentage" office:value="0.00403" calcext:value-type="percentage">
            <text:p>0.40%</text:p>
          </table:table-cell>
          <table:table-cell office:value-type="percentage" office:value="0.00846" calcext:value-type="percentage">
            <text:p>0.85%</text:p>
          </table:table-cell>
          <table:table-cell table:number-columns-repeated="2"/>
          <table:table-cell office:value-type="percentage" office:value="0.0002" calcext:value-type="percentage">
            <text:p>0.02%</text:p>
          </table:table-cell>
          <table:table-cell office:value-type="percentage" office:value="0.00019" calcext:value-type="percentage">
            <text:p>0.02%</text:p>
          </table:table-cell>
          <table:table-cell office:value-type="percentage" office:value="0.0002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percentage" office:value="0.04984" calcext:value-type="percentage">
            <text:p>4.98%</text:p>
          </table:table-cell>
          <table:table-cell office:value-type="percentage" office:value="0.04986" calcext:value-type="percentage">
            <text:p>4.99%</text:p>
          </table:table-cell>
          <table:table-cell office:value-type="percentage" office:value="0.04994" calcext:value-type="percentage">
            <text:p>4.99%</text:p>
          </table:table-cell>
          <table:table-cell table:number-columns-repeated="3"/>
          <table:table-cell office:value-type="percentage" office:value="0.13494" calcext:value-type="percentage">
            <text:p>13.49%</text:p>
          </table:table-cell>
          <table:table-cell office:value-type="percentage" office:value="0.13692" calcext:value-type="percentage">
            <text:p>13.69%</text:p>
          </table:table-cell>
          <table:table-cell office:value-type="percentage" office:value="0.13749" calcext:value-type="percentage">
            <text:p>13.75%</text:p>
          </table:table-cell>
          <table:table-cell table:number-columns-repeated="2"/>
          <table:table-cell office:value-type="percentage" office:value="0.01894" calcext:value-type="percentage">
            <text:p>1.89%</text:p>
          </table:table-cell>
          <table:table-cell office:value-type="percentage" office:value="0.00816" calcext:value-type="percentage">
            <text:p>0.82%</text:p>
          </table:table-cell>
          <table:table-cell office:value-type="percentage" office:value="0.0151" calcext:value-type="percentage">
            <text:p>1.51%</text:p>
          </table:table-cell>
          <table:table-cell table:number-columns-repeated="2"/>
          <table:table-cell table:number-columns-repeated="3" office:value-type="percentage" office:value="0.00022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office:value-type="percentage" office:value="0.04768" calcext:value-type="percentage">
            <text:p>4.77%</text:p>
          </table:table-cell>
          <table:table-cell office:value-type="percentage" office:value="0.04724" calcext:value-type="percentage">
            <text:p>4.72%</text:p>
          </table:table-cell>
          <table:table-cell office:value-type="percentage" office:value="0.04754" calcext:value-type="percentage">
            <text:p>4.75%</text:p>
          </table:table-cell>
          <table:table-cell table:number-columns-repeated="3"/>
          <table:table-cell office:value-type="percentage" office:value="0.08717" calcext:value-type="percentage">
            <text:p>8.72%</text:p>
          </table:table-cell>
          <table:table-cell office:value-type="percentage" office:value="0.08332" calcext:value-type="percentage">
            <text:p>8.33%</text:p>
          </table:table-cell>
          <table:table-cell office:value-type="percentage" office:value="0.08579" calcext:value-type="percentage">
            <text:p>8.58%</text:p>
          </table:table-cell>
          <table:table-cell table:number-columns-repeated="2"/>
          <table:table-cell office:value-type="percentage" office:value="0.01441" calcext:value-type="percentage">
            <text:p>1.44%</text:p>
          </table:table-cell>
          <table:table-cell office:value-type="percentage" office:value="0.00596" calcext:value-type="percentage">
            <text:p>0.60%</text:p>
          </table:table-cell>
          <table:table-cell office:value-type="percentage" office:value="0.0094" calcext:value-type="percentage">
            <text:p>0.94%</text:p>
          </table:table-cell>
          <table:table-cell table:number-columns-repeated="2"/>
          <table:table-cell table:number-columns-repeated="3" office:value-type="percentage" office:value="0.00024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percentage" office:value="0.05855" calcext:value-type="percentage">
            <text:p>5.86%</text:p>
          </table:table-cell>
          <table:table-cell office:value-type="percentage" office:value="0.0583" calcext:value-type="percentage">
            <text:p>5.83%</text:p>
          </table:table-cell>
          <table:table-cell office:value-type="percentage" office:value="0.0585" calcext:value-type="percentage">
            <text:p>5.85%</text:p>
          </table:table-cell>
          <table:table-cell table:number-columns-repeated="3"/>
          <table:table-cell office:value-type="percentage" office:value="0.13846" calcext:value-type="percentage">
            <text:p>13.85%</text:p>
          </table:table-cell>
          <table:table-cell office:value-type="percentage" office:value="0.13902" calcext:value-type="percentage">
            <text:p>13.90%</text:p>
          </table:table-cell>
          <table:table-cell office:value-type="percentage" office:value="0.13909" calcext:value-type="percentage">
            <text:p>13.91%</text:p>
          </table:table-cell>
          <table:table-cell table:number-columns-repeated="2"/>
          <table:table-cell office:value-type="percentage" office:value="0.03393" calcext:value-type="percentage">
            <text:p>3.39%</text:p>
          </table:table-cell>
          <table:table-cell office:value-type="percentage" office:value="0.0222" calcext:value-type="percentage">
            <text:p>2.22%</text:p>
          </table:table-cell>
          <table:table-cell office:value-type="percentage" office:value="0.02955" calcext:value-type="percentage">
            <text:p>2.96%</text:p>
          </table:table-cell>
          <table:table-cell table:number-columns-repeated="2"/>
          <table:table-cell table:number-columns-repeated="3" office:value-type="percentage" office:value="0.00024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/>
          <table:table-cell office:value-type="percentage" office:value="0.04949" calcext:value-type="percentage">
            <text:p>4.95%</text:p>
          </table:table-cell>
          <table:table-cell office:value-type="percentage" office:value="0.04945" calcext:value-type="percentage">
            <text:p>4.95%</text:p>
          </table:table-cell>
          <table:table-cell office:value-type="percentage" office:value="0.04952" calcext:value-type="percentage">
            <text:p>4.95%</text:p>
          </table:table-cell>
          <table:table-cell table:number-columns-repeated="3"/>
          <table:table-cell office:value-type="percentage" office:value="0.09272" calcext:value-type="percentage">
            <text:p>9.27%</text:p>
          </table:table-cell>
          <table:table-cell office:value-type="percentage" office:value="0.09346" calcext:value-type="percentage">
            <text:p>9.35%</text:p>
          </table:table-cell>
          <table:table-cell office:value-type="percentage" office:value="0.09356" calcext:value-type="percentage">
            <text:p>9.36%</text:p>
          </table:table-cell>
          <table:table-cell table:number-columns-repeated="2"/>
          <table:table-cell office:value-type="percentage" office:value="0.0148" calcext:value-type="percentage">
            <text:p>1.48%</text:p>
          </table:table-cell>
          <table:table-cell office:value-type="percentage" office:value="0.00899" calcext:value-type="percentage">
            <text:p>0.90%</text:p>
          </table:table-cell>
          <table:table-cell office:value-type="percentage" office:value="0.01511" calcext:value-type="percentage">
            <text:p>1.51%</text:p>
          </table:table-cell>
          <table:table-cell table:number-columns-repeated="2"/>
          <table:table-cell office:value-type="percentage" office:value="0.00027" calcext:value-type="percentage">
            <text:p>0.03%</text:p>
          </table:table-cell>
          <table:table-cell office:value-type="percentage" office:value="0.00026" calcext:value-type="percentage">
            <text:p>0.03%</text:p>
          </table:table-cell>
          <table:table-cell office:value-type="percentage" office:value="0.00027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percentage" office:value="0.05475" calcext:value-type="percentage">
            <text:p>5.48%</text:p>
          </table:table-cell>
          <table:table-cell office:value-type="percentage" office:value="0.05498" calcext:value-type="percentage">
            <text:p>5.50%</text:p>
          </table:table-cell>
          <table:table-cell office:value-type="percentage" office:value="0.05466" calcext:value-type="percentage">
            <text:p>5.47%</text:p>
          </table:table-cell>
          <table:table-cell table:number-columns-repeated="3"/>
          <table:table-cell office:value-type="percentage" office:value="0.14458" calcext:value-type="percentage">
            <text:p>14.46%</text:p>
          </table:table-cell>
          <table:table-cell office:value-type="percentage" office:value="0.14622" calcext:value-type="percentage">
            <text:p>14.62%</text:p>
          </table:table-cell>
          <table:table-cell office:value-type="percentage" office:value="0.14396" calcext:value-type="percentage">
            <text:p>14.40%</text:p>
          </table:table-cell>
          <table:table-cell table:number-columns-repeated="2"/>
          <table:table-cell office:value-type="percentage" office:value="0.02154" calcext:value-type="percentage">
            <text:p>2.15%</text:p>
          </table:table-cell>
          <table:table-cell office:value-type="percentage" office:value="0.01812" calcext:value-type="percentage">
            <text:p>1.81%</text:p>
          </table:table-cell>
          <table:table-cell office:value-type="percentage" office:value="0.02016" calcext:value-type="percentage">
            <text:p>2.02%</text:p>
          </table:table-cell>
          <table:table-cell table:number-columns-repeated="2"/>
          <table:table-cell office:value-type="percentage" office:value="0.0003" calcext:value-type="percentage">
            <text:p>0.03%</text:p>
          </table:table-cell>
          <table:table-cell office:value-type="percentage" office:value="0.00039" calcext:value-type="percentage">
            <text:p>0.04%</text:p>
          </table:table-cell>
          <table:table-cell office:value-type="percentage" office:value="0.0003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office:value-type="percentage" office:value="0.05632" calcext:value-type="percentage">
            <text:p>5.63%</text:p>
          </table:table-cell>
          <table:table-cell office:value-type="percentage" office:value="0.05664" calcext:value-type="percentage">
            <text:p>5.66%</text:p>
          </table:table-cell>
          <table:table-cell office:value-type="percentage" office:value="0.056" calcext:value-type="percentage">
            <text:p>5.60%</text:p>
          </table:table-cell>
          <table:table-cell table:number-columns-repeated="3"/>
          <table:table-cell office:value-type="percentage" office:value="0.11002" calcext:value-type="percentage">
            <text:p>11.00%</text:p>
          </table:table-cell>
          <table:table-cell office:value-type="percentage" office:value="0.10991" calcext:value-type="percentage">
            <text:p>10.99%</text:p>
          </table:table-cell>
          <table:table-cell office:value-type="percentage" office:value="0.10856" calcext:value-type="percentage">
            <text:p>10.86%</text:p>
          </table:table-cell>
          <table:table-cell table:number-columns-repeated="2"/>
          <table:table-cell office:value-type="percentage" office:value="0.01749" calcext:value-type="percentage">
            <text:p>1.75%</text:p>
          </table:table-cell>
          <table:table-cell office:value-type="percentage" office:value="0.01343" calcext:value-type="percentage">
            <text:p>1.34%</text:p>
          </table:table-cell>
          <table:table-cell office:value-type="percentage" office:value="0.01654" calcext:value-type="percentage">
            <text:p>1.65%</text:p>
          </table:table-cell>
          <table:table-cell table:number-columns-repeated="2"/>
          <table:table-cell office:value-type="percentage" office:value="0.00593" calcext:value-type="percentage">
            <text:p>0.59%</text:p>
          </table:table-cell>
          <table:table-cell office:value-type="percentage" office:value="0.00698" calcext:value-type="percentage">
            <text:p>0.70%</text:p>
          </table:table-cell>
          <table:table-cell office:value-type="percentage" office:value="0.00546" calcext:value-type="percentage">
            <text:p>0.55%</text:p>
          </table:table-cell>
          <table:table-cell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percentage" office:value="0.05825" calcext:value-type="percentage">
            <text:p>5.83%</text:p>
          </table:table-cell>
          <table:table-cell office:value-type="percentage" office:value="0.05822" calcext:value-type="percentage">
            <text:p>5.82%</text:p>
          </table:table-cell>
          <table:table-cell office:value-type="percentage" office:value="0.05818" calcext:value-type="percentage">
            <text:p>5.82%</text:p>
          </table:table-cell>
          <table:table-cell table:number-columns-repeated="3"/>
          <table:table-cell office:value-type="percentage" office:value="0.14601" calcext:value-type="percentage">
            <text:p>14.60%</text:p>
          </table:table-cell>
          <table:table-cell office:value-type="percentage" office:value="0.14817" calcext:value-type="percentage">
            <text:p>14.82%</text:p>
          </table:table-cell>
          <table:table-cell office:value-type="percentage" office:value="0.14724" calcext:value-type="percentage">
            <text:p>14.72%</text:p>
          </table:table-cell>
          <table:table-cell table:number-columns-repeated="2"/>
          <table:table-cell office:value-type="percentage" office:value="0.03867" calcext:value-type="percentage">
            <text:p>3.87%</text:p>
          </table:table-cell>
          <table:table-cell office:value-type="percentage" office:value="0.03421" calcext:value-type="percentage">
            <text:p>3.42%</text:p>
          </table:table-cell>
          <table:table-cell office:value-type="percentage" office:value="0.03773" calcext:value-type="percentage">
            <text:p>3.77%</text:p>
          </table:table-cell>
          <table:table-cell table:number-columns-repeated="2"/>
          <table:table-cell office:value-type="percentage" office:value="0.00063" calcext:value-type="percentage">
            <text:p>0.06%</text:p>
          </table:table-cell>
          <table:table-cell office:value-type="percentage" office:value="0.00056" calcext:value-type="percentage">
            <text:p>0.06%</text:p>
          </table:table-cell>
          <table:table-cell office:value-type="percentage" office:value="0.00057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office:value-type="percentage" office:value="0.05378" calcext:value-type="percentage">
            <text:p>5.38%</text:p>
          </table:table-cell>
          <table:table-cell office:value-type="percentage" office:value="0.05559" calcext:value-type="percentage">
            <text:p>5.56%</text:p>
          </table:table-cell>
          <table:table-cell office:value-type="percentage" office:value="0.05352" calcext:value-type="percentage">
            <text:p>5.35%</text:p>
          </table:table-cell>
          <table:table-cell table:number-columns-repeated="3"/>
          <table:table-cell office:value-type="percentage" office:value="0.10939" calcext:value-type="percentage">
            <text:p>10.94%</text:p>
          </table:table-cell>
          <table:table-cell office:value-type="percentage" office:value="0.1119" calcext:value-type="percentage">
            <text:p>11.19%</text:p>
          </table:table-cell>
          <table:table-cell office:value-type="percentage" office:value="0.10786" calcext:value-type="percentage">
            <text:p>10.79%</text:p>
          </table:table-cell>
          <table:table-cell table:number-columns-repeated="2"/>
          <table:table-cell office:value-type="percentage" office:value="0.02012" calcext:value-type="percentage">
            <text:p>2.01%</text:p>
          </table:table-cell>
          <table:table-cell office:value-type="percentage" office:value="0.0164" calcext:value-type="percentage">
            <text:p>1.64%</text:p>
          </table:table-cell>
          <table:table-cell office:value-type="percentage" office:value="0.01655" calcext:value-type="percentage">
            <text:p>1.66%</text:p>
          </table:table-cell>
          <table:table-cell table:number-columns-repeated="2"/>
          <table:table-cell office:value-type="percentage" office:value="0.00064" calcext:value-type="percentage">
            <text:p>0.06%</text:p>
          </table:table-cell>
          <table:table-cell office:value-type="percentage" office:value="0.00231" calcext:value-type="percentage">
            <text:p>0.23%</text:p>
          </table:table-cell>
          <table:table-cell office:value-type="percentage" office:value="0.00061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percentage" office:value="0.05874" calcext:value-type="percentage">
            <text:p>5.87%</text:p>
          </table:table-cell>
          <table:table-cell office:value-type="percentage" office:value="0.05881" calcext:value-type="percentage">
            <text:p>5.88%</text:p>
          </table:table-cell>
          <table:table-cell office:value-type="percentage" office:value="0.05878" calcext:value-type="percentage">
            <text:p>5.88%</text:p>
          </table:table-cell>
          <table:table-cell table:number-columns-repeated="3"/>
          <table:table-cell office:value-type="percentage" office:value="0.14855" calcext:value-type="percentage">
            <text:p>14.86%</text:p>
          </table:table-cell>
          <table:table-cell office:value-type="percentage" office:value="0.14964" calcext:value-type="percentage">
            <text:p>14.96%</text:p>
          </table:table-cell>
          <table:table-cell office:value-type="percentage" office:value="0.14945" calcext:value-type="percentage">
            <text:p>14.95%</text:p>
          </table:table-cell>
          <table:table-cell table:number-columns-repeated="2"/>
          <table:table-cell office:value-type="percentage" office:value="0.02689" calcext:value-type="percentage">
            <text:p>2.69%</text:p>
          </table:table-cell>
          <table:table-cell office:value-type="percentage" office:value="0.02582" calcext:value-type="percentage">
            <text:p>2.58%</text:p>
          </table:table-cell>
          <table:table-cell office:value-type="percentage" office:value="0.02628" calcext:value-type="percentage">
            <text:p>2.63%</text:p>
          </table:table-cell>
          <table:table-cell table:number-columns-repeated="2"/>
          <table:table-cell office:value-type="percentage" office:value="0.00121" calcext:value-type="percentage">
            <text:p>0.12%</text:p>
          </table:table-cell>
          <table:table-cell office:value-type="percentage" office:value="0.00128" calcext:value-type="percentage">
            <text:p>0.13%</text:p>
          </table:table-cell>
          <table:table-cell office:value-type="percentage" office:value="0.00126" calcext:value-type="percentage">
            <text:p>0.13%</text:p>
          </table:table-cell>
          <table:table-cell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office:value-type="percentage" office:value="0.05649" calcext:value-type="percentage">
            <text:p>5.65%</text:p>
          </table:table-cell>
          <table:table-cell office:value-type="percentage" office:value="0.05713" calcext:value-type="percentage">
            <text:p>5.71%</text:p>
          </table:table-cell>
          <table:table-cell office:value-type="percentage" office:value="0.05662" calcext:value-type="percentage">
            <text:p>5.66%</text:p>
          </table:table-cell>
          <table:table-cell table:number-columns-repeated="3"/>
          <table:table-cell office:value-type="percentage" office:value="0.12025" calcext:value-type="percentage">
            <text:p>12.03%</text:p>
          </table:table-cell>
          <table:table-cell office:value-type="percentage" office:value="0.12248" calcext:value-type="percentage">
            <text:p>12.25%</text:p>
          </table:table-cell>
          <table:table-cell office:value-type="percentage" office:value="0.12092" calcext:value-type="percentage">
            <text:p>12.09%</text:p>
          </table:table-cell>
          <table:table-cell table:number-columns-repeated="2"/>
          <table:table-cell office:value-type="percentage" office:value="0.02185" calcext:value-type="percentage">
            <text:p>2.19%</text:p>
          </table:table-cell>
          <table:table-cell office:value-type="percentage" office:value="0.01957" calcext:value-type="percentage">
            <text:p>1.96%</text:p>
          </table:table-cell>
          <table:table-cell office:value-type="percentage" office:value="0.02049" calcext:value-type="percentage">
            <text:p>2.05%</text:p>
          </table:table-cell>
          <table:table-cell table:number-columns-repeated="2"/>
          <table:table-cell office:value-type="percentage" office:value="0.00316" calcext:value-type="percentage">
            <text:p>0.32%</text:p>
          </table:table-cell>
          <table:table-cell office:value-type="percentage" office:value="0.00401" calcext:value-type="percentage">
            <text:p>0.40%</text:p>
          </table:table-cell>
          <table:table-cell office:value-type="percentage" office:value="0.003" calcext:value-type="percentage">
            <text:p>0.30%</text:p>
          </table:table-cell>
          <table:table-cell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percentage" office:value="0.05944" calcext:value-type="percentage">
            <text:p>5.94%</text:p>
          </table:table-cell>
          <table:table-cell office:value-type="percentage" office:value="0.05956" calcext:value-type="percentage">
            <text:p>5.96%</text:p>
          </table:table-cell>
          <table:table-cell office:value-type="percentage" office:value="0.05975" calcext:value-type="percentage">
            <text:p>5.98%</text:p>
          </table:table-cell>
          <table:table-cell table:number-columns-repeated="3"/>
          <table:table-cell office:value-type="percentage" office:value="0.14135" calcext:value-type="percentage">
            <text:p>14.14%</text:p>
          </table:table-cell>
          <table:table-cell office:value-type="percentage" office:value="0.14332" calcext:value-type="percentage">
            <text:p>14.33%</text:p>
          </table:table-cell>
          <table:table-cell office:value-type="percentage" office:value="0.1429" calcext:value-type="percentage">
            <text:p>14.29%</text:p>
          </table:table-cell>
          <table:table-cell table:number-columns-repeated="2"/>
          <table:table-cell office:value-type="percentage" office:value="0.05175" calcext:value-type="percentage">
            <text:p>5.18%</text:p>
          </table:table-cell>
          <table:table-cell office:value-type="percentage" office:value="0.05021" calcext:value-type="percentage">
            <text:p>5.02%</text:p>
          </table:table-cell>
          <table:table-cell office:value-type="percentage" office:value="0.05182" calcext:value-type="percentage">
            <text:p>5.18%</text:p>
          </table:table-cell>
          <table:table-cell table:number-columns-repeated="2"/>
          <table:table-cell office:value-type="percentage" office:value="0.00126" calcext:value-type="percentage">
            <text:p>0.13%</text:p>
          </table:table-cell>
          <table:table-cell office:value-type="percentage" office:value="0.0011" calcext:value-type="percentage">
            <text:p>0.11%</text:p>
          </table:table-cell>
          <table:table-cell office:value-type="percentage" office:value="0.00147" calcext:value-type="percentage">
            <text:p>0.15%</text:p>
          </table:table-cell>
          <table:table-cell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/>
          <table:table-cell office:value-type="percentage" office:value="0.05696" calcext:value-type="percentage">
            <text:p>5.70%</text:p>
          </table:table-cell>
          <table:table-cell office:value-type="percentage" office:value="0.05679" calcext:value-type="percentage">
            <text:p>5.68%</text:p>
          </table:table-cell>
          <table:table-cell office:value-type="percentage" office:value="0.05702" calcext:value-type="percentage">
            <text:p>5.70%</text:p>
          </table:table-cell>
          <table:table-cell table:number-columns-repeated="3"/>
          <table:table-cell office:value-type="percentage" office:value="0.12743" calcext:value-type="percentage">
            <text:p>12.74%</text:p>
          </table:table-cell>
          <table:table-cell office:value-type="percentage" office:value="0.12672" calcext:value-type="percentage">
            <text:p>12.67%</text:p>
          </table:table-cell>
          <table:table-cell office:value-type="percentage" office:value="0.1273" calcext:value-type="percentage">
            <text:p>12.73%</text:p>
          </table:table-cell>
          <table:table-cell table:number-columns-repeated="2"/>
          <table:table-cell office:value-type="percentage" office:value="0.02266" calcext:value-type="percentage">
            <text:p>2.27%</text:p>
          </table:table-cell>
          <table:table-cell office:value-type="percentage" office:value="0.0215" calcext:value-type="percentage">
            <text:p>2.15%</text:p>
          </table:table-cell>
          <table:table-cell office:value-type="percentage" office:value="0.02179" calcext:value-type="percentage">
            <text:p>2.18%</text:p>
          </table:table-cell>
          <table:table-cell table:number-columns-repeated="2"/>
          <table:table-cell office:value-type="percentage" office:value="0.00243" calcext:value-type="percentage">
            <text:p>0.24%</text:p>
          </table:table-cell>
          <table:table-cell office:value-type="percentage" office:value="0.00234" calcext:value-type="percentage">
            <text:p>0.23%</text:p>
          </table:table-cell>
          <table:table-cell office:value-type="percentage" office:value="0.00261" calcext:value-type="percentage">
            <text:p>0.26%</text:p>
          </table:table-cell>
          <table:table-cell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percentage" office:value="0.0594" calcext:value-type="percentage">
            <text:p>5.94%</text:p>
          </table:table-cell>
          <table:table-cell office:value-type="percentage" office:value="0.05888" calcext:value-type="percentage">
            <text:p>5.89%</text:p>
          </table:table-cell>
          <table:table-cell office:value-type="percentage" office:value="0.05854" calcext:value-type="percentage">
            <text:p>5.85%</text:p>
          </table:table-cell>
          <table:table-cell table:number-columns-repeated="3"/>
          <table:table-cell office:value-type="percentage" office:value="0.15113" calcext:value-type="percentage">
            <text:p>15.11%</text:p>
          </table:table-cell>
          <table:table-cell office:value-type="percentage" office:value="0.15119" calcext:value-type="percentage">
            <text:p>15.12%</text:p>
          </table:table-cell>
          <table:table-cell office:value-type="percentage" office:value="0.15087" calcext:value-type="percentage">
            <text:p>15.09%</text:p>
          </table:table-cell>
          <table:table-cell table:number-columns-repeated="2"/>
          <table:table-cell office:value-type="percentage" office:value="0.03026" calcext:value-type="percentage">
            <text:p>3.03%</text:p>
          </table:table-cell>
          <table:table-cell office:value-type="percentage" office:value="0.02998" calcext:value-type="percentage">
            <text:p>3.00%</text:p>
          </table:table-cell>
          <table:table-cell office:value-type="percentage" office:value="0.02964" calcext:value-type="percentage">
            <text:p>2.96%</text:p>
          </table:table-cell>
          <table:table-cell table:number-columns-repeated="2"/>
          <table:table-cell office:value-type="percentage" office:value="0.00175" calcext:value-type="percentage">
            <text:p>0.18%</text:p>
          </table:table-cell>
          <table:table-cell office:value-type="percentage" office:value="0.00125" calcext:value-type="percentage">
            <text:p>0.13%</text:p>
          </table:table-cell>
          <table:table-cell office:value-type="percentage" office:value="0.00084" calcext:value-type="percentage">
            <text:p>0.08%</text:p>
          </table:table-cell>
          <table:table-cell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/>
          <table:table-cell office:value-type="percentage" office:value="0.06482" calcext:value-type="percentage">
            <text:p>6.48%</text:p>
          </table:table-cell>
          <table:table-cell office:value-type="percentage" office:value="0.06481" calcext:value-type="percentage">
            <text:p>6.48%</text:p>
          </table:table-cell>
          <table:table-cell office:value-type="percentage" office:value="0.06438" calcext:value-type="percentage">
            <text:p>6.44%</text:p>
          </table:table-cell>
          <table:table-cell table:number-columns-repeated="3"/>
          <table:table-cell office:value-type="percentage" office:value="0.13795" calcext:value-type="percentage">
            <text:p>13.80%</text:p>
          </table:table-cell>
          <table:table-cell office:value-type="percentage" office:value="0.1405" calcext:value-type="percentage">
            <text:p>14.05%</text:p>
          </table:table-cell>
          <table:table-cell office:value-type="percentage" office:value="0.13988" calcext:value-type="percentage">
            <text:p>13.99%</text:p>
          </table:table-cell>
          <table:table-cell table:number-columns-repeated="2"/>
          <table:table-cell office:value-type="percentage" office:value="0.0242" calcext:value-type="percentage">
            <text:p>2.42%</text:p>
          </table:table-cell>
          <table:table-cell office:value-type="percentage" office:value="0.02325" calcext:value-type="percentage">
            <text:p>2.33%</text:p>
          </table:table-cell>
          <table:table-cell office:value-type="percentage" office:value="0.02308" calcext:value-type="percentage">
            <text:p>2.31%</text:p>
          </table:table-cell>
          <table:table-cell table:number-columns-repeated="2"/>
          <table:table-cell office:value-type="percentage" office:value="0.01643" calcext:value-type="percentage">
            <text:p>1.64%</text:p>
          </table:table-cell>
          <table:table-cell office:value-type="percentage" office:value="0.01617" calcext:value-type="percentage">
            <text:p>1.62%</text:p>
          </table:table-cell>
          <table:table-cell office:value-type="percentage" office:value="0.01475" calcext:value-type="percentage">
            <text:p>1.48%</text:p>
          </table:table-cell>
          <table:table-cell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percentage" office:value="0.06113" calcext:value-type="percentage">
            <text:p>6.11%</text:p>
          </table:table-cell>
          <table:table-cell office:value-type="percentage" office:value="0.06155" calcext:value-type="percentage">
            <text:p>6.16%</text:p>
          </table:table-cell>
          <table:table-cell office:value-type="percentage" office:value="0.06147" calcext:value-type="percentage">
            <text:p>6.15%</text:p>
          </table:table-cell>
          <table:table-cell table:number-columns-repeated="3"/>
          <table:table-cell office:value-type="percentage" office:value="0.148" calcext:value-type="percentage">
            <text:p>14.80%</text:p>
          </table:table-cell>
          <table:table-cell office:value-type="percentage" office:value="0.14782" calcext:value-type="percentage">
            <text:p>14.78%</text:p>
          </table:table-cell>
          <table:table-cell office:value-type="percentage" office:value="0.14787" calcext:value-type="percentage">
            <text:p>14.79%</text:p>
          </table:table-cell>
          <table:table-cell table:number-columns-repeated="2"/>
          <table:table-cell office:value-type="percentage" office:value="0.04695" calcext:value-type="percentage">
            <text:p>4.70%</text:p>
          </table:table-cell>
          <table:table-cell office:value-type="percentage" office:value="0.04685" calcext:value-type="percentage">
            <text:p>4.69%</text:p>
          </table:table-cell>
          <table:table-cell office:value-type="percentage" office:value="0.04678" calcext:value-type="percentage">
            <text:p>4.68%</text:p>
          </table:table-cell>
          <table:table-cell table:number-columns-repeated="2"/>
          <table:table-cell office:value-type="percentage" office:value="0.00439" calcext:value-type="percentage">
            <text:p>0.44%</text:p>
          </table:table-cell>
          <table:table-cell office:value-type="percentage" office:value="0.00502" calcext:value-type="percentage">
            <text:p>0.50%</text:p>
          </table:table-cell>
          <table:table-cell office:value-type="percentage" office:value="0.00497" calcext:value-type="percentage">
            <text:p>0.50%</text:p>
          </table:table-cell>
          <table:table-cell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  <table:table-cell office:value-type="percentage" office:value="0.0604" calcext:value-type="percentage">
            <text:p>6.04%</text:p>
          </table:table-cell>
          <table:table-cell office:value-type="percentage" office:value="0.06037" calcext:value-type="percentage">
            <text:p>6.04%</text:p>
          </table:table-cell>
          <table:table-cell office:value-type="percentage" office:value="0.06129" calcext:value-type="percentage">
            <text:p>6.13%</text:p>
          </table:table-cell>
          <table:table-cell table:number-columns-repeated="3"/>
          <table:table-cell office:value-type="percentage" office:value="0.14241" calcext:value-type="percentage">
            <text:p>14.24%</text:p>
          </table:table-cell>
          <table:table-cell office:value-type="percentage" office:value="0.14337" calcext:value-type="percentage">
            <text:p>14.34%</text:p>
          </table:table-cell>
          <table:table-cell office:value-type="percentage" office:value="0.14408" calcext:value-type="percentage">
            <text:p>14.41%</text:p>
          </table:table-cell>
          <table:table-cell table:number-columns-repeated="2"/>
          <table:table-cell office:value-type="percentage" office:value="0.0235" calcext:value-type="percentage">
            <text:p>2.35%</text:p>
          </table:table-cell>
          <table:table-cell office:value-type="percentage" office:value="0.02362" calcext:value-type="percentage">
            <text:p>2.36%</text:p>
          </table:table-cell>
          <table:table-cell office:value-type="percentage" office:value="0.02384" calcext:value-type="percentage">
            <text:p>2.38%</text:p>
          </table:table-cell>
          <table:table-cell table:number-columns-repeated="2"/>
          <table:table-cell office:value-type="percentage" office:value="0.00555" calcext:value-type="percentage">
            <text:p>0.56%</text:p>
          </table:table-cell>
          <table:table-cell office:value-type="percentage" office:value="0.00538" calcext:value-type="percentage">
            <text:p>0.54%</text:p>
          </table:table-cell>
          <table:table-cell office:value-type="percentage" office:value="0.00685" calcext:value-type="percentage">
            <text:p>0.69%</text:p>
          </table:table-cell>
          <table:table-cell/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percentage" office:value="0.06372" calcext:value-type="percentage">
            <text:p>6.37%</text:p>
          </table:table-cell>
          <table:table-cell office:value-type="percentage" office:value="0.06365" calcext:value-type="percentage">
            <text:p>6.37%</text:p>
          </table:table-cell>
          <table:table-cell office:value-type="percentage" office:value="0.06367" calcext:value-type="percentage">
            <text:p>6.37%</text:p>
          </table:table-cell>
          <table:table-cell table:number-columns-repeated="3"/>
          <table:table-cell office:value-type="percentage" office:value="0.15617" calcext:value-type="percentage">
            <text:p>15.62%</text:p>
          </table:table-cell>
          <table:table-cell office:value-type="percentage" office:value="0.15587" calcext:value-type="percentage">
            <text:p>15.59%</text:p>
          </table:table-cell>
          <table:table-cell office:value-type="percentage" office:value="0.15647" calcext:value-type="percentage">
            <text:p>15.65%</text:p>
          </table:table-cell>
          <table:table-cell table:number-columns-repeated="2"/>
          <table:table-cell office:value-type="percentage" office:value="0.03251" calcext:value-type="percentage">
            <text:p>3.25%</text:p>
          </table:table-cell>
          <table:table-cell office:value-type="percentage" office:value="0.0331" calcext:value-type="percentage">
            <text:p>3.31%</text:p>
          </table:table-cell>
          <table:table-cell office:value-type="percentage" office:value="0.03248" calcext:value-type="percentage">
            <text:p>3.25%</text:p>
          </table:table-cell>
          <table:table-cell table:number-columns-repeated="2"/>
          <table:table-cell office:value-type="percentage" office:value="0.00814" calcext:value-type="percentage">
            <text:p>0.81%</text:p>
          </table:table-cell>
          <table:table-cell office:value-type="percentage" office:value="0.00791" calcext:value-type="percentage">
            <text:p>0.79%</text:p>
          </table:table-cell>
          <table:table-cell office:value-type="percentage" office:value="0.00779" calcext:value-type="percentage">
            <text:p>0.78%</text:p>
          </table:table-cell>
          <table:table-cell/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percentage" office:value="0.06341" calcext:value-type="percentage">
            <text:p>6.34%</text:p>
          </table:table-cell>
          <table:table-cell office:value-type="percentage" office:value="0.06322" calcext:value-type="percentage">
            <text:p>6.32%</text:p>
          </table:table-cell>
          <table:table-cell office:value-type="percentage" office:value="0.06323" calcext:value-type="percentage">
            <text:p>6.32%</text:p>
          </table:table-cell>
          <table:table-cell table:number-columns-repeated="3"/>
          <table:table-cell office:value-type="percentage" office:value="0.14973" calcext:value-type="percentage">
            <text:p>14.97%</text:p>
          </table:table-cell>
          <table:table-cell office:value-type="percentage" office:value="0.1496" calcext:value-type="percentage">
            <text:p>14.96%</text:p>
          </table:table-cell>
          <table:table-cell office:value-type="percentage" office:value="0.14938" calcext:value-type="percentage">
            <text:p>14.94%</text:p>
          </table:table-cell>
          <table:table-cell table:number-columns-repeated="2"/>
          <table:table-cell office:value-type="percentage" office:value="0.02434" calcext:value-type="percentage">
            <text:p>2.43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02457" calcext:value-type="percentage">
            <text:p>2.46%</text:p>
          </table:table-cell>
          <table:table-cell table:number-columns-repeated="2"/>
          <table:table-cell office:value-type="percentage" office:value="0.0101" calcext:value-type="percentage">
            <text:p>1.01%</text:p>
          </table:table-cell>
          <table:table-cell office:value-type="percentage" office:value="0.0097" calcext:value-type="percentage">
            <text:p>0.97%</text:p>
          </table:table-cell>
          <table:table-cell office:value-type="percentage" office:value="0.00974" calcext:value-type="percentage">
            <text:p>0.97%</text:p>
          </table:table-cell>
          <table:table-cell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percentage" office:value="0.07634" calcext:value-type="percentage">
            <text:p>7.63%</text:p>
          </table:table-cell>
          <table:table-cell table:number-columns-repeated="2" office:value-type="percentage" office:value="0.07683" calcext:value-type="percentage">
            <text:p>7.68%</text:p>
          </table:table-cell>
          <table:table-cell table:number-columns-repeated="3"/>
          <table:table-cell office:value-type="percentage" office:value="0.14045" calcext:value-type="percentage">
            <text:p>14.05%</text:p>
          </table:table-cell>
          <table:table-cell office:value-type="percentage" office:value="0.14049" calcext:value-type="percentage">
            <text:p>14.05%</text:p>
          </table:table-cell>
          <table:table-cell office:value-type="percentage" office:value="0.14104" calcext:value-type="percentage">
            <text:p>14.10%</text:p>
          </table:table-cell>
          <table:table-cell table:number-columns-repeated="2"/>
          <table:table-cell office:value-type="percentage" office:value="0.05979" calcext:value-type="percentage">
            <text:p>5.98%</text:p>
          </table:table-cell>
          <table:table-cell office:value-type="percentage" office:value="0.06366" calcext:value-type="percentage">
            <text:p>6.37%</text:p>
          </table:table-cell>
          <table:table-cell office:value-type="percentage" office:value="0.06165" calcext:value-type="percentage">
            <text:p>6.17%</text:p>
          </table:table-cell>
          <table:table-cell table:number-columns-repeated="2"/>
          <table:table-cell office:value-type="percentage" office:value="0.01281" calcext:value-type="percentage">
            <text:p>1.28%</text:p>
          </table:table-cell>
          <table:table-cell office:value-type="percentage" office:value="0.01358" calcext:value-type="percentage">
            <text:p>1.36%</text:p>
          </table:table-cell>
          <table:table-cell office:value-type="percentage" office:value="0.01338" calcext:value-type="percentage">
            <text:p>1.34%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percentage" office:value="0.00737" calcext:value-type="percentage">
            <text:p>0.74%</text:p>
          </table:table-cell>
          <table:table-cell office:value-type="percentage" office:value="0.00604" calcext:value-type="percentage">
            <text:p>0.60%</text:p>
          </table:table-cell>
          <table:table-cell office:value-type="percentage" office:value="0.00592" calcext:value-type="percentage">
            <text:p>0.59%</text:p>
          </table:table-cell>
          <table:table-cell table:number-columns-repeated="3"/>
          <table:table-cell office:value-type="percentage" office:value="0.01328" calcext:value-type="percentage">
            <text:p>1.33%</text:p>
          </table:table-cell>
          <table:table-cell office:value-type="percentage" office:value="0.01128" calcext:value-type="percentage">
            <text:p>1.13%</text:p>
          </table:table-cell>
          <table:table-cell office:value-type="percentage" office:value="0.01169" calcext:value-type="percentage">
            <text:p>1.17%</text:p>
          </table:table-cell>
          <table:table-cell table:number-columns-repeated="2"/>
          <table:table-cell office:value-type="percentage" office:value="0.00137" calcext:value-type="percentage">
            <text:p>0.14%</text:p>
          </table:table-cell>
          <table:table-cell table:number-columns-repeated="2" office:value-type="percentage" office:value="0.00122" calcext:value-type="percentage">
            <text:p>0.12%</text:p>
          </table:table-cell>
          <table:table-cell table:number-columns-repeated="2"/>
          <table:table-cell office:value-type="percentage" office:value="0.00083" calcext:value-type="percentage">
            <text:p>0.08%</text:p>
          </table:table-cell>
          <table:table-cell office:value-type="percentage" office:value="0.00085" calcext:value-type="percentage">
            <text:p>0.09%</text:p>
          </table:table-cell>
          <table:table-cell office:value-type="percentage" office:value="0.00079" calcext:value-type="percentage">
            <text:p>0.08%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percentage" office:value="0.00965" calcext:value-type="percentage">
            <text:p>0.97%</text:p>
          </table:table-cell>
          <table:table-cell office:value-type="percentage" office:value="0.00978" calcext:value-type="percentage">
            <text:p>0.98%</text:p>
          </table:table-cell>
          <table:table-cell office:value-type="percentage" office:value="0.00964" calcext:value-type="percentage">
            <text:p>0.96%</text:p>
          </table:table-cell>
          <table:table-cell table:number-columns-repeated="3"/>
          <table:table-cell office:value-type="percentage" office:value="0.00488" calcext:value-type="percentage">
            <text:p>0.49%</text:p>
          </table:table-cell>
          <table:table-cell office:value-type="percentage" office:value="0.00516" calcext:value-type="percentage">
            <text:p>0.52%</text:p>
          </table:table-cell>
          <table:table-cell office:value-type="percentage" office:value="0.00501" calcext:value-type="percentage">
            <text:p>0.50%</text:p>
          </table:table-cell>
          <table:table-cell table:number-columns-repeated="2"/>
          <table:table-cell office:value-type="percentage" office:value="0.00024" calcext:value-type="percentage">
            <text:p>0.02%</text:p>
          </table:table-cell>
          <table:table-cell table:number-columns-repeated="2" office:value-type="percentage" office:value="0.00002" calcext:value-type="percentage">
            <text:p>0.00%</text:p>
          </table:table-cell>
          <table:table-cell table:number-columns-repeated="2"/>
          <table:table-cell office:value-type="percentage" office:value="0.00066" calcext:value-type="percentage">
            <text:p>0.07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.00063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percentage" office:value="0.0088" calcext:value-type="percentage">
            <text:p>0.88%</text:p>
          </table:table-cell>
          <table:table-cell office:value-type="percentage" office:value="0.00878" calcext:value-type="percentage">
            <text:p>0.88%</text:p>
          </table:table-cell>
          <table:table-cell office:value-type="percentage" office:value="0.00887" calcext:value-type="percentage">
            <text:p>0.89%</text:p>
          </table:table-cell>
          <table:table-cell table:number-columns-repeated="3"/>
          <table:table-cell office:value-type="percentage" office:value="0.00346" calcext:value-type="percentage">
            <text:p>0.35%</text:p>
          </table:table-cell>
          <table:table-cell office:value-type="percentage" office:value="0.00321" calcext:value-type="percentage">
            <text:p>0.32%</text:p>
          </table:table-cell>
          <table:table-cell office:value-type="percentage" office:value="0.00443" calcext:value-type="percentage">
            <text:p>0.44%</text:p>
          </table:table-cell>
          <table:table-cell table:number-columns-repeated="2"/>
          <table:table-cell office:value-type="percentage" office:value="0.00005" calcext:value-type="percentage">
            <text:p>0.01%</text:p>
          </table:table-cell>
          <table:table-cell table:number-columns-repeated="2" office:value-type="percentage" office:value="0.00001" calcext:value-type="percentage">
            <text:p>0.00%</text:p>
          </table:table-cell>
          <table:table-cell table:number-columns-repeated="2"/>
          <table:table-cell office:value-type="percentage" office:value="0.00006" calcext:value-type="percentage">
            <text:p>0.01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33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percentage" office:value="0.01021" calcext:value-type="percentage">
            <text:p>1.02%</text:p>
          </table:table-cell>
          <table:table-cell office:value-type="percentage" office:value="0.01057" calcext:value-type="percentage">
            <text:p>1.06%</text:p>
          </table:table-cell>
          <table:table-cell office:value-type="percentage" office:value="0.01037" calcext:value-type="percentage">
            <text:p>1.04%</text:p>
          </table:table-cell>
          <table:table-cell table:number-columns-repeated="3"/>
          <table:table-cell office:value-type="percentage" office:value="0.00559" calcext:value-type="percentage">
            <text:p>0.56%</text:p>
          </table:table-cell>
          <table:table-cell office:value-type="percentage" office:value="0.00631" calcext:value-type="percentage">
            <text:p>0.63%</text:p>
          </table:table-cell>
          <table:table-cell office:value-type="percentage" office:value="0.0049" calcext:value-type="percentage">
            <text:p>0.49%</text:p>
          </table:table-cell>
          <table:table-cell table:number-columns-repeated="2"/>
          <table:table-cell office:value-type="percentage" office:value="0.0000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 table:number-columns-repeated="2"/>
          <table:table-cell office:value-type="percentage" office:value="0.0006" calcext:value-type="percentage">
            <text:p>0.06%</text:p>
          </table:table-cell>
          <table:table-cell office:value-type="percentage" office:value="0.00063" calcext:value-type="percentage">
            <text:p>0.06%</text:p>
          </table:table-cell>
          <table:table-cell office:value-type="percentage" office:value="0.00064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percentage" office:value="0.01063" calcext:value-type="percentage">
            <text:p>1.06%</text:p>
          </table:table-cell>
          <table:table-cell office:value-type="percentage" office:value="0.01078" calcext:value-type="percentage">
            <text:p>1.08%</text:p>
          </table:table-cell>
          <table:table-cell office:value-type="percentage" office:value="0.01057" calcext:value-type="percentage">
            <text:p>1.06%</text:p>
          </table:table-cell>
          <table:table-cell table:number-columns-repeated="3"/>
          <table:table-cell office:value-type="percentage" office:value="0.00681" calcext:value-type="percentage">
            <text:p>0.68%</text:p>
          </table:table-cell>
          <table:table-cell office:value-type="percentage" office:value="0.00938" calcext:value-type="percentage">
            <text:p>0.94%</text:p>
          </table:table-cell>
          <table:table-cell office:value-type="percentage" office:value="0.00833" calcext:value-type="percentage">
            <text:p>0.83%</text:p>
          </table:table-cell>
          <table:table-cell table:number-columns-repeated="2"/>
          <table:table-cell office:value-type="percentage" office:value="0.00028" calcext:value-type="percentage">
            <text:p>0.03%</text:p>
          </table:table-cell>
          <table:table-cell table:number-columns-repeated="2" office:value-type="percentage" office:value="0.00001" calcext:value-type="percentage">
            <text:p>0.00%</text:p>
          </table:table-cell>
          <table:table-cell table:number-columns-repeated="2"/>
          <table:table-cell office:value-type="percentage" office:value="0.00032" calcext:value-type="percentage">
            <text:p>0.03%</text:p>
          </table:table-cell>
          <table:table-cell office:value-type="percentage" office:value="0.00034" calcext:value-type="percentage">
            <text:p>0.03%</text:p>
          </table:table-cell>
          <table:table-cell office:value-type="percentage" office:value="0.00033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percentage" office:value="0.01283" calcext:value-type="percentage">
            <text:p>1.28%</text:p>
          </table:table-cell>
          <table:table-cell office:value-type="percentage" office:value="0.01313" calcext:value-type="percentage">
            <text:p>1.31%</text:p>
          </table:table-cell>
          <table:table-cell office:value-type="percentage" office:value="0.0129" calcext:value-type="percentage">
            <text:p>1.29%</text:p>
          </table:table-cell>
          <table:table-cell table:number-columns-repeated="3"/>
          <table:table-cell office:value-type="percentage" office:value="0.01102" calcext:value-type="percentage">
            <text:p>1.10%</text:p>
          </table:table-cell>
          <table:table-cell office:value-type="percentage" office:value="0.0131" calcext:value-type="percentage">
            <text:p>1.31%</text:p>
          </table:table-cell>
          <table:table-cell office:value-type="percentage" office:value="0.01203" calcext:value-type="percentage">
            <text:p>1.20%</text:p>
          </table:table-cell>
          <table:table-cell table:number-columns-repeated="2"/>
          <table:table-cell office:value-type="percentage" office:value="0.00008" calcext:value-type="percentage">
            <text:p>0.01%</text:p>
          </table:table-cell>
          <table:table-cell office:value-type="percentage" office:value="0.00001" calcext:value-type="percentage">
            <text:p>0.00%</text:p>
          </table:table-cell>
          <table:table-cell office:value-type="percentage" office:value="0.00027" calcext:value-type="percentage">
            <text:p>0.03%</text:p>
          </table:table-cell>
          <table:table-cell table:number-columns-repeated="2"/>
          <table:table-cell table:number-columns-repeated="2" office:value-type="percentage" office:value="0.00062" calcext:value-type="percentage">
            <text:p>0.06%</text:p>
          </table:table-cell>
          <table:table-cell office:value-type="percentage" office:value="0.00064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office:value-type="percentage" office:value="0.01487" calcext:value-type="percentage">
            <text:p>1.49%</text:p>
          </table:table-cell>
          <table:table-cell office:value-type="percentage" office:value="0.01495" calcext:value-type="percentage">
            <text:p>1.50%</text:p>
          </table:table-cell>
          <table:table-cell office:value-type="percentage" office:value="0.01488" calcext:value-type="percentage">
            <text:p>1.49%</text:p>
          </table:table-cell>
          <table:table-cell table:number-columns-repeated="3"/>
          <table:table-cell office:value-type="percentage" office:value="0.01267" calcext:value-type="percentage">
            <text:p>1.27%</text:p>
          </table:table-cell>
          <table:table-cell office:value-type="percentage" office:value="0.01291" calcext:value-type="percentage">
            <text:p>1.29%</text:p>
          </table:table-cell>
          <table:table-cell office:value-type="percentage" office:value="0.01288" calcext:value-type="percentage">
            <text:p>1.29%</text:p>
          </table:table-cell>
          <table:table-cell table:number-columns-repeated="2"/>
          <table:table-cell office:value-type="percentage" office:value="0.00054" calcext:value-type="percentage">
            <text:p>0.05%</text:p>
          </table:table-cell>
          <table:table-cell office:value-type="percentage" office:value="0.00037" calcext:value-type="percentage">
            <text:p>0.04%</text:p>
          </table:table-cell>
          <table:table-cell office:value-type="percentage" office:value="0.00044" calcext:value-type="percentage">
            <text:p>0.04%</text:p>
          </table:table-cell>
          <table:table-cell table:number-columns-repeated="2"/>
          <table:table-cell office:value-type="percentage" office:value="0.00009" calcext:value-type="percentage">
            <text:p>0.01%</text:p>
          </table:table-cell>
          <table:table-cell table:number-columns-repeated="2" office:value-type="percentage" office:value="0.00033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percentage" office:value="0.01655" calcext:value-type="percentage">
            <text:p>1.66%</text:p>
          </table:table-cell>
          <table:table-cell office:value-type="percentage" office:value="0.01639" calcext:value-type="percentage">
            <text:p>1.64%</text:p>
          </table:table-cell>
          <table:table-cell office:value-type="percentage" office:value="0.0168" calcext:value-type="percentage">
            <text:p>1.68%</text:p>
          </table:table-cell>
          <table:table-cell table:number-columns-repeated="3"/>
          <table:table-cell office:value-type="percentage" office:value="0.03161" calcext:value-type="percentage">
            <text:p>3.16%</text:p>
          </table:table-cell>
          <table:table-cell office:value-type="percentage" office:value="0.03114" calcext:value-type="percentage">
            <text:p>3.11%</text:p>
          </table:table-cell>
          <table:table-cell office:value-type="percentage" office:value="0.03106" calcext:value-type="percentage">
            <text:p>3.11%</text:p>
          </table:table-cell>
          <table:table-cell table:number-columns-repeated="2"/>
          <table:table-cell office:value-type="percentage" office:value="0.00026" calcext:value-type="percentage">
            <text:p>0.03%</text:p>
          </table:table-cell>
          <table:table-cell table:number-columns-repeated="2" office:value-type="percentage" office:value="0.00006" calcext:value-type="percentage">
            <text:p>0.01%</text:p>
          </table:table-cell>
          <table:table-cell table:number-columns-repeated="2"/>
          <table:table-cell office:value-type="percentage" office:value="0.00061" calcext:value-type="percentage">
            <text:p>0.06%</text:p>
          </table:table-cell>
          <table:table-cell office:value-type="percentage" office:value="0.00062" calcext:value-type="percentage">
            <text:p>0.06%</text:p>
          </table:table-cell>
          <table:table-cell office:value-type="percentage" office:value="0.00061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percentage" office:value="0.01708" calcext:value-type="percentage">
            <text:p>1.71%</text:p>
          </table:table-cell>
          <table:table-cell office:value-type="percentage" office:value="0.01704" calcext:value-type="percentage">
            <text:p>1.70%</text:p>
          </table:table-cell>
          <table:table-cell office:value-type="percentage" office:value="0.01708" calcext:value-type="percentage">
            <text:p>1.71%</text:p>
          </table:table-cell>
          <table:table-cell table:number-columns-repeated="3"/>
          <table:table-cell office:value-type="percentage" office:value="0.01425" calcext:value-type="percentage">
            <text:p>1.43%</text:p>
          </table:table-cell>
          <table:table-cell office:value-type="percentage" office:value="0.01381" calcext:value-type="percentage">
            <text:p>1.38%</text:p>
          </table:table-cell>
          <table:table-cell office:value-type="percentage" office:value="0.01374" calcext:value-type="percentage">
            <text:p>1.37%</text:p>
          </table:table-cell>
          <table:table-cell table:number-columns-repeated="2"/>
          <table:table-cell office:value-type="percentage" office:value="0.00004" calcext:value-type="percentage">
            <text:p>0.00%</text:p>
          </table:table-cell>
          <table:table-cell office:value-type="percentage" office:value="0.00017" calcext:value-type="percentage">
            <text:p>0.02%</text:p>
          </table:table-cell>
          <table:table-cell office:value-type="percentage" office:value="0.00003" calcext:value-type="percentage">
            <text:p>0.00%</text:p>
          </table:table-cell>
          <table:table-cell table:number-columns-repeated="2"/>
          <table:table-cell office:value-type="percentage" office:value="0.00008" calcext:value-type="percentage">
            <text:p>0.01%</text:p>
          </table:table-cell>
          <table:table-cell table:number-columns-repeated="2" office:value-type="percentage" office:value="0.00041" calcext:value-type="percentage">
            <text:p>0.04%</text:p>
          </table:table-cell>
          <table:table-cell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percentage" office:value="0.017" calcext:value-type="percentage">
            <text:p>1.70%</text:p>
          </table:table-cell>
          <table:table-cell office:value-type="percentage" office:value="0.01688" calcext:value-type="percentage">
            <text:p>1.69%</text:p>
          </table:table-cell>
          <table:table-cell office:value-type="percentage" office:value="0.01692" calcext:value-type="percentage">
            <text:p>1.69%</text:p>
          </table:table-cell>
          <table:table-cell table:number-columns-repeated="3"/>
          <table:table-cell office:value-type="percentage" office:value="0.02418" calcext:value-type="percentage">
            <text:p>2.42%</text:p>
          </table:table-cell>
          <table:table-cell office:value-type="percentage" office:value="0.02379" calcext:value-type="percentage">
            <text:p>2.38%</text:p>
          </table:table-cell>
          <table:table-cell office:value-type="percentage" office:value="0.02524" calcext:value-type="percentage">
            <text:p>2.52%</text:p>
          </table:table-cell>
          <table:table-cell table:number-columns-repeated="2"/>
          <table:table-cell office:value-type="percentage" office:value="0.00006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03" calcext:value-type="percentage">
            <text:p>0.00%</text:p>
          </table:table-cell>
          <table:table-cell table:number-columns-repeated="2"/>
          <table:table-cell table:number-columns-repeated="2" office:value-type="percentage" office:value="0.00061" calcext:value-type="percentage">
            <text:p>0.06%</text:p>
          </table:table-cell>
          <table:table-cell office:value-type="percentage" office:value="0.0006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table:number-columns-repeated="2" office:value-type="percentage" office:value="0.01916" calcext:value-type="percentage">
            <text:p>1.92%</text:p>
          </table:table-cell>
          <table:table-cell office:value-type="percentage" office:value="0.0191" calcext:value-type="percentage">
            <text:p>1.91%</text:p>
          </table:table-cell>
          <table:table-cell table:number-columns-repeated="3"/>
          <table:table-cell office:value-type="percentage" office:value="0.02154" calcext:value-type="percentage">
            <text:p>2.15%</text:p>
          </table:table-cell>
          <table:table-cell office:value-type="percentage" office:value="0.02193" calcext:value-type="percentage">
            <text:p>2.19%</text:p>
          </table:table-cell>
          <table:table-cell office:value-type="percentage" office:value="0.02169" calcext:value-type="percentage">
            <text:p>2.17%</text:p>
          </table:table-cell>
          <table:table-cell table:number-columns-repeated="2"/>
          <table:table-cell office:value-type="percentage" office:value="0.00008" calcext:value-type="percentage">
            <text:p>0.01%</text:p>
          </table:table-cell>
          <table:table-cell office:value-type="percentage" office:value="0.00018" calcext:value-type="percentage">
            <text:p>0.02%</text:p>
          </table:table-cell>
          <table:table-cell office:value-type="percentage" office:value="0.00007" calcext:value-type="percentage">
            <text:p>0.01%</text:p>
          </table:table-cell>
          <table:table-cell table:number-columns-repeated="2"/>
          <table:table-cell office:value-type="percentage" office:value="0.0005" calcext:value-type="percentage">
            <text:p>0.05%</text:p>
          </table:table-cell>
          <table:table-cell office:value-type="percentage" office:value="0.00051" calcext:value-type="percentage">
            <text:p>0.05%</text:p>
          </table:table-cell>
          <table:table-cell office:value-type="percentage" office:value="0.0005" calcext:value-type="percentage">
            <text:p>0.05%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percentage" office:value="0.0172" calcext:value-type="percentage">
            <text:p>1.72%</text:p>
          </table:table-cell>
          <table:table-cell office:value-type="percentage" office:value="0.01729" calcext:value-type="percentage">
            <text:p>1.73%</text:p>
          </table:table-cell>
          <table:table-cell office:value-type="percentage" office:value="0.01723" calcext:value-type="percentage">
            <text:p>1.72%</text:p>
          </table:table-cell>
          <table:table-cell table:number-columns-repeated="3"/>
          <table:table-cell office:value-type="percentage" office:value="0.0398" calcext:value-type="percentage">
            <text:p>3.98%</text:p>
          </table:table-cell>
          <table:table-cell table:number-columns-repeated="2" office:value-type="percentage" office:value="0.03984" calcext:value-type="percentage">
            <text:p>3.98%</text:p>
          </table:table-cell>
          <table:table-cell table:number-columns-repeated="2"/>
          <table:table-cell office:value-type="percentage" office:value="0.00049" calcext:value-type="percentage">
            <text:p>0.05%</text:p>
          </table:table-cell>
          <table:table-cell office:value-type="percentage" office:value="0.00067" calcext:value-type="percentage">
            <text:p>0.07%</text:p>
          </table:table-cell>
          <table:table-cell office:value-type="percentage" office:value="0.00051" calcext:value-type="percentage">
            <text:p>0.05%</text:p>
          </table:table-cell>
          <table:table-cell table:number-columns-repeated="2"/>
          <table:table-cell office:value-type="percentage" office:value="0.00058" calcext:value-type="percentage">
            <text:p>0.06%</text:p>
          </table:table-cell>
          <table:table-cell office:value-type="percentage" office:value="0.00059" calcext:value-type="percentage">
            <text:p>0.06%</text:p>
          </table:table-cell>
          <table:table-cell office:value-type="percentage" office:value="0.00061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percentage" office:value="0.01989" calcext:value-type="percentage">
            <text:p>1.99%</text:p>
          </table:table-cell>
          <table:table-cell office:value-type="percentage" office:value="0.01995" calcext:value-type="percentage">
            <text:p>2.00%</text:p>
          </table:table-cell>
          <table:table-cell office:value-type="percentage" office:value="0.01998" calcext:value-type="percentage">
            <text:p>2.00%</text:p>
          </table:table-cell>
          <table:table-cell table:number-columns-repeated="3"/>
          <table:table-cell office:value-type="percentage" office:value="0.0282" calcext:value-type="percentage">
            <text:p>2.82%</text:p>
          </table:table-cell>
          <table:table-cell office:value-type="percentage" office:value="0.02728" calcext:value-type="percentage">
            <text:p>2.73%</text:p>
          </table:table-cell>
          <table:table-cell office:value-type="percentage" office:value="0.02679" calcext:value-type="percentage">
            <text:p>2.68%</text:p>
          </table:table-cell>
          <table:table-cell table:number-columns-repeated="2"/>
          <table:table-cell office:value-type="percentage" office:value="0.00041" calcext:value-type="percentage">
            <text:p>0.04%</text:p>
          </table:table-cell>
          <table:table-cell office:value-type="percentage" office:value="0.00031" calcext:value-type="percentage">
            <text:p>0.03%</text:p>
          </table:table-cell>
          <table:table-cell office:value-type="percentage" office:value="0.00015" calcext:value-type="percentage">
            <text:p>0.02%</text:p>
          </table:table-cell>
          <table:table-cell table:number-columns-repeated="2"/>
          <table:table-cell table:number-columns-repeated="3" office:value-type="percentage" office:value="0.00057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percentage" office:value="0.01873" calcext:value-type="percentage">
            <text:p>1.87%</text:p>
          </table:table-cell>
          <table:table-cell office:value-type="percentage" office:value="0.01872" calcext:value-type="percentage">
            <text:p>1.87%</text:p>
          </table:table-cell>
          <table:table-cell office:value-type="percentage" office:value="0.01871" calcext:value-type="percentage">
            <text:p>1.87%</text:p>
          </table:table-cell>
          <table:table-cell table:number-columns-repeated="3"/>
          <table:table-cell office:value-type="percentage" office:value="0.03633" calcext:value-type="percentage">
            <text:p>3.63%</text:p>
          </table:table-cell>
          <table:table-cell office:value-type="percentage" office:value="0.0367" calcext:value-type="percentage">
            <text:p>3.67%</text:p>
          </table:table-cell>
          <table:table-cell office:value-type="percentage" office:value="0.03639" calcext:value-type="percentage">
            <text:p>3.64%</text:p>
          </table:table-cell>
          <table:table-cell table:number-columns-repeated="2"/>
          <table:table-cell office:value-type="percentage" office:value="0.00079" calcext:value-type="percentage">
            <text:p>0.08%</text:p>
          </table:table-cell>
          <table:table-cell office:value-type="percentage" office:value="0.00017" calcext:value-type="percentage">
            <text:p>0.02%</text:p>
          </table:table-cell>
          <table:table-cell office:value-type="percentage" office:value="0.00016" calcext:value-type="percentage">
            <text:p>0.02%</text:p>
          </table:table-cell>
          <table:table-cell table:number-columns-repeated="2"/>
          <table:table-cell office:value-type="percentage" office:value="0.00059" calcext:value-type="percentage">
            <text:p>0.06%</text:p>
          </table:table-cell>
          <table:table-cell table:number-columns-repeated="2" office:value-type="percentage" office:value="0.0006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table:number-columns-repeated="2" office:value-type="percentage" office:value="0.02098" calcext:value-type="percentage">
            <text:p>2.10%</text:p>
          </table:table-cell>
          <table:table-cell office:value-type="percentage" office:value="0.02099" calcext:value-type="percentage">
            <text:p>2.10%</text:p>
          </table:table-cell>
          <table:table-cell table:number-columns-repeated="3"/>
          <table:table-cell office:value-type="percentage" office:value="0.02902" calcext:value-type="percentage">
            <text:p>2.90%</text:p>
          </table:table-cell>
          <table:table-cell office:value-type="percentage" office:value="0.02924" calcext:value-type="percentage">
            <text:p>2.92%</text:p>
          </table:table-cell>
          <table:table-cell office:value-type="percentage" office:value="0.02906" calcext:value-type="percentage">
            <text:p>2.91%</text:p>
          </table:table-cell>
          <table:table-cell table:number-columns-repeated="2"/>
          <table:table-cell office:value-type="percentage" office:value="0.00065" calcext:value-type="percentage">
            <text:p>0.07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19" calcext:value-type="percentage">
            <text:p>0.02%</text:p>
          </table:table-cell>
          <table:table-cell table:number-columns-repeated="2"/>
          <table:table-cell office:value-type="percentage" office:value="0.00062" calcext:value-type="percentage">
            <text:p>0.06%</text:p>
          </table:table-cell>
          <table:table-cell table:number-columns-repeated="2" office:value-type="percentage" office:value="0.00061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percentage" office:value="0.02816" calcext:value-type="percentage">
            <text:p>2.82%</text:p>
          </table:table-cell>
          <table:table-cell office:value-type="percentage" office:value="0.0275" calcext:value-type="percentage">
            <text:p>2.75%</text:p>
          </table:table-cell>
          <table:table-cell office:value-type="percentage" office:value="0.0278" calcext:value-type="percentage">
            <text:p>2.78%</text:p>
          </table:table-cell>
          <table:table-cell table:number-columns-repeated="3"/>
          <table:table-cell office:value-type="percentage" office:value="0.04986" calcext:value-type="percentage">
            <text:p>4.99%</text:p>
          </table:table-cell>
          <table:table-cell office:value-type="percentage" office:value="0.0495" calcext:value-type="percentage">
            <text:p>4.95%</text:p>
          </table:table-cell>
          <table:table-cell office:value-type="percentage" office:value="0.04944" calcext:value-type="percentage">
            <text:p>4.94%</text:p>
          </table:table-cell>
          <table:table-cell table:number-columns-repeated="2"/>
          <table:table-cell office:value-type="percentage" office:value="0.00056" calcext:value-type="percentage">
            <text:p>0.06%</text:p>
          </table:table-cell>
          <table:table-cell office:value-type="percentage" office:value="0.00061" calcext:value-type="percentage">
            <text:p>0.06%</text:p>
          </table:table-cell>
          <table:table-cell office:value-type="percentage" office:value="0.00023" calcext:value-type="percentage">
            <text:p>0.02%</text:p>
          </table:table-cell>
          <table:table-cell table:number-columns-repeated="2"/>
          <table:table-cell office:value-type="percentage" office:value="0.00061" calcext:value-type="percentage">
            <text:p>0.06%</text:p>
          </table:table-cell>
          <table:table-cell table:number-columns-repeated="2" office:value-type="percentage" office:value="0.0006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percentage" office:value="0.0216" calcext:value-type="percentage">
            <text:p>2.16%</text:p>
          </table:table-cell>
          <table:table-cell office:value-type="percentage" office:value="0.02156" calcext:value-type="percentage">
            <text:p>2.16%</text:p>
          </table:table-cell>
          <table:table-cell office:value-type="percentage" office:value="0.02157" calcext:value-type="percentage">
            <text:p>2.16%</text:p>
          </table:table-cell>
          <table:table-cell table:number-columns-repeated="3"/>
          <table:table-cell office:value-type="percentage" office:value="0.03136" calcext:value-type="percentage">
            <text:p>3.14%</text:p>
          </table:table-cell>
          <table:table-cell office:value-type="percentage" office:value="0.03386" calcext:value-type="percentage">
            <text:p>3.39%</text:p>
          </table:table-cell>
          <table:table-cell office:value-type="percentage" office:value="0.03259" calcext:value-type="percentage">
            <text:p>3.26%</text:p>
          </table:table-cell>
          <table:table-cell table:number-columns-repeated="2"/>
          <table:table-cell office:value-type="percentage" office:value="0.00078" calcext:value-type="percentage">
            <text:p>0.08%</text:p>
          </table:table-cell>
          <table:table-cell office:value-type="percentage" office:value="0.00146" calcext:value-type="percentage">
            <text:p>0.15%</text:p>
          </table:table-cell>
          <table:table-cell office:value-type="percentage" office:value="0.00029" calcext:value-type="percentage">
            <text:p>0.03%</text:p>
          </table:table-cell>
          <table:table-cell table:number-columns-repeated="2"/>
          <table:table-cell office:value-type="percentage" office:value="0.00064" calcext:value-type="percentage">
            <text:p>0.06%</text:p>
          </table:table-cell>
          <table:table-cell office:value-type="percentage" office:value="0.00063" calcext:value-type="percentage">
            <text:p>0.06%</text:p>
          </table:table-cell>
          <table:table-cell office:value-type="percentage" office:value="0.00064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percentage" office:value="0.02147" calcext:value-type="percentage">
            <text:p>2.15%</text:p>
          </table:table-cell>
          <table:table-cell table:number-columns-repeated="2" office:value-type="percentage" office:value="0.02148" calcext:value-type="percentage">
            <text:p>2.15%</text:p>
          </table:table-cell>
          <table:table-cell table:number-columns-repeated="3"/>
          <table:table-cell office:value-type="percentage" office:value="0.04854" calcext:value-type="percentage">
            <text:p>4.85%</text:p>
          </table:table-cell>
          <table:table-cell office:value-type="percentage" office:value="0.04787" calcext:value-type="percentage">
            <text:p>4.79%</text:p>
          </table:table-cell>
          <table:table-cell office:value-type="percentage" office:value="0.04836" calcext:value-type="percentage">
            <text:p>4.84%</text:p>
          </table:table-cell>
          <table:table-cell table:number-columns-repeated="2"/>
          <table:table-cell office:value-type="percentage" office:value="0.00173" calcext:value-type="percentage">
            <text:p>0.17%</text:p>
          </table:table-cell>
          <table:table-cell office:value-type="percentage" office:value="0.0009" calcext:value-type="percentage">
            <text:p>0.09%</text:p>
          </table:table-cell>
          <table:table-cell office:value-type="percentage" office:value="0.00037" calcext:value-type="percentage">
            <text:p>0.04%</text:p>
          </table:table-cell>
          <table:table-cell table:number-columns-repeated="2"/>
          <table:table-cell office:value-type="percentage" office:value="0.00061" calcext:value-type="percentage">
            <text:p>0.06%</text:p>
          </table:table-cell>
          <table:table-cell table:number-columns-repeated="2" office:value-type="percentage" office:value="0.00062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percentage" office:value="0.02093" calcext:value-type="percentage">
            <text:p>2.09%</text:p>
          </table:table-cell>
          <table:table-cell office:value-type="percentage" office:value="0.02098" calcext:value-type="percentage">
            <text:p>2.10%</text:p>
          </table:table-cell>
          <table:table-cell office:value-type="percentage" office:value="0.02096" calcext:value-type="percentage">
            <text:p>2.10%</text:p>
          </table:table-cell>
          <table:table-cell table:number-columns-repeated="3"/>
          <table:table-cell office:value-type="percentage" office:value="0.03603" calcext:value-type="percentage">
            <text:p>3.60%</text:p>
          </table:table-cell>
          <table:table-cell office:value-type="percentage" office:value="0.03525" calcext:value-type="percentage">
            <text:p>3.53%</text:p>
          </table:table-cell>
          <table:table-cell office:value-type="percentage" office:value="0.03539" calcext:value-type="percentage">
            <text:p>3.54%</text:p>
          </table:table-cell>
          <table:table-cell table:number-columns-repeated="2"/>
          <table:table-cell office:value-type="percentage" office:value="0.00083" calcext:value-type="percentage">
            <text:p>0.08%</text:p>
          </table:table-cell>
          <table:table-cell office:value-type="percentage" office:value="0.00123" calcext:value-type="percentage">
            <text:p>0.12%</text:p>
          </table:table-cell>
          <table:table-cell office:value-type="percentage" office:value="0.00039" calcext:value-type="percentage">
            <text:p>0.04%</text:p>
          </table:table-cell>
          <table:table-cell table:number-columns-repeated="2"/>
          <table:table-cell office:value-type="percentage" office:value="0.00065" calcext:value-type="percentage">
            <text:p>0.07%</text:p>
          </table:table-cell>
          <table:table-cell table:number-columns-repeated="2" office:value-type="percentage" office:value="0.00064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percentage" office:value="0.0235" calcext:value-type="percentage">
            <text:p>2.35%</text:p>
          </table:table-cell>
          <table:table-cell office:value-type="percentage" office:value="0.02379" calcext:value-type="percentage">
            <text:p>2.38%</text:p>
          </table:table-cell>
          <table:table-cell office:value-type="percentage" office:value="0.02359" calcext:value-type="percentage">
            <text:p>2.36%</text:p>
          </table:table-cell>
          <table:table-cell table:number-columns-repeated="3"/>
          <table:table-cell office:value-type="percentage" office:value="0.04851" calcext:value-type="percentage">
            <text:p>4.85%</text:p>
          </table:table-cell>
          <table:table-cell office:value-type="percentage" office:value="0.0495" calcext:value-type="percentage">
            <text:p>4.95%</text:p>
          </table:table-cell>
          <table:table-cell office:value-type="percentage" office:value="0.04869" calcext:value-type="percentage">
            <text:p>4.87%</text:p>
          </table:table-cell>
          <table:table-cell table:number-columns-repeated="2"/>
          <table:table-cell office:value-type="percentage" office:value="0.00039" calcext:value-type="percentage">
            <text:p>0.04%</text:p>
          </table:table-cell>
          <table:table-cell office:value-type="percentage" office:value="0.00162" calcext:value-type="percentage">
            <text:p>0.16%</text:p>
          </table:table-cell>
          <table:table-cell office:value-type="percentage" office:value="0.00076" calcext:value-type="percentage">
            <text:p>0.08%</text:p>
          </table:table-cell>
          <table:table-cell table:number-columns-repeated="2"/>
          <table:table-cell office:value-type="percentage" office:value="0.00062" calcext:value-type="percentage">
            <text:p>0.06%</text:p>
          </table:table-cell>
          <table:table-cell office:value-type="percentage" office:value="0.00061" calcext:value-type="percentage">
            <text:p>0.06%</text:p>
          </table:table-cell>
          <table:table-cell office:value-type="percentage" office:value="0.00056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percentage" office:value="0.02016" calcext:value-type="percentage">
            <text:p>2.02%</text:p>
          </table:table-cell>
          <table:table-cell office:value-type="percentage" office:value="0.02017" calcext:value-type="percentage">
            <text:p>2.02%</text:p>
          </table:table-cell>
          <table:table-cell office:value-type="percentage" office:value="0.02011" calcext:value-type="percentage">
            <text:p>2.01%</text:p>
          </table:table-cell>
          <table:table-cell table:number-columns-repeated="3"/>
          <table:table-cell office:value-type="percentage" office:value="0.03256" calcext:value-type="percentage">
            <text:p>3.26%</text:p>
          </table:table-cell>
          <table:table-cell office:value-type="percentage" office:value="0.03226" calcext:value-type="percentage">
            <text:p>3.23%</text:p>
          </table:table-cell>
          <table:table-cell office:value-type="percentage" office:value="0.03274" calcext:value-type="percentage">
            <text:p>3.27%</text:p>
          </table:table-cell>
          <table:table-cell table:number-columns-repeated="2"/>
          <table:table-cell office:value-type="percentage" office:value="0.00108" calcext:value-type="percentage">
            <text:p>0.1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149" calcext:value-type="percentage">
            <text:p>0.15%</text:p>
          </table:table-cell>
          <table:table-cell table:number-columns-repeated="2"/>
          <table:table-cell table:number-columns-repeated="2" office:value-type="percentage" office:value="0.00065" calcext:value-type="percentage">
            <text:p>0.07%</text:p>
          </table:table-cell>
          <table:table-cell office:value-type="percentage" office:value="0.00064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percentage" office:value="0.01913" calcext:value-type="percentage">
            <text:p>1.91%</text:p>
          </table:table-cell>
          <table:table-cell office:value-type="percentage" office:value="0.01916" calcext:value-type="percentage">
            <text:p>1.92%</text:p>
          </table:table-cell>
          <table:table-cell office:value-type="percentage" office:value="0.01917" calcext:value-type="percentage">
            <text:p>1.92%</text:p>
          </table:table-cell>
          <table:table-cell table:number-columns-repeated="3"/>
          <table:table-cell office:value-type="percentage" office:value="0.03618" calcext:value-type="percentage">
            <text:p>3.62%</text:p>
          </table:table-cell>
          <table:table-cell office:value-type="percentage" office:value="0.03642" calcext:value-type="percentage">
            <text:p>3.64%</text:p>
          </table:table-cell>
          <table:table-cell office:value-type="percentage" office:value="0.03641" calcext:value-type="percentage">
            <text:p>3.64%</text:p>
          </table:table-cell>
          <table:table-cell table:number-columns-repeated="2"/>
          <table:table-cell office:value-type="percentage" office:value="0.00049" calcext:value-type="percentage">
            <text:p>0.05%</text:p>
          </table:table-cell>
          <table:table-cell office:value-type="percentage" office:value="0.00097" calcext:value-type="percentage">
            <text:p>0.10%</text:p>
          </table:table-cell>
          <table:table-cell office:value-type="percentage" office:value="0.00159" calcext:value-type="percentage">
            <text:p>0.16%</text:p>
          </table:table-cell>
          <table:table-cell table:number-columns-repeated="2"/>
          <table:table-cell office:value-type="percentage" office:value="0.00062" calcext:value-type="percentage">
            <text:p>0.06%</text:p>
          </table:table-cell>
          <table:table-cell office:value-type="percentage" office:value="0.00063" calcext:value-type="percentage">
            <text:p>0.06%</text:p>
          </table:table-cell>
          <table:table-cell office:value-type="percentage" office:value="0.0006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percentage" office:value="0.01882" calcext:value-type="percentage">
            <text:p>1.88%</text:p>
          </table:table-cell>
          <table:table-cell table:number-columns-repeated="2" office:value-type="percentage" office:value="0.01887" calcext:value-type="percentage">
            <text:p>1.89%</text:p>
          </table:table-cell>
          <table:table-cell table:number-columns-repeated="3"/>
          <table:table-cell office:value-type="percentage" office:value="0.02571" calcext:value-type="percentage">
            <text:p>2.57%</text:p>
          </table:table-cell>
          <table:table-cell office:value-type="percentage" office:value="0.02511" calcext:value-type="percentage">
            <text:p>2.51%</text:p>
          </table:table-cell>
          <table:table-cell office:value-type="percentage" office:value="0.02485" calcext:value-type="percentage">
            <text:p>2.49%</text:p>
          </table:table-cell>
          <table:table-cell table:number-columns-repeated="2"/>
          <table:table-cell office:value-type="percentage" office:value="0.00071" calcext:value-type="percentage">
            <text:p>0.07%</text:p>
          </table:table-cell>
          <table:table-cell office:value-type="percentage" office:value="0.00078" calcext:value-type="percentage">
            <text:p>0.08%</text:p>
          </table:table-cell>
          <table:table-cell office:value-type="percentage" office:value="0.00157" calcext:value-type="percentage">
            <text:p>0.16%</text:p>
          </table:table-cell>
          <table:table-cell table:number-columns-repeated="2"/>
          <table:table-cell table:number-columns-repeated="3" office:value-type="percentage" office:value="0.00065" calcext:value-type="percentage">
            <text:p>0.07%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percentage" office:value="0.02304" calcext:value-type="percentage">
            <text:p>2.30%</text:p>
          </table:table-cell>
          <table:table-cell office:value-type="percentage" office:value="0.02296" calcext:value-type="percentage">
            <text:p>2.30%</text:p>
          </table:table-cell>
          <table:table-cell office:value-type="percentage" office:value="0.02302" calcext:value-type="percentage">
            <text:p>2.30%</text:p>
          </table:table-cell>
          <table:table-cell table:number-columns-repeated="3"/>
          <table:table-cell office:value-type="percentage" office:value="0.03201" calcext:value-type="percentage">
            <text:p>3.20%</text:p>
          </table:table-cell>
          <table:table-cell office:value-type="percentage" office:value="0.03192" calcext:value-type="percentage">
            <text:p>3.19%</text:p>
          </table:table-cell>
          <table:table-cell office:value-type="percentage" office:value="0.03212" calcext:value-type="percentage">
            <text:p>3.21%</text:p>
          </table:table-cell>
          <table:table-cell table:number-columns-repeated="2"/>
          <table:table-cell office:value-type="percentage" office:value="0.00109" calcext:value-type="percentage">
            <text:p>0.11%</text:p>
          </table:table-cell>
          <table:table-cell office:value-type="percentage" office:value="0.00121" calcext:value-type="percentage">
            <text:p>0.12%</text:p>
          </table:table-cell>
          <table:table-cell office:value-type="percentage" office:value="0.00194" calcext:value-type="percentage">
            <text:p>0.19%</text:p>
          </table:table-cell>
          <table:table-cell table:number-columns-repeated="2"/>
          <table:table-cell table:number-columns-repeated="3" office:value-type="percentage" office:value="0.00064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percentage" office:value="0.01793" calcext:value-type="percentage">
            <text:p>1.79%</text:p>
          </table:table-cell>
          <table:table-cell office:value-type="percentage" office:value="0.01794" calcext:value-type="percentage">
            <text:p>1.79%</text:p>
          </table:table-cell>
          <table:table-cell office:value-type="percentage" office:value="0.01799" calcext:value-type="percentage">
            <text:p>1.80%</text:p>
          </table:table-cell>
          <table:table-cell table:number-columns-repeated="3"/>
          <table:table-cell office:value-type="percentage" office:value="0.02338" calcext:value-type="percentage">
            <text:p>2.34%</text:p>
          </table:table-cell>
          <table:table-cell office:value-type="percentage" office:value="0.02348" calcext:value-type="percentage">
            <text:p>2.35%</text:p>
          </table:table-cell>
          <table:table-cell office:value-type="percentage" office:value="0.0229" calcext:value-type="percentage">
            <text:p>2.29%</text:p>
          </table:table-cell>
          <table:table-cell table:number-columns-repeated="2"/>
          <table:table-cell office:value-type="percentage" office:value="0.00122" calcext:value-type="percentage">
            <text:p>0.12%</text:p>
          </table:table-cell>
          <table:table-cell office:value-type="percentage" office:value="0.00678" calcext:value-type="percentage">
            <text:p>0.68%</text:p>
          </table:table-cell>
          <table:table-cell office:value-type="percentage" office:value="0.00208" calcext:value-type="percentage">
            <text:p>0.21%</text:p>
          </table:table-cell>
          <table:table-cell table:number-columns-repeated="2"/>
          <table:table-cell table:number-columns-repeated="3" office:value-type="percentage" office:value="0.00067" calcext:value-type="percentage">
            <text:p>0.07%</text:p>
          </table:table-cell>
          <table:table-cell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percentage" office:value="0.01723" calcext:value-type="percentage">
            <text:p>1.72%</text:p>
          </table:table-cell>
          <table:table-cell office:value-type="percentage" office:value="0.01724" calcext:value-type="percentage">
            <text:p>1.72%</text:p>
          </table:table-cell>
          <table:table-cell office:value-type="percentage" office:value="0.01728" calcext:value-type="percentage">
            <text:p>1.73%</text:p>
          </table:table-cell>
          <table:table-cell table:number-columns-repeated="3"/>
          <table:table-cell office:value-type="percentage" office:value="0.02981" calcext:value-type="percentage">
            <text:p>2.98%</text:p>
          </table:table-cell>
          <table:table-cell office:value-type="percentage" office:value="0.03033" calcext:value-type="percentage">
            <text:p>3.03%</text:p>
          </table:table-cell>
          <table:table-cell office:value-type="percentage" office:value="0.02999" calcext:value-type="percentage">
            <text:p>3.00%</text:p>
          </table:table-cell>
          <table:table-cell table:number-columns-repeated="2"/>
          <table:table-cell office:value-type="percentage" office:value="0.00184" calcext:value-type="percentage">
            <text:p>0.18%</text:p>
          </table:table-cell>
          <table:table-cell office:value-type="percentage" office:value="0.00763" calcext:value-type="percentage">
            <text:p>0.76%</text:p>
          </table:table-cell>
          <table:table-cell office:value-type="percentage" office:value="0.00433" calcext:value-type="percentage">
            <text:p>0.43%</text:p>
          </table:table-cell>
          <table:table-cell table:number-columns-repeated="2"/>
          <table:table-cell office:value-type="percentage" office:value="0.00066" calcext:value-type="percentage">
            <text:p>0.07%</text:p>
          </table:table-cell>
          <table:table-cell table:number-columns-repeated="2" office:value-type="percentage" office:value="0.00067" calcext:value-type="percentage">
            <text:p>0.07%</text:p>
          </table:table-cell>
          <table:table-cell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/>
          <table:table-cell office:value-type="percentage" office:value="0.01792" calcext:value-type="percentage">
            <text:p>1.79%</text:p>
          </table:table-cell>
          <table:table-cell office:value-type="percentage" office:value="0.01793" calcext:value-type="percentage">
            <text:p>1.79%</text:p>
          </table:table-cell>
          <table:table-cell office:value-type="percentage" office:value="0.01787" calcext:value-type="percentage">
            <text:p>1.79%</text:p>
          </table:table-cell>
          <table:table-cell table:number-columns-repeated="3"/>
          <table:table-cell office:value-type="percentage" office:value="0.02504" calcext:value-type="percentage">
            <text:p>2.50%</text:p>
          </table:table-cell>
          <table:table-cell office:value-type="percentage" office:value="0.02509" calcext:value-type="percentage">
            <text:p>2.51%</text:p>
          </table:table-cell>
          <table:table-cell office:value-type="percentage" office:value="0.02537" calcext:value-type="percentage">
            <text:p>2.54%</text:p>
          </table:table-cell>
          <table:table-cell table:number-columns-repeated="2"/>
          <table:table-cell office:value-type="percentage" office:value="0.00207" calcext:value-type="percentage">
            <text:p>0.21%</text:p>
          </table:table-cell>
          <table:table-cell office:value-type="percentage" office:value="0.00718" calcext:value-type="percentage">
            <text:p>0.72%</text:p>
          </table:table-cell>
          <table:table-cell office:value-type="percentage" office:value="0.007" calcext:value-type="percentage">
            <text:p>0.70%</text:p>
          </table:table-cell>
          <table:table-cell table:number-columns-repeated="2"/>
          <table:table-cell table:number-columns-repeated="3" office:value-type="percentage" office:value="0.0007" calcext:value-type="percentage">
            <text:p>0.07%</text:p>
          </table:table-cell>
          <table:table-cell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percentage" office:value="0.01805" calcext:value-type="percentage">
            <text:p>1.81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01804" calcext:value-type="percentage">
            <text:p>1.80%</text:p>
          </table:table-cell>
          <table:table-cell table:number-columns-repeated="3"/>
          <table:table-cell office:value-type="percentage" office:value="0.03294" calcext:value-type="percentage">
            <text:p>3.29%</text:p>
          </table:table-cell>
          <table:table-cell office:value-type="percentage" office:value="0.03316" calcext:value-type="percentage">
            <text:p>3.32%</text:p>
          </table:table-cell>
          <table:table-cell office:value-type="percentage" office:value="0.03291" calcext:value-type="percentage">
            <text:p>3.29%</text:p>
          </table:table-cell>
          <table:table-cell table:number-columns-repeated="2"/>
          <table:table-cell office:value-type="percentage" office:value="0.00304" calcext:value-type="percentage">
            <text:p>0.30%</text:p>
          </table:table-cell>
          <table:table-cell office:value-type="percentage" office:value="0.00758" calcext:value-type="percentage">
            <text:p>0.76%</text:p>
          </table:table-cell>
          <table:table-cell office:value-type="percentage" office:value="0.00322" calcext:value-type="percentage">
            <text:p>0.32%</text:p>
          </table:table-cell>
          <table:table-cell table:number-columns-repeated="2"/>
          <table:table-cell office:value-type="percentage" office:value="0.00069" calcext:value-type="percentage">
            <text:p>0.07%</text:p>
          </table:table-cell>
          <table:table-cell office:value-type="percentage" office:value="0.0007" calcext:value-type="percentage">
            <text:p>0.07%</text:p>
          </table:table-cell>
          <table:table-cell office:value-type="percentage" office:value="0.00071" calcext:value-type="percentage">
            <text:p>0.07%</text:p>
          </table:table-cell>
          <table:table-cell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office:value-type="percentage" office:value="0.01791" calcext:value-type="percentage">
            <text:p>1.79%</text:p>
          </table:table-cell>
          <table:table-cell table:number-columns-repeated="2" office:value-type="percentage" office:value="0.01789" calcext:value-type="percentage">
            <text:p>1.79%</text:p>
          </table:table-cell>
          <table:table-cell table:number-columns-repeated="3"/>
          <table:table-cell office:value-type="percentage" office:value="0.0267" calcext:value-type="percentage">
            <text:p>2.67%</text:p>
          </table:table-cell>
          <table:table-cell office:value-type="percentage" office:value="0.02649" calcext:value-type="percentage">
            <text:p>2.65%</text:p>
          </table:table-cell>
          <table:table-cell office:value-type="percentage" office:value="0.02724" calcext:value-type="percentage">
            <text:p>2.72%</text:p>
          </table:table-cell>
          <table:table-cell table:number-columns-repeated="2"/>
          <table:table-cell office:value-type="percentage" office:value="0.00356" calcext:value-type="percentage">
            <text:p>0.36%</text:p>
          </table:table-cell>
          <table:table-cell office:value-type="percentage" office:value="0.00471" calcext:value-type="percentage">
            <text:p>0.47%</text:p>
          </table:table-cell>
          <table:table-cell office:value-type="percentage" office:value="0.0072" calcext:value-type="percentage">
            <text:p>0.72%</text:p>
          </table:table-cell>
          <table:table-cell table:number-columns-repeated="2"/>
          <table:table-cell office:value-type="percentage" office:value="0.00077" calcext:value-type="percentage">
            <text:p>0.08%</text:p>
          </table:table-cell>
          <table:table-cell office:value-type="percentage" office:value="0.00076" calcext:value-type="percentage">
            <text:p>0.08%</text:p>
          </table:table-cell>
          <table:table-cell office:value-type="percentage" office:value="0.00073" calcext:value-type="percentage">
            <text:p>0.07%</text:p>
          </table:table-cell>
          <table:table-cell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percentage" office:value="0.01731" calcext:value-type="percentage">
            <text:p>1.73%</text:p>
          </table:table-cell>
          <table:table-cell office:value-type="percentage" office:value="0.0173" calcext:value-type="percentage">
            <text:p>1.73%</text:p>
          </table:table-cell>
          <table:table-cell office:value-type="percentage" office:value="0.01733" calcext:value-type="percentage">
            <text:p>1.73%</text:p>
          </table:table-cell>
          <table:table-cell table:number-columns-repeated="3"/>
          <table:table-cell office:value-type="percentage" office:value="0.03211" calcext:value-type="percentage">
            <text:p>3.21%</text:p>
          </table:table-cell>
          <table:table-cell office:value-type="percentage" office:value="0.03212" calcext:value-type="percentage">
            <text:p>3.21%</text:p>
          </table:table-cell>
          <table:table-cell office:value-type="percentage" office:value="0.03199" calcext:value-type="percentage">
            <text:p>3.20%</text:p>
          </table:table-cell>
          <table:table-cell table:number-columns-repeated="2"/>
          <table:table-cell office:value-type="percentage" office:value="0.00527" calcext:value-type="percentage">
            <text:p>0.53%</text:p>
          </table:table-cell>
          <table:table-cell office:value-type="percentage" office:value="0.00522" calcext:value-type="percentage">
            <text:p>0.52%</text:p>
          </table:table-cell>
          <table:table-cell office:value-type="percentage" office:value="0.0063" calcext:value-type="percentage">
            <text:p>0.63%</text:p>
          </table:table-cell>
          <table:table-cell table:number-columns-repeated="2"/>
          <table:table-cell office:value-type="percentage" office:value="0.00076" calcext:value-type="percentage">
            <text:p>0.08%</text:p>
          </table:table-cell>
          <table:table-cell table:number-columns-repeated="2" office:value-type="percentage" office:value="0.00075" calcext:value-type="percentage">
            <text:p>0.08%</text:p>
          </table:table-cell>
          <table:table-cell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office:value-type="percentage" office:value="0.01782" calcext:value-type="percentage">
            <text:p>1.78%</text:p>
          </table:table-cell>
          <table:table-cell table:number-columns-repeated="2" office:value-type="percentage" office:value="0.01778" calcext:value-type="percentage">
            <text:p>1.78%</text:p>
          </table:table-cell>
          <table:table-cell table:number-columns-repeated="3"/>
          <table:table-cell office:value-type="percentage" office:value="0.02825" calcext:value-type="percentage">
            <text:p>2.83%</text:p>
          </table:table-cell>
          <table:table-cell office:value-type="percentage" office:value="0.02828" calcext:value-type="percentage">
            <text:p>2.83%</text:p>
          </table:table-cell>
          <table:table-cell office:value-type="percentage" office:value="0.02837" calcext:value-type="percentage">
            <text:p>2.84%</text:p>
          </table:table-cell>
          <table:table-cell table:number-columns-repeated="2"/>
          <table:table-cell office:value-type="percentage" office:value="0.00559" calcext:value-type="percentage">
            <text:p>0.56%</text:p>
          </table:table-cell>
          <table:table-cell office:value-type="percentage" office:value="0.00509" calcext:value-type="percentage">
            <text:p>0.51%</text:p>
          </table:table-cell>
          <table:table-cell office:value-type="percentage" office:value="0.00647" calcext:value-type="percentage">
            <text:p>0.65%</text:p>
          </table:table-cell>
          <table:table-cell table:number-columns-repeated="2"/>
          <table:table-cell table:number-columns-repeated="3" office:value-type="percentage" office:value="0.00079" calcext:value-type="percentage">
            <text:p>0.08%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percentage" office:value="0.03517" calcext:value-type="percentage">
            <text:p>3.52%</text:p>
          </table:table-cell>
          <table:table-cell office:value-type="percentage" office:value="0.03505" calcext:value-type="percentage">
            <text:p>3.51%</text:p>
          </table:table-cell>
          <table:table-cell office:value-type="percentage" office:value="0.03547" calcext:value-type="percentage">
            <text:p>3.55%</text:p>
          </table:table-cell>
          <table:table-cell table:number-columns-repeated="3"/>
          <table:table-cell office:value-type="percentage" office:value="0.05201" calcext:value-type="percentage">
            <text:p>5.20%</text:p>
          </table:table-cell>
          <table:table-cell office:value-type="percentage" office:value="0.05215" calcext:value-type="percentage">
            <text:p>5.22%</text:p>
          </table:table-cell>
          <table:table-cell office:value-type="percentage" office:value="0.05203" calcext:value-type="percentage">
            <text:p>5.20%</text:p>
          </table:table-cell>
          <table:table-cell table:number-columns-repeated="2"/>
          <table:table-cell office:value-type="percentage" office:value="0.01196" calcext:value-type="percentage">
            <text:p>1.20%</text:p>
          </table:table-cell>
          <table:table-cell office:value-type="percentage" office:value="0.00868" calcext:value-type="percentage">
            <text:p>0.87%</text:p>
          </table:table-cell>
          <table:table-cell office:value-type="percentage" office:value="0.01196" calcext:value-type="percentage">
            <text:p>1.20%</text:p>
          </table:table-cell>
          <table:table-cell table:number-columns-repeated="2"/>
          <table:table-cell table:number-columns-repeated="3" office:value-type="percentage" office:value="0.00076" calcext:value-type="percentage">
            <text:p>0.08%</text:p>
          </table:table-cell>
          <table:table-cell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/>
          <table:table-cell office:value-type="percentage" office:value="0.01775" calcext:value-type="percentage">
            <text:p>1.78%</text:p>
          </table:table-cell>
          <table:table-cell office:value-type="percentage" office:value="0.01774" calcext:value-type="percentage">
            <text:p>1.77%</text:p>
          </table:table-cell>
          <table:table-cell office:value-type="percentage" office:value="0.01771" calcext:value-type="percentage">
            <text:p>1.77%</text:p>
          </table:table-cell>
          <table:table-cell table:number-columns-repeated="3"/>
          <table:table-cell office:value-type="percentage" office:value="0.0296" calcext:value-type="percentage">
            <text:p>2.96%</text:p>
          </table:table-cell>
          <table:table-cell table:number-columns-repeated="2" office:value-type="percentage" office:value="0.02986" calcext:value-type="percentage">
            <text:p>2.99%</text:p>
          </table:table-cell>
          <table:table-cell table:number-columns-repeated="2"/>
          <table:table-cell office:value-type="percentage" office:value="0.00819" calcext:value-type="percentage">
            <text:p>0.82%</text:p>
          </table:table-cell>
          <table:table-cell office:value-type="percentage" office:value="0.00783" calcext:value-type="percentage">
            <text:p>0.78%</text:p>
          </table:table-cell>
          <table:table-cell office:value-type="percentage" office:value="0.00916" calcext:value-type="percentage">
            <text:p>0.92%</text:p>
          </table:table-cell>
          <table:table-cell table:number-columns-repeated="2"/>
          <table:table-cell table:number-columns-repeated="3" office:value-type="percentage" office:value="0.00081" calcext:value-type="percentage">
            <text:p>0.08%</text:p>
          </table:table-cell>
          <table:table-cell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percentage" office:value="0.01735" calcext:value-type="percentage">
            <text:p>1.74%</text:p>
          </table:table-cell>
          <table:table-cell office:value-type="percentage" office:value="0.01737" calcext:value-type="percentage">
            <text:p>1.74%</text:p>
          </table:table-cell>
          <table:table-cell office:value-type="percentage" office:value="0.01735" calcext:value-type="percentage">
            <text:p>1.74%</text:p>
          </table:table-cell>
          <table:table-cell table:number-columns-repeated="3"/>
          <table:table-cell office:value-type="percentage" office:value="0.03359" calcext:value-type="percentage">
            <text:p>3.36%</text:p>
          </table:table-cell>
          <table:table-cell office:value-type="percentage" office:value="0.0338" calcext:value-type="percentage">
            <text:p>3.38%</text:p>
          </table:table-cell>
          <table:table-cell office:value-type="percentage" office:value="0.03354" calcext:value-type="percentage">
            <text:p>3.35%</text:p>
          </table:table-cell>
          <table:table-cell table:number-columns-repeated="2"/>
          <table:table-cell office:value-type="percentage" office:value="0.00887" calcext:value-type="percentage">
            <text:p>0.89%</text:p>
          </table:table-cell>
          <table:table-cell office:value-type="percentage" office:value="0.01029" calcext:value-type="percentage">
            <text:p>1.03%</text:p>
          </table:table-cell>
          <table:table-cell office:value-type="percentage" office:value="0.01015" calcext:value-type="percentage">
            <text:p>1.02%</text:p>
          </table:table-cell>
          <table:table-cell table:number-columns-repeated="2"/>
          <table:table-cell office:value-type="percentage" office:value="0.00081" calcext:value-type="percentage">
            <text:p>0.08%</text:p>
          </table:table-cell>
          <table:table-cell table:number-columns-repeated="2" office:value-type="percentage" office:value="0.00082" calcext:value-type="percentage">
            <text:p>0.08%</text:p>
          </table:table-cell>
          <table:table-cell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office:value-type="percentage" office:value="0.01948" calcext:value-type="percentage">
            <text:p>1.95%</text:p>
          </table:table-cell>
          <table:table-cell office:value-type="percentage" office:value="0.01928" calcext:value-type="percentage">
            <text:p>1.93%</text:p>
          </table:table-cell>
          <table:table-cell office:value-type="percentage" office:value="0.01927" calcext:value-type="percentage">
            <text:p>1.93%</text:p>
          </table:table-cell>
          <table:table-cell table:number-columns-repeated="3"/>
          <table:table-cell office:value-type="percentage" office:value="0.03634" calcext:value-type="percentage">
            <text:p>3.63%</text:p>
          </table:table-cell>
          <table:table-cell office:value-type="percentage" office:value="0.03559" calcext:value-type="percentage">
            <text:p>3.56%</text:p>
          </table:table-cell>
          <table:table-cell office:value-type="percentage" office:value="0.0357" calcext:value-type="percentage">
            <text:p>3.57%</text:p>
          </table:table-cell>
          <table:table-cell table:number-columns-repeated="2"/>
          <table:table-cell office:value-type="percentage" office:value="0.01023" calcext:value-type="percentage">
            <text:p>1.02%</text:p>
          </table:table-cell>
          <table:table-cell office:value-type="percentage" office:value="0.00895" calcext:value-type="percentage">
            <text:p>0.90%</text:p>
          </table:table-cell>
          <table:table-cell office:value-type="percentage" office:value="0.0091" calcext:value-type="percentage">
            <text:p>0.91%</text:p>
          </table:table-cell>
          <table:table-cell table:number-columns-repeated="2"/>
          <table:table-cell office:value-type="percentage" office:value="0.00304" calcext:value-type="percentage">
            <text:p>0.30%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00262" calcext:value-type="percentage">
            <text:p>0.26%</text:p>
          </table:table-cell>
          <table:table-cell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percentage" office:value="0.01842" calcext:value-type="percentage">
            <text:p>1.84%</text:p>
          </table:table-cell>
          <table:table-cell table:number-columns-repeated="2" office:value-type="percentage" office:value="0.0185" calcext:value-type="percentage">
            <text:p>1.85%</text:p>
          </table:table-cell>
          <table:table-cell table:number-columns-repeated="3"/>
          <table:table-cell office:value-type="percentage" office:value="0.03508" calcext:value-type="percentage">
            <text:p>3.51%</text:p>
          </table:table-cell>
          <table:table-cell office:value-type="percentage" office:value="0.03522" calcext:value-type="percentage">
            <text:p>3.52%</text:p>
          </table:table-cell>
          <table:table-cell office:value-type="percentage" office:value="0.03519" calcext:value-type="percentage">
            <text:p>3.52%</text:p>
          </table:table-cell>
          <table:table-cell table:number-columns-repeated="2"/>
          <table:table-cell office:value-type="percentage" office:value="0.01093" calcext:value-type="percentage">
            <text:p>1.09%</text:p>
          </table:table-cell>
          <table:table-cell office:value-type="percentage" office:value="0.01028" calcext:value-type="percentage">
            <text:p>1.03%</text:p>
          </table:table-cell>
          <table:table-cell office:value-type="percentage" office:value="0.01023" calcext:value-type="percentage">
            <text:p>1.02%</text:p>
          </table:table-cell>
          <table:table-cell table:number-columns-repeated="2"/>
          <table:table-cell office:value-type="percentage" office:value="0.00096" calcext:value-type="percentage">
            <text:p>0.10%</text:p>
          </table:table-cell>
          <table:table-cell office:value-type="percentage" office:value="0.00101" calcext:value-type="percentage">
            <text:p>0.10%</text:p>
          </table:table-cell>
          <table:table-cell office:value-type="percentage" office:value="0.00099" calcext:value-type="percentage">
            <text:p>0.10%</text:p>
          </table:table-cell>
          <table:table-cell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office:value-type="percentage" office:value="0.01812" calcext:value-type="percentage">
            <text:p>1.81%</text:p>
          </table:table-cell>
          <table:table-cell office:value-type="percentage" office:value="0.01826" calcext:value-type="percentage">
            <text:p>1.83%</text:p>
          </table:table-cell>
          <table:table-cell office:value-type="percentage" office:value="0.01786" calcext:value-type="percentage">
            <text:p>1.79%</text:p>
          </table:table-cell>
          <table:table-cell table:number-columns-repeated="3"/>
          <table:table-cell office:value-type="percentage" office:value="0.03395" calcext:value-type="percentage">
            <text:p>3.40%</text:p>
          </table:table-cell>
          <table:table-cell office:value-type="percentage" office:value="0.0342" calcext:value-type="percentage">
            <text:p>3.42%</text:p>
          </table:table-cell>
          <table:table-cell office:value-type="percentage" office:value="0.03313" calcext:value-type="percentage">
            <text:p>3.31%</text:p>
          </table:table-cell>
          <table:table-cell table:number-columns-repeated="2"/>
          <table:table-cell table:number-columns-repeated="2" office:value-type="percentage" office:value="0.01112" calcext:value-type="percentage">
            <text:p>1.11%</text:p>
          </table:table-cell>
          <table:table-cell office:value-type="percentage" office:value="0.01043" calcext:value-type="percentage">
            <text:p>1.04%</text:p>
          </table:table-cell>
          <table:table-cell table:number-columns-repeated="2"/>
          <table:table-cell office:value-type="percentage" office:value="0.00116" calcext:value-type="percentage">
            <text:p>0.12%</text:p>
          </table:table-cell>
          <table:table-cell office:value-type="percentage" office:value="0.00129" calcext:value-type="percentage">
            <text:p>0.13%</text:p>
          </table:table-cell>
          <table:table-cell office:value-type="percentage" office:value="0.00098" calcext:value-type="percentage">
            <text:p>0.10%</text:p>
          </table:table-cell>
          <table:table-cell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percentage" office:value="0.01794" calcext:value-type="percentage">
            <text:p>1.79%</text:p>
          </table:table-cell>
          <table:table-cell office:value-type="percentage" office:value="0.01798" calcext:value-type="percentage">
            <text:p>1.80%</text:p>
          </table:table-cell>
          <table:table-cell office:value-type="percentage" office:value="0.01793" calcext:value-type="percentage">
            <text:p>1.79%</text:p>
          </table:table-cell>
          <table:table-cell table:number-columns-repeated="3"/>
          <table:table-cell office:value-type="percentage" office:value="0.03595" calcext:value-type="percentage">
            <text:p>3.60%</text:p>
          </table:table-cell>
          <table:table-cell office:value-type="percentage" office:value="0.0362" calcext:value-type="percentage">
            <text:p>3.62%</text:p>
          </table:table-cell>
          <table:table-cell office:value-type="percentage" office:value="0.03601" calcext:value-type="percentage">
            <text:p>3.60%</text:p>
          </table:table-cell>
          <table:table-cell table:number-columns-repeated="2"/>
          <table:table-cell office:value-type="percentage" office:value="0.01114" calcext:value-type="percentage">
            <text:p>1.11%</text:p>
          </table:table-cell>
          <table:table-cell office:value-type="percentage" office:value="0.01131" calcext:value-type="percentage">
            <text:p>1.13%</text:p>
          </table:table-cell>
          <table:table-cell office:value-type="percentage" office:value="0.0115" calcext:value-type="percentage">
            <text:p>1.15%</text:p>
          </table:table-cell>
          <table:table-cell table:number-columns-repeated="2"/>
          <table:table-cell office:value-type="percentage" office:value="0.00118" calcext:value-type="percentage">
            <text:p>0.12%</text:p>
          </table:table-cell>
          <table:table-cell office:value-type="percentage" office:value="0.00121" calcext:value-type="percentage">
            <text:p>0.12%</text:p>
          </table:table-cell>
          <table:table-cell office:value-type="percentage" office:value="0.00119" calcext:value-type="percentage">
            <text:p>0.12%</text:p>
          </table:table-cell>
          <table:table-cell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office:value-type="percentage" office:value="0.01898" calcext:value-type="percentage">
            <text:p>1.90%</text:p>
          </table:table-cell>
          <table:table-cell office:value-type="percentage" office:value="0.01864" calcext:value-type="percentage">
            <text:p>1.86%</text:p>
          </table:table-cell>
          <table:table-cell office:value-type="percentage" office:value="0.01874" calcext:value-type="percentage">
            <text:p>1.87%</text:p>
          </table:table-cell>
          <table:table-cell table:number-columns-repeated="3"/>
          <table:table-cell office:value-type="percentage" office:value="0.03702" calcext:value-type="percentage">
            <text:p>3.70%</text:p>
          </table:table-cell>
          <table:table-cell office:value-type="percentage" office:value="0.03614" calcext:value-type="percentage">
            <text:p>3.61%</text:p>
          </table:table-cell>
          <table:table-cell office:value-type="percentage" office:value="0.03648" calcext:value-type="percentage">
            <text:p>3.65%</text:p>
          </table:table-cell>
          <table:table-cell table:number-columns-repeated="2"/>
          <table:table-cell office:value-type="percentage" office:value="0.01128" calcext:value-type="percentage">
            <text:p>1.13%</text:p>
          </table:table-cell>
          <table:table-cell office:value-type="percentage" office:value="0.01101" calcext:value-type="percentage">
            <text:p>1.10%</text:p>
          </table:table-cell>
          <table:table-cell office:value-type="percentage" office:value="0.01119" calcext:value-type="percentage">
            <text:p>1.12%</text:p>
          </table:table-cell>
          <table:table-cell table:number-columns-repeated="2"/>
          <table:table-cell office:value-type="percentage" office:value="0.00202" calcext:value-type="percentage">
            <text:p>0.20%</text:p>
          </table:table-cell>
          <table:table-cell office:value-type="percentage" office:value="0.00172" calcext:value-type="percentage">
            <text:p>0.17%</text:p>
          </table:table-cell>
          <table:table-cell office:value-type="percentage" office:value="0.00178" calcext:value-type="percentage">
            <text:p>0.18%</text:p>
          </table:table-cell>
          <table:table-cell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percentage" office:value="0.0236" calcext:value-type="percentage">
            <text:p>2.36%</text:p>
          </table:table-cell>
          <table:table-cell office:value-type="percentage" office:value="0.02367" calcext:value-type="percentage">
            <text:p>2.37%</text:p>
          </table:table-cell>
          <table:table-cell office:value-type="percentage" office:value="0.0237" calcext:value-type="percentage">
            <text:p>2.37%</text:p>
          </table:table-cell>
          <table:table-cell table:number-columns-repeated="3"/>
          <table:table-cell office:value-type="percentage" office:value="0.03379" calcext:value-type="percentage">
            <text:p>3.38%</text:p>
          </table:table-cell>
          <table:table-cell office:value-type="percentage" office:value="0.03392" calcext:value-type="percentage">
            <text:p>3.39%</text:p>
          </table:table-cell>
          <table:table-cell office:value-type="percentage" office:value="0.0339" calcext:value-type="percentage">
            <text:p>3.39%</text:p>
          </table:table-cell>
          <table:table-cell table:number-columns-repeated="2"/>
          <table:table-cell office:value-type="percentage" office:value="0.01213" calcext:value-type="percentage">
            <text:p>1.21%</text:p>
          </table:table-cell>
          <table:table-cell office:value-type="percentage" office:value="0.012" calcext:value-type="percentage">
            <text:p>1.20%</text:p>
          </table:table-cell>
          <table:table-cell office:value-type="percentage" office:value="0.01202" calcext:value-type="percentage">
            <text:p>1.20%</text:p>
          </table:table-cell>
          <table:table-cell table:number-columns-repeated="2"/>
          <table:table-cell table:number-columns-repeated="2" office:value-type="percentage" office:value="0.00113" calcext:value-type="percentage">
            <text:p>0.11%</text:p>
          </table:table-cell>
          <table:table-cell office:value-type="percentage" office:value="0.0012" calcext:value-type="percentage">
            <text:p>0.12%</text:p>
          </table:table-cell>
          <table:table-cell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/>
          <table:table-cell office:value-type="percentage" office:value="0.01842" calcext:value-type="percentage">
            <text:p>1.84%</text:p>
          </table:table-cell>
          <table:table-cell office:value-type="percentage" office:value="0.01853" calcext:value-type="percentage">
            <text:p>1.85%</text:p>
          </table:table-cell>
          <table:table-cell office:value-type="percentage" office:value="0.01858" calcext:value-type="percentage">
            <text:p>1.86%</text:p>
          </table:table-cell>
          <table:table-cell table:number-columns-repeated="3"/>
          <table:table-cell office:value-type="percentage" office:value="0.03668" calcext:value-type="percentage">
            <text:p>3.67%</text:p>
          </table:table-cell>
          <table:table-cell office:value-type="percentage" office:value="0.03692" calcext:value-type="percentage">
            <text:p>3.69%</text:p>
          </table:table-cell>
          <table:table-cell office:value-type="percentage" office:value="0.03695" calcext:value-type="percentage">
            <text:p>3.70%</text:p>
          </table:table-cell>
          <table:table-cell table:number-columns-repeated="2"/>
          <table:table-cell table:number-columns-repeated="2" office:value-type="percentage" office:value="0.01138" calcext:value-type="percentage">
            <text:p>1.14%</text:p>
          </table:table-cell>
          <table:table-cell office:value-type="percentage" office:value="0.01141" calcext:value-type="percentage">
            <text:p>1.14%</text:p>
          </table:table-cell>
          <table:table-cell table:number-columns-repeated="2"/>
          <table:table-cell office:value-type="percentage" office:value="0.00151" calcext:value-type="percentage">
            <text:p>0.15%</text:p>
          </table:table-cell>
          <table:table-cell office:value-type="percentage" office:value="0.0016" calcext:value-type="percentage">
            <text:p>0.16%</text:p>
          </table:table-cell>
          <table:table-cell office:value-type="percentage" office:value="0.00161" calcext:value-type="percentage">
            <text:p>0.16%</text:p>
          </table:table-cell>
          <table:table-cell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percentage" office:value="0.01815" calcext:value-type="percentage">
            <text:p>1.82%</text:p>
          </table:table-cell>
          <table:table-cell office:value-type="percentage" office:value="0.01822" calcext:value-type="percentage">
            <text:p>1.82%</text:p>
          </table:table-cell>
          <table:table-cell office:value-type="percentage" office:value="0.01851" calcext:value-type="percentage">
            <text:p>1.85%</text:p>
          </table:table-cell>
          <table:table-cell table:number-columns-repeated="3"/>
          <table:table-cell office:value-type="percentage" office:value="0.03739" calcext:value-type="percentage">
            <text:p>3.74%</text:p>
          </table:table-cell>
          <table:table-cell office:value-type="percentage" office:value="0.0377" calcext:value-type="percentage">
            <text:p>3.77%</text:p>
          </table:table-cell>
          <table:table-cell office:value-type="percentage" office:value="0.03823" calcext:value-type="percentage">
            <text:p>3.82%</text:p>
          </table:table-cell>
          <table:table-cell table:number-columns-repeated="2"/>
          <table:table-cell office:value-type="percentage" office:value="0.01163" calcext:value-type="percentage">
            <text:p>1.16%</text:p>
          </table:table-cell>
          <table:table-cell office:value-type="percentage" office:value="0.01173" calcext:value-type="percentage">
            <text:p>1.17%</text:p>
          </table:table-cell>
          <table:table-cell office:value-type="percentage" office:value="0.01166" calcext:value-type="percentage">
            <text:p>1.17%</text:p>
          </table:table-cell>
          <table:table-cell table:number-columns-repeated="2"/>
          <table:table-cell office:value-type="percentage" office:value="0.00132" calcext:value-type="percentage">
            <text:p>0.13%</text:p>
          </table:table-cell>
          <table:table-cell office:value-type="percentage" office:value="0.00138" calcext:value-type="percentage">
            <text:p>0.14%</text:p>
          </table:table-cell>
          <table:table-cell office:value-type="percentage" office:value="0.00158" calcext:value-type="percentage">
            <text:p>0.16%</text:p>
          </table:table-cell>
          <table:table-cell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/>
          <table:table-cell office:value-type="percentage" office:value="0.02198" calcext:value-type="percentage">
            <text:p>2.20%</text:p>
          </table:table-cell>
          <table:table-cell office:value-type="percentage" office:value="0.02183" calcext:value-type="percentage">
            <text:p>2.18%</text:p>
          </table:table-cell>
          <table:table-cell office:value-type="percentage" office:value="0.02204" calcext:value-type="percentage">
            <text:p>2.20%</text:p>
          </table:table-cell>
          <table:table-cell table:number-columns-repeated="3"/>
          <table:table-cell office:value-type="percentage" office:value="0.04718" calcext:value-type="percentage">
            <text:p>4.72%</text:p>
          </table:table-cell>
          <table:table-cell office:value-type="percentage" office:value="0.04685" calcext:value-type="percentage">
            <text:p>4.69%</text:p>
          </table:table-cell>
          <table:table-cell office:value-type="percentage" office:value="0.04739" calcext:value-type="percentage">
            <text:p>4.74%</text:p>
          </table:table-cell>
          <table:table-cell table:number-columns-repeated="2"/>
          <table:table-cell office:value-type="percentage" office:value="0.01247" calcext:value-type="percentage">
            <text:p>1.25%</text:p>
          </table:table-cell>
          <table:table-cell office:value-type="percentage" office:value="0.01249" calcext:value-type="percentage">
            <text:p>1.25%</text:p>
          </table:table-cell>
          <table:table-cell office:value-type="percentage" office:value="0.01247" calcext:value-type="percentage">
            <text:p>1.25%</text:p>
          </table:table-cell>
          <table:table-cell table:number-columns-repeated="2"/>
          <table:table-cell office:value-type="percentage" office:value="0.00527" calcext:value-type="percentage">
            <text:p>0.53%</text:p>
          </table:table-cell>
          <table:table-cell office:value-type="percentage" office:value="0.00513" calcext:value-type="percentage">
            <text:p>0.51%</text:p>
          </table:table-cell>
          <table:table-cell office:value-type="percentage" office:value="0.00545" calcext:value-type="percentage">
            <text:p>0.55%</text:p>
          </table:table-cell>
          <table:table-cell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percentage" office:value="0.02033" calcext:value-type="percentage">
            <text:p>2.03%</text:p>
          </table:table-cell>
          <table:table-cell office:value-type="percentage" office:value="0.02044" calcext:value-type="percentage">
            <text:p>2.04%</text:p>
          </table:table-cell>
          <table:table-cell office:value-type="percentage" office:value="0.02011" calcext:value-type="percentage">
            <text:p>2.01%</text:p>
          </table:table-cell>
          <table:table-cell table:number-columns-repeated="3"/>
          <table:table-cell office:value-type="percentage" office:value="0.0391" calcext:value-type="percentage">
            <text:p>3.91%</text:p>
          </table:table-cell>
          <table:table-cell office:value-type="percentage" office:value="0.03981" calcext:value-type="percentage">
            <text:p>3.98%</text:p>
          </table:table-cell>
          <table:table-cell office:value-type="percentage" office:value="0.03866" calcext:value-type="percentage">
            <text:p>3.87%</text:p>
          </table:table-cell>
          <table:table-cell table:number-columns-repeated="2"/>
          <table:table-cell office:value-type="percentage" office:value="0.01225" calcext:value-type="percentage">
            <text:p>1.23%</text:p>
          </table:table-cell>
          <table:table-cell office:value-type="percentage" office:value="0.01237" calcext:value-type="percentage">
            <text:p>1.24%</text:p>
          </table:table-cell>
          <table:table-cell office:value-type="percentage" office:value="0.01219" calcext:value-type="percentage">
            <text:p>1.22%</text:p>
          </table:table-cell>
          <table:table-cell table:number-columns-repeated="2"/>
          <table:table-cell office:value-type="percentage" office:value="0.00231" calcext:value-type="percentage">
            <text:p>0.23%</text:p>
          </table:table-cell>
          <table:table-cell office:value-type="percentage" office:value="0.00242" calcext:value-type="percentage">
            <text:p>0.24%</text:p>
          </table:table-cell>
          <table:table-cell office:value-type="percentage" office:value="0.00213" calcext:value-type="percentage">
            <text:p>0.21%</text:p>
          </table:table-cell>
          <table:table-cell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  <table:table-cell office:value-type="percentage" office:value="0.01991" calcext:value-type="percentage">
            <text:p>1.99%</text:p>
          </table:table-cell>
          <table:table-cell office:value-type="percentage" office:value="0.02009" calcext:value-type="percentage">
            <text:p>2.01%</text:p>
          </table:table-cell>
          <table:table-cell office:value-type="percentage" office:value="0.02019" calcext:value-type="percentage">
            <text:p>2.02%</text:p>
          </table:table-cell>
          <table:table-cell table:number-columns-repeated="3"/>
          <table:table-cell office:value-type="percentage" office:value="0.04216" calcext:value-type="percentage">
            <text:p>4.22%</text:p>
          </table:table-cell>
          <table:table-cell office:value-type="percentage" office:value="0.04267" calcext:value-type="percentage">
            <text:p>4.27%</text:p>
          </table:table-cell>
          <table:table-cell office:value-type="percentage" office:value="0.04303" calcext:value-type="percentage">
            <text:p>4.30%</text:p>
          </table:table-cell>
          <table:table-cell table:number-columns-repeated="2"/>
          <table:table-cell office:value-type="percentage" office:value="0.01194" calcext:value-type="percentage">
            <text:p>1.19%</text:p>
          </table:table-cell>
          <table:table-cell office:value-type="percentage" office:value="0.01201" calcext:value-type="percentage">
            <text:p>1.20%</text:p>
          </table:table-cell>
          <table:table-cell office:value-type="percentage" office:value="0.01198" calcext:value-type="percentage">
            <text:p>1.20%</text:p>
          </table:table-cell>
          <table:table-cell table:number-columns-repeated="2"/>
          <table:table-cell office:value-type="percentage" office:value="0.00275" calcext:value-type="percentage">
            <text:p>0.28%</text:p>
          </table:table-cell>
          <table:table-cell office:value-type="percentage" office:value="0.00289" calcext:value-type="percentage">
            <text:p>0.29%</text:p>
          </table:table-cell>
          <table:table-cell office:value-type="percentage" office:value="0.00299" calcext:value-type="percentage">
            <text:p>0.30%</text:p>
          </table:table-cell>
          <table:table-cell/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percentage" office:value="0.02051" calcext:value-type="percentage">
            <text:p>2.05%</text:p>
          </table:table-cell>
          <table:table-cell office:value-type="percentage" office:value="0.02044" calcext:value-type="percentage">
            <text:p>2.04%</text:p>
          </table:table-cell>
          <table:table-cell office:value-type="percentage" office:value="0.02055" calcext:value-type="percentage">
            <text:p>2.06%</text:p>
          </table:table-cell>
          <table:table-cell table:number-columns-repeated="3"/>
          <table:table-cell office:value-type="percentage" office:value="0.04286" calcext:value-type="percentage">
            <text:p>4.29%</text:p>
          </table:table-cell>
          <table:table-cell office:value-type="percentage" office:value="0.04285" calcext:value-type="percentage">
            <text:p>4.29%</text:p>
          </table:table-cell>
          <table:table-cell office:value-type="percentage" office:value="0.04307" calcext:value-type="percentage">
            <text:p>4.31%</text:p>
          </table:table-cell>
          <table:table-cell table:number-columns-repeated="2"/>
          <table:table-cell office:value-type="percentage" office:value="0.01221" calcext:value-type="percentage">
            <text:p>1.22%</text:p>
          </table:table-cell>
          <table:table-cell office:value-type="percentage" office:value="0.01225" calcext:value-type="percentage">
            <text:p>1.23%</text:p>
          </table:table-cell>
          <table:table-cell office:value-type="percentage" office:value="0.01218" calcext:value-type="percentage">
            <text:p>1.22%</text:p>
          </table:table-cell>
          <table:table-cell table:number-columns-repeated="2"/>
          <table:table-cell office:value-type="percentage" office:value="0.00317" calcext:value-type="percentage">
            <text:p>0.32%</text:p>
          </table:table-cell>
          <table:table-cell office:value-type="percentage" office:value="0.00314" calcext:value-type="percentage">
            <text:p>0.31%</text:p>
          </table:table-cell>
          <table:table-cell office:value-type="percentage" office:value="0.00321" calcext:value-type="percentage">
            <text:p>0.32%</text:p>
          </table:table-cell>
          <table:table-cell/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percentage" office:value="0.02108" calcext:value-type="percentage">
            <text:p>2.11%</text:p>
          </table:table-cell>
          <table:table-cell office:value-type="percentage" office:value="0.02116" calcext:value-type="percentage">
            <text:p>2.12%</text:p>
          </table:table-cell>
          <table:table-cell office:value-type="percentage" office:value="0.02106" calcext:value-type="percentage">
            <text:p>2.11%</text:p>
          </table:table-cell>
          <table:table-cell table:number-columns-repeated="3"/>
          <table:table-cell office:value-type="percentage" office:value="0.04596" calcext:value-type="percentage">
            <text:p>4.60%</text:p>
          </table:table-cell>
          <table:table-cell office:value-type="percentage" office:value="0.04638" calcext:value-type="percentage">
            <text:p>4.64%</text:p>
          </table:table-cell>
          <table:table-cell office:value-type="percentage" office:value="0.04598" calcext:value-type="percentage">
            <text:p>4.60%</text:p>
          </table:table-cell>
          <table:table-cell table:number-columns-repeated="2"/>
          <table:table-cell office:value-type="percentage" office:value="0.01233" calcext:value-type="percentage">
            <text:p>1.23%</text:p>
          </table:table-cell>
          <table:table-cell office:value-type="percentage" office:value="0.01236" calcext:value-type="percentage">
            <text:p>1.24%</text:p>
          </table:table-cell>
          <table:table-cell office:value-type="percentage" office:value="0.01223" calcext:value-type="percentage">
            <text:p>1.22%</text:p>
          </table:table-cell>
          <table:table-cell table:number-columns-repeated="2"/>
          <table:table-cell office:value-type="percentage" office:value="0.00384" calcext:value-type="percentage">
            <text:p>0.38%</text:p>
          </table:table-cell>
          <table:table-cell office:value-type="percentage" office:value="0.00391" calcext:value-type="percentage">
            <text:p>0.39%</text:p>
          </table:table-cell>
          <table:table-cell office:value-type="percentage" office:value="0.00384" calcext:value-type="percentage">
            <text:p>0.38%</text:p>
          </table:table-cell>
          <table:table-cell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percentage" office:value="0.04095" calcext:value-type="percentage">
            <text:p>4.10%</text:p>
          </table:table-cell>
          <table:table-cell office:value-type="percentage" office:value="0.04055" calcext:value-type="percentage">
            <text:p>4.06%</text:p>
          </table:table-cell>
          <table:table-cell office:value-type="percentage" office:value="0.04072" calcext:value-type="percentage">
            <text:p>4.07%</text:p>
          </table:table-cell>
          <table:table-cell table:number-columns-repeated="3"/>
          <table:table-cell office:value-type="percentage" office:value="0.06803" calcext:value-type="percentage">
            <text:p>6.80%</text:p>
          </table:table-cell>
          <table:table-cell office:value-type="percentage" office:value="0.0684" calcext:value-type="percentage">
            <text:p>6.84%</text:p>
          </table:table-cell>
          <table:table-cell office:value-type="percentage" office:value="0.06748" calcext:value-type="percentage">
            <text:p>6.75%</text:p>
          </table:table-cell>
          <table:table-cell table:number-columns-repeated="2"/>
          <table:table-cell office:value-type="percentage" office:value="0.02438" calcext:value-type="percentage">
            <text:p>2.44%</text:p>
          </table:table-cell>
          <table:table-cell office:value-type="percentage" office:value="0.0248" calcext:value-type="percentage">
            <text:p>2.48%</text:p>
          </table:table-cell>
          <table:table-cell office:value-type="percentage" office:value="0.02435" calcext:value-type="percentage">
            <text:p>2.44%</text:p>
          </table:table-cell>
          <table:table-cell table:number-columns-repeated="2"/>
          <table:table-cell office:value-type="percentage" office:value="0.00491" calcext:value-type="percentage">
            <text:p>0.49%</text:p>
          </table:table-cell>
          <table:table-cell office:value-type="percentage" office:value="0.00484" calcext:value-type="percentage">
            <text:p>0.48%</text:p>
          </table:table-cell>
          <table:table-cell office:value-type="percentage" office:value="0.00461" calcext:value-type="percentage">
            <text:p>0.46%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percentage" office:value="0.0063" calcext:value-type="percentage">
            <text:p>0.63%</text:p>
          </table:table-cell>
          <table:table-cell office:value-type="percentage" office:value="0.00653" calcext:value-type="percentage">
            <text:p>0.65%</text:p>
          </table:table-cell>
          <table:table-cell office:value-type="percentage" office:value="0.00644" calcext:value-type="percentage">
            <text:p>0.64%</text:p>
          </table:table-cell>
          <table:table-cell table:number-columns-repeated="3"/>
          <table:table-cell office:value-type="percentage" office:value="0.01181" calcext:value-type="percentage">
            <text:p>1.18%</text:p>
          </table:table-cell>
          <table:table-cell office:value-type="percentage" office:value="0.01215" calcext:value-type="percentage">
            <text:p>1.22%</text:p>
          </table:table-cell>
          <table:table-cell office:value-type="percentage" office:value="0.01151" calcext:value-type="percentage">
            <text:p>1.15%</text:p>
          </table:table-cell>
          <table:table-cell table:number-columns-repeated="2"/>
          <table:table-cell office:value-type="percentage" office:value="0.00136" calcext:value-type="percentage">
            <text:p>0.14%</text:p>
          </table:table-cell>
          <table:table-cell office:value-type="percentage" office:value="0.00125" calcext:value-type="percentage">
            <text:p>0.13%</text:p>
          </table:table-cell>
          <table:table-cell office:value-type="percentage" office:value="0.00097" calcext:value-type="percentage">
            <text:p>0.10%</text:p>
          </table:table-cell>
          <table:table-cell table:number-columns-repeated="2"/>
          <table:table-cell office:value-type="percentage" office:value="0.0008" calcext:value-type="percentage">
            <text:p>0.08%</text:p>
          </table:table-cell>
          <table:table-cell office:value-type="percentage" office:value="0.00096" calcext:value-type="percentage">
            <text:p>0.10%</text:p>
          </table:table-cell>
          <table:table-cell office:value-type="percentage" office:value="0.00087" calcext:value-type="percentage">
            <text:p>0.09%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percentage" office:value="0.00688" calcext:value-type="percentage">
            <text:p>0.69%</text:p>
          </table:table-cell>
          <table:table-cell office:value-type="percentage" office:value="0.00687" calcext:value-type="percentage">
            <text:p>0.69%</text:p>
          </table:table-cell>
          <table:table-cell office:value-type="percentage" office:value="0.00684" calcext:value-type="percentage">
            <text:p>0.68%</text:p>
          </table:table-cell>
          <table:table-cell table:number-columns-repeated="3"/>
          <table:table-cell office:value-type="percentage" office:value="0.00521" calcext:value-type="percentage">
            <text:p>0.52%</text:p>
          </table:table-cell>
          <table:table-cell office:value-type="percentage" office:value="0.00513" calcext:value-type="percentage">
            <text:p>0.51%</text:p>
          </table:table-cell>
          <table:table-cell office:value-type="percentage" office:value="0.00508" calcext:value-type="percentage">
            <text:p>0.51%</text:p>
          </table:table-cell>
          <table:table-cell table:number-columns-repeated="2"/>
          <table:table-cell office:value-type="percentage" office:value="0.00005" calcext:value-type="percentage">
            <text:p>0.01%</text:p>
          </table:table-cell>
          <table:table-cell office:value-type="percentage" office:value="0.00003" calcext:value-type="percentage">
            <text:p>0.00%</text:p>
          </table:table-cell>
          <table:table-cell office:value-type="percentage" office:value="0.00009" calcext:value-type="percentage">
            <text:p>0.01%</text:p>
          </table:table-cell>
          <table:table-cell table:number-columns-repeated="2"/>
          <table:table-cell table:number-columns-repeated="3" office:value-type="percentage" office:value="0.00015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percentage" office:value="0.0062" calcext:value-type="percentage">
            <text:p>0.62%</text:p>
          </table:table-cell>
          <table:table-cell office:value-type="percentage" office:value="0.00622" calcext:value-type="percentage">
            <text:p>0.62%</text:p>
          </table:table-cell>
          <table:table-cell office:value-type="percentage" office:value="0.00619" calcext:value-type="percentage">
            <text:p>0.62%</text:p>
          </table:table-cell>
          <table:table-cell table:number-columns-repeated="3"/>
          <table:table-cell office:value-type="percentage" office:value="0.00399" calcext:value-type="percentage">
            <text:p>0.40%</text:p>
          </table:table-cell>
          <table:table-cell office:value-type="percentage" office:value="0.00374" calcext:value-type="percentage">
            <text:p>0.37%</text:p>
          </table:table-cell>
          <table:table-cell office:value-type="percentage" office:value="0.00364" calcext:value-type="percentage">
            <text:p>0.36%</text:p>
          </table:table-cell>
          <table:table-cell table:number-columns-repeated="2"/>
          <table:table-cell office:value-type="percentage" office:value="0.00006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7" calcext:value-type="percentage">
            <text:p>0.02%</text:p>
          </table:table-cell>
          <table:table-cell table:number-columns-repeated="2"/>
          <table:table-cell table:number-columns-repeated="2" office:value-type="percentage" office:value="0.00007" calcext:value-type="percentage">
            <text:p>0.01%</text:p>
          </table:table-cell>
          <table:table-cell office:value-type="percentage" office:value="0.00009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percentage" office:value="0.00917" calcext:value-type="percentage">
            <text:p>0.92%</text:p>
          </table:table-cell>
          <table:table-cell office:value-type="percentage" office:value="0.00878" calcext:value-type="percentage">
            <text:p>0.88%</text:p>
          </table:table-cell>
          <table:table-cell office:value-type="percentage" office:value="0.00896" calcext:value-type="percentage">
            <text:p>0.90%</text:p>
          </table:table-cell>
          <table:table-cell table:number-columns-repeated="3"/>
          <table:table-cell office:value-type="percentage" office:value="0.00639" calcext:value-type="percentage">
            <text:p>0.64%</text:p>
          </table:table-cell>
          <table:table-cell office:value-type="percentage" office:value="0.00475" calcext:value-type="percentage">
            <text:p>0.48%</text:p>
          </table:table-cell>
          <table:table-cell office:value-type="percentage" office:value="0.00544" calcext:value-type="percentage">
            <text:p>0.54%</text:p>
          </table:table-cell>
          <table:table-cell table:number-columns-repeated="2"/>
          <table:table-cell office:value-type="percentage" office:value="0.00007" calcext:value-type="percentage">
            <text:p>0.01%</text:p>
          </table:table-cell>
          <table:table-cell office:value-type="percentage" office:value="0.00012" calcext:value-type="percentage">
            <text:p>0.01%</text:p>
          </table:table-cell>
          <table:table-cell office:value-type="percentage" office:value="0.00005" calcext:value-type="percentage">
            <text:p>0.01%</text:p>
          </table:table-cell>
          <table:table-cell table:number-columns-repeated="2"/>
          <table:table-cell table:number-columns-repeated="2" office:value-type="percentage" office:value="0.00005" calcext:value-type="percentage">
            <text:p>0.01%</text:p>
          </table:table-cell>
          <table:table-cell office:value-type="percentage" office:value="0.00004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percentage" office:value="0.0073" calcext:value-type="percentage">
            <text:p>0.73%</text:p>
          </table:table-cell>
          <table:table-cell office:value-type="percentage" office:value="0.00733" calcext:value-type="percentage">
            <text:p>0.73%</text:p>
          </table:table-cell>
          <table:table-cell office:value-type="percentage" office:value="0.00729" calcext:value-type="percentage">
            <text:p>0.73%</text:p>
          </table:table-cell>
          <table:table-cell table:number-columns-repeated="3"/>
          <table:table-cell office:value-type="percentage" office:value="0.00613" calcext:value-type="percentage">
            <text:p>0.61%</text:p>
          </table:table-cell>
          <table:table-cell office:value-type="percentage" office:value="0.00601" calcext:value-type="percentage">
            <text:p>0.60%</text:p>
          </table:table-cell>
          <table:table-cell office:value-type="percentage" office:value="0.00585" calcext:value-type="percentage">
            <text:p>0.59%</text:p>
          </table:table-cell>
          <table:table-cell table:number-columns-repeated="2"/>
          <table:table-cell office:value-type="percentage" office:value="0.00006" calcext:value-type="percentage">
            <text:p>0.01%</text:p>
          </table:table-cell>
          <table:table-cell office:value-type="percentage" office:value="0.00031" calcext:value-type="percentage">
            <text:p>0.03%</text:p>
          </table:table-cell>
          <table:table-cell office:value-type="percentage" office:value="0.00003" calcext:value-type="percentage">
            <text:p>0.00%</text:p>
          </table:table-cell>
          <table:table-cell table:number-columns-repeated="2"/>
          <table:table-cell table:number-columns-repeated="2" office:value-type="percentage" office:value="0.00003" calcext:value-type="percentage">
            <text:p>0.00%</text:p>
          </table:table-cell>
          <table:table-cell office:value-type="percentage" office:value="0.00004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percentage" office:value="0.00781" calcext:value-type="percentage">
            <text:p>0.78%</text:p>
          </table:table-cell>
          <table:table-cell office:value-type="percentage" office:value="0.00783" calcext:value-type="percentage">
            <text:p>0.78%</text:p>
          </table:table-cell>
          <table:table-cell office:value-type="percentage" office:value="0.00776" calcext:value-type="percentage">
            <text:p>0.78%</text:p>
          </table:table-cell>
          <table:table-cell table:number-columns-repeated="3"/>
          <table:table-cell office:value-type="percentage" office:value="0.00749" calcext:value-type="percentage">
            <text:p>0.75%</text:p>
          </table:table-cell>
          <table:table-cell office:value-type="percentage" office:value="0.00762" calcext:value-type="percentage">
            <text:p>0.76%</text:p>
          </table:table-cell>
          <table:table-cell office:value-type="percentage" office:value="0.0076" calcext:value-type="percentage">
            <text:p>0.76%</text:p>
          </table:table-cell>
          <table:table-cell table:number-columns-repeated="2"/>
          <table:table-cell office:value-type="percentage" office:value="0.00078" calcext:value-type="percentage">
            <text:p>0.08%</text:p>
          </table:table-cell>
          <table:table-cell office:value-type="percentage" office:value="0.00012" calcext:value-type="percentage">
            <text:p>0.01%</text:p>
          </table:table-cell>
          <table:table-cell office:value-type="percentage" office:value="0.00006" calcext:value-type="percentage">
            <text:p>0.01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office:value-type="percentage" office:value="0.00814" calcext:value-type="percentage">
            <text:p>0.81%</text:p>
          </table:table-cell>
          <table:table-cell office:value-type="percentage" office:value="0.00815" calcext:value-type="percentage">
            <text:p>0.82%</text:p>
          </table:table-cell>
          <table:table-cell office:value-type="percentage" office:value="0.00808" calcext:value-type="percentage">
            <text:p>0.81%</text:p>
          </table:table-cell>
          <table:table-cell table:number-columns-repeated="3"/>
          <table:table-cell office:value-type="percentage" office:value="0.00858" calcext:value-type="percentage">
            <text:p>0.86%</text:p>
          </table:table-cell>
          <table:table-cell office:value-type="percentage" office:value="0.00807" calcext:value-type="percentage">
            <text:p>0.81%</text:p>
          </table:table-cell>
          <table:table-cell office:value-type="percentage" office:value="0.008" calcext:value-type="percentage">
            <text:p>0.80%</text:p>
          </table:table-cell>
          <table:table-cell table:number-columns-repeated="2"/>
          <table:table-cell office:value-type="percentage" office:value="0.00005" calcext:value-type="percentage">
            <text:p>0.01%</text:p>
          </table:table-cell>
          <table:table-cell office:value-type="percentage" office:value="0.00004" calcext:value-type="percentage">
            <text:p>0.00%</text:p>
          </table:table-cell>
          <table:table-cell office:value-type="percentage" office:value="0.00113" calcext:value-type="percentage">
            <text:p>0.11%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percentage" office:value="0.03468" calcext:value-type="percentage">
            <text:p>3.47%</text:p>
          </table:table-cell>
          <table:table-cell office:value-type="percentage" office:value="0.03526" calcext:value-type="percentage">
            <text:p>3.53%</text:p>
          </table:table-cell>
          <table:table-cell office:value-type="percentage" office:value="0.03443" calcext:value-type="percentage">
            <text:p>3.44%</text:p>
          </table:table-cell>
          <table:table-cell table:number-columns-repeated="3"/>
          <table:table-cell office:value-type="percentage" office:value="0.03761" calcext:value-type="percentage">
            <text:p>3.76%</text:p>
          </table:table-cell>
          <table:table-cell office:value-type="percentage" office:value="0.03828" calcext:value-type="percentage">
            <text:p>3.83%</text:p>
          </table:table-cell>
          <table:table-cell office:value-type="percentage" office:value="0.03786" calcext:value-type="percentage">
            <text:p>3.79%</text:p>
          </table:table-cell>
          <table:table-cell table:number-columns-repeated="2"/>
          <table:table-cell office:value-type="percentage" office:value="0.00003" calcext:value-type="percentage">
            <text:p>0.00%</text:p>
          </table:table-cell>
          <table:table-cell office:value-type="percentage" office:value="0.00004" calcext:value-type="percentage">
            <text:p>0.00%</text:p>
          </table:table-cell>
          <table:table-cell office:value-type="percentage" office:value="0.00041" calcext:value-type="percentage">
            <text:p>0.04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percentage" office:value="0.00906" calcext:value-type="percentage">
            <text:p>0.91%</text:p>
          </table:table-cell>
          <table:table-cell office:value-type="percentage" office:value="0.00905" calcext:value-type="percentage">
            <text:p>0.91%</text:p>
          </table:table-cell>
          <table:table-cell office:value-type="percentage" office:value="0.00902" calcext:value-type="percentage">
            <text:p>0.90%</text:p>
          </table:table-cell>
          <table:table-cell table:number-columns-repeated="3"/>
          <table:table-cell office:value-type="percentage" office:value="0.01018" calcext:value-type="percentage">
            <text:p>1.02%</text:p>
          </table:table-cell>
          <table:table-cell office:value-type="percentage" office:value="0.01039" calcext:value-type="percentage">
            <text:p>1.04%</text:p>
          </table:table-cell>
          <table:table-cell office:value-type="percentage" office:value="0.01023" calcext:value-type="percentage">
            <text:p>1.02%</text:p>
          </table:table-cell>
          <table:table-cell table:number-columns-repeated="2"/>
          <table:table-cell office:value-type="percentage" office:value="0.00005" calcext:value-type="percentage">
            <text:p>0.01%</text:p>
          </table:table-cell>
          <table:table-cell office:value-type="percentage" office:value="0.00003" calcext:value-type="percentage">
            <text:p>0.00%</text:p>
          </table:table-cell>
          <table:table-cell office:value-type="percentage" office:value="0.00014" calcext:value-type="percentage">
            <text:p>0.01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percentage" office:value="0.01132" calcext:value-type="percentage">
            <text:p>1.13%</text:p>
          </table:table-cell>
          <table:table-cell office:value-type="percentage" office:value="0.0113" calcext:value-type="percentage">
            <text:p>1.13%</text:p>
          </table:table-cell>
          <table:table-cell office:value-type="percentage" office:value="0.01132" calcext:value-type="percentage">
            <text:p>1.13%</text:p>
          </table:table-cell>
          <table:table-cell table:number-columns-repeated="3"/>
          <table:table-cell office:value-type="percentage" office:value="0.01506" calcext:value-type="percentage">
            <text:p>1.51%</text:p>
          </table:table-cell>
          <table:table-cell office:value-type="percentage" office:value="0.01537" calcext:value-type="percentage">
            <text:p>1.54%</text:p>
          </table:table-cell>
          <table:table-cell office:value-type="percentage" office:value="0.01505" calcext:value-type="percentage">
            <text:p>1.51%</text:p>
          </table:table-cell>
          <table:table-cell table:number-columns-repeated="2"/>
          <table:table-cell office:value-type="percentage" office:value="0.00007" calcext:value-type="percentage">
            <text:p>0.01%</text:p>
          </table:table-cell>
          <table:table-cell office:value-type="percentage" office:value="0.00005" calcext:value-type="percentage">
            <text:p>0.01%</text:p>
          </table:table-cell>
          <table:table-cell office:value-type="percentage" office:value="0.00024" calcext:value-type="percentage">
            <text:p>0.02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table:number-columns-repeated="2" office:value-type="percentage" office:value="0.00977" calcext:value-type="percentage">
            <text:p>0.98%</text:p>
          </table:table-cell>
          <table:table-cell office:value-type="percentage" office:value="0.00975" calcext:value-type="percentage">
            <text:p>0.98%</text:p>
          </table:table-cell>
          <table:table-cell table:number-columns-repeated="3"/>
          <table:table-cell office:value-type="percentage" office:value="0.0149" calcext:value-type="percentage">
            <text:p>1.49%</text:p>
          </table:table-cell>
          <table:table-cell office:value-type="percentage" office:value="0.01535" calcext:value-type="percentage">
            <text:p>1.54%</text:p>
          </table:table-cell>
          <table:table-cell office:value-type="percentage" office:value="0.01449" calcext:value-type="percentage">
            <text:p>1.45%</text:p>
          </table:table-cell>
          <table:table-cell table:number-columns-repeated="2"/>
          <table:table-cell office:value-type="percentage" office:value="0.00036" calcext:value-type="percentage">
            <text:p>0.04%</text:p>
          </table:table-cell>
          <table:table-cell office:value-type="percentage" office:value="0.00055" calcext:value-type="percentage">
            <text:p>0.06%</text:p>
          </table:table-cell>
          <table:table-cell office:value-type="percentage" office:value="0.00026" calcext:value-type="percentage">
            <text:p>0.03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percentage" office:value="0.01971" calcext:value-type="percentage">
            <text:p>1.97%</text:p>
          </table:table-cell>
          <table:table-cell office:value-type="percentage" office:value="0.01979" calcext:value-type="percentage">
            <text:p>1.98%</text:p>
          </table:table-cell>
          <table:table-cell office:value-type="percentage" office:value="0.01991" calcext:value-type="percentage">
            <text:p>1.99%</text:p>
          </table:table-cell>
          <table:table-cell table:number-columns-repeated="3"/>
          <table:table-cell office:value-type="percentage" office:value="0.03206" calcext:value-type="percentage">
            <text:p>3.21%</text:p>
          </table:table-cell>
          <table:table-cell office:value-type="percentage" office:value="0.03226" calcext:value-type="percentage">
            <text:p>3.23%</text:p>
          </table:table-cell>
          <table:table-cell office:value-type="percentage" office:value="0.03271" calcext:value-type="percentage">
            <text:p>3.27%</text:p>
          </table:table-cell>
          <table:table-cell table:number-columns-repeated="2"/>
          <table:table-cell office:value-type="percentage" office:value="0.00032" calcext:value-type="percentage">
            <text:p>0.03%</text:p>
          </table:table-cell>
          <table:table-cell office:value-type="percentage" office:value="0.00028" calcext:value-type="percentage">
            <text:p>0.03%</text:p>
          </table:table-cell>
          <table:table-cell office:value-type="percentage" office:value="0.00061" calcext:value-type="percentage">
            <text:p>0.06%</text:p>
          </table:table-cell>
          <table:table-cell table:number-columns-repeated="2"/>
          <table:table-cell table:number-columns-repeated="2" office:value-type="percentage" office:value="0.00001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percentage" office:value="0.01035" calcext:value-type="percentage">
            <text:p>1.04%</text:p>
          </table:table-cell>
          <table:table-cell office:value-type="percentage" office:value="0.01036" calcext:value-type="percentage">
            <text:p>1.04%</text:p>
          </table:table-cell>
          <table:table-cell office:value-type="percentage" office:value="0.01033" calcext:value-type="percentage">
            <text:p>1.03%</text:p>
          </table:table-cell>
          <table:table-cell table:number-columns-repeated="3"/>
          <table:table-cell table:number-columns-repeated="2" office:value-type="percentage" office:value="0.01903" calcext:value-type="percentage">
            <text:p>1.90%</text:p>
          </table:table-cell>
          <table:table-cell office:value-type="percentage" office:value="0.01909" calcext:value-type="percentage">
            <text:p>1.91%</text:p>
          </table:table-cell>
          <table:table-cell table:number-columns-repeated="2"/>
          <table:table-cell office:value-type="percentage" office:value="0.00015" calcext:value-type="percentage">
            <text:p>0.02%</text:p>
          </table:table-cell>
          <table:table-cell office:value-type="percentage" office:value="0.00011" calcext:value-type="percentage">
            <text:p>0.01%</text:p>
          </table:table-cell>
          <table:table-cell office:value-type="percentage" office:value="0.00019" calcext:value-type="percentage">
            <text:p>0.02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percentage" office:value="0.01322" calcext:value-type="percentage">
            <text:p>1.32%</text:p>
          </table:table-cell>
          <table:table-cell table:number-columns-repeated="2" office:value-type="percentage" office:value="0.013" calcext:value-type="percentage">
            <text:p>1.30%</text:p>
          </table:table-cell>
          <table:table-cell table:number-columns-repeated="3"/>
          <table:table-cell office:value-type="percentage" office:value="0.02253" calcext:value-type="percentage">
            <text:p>2.25%</text:p>
          </table:table-cell>
          <table:table-cell office:value-type="percentage" office:value="0.02201" calcext:value-type="percentage">
            <text:p>2.20%</text:p>
          </table:table-cell>
          <table:table-cell office:value-type="percentage" office:value="0.02199" calcext:value-type="percentage">
            <text:p>2.20%</text:p>
          </table:table-cell>
          <table:table-cell table:number-columns-repeated="2"/>
          <table:table-cell office:value-type="percentage" office:value="0.0003" calcext:value-type="percentage">
            <text:p>0.03%</text:p>
          </table:table-cell>
          <table:table-cell office:value-type="percentage" office:value="0.00019" calcext:value-type="percentage">
            <text:p>0.02%</text:p>
          </table:table-cell>
          <table:table-cell office:value-type="percentage" office:value="0.00035" calcext:value-type="percentage">
            <text:p>0.04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table:number-columns-repeated="2" office:value-type="percentage" office:value="0.01089" calcext:value-type="percentage">
            <text:p>1.09%</text:p>
          </table:table-cell>
          <table:table-cell office:value-type="percentage" office:value="0.01088" calcext:value-type="percentage">
            <text:p>1.09%</text:p>
          </table:table-cell>
          <table:table-cell table:number-columns-repeated="3"/>
          <table:table-cell office:value-type="percentage" office:value="0.02219" calcext:value-type="percentage">
            <text:p>2.22%</text:p>
          </table:table-cell>
          <table:table-cell office:value-type="percentage" office:value="0.02199" calcext:value-type="percentage">
            <text:p>2.20%</text:p>
          </table:table-cell>
          <table:table-cell office:value-type="percentage" office:value="0.02182" calcext:value-type="percentage">
            <text:p>2.18%</text:p>
          </table:table-cell>
          <table:table-cell table:number-columns-repeated="2"/>
          <table:table-cell office:value-type="percentage" office:value="0.00023" calcext:value-type="percentage">
            <text:p>0.02%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52" calcext:value-type="percentage">
            <text:p>0.05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percentage" office:value="0.25747" calcext:value-type="percentage">
            <text:p>25.75%</text:p>
          </table:table-cell>
          <table:table-cell office:value-type="percentage" office:value="0.25764" calcext:value-type="percentage">
            <text:p>25.76%</text:p>
          </table:table-cell>
          <table:table-cell office:value-type="percentage" office:value="0.25773" calcext:value-type="percentage">
            <text:p>25.77%</text:p>
          </table:table-cell>
          <table:table-cell table:number-columns-repeated="3"/>
          <table:table-cell office:value-type="percentage" office:value="0.09549" calcext:value-type="percentage">
            <text:p>9.55%</text:p>
          </table:table-cell>
          <table:table-cell office:value-type="percentage" office:value="0.09141" calcext:value-type="percentage">
            <text:p>9.14%</text:p>
          </table:table-cell>
          <table:table-cell office:value-type="percentage" office:value="0.09167" calcext:value-type="percentage">
            <text:p>9.17%</text:p>
          </table:table-cell>
          <table:table-cell table:number-columns-repeated="2"/>
          <table:table-cell office:value-type="percentage" office:value="0.00025" calcext:value-type="percentage">
            <text:p>0.03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35" calcext:value-type="percentage">
            <text:p>0.04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percentage" office:value="0.01099" calcext:value-type="percentage">
            <text:p>1.10%</text:p>
          </table:table-cell>
          <table:table-cell office:value-type="percentage" office:value="0.01097" calcext:value-type="percentage">
            <text:p>1.10%</text:p>
          </table:table-cell>
          <table:table-cell office:value-type="percentage" office:value="0.01096" calcext:value-type="percentage">
            <text:p>1.10%</text:p>
          </table:table-cell>
          <table:table-cell table:number-columns-repeated="3"/>
          <table:table-cell office:value-type="percentage" office:value="0.02477" calcext:value-type="percentage">
            <text:p>2.48%</text:p>
          </table:table-cell>
          <table:table-cell office:value-type="percentage" office:value="0.02481" calcext:value-type="percentage">
            <text:p>2.48%</text:p>
          </table:table-cell>
          <table:table-cell office:value-type="percentage" office:value="0.02485" calcext:value-type="percentage">
            <text:p>2.49%</text:p>
          </table:table-cell>
          <table:table-cell table:number-columns-repeated="2"/>
          <table:table-cell office:value-type="percentage" office:value="0.00038" calcext:value-type="percentage">
            <text:p>0.04%</text:p>
          </table:table-cell>
          <table:table-cell office:value-type="percentage" office:value="0.00028" calcext:value-type="percentage">
            <text:p>0.03%</text:p>
          </table:table-cell>
          <table:table-cell office:value-type="percentage" office:value="0.00035" calcext:value-type="percentage">
            <text:p>0.04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percentage" office:value="0.0132" calcext:value-type="percentage">
            <text:p>1.32%</text:p>
          </table:table-cell>
          <table:table-cell office:value-type="percentage" office:value="0.01314" calcext:value-type="percentage">
            <text:p>1.31%</text:p>
          </table:table-cell>
          <table:table-cell office:value-type="percentage" office:value="0.0132" calcext:value-type="percentage">
            <text:p>1.32%</text:p>
          </table:table-cell>
          <table:table-cell table:number-columns-repeated="3"/>
          <table:table-cell office:value-type="percentage" office:value="0.02647" calcext:value-type="percentage">
            <text:p>2.65%</text:p>
          </table:table-cell>
          <table:table-cell office:value-type="percentage" office:value="0.02632" calcext:value-type="percentage">
            <text:p>2.63%</text:p>
          </table:table-cell>
          <table:table-cell office:value-type="percentage" office:value="0.02659" calcext:value-type="percentage">
            <text:p>2.66%</text:p>
          </table:table-cell>
          <table:table-cell table:number-columns-repeated="2"/>
          <table:table-cell office:value-type="percentage" office:value="0.00033" calcext:value-type="percentage">
            <text:p>0.03%</text:p>
          </table:table-cell>
          <table:table-cell office:value-type="percentage" office:value="0.00049" calcext:value-type="percentage">
            <text:p>0.05%</text:p>
          </table:table-cell>
          <table:table-cell office:value-type="percentage" office:value="0.00056" calcext:value-type="percentage">
            <text:p>0.06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table:number-columns-repeated="2" office:value-type="percentage" office:value="0.01009" calcext:value-type="percentage">
            <text:p>1.01%</text:p>
          </table:table-cell>
          <table:table-cell office:value-type="percentage" office:value="0.01007" calcext:value-type="percentage">
            <text:p>1.01%</text:p>
          </table:table-cell>
          <table:table-cell table:number-columns-repeated="3"/>
          <table:table-cell office:value-type="percentage" office:value="0.02276" calcext:value-type="percentage">
            <text:p>2.28%</text:p>
          </table:table-cell>
          <table:table-cell office:value-type="percentage" office:value="0.02277" calcext:value-type="percentage">
            <text:p>2.28%</text:p>
          </table:table-cell>
          <table:table-cell office:value-type="percentage" office:value="0.0227" calcext:value-type="percentage">
            <text:p>2.27%</text:p>
          </table:table-cell>
          <table:table-cell table:number-columns-repeated="2"/>
          <table:table-cell office:value-type="percentage" office:value="0.00035" calcext:value-type="percentage">
            <text:p>0.04%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75" calcext:value-type="percentage">
            <text:p>0.08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percentage" office:value="0.0182" calcext:value-type="percentage">
            <text:p>1.82%</text:p>
          </table:table-cell>
          <table:table-cell office:value-type="percentage" office:value="0.01826" calcext:value-type="percentage">
            <text:p>1.83%</text:p>
          </table:table-cell>
          <table:table-cell office:value-type="percentage" office:value="0.018" calcext:value-type="percentage">
            <text:p>1.80%</text:p>
          </table:table-cell>
          <table:table-cell table:number-columns-repeated="3"/>
          <table:table-cell office:value-type="percentage" office:value="0.0326" calcext:value-type="percentage">
            <text:p>3.26%</text:p>
          </table:table-cell>
          <table:table-cell office:value-type="percentage" office:value="0.03292" calcext:value-type="percentage">
            <text:p>3.29%</text:p>
          </table:table-cell>
          <table:table-cell office:value-type="percentage" office:value="0.03252" calcext:value-type="percentage">
            <text:p>3.25%</text:p>
          </table:table-cell>
          <table:table-cell table:number-columns-repeated="2"/>
          <table:table-cell office:value-type="percentage" office:value="0.00041" calcext:value-type="percentage">
            <text:p>0.04%</text:p>
          </table:table-cell>
          <table:table-cell office:value-type="percentage" office:value="0.00035" calcext:value-type="percentage">
            <text:p>0.04%</text:p>
          </table:table-cell>
          <table:table-cell office:value-type="percentage" office:value="0.00163" calcext:value-type="percentage">
            <text:p>0.16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table:number-columns-repeated="2" office:value-type="percentage" office:value="0.00917" calcext:value-type="percentage">
            <text:p>0.92%</text:p>
          </table:table-cell>
          <table:table-cell office:value-type="percentage" office:value="0.00916" calcext:value-type="percentage">
            <text:p>0.92%</text:p>
          </table:table-cell>
          <table:table-cell table:number-columns-repeated="3"/>
          <table:table-cell office:value-type="percentage" office:value="0.01837" calcext:value-type="percentage">
            <text:p>1.84%</text:p>
          </table:table-cell>
          <table:table-cell office:value-type="percentage" office:value="0.01839" calcext:value-type="percentage">
            <text:p>1.84%</text:p>
          </table:table-cell>
          <table:table-cell office:value-type="percentage" office:value="0.01831" calcext:value-type="percentage">
            <text:p>1.83%</text:p>
          </table:table-cell>
          <table:table-cell table:number-columns-repeated="2"/>
          <table:table-cell office:value-type="percentage" office:value="0.00046" calcext:value-type="percentage">
            <text:p>0.05%</text:p>
          </table:table-cell>
          <table:table-cell office:value-type="percentage" office:value="0.00039" calcext:value-type="percentage">
            <text:p>0.04%</text:p>
          </table:table-cell>
          <table:table-cell office:value-type="percentage" office:value="0.00224" calcext:value-type="percentage">
            <text:p>0.22%</text:p>
          </table:table-cell>
          <table:table-cell table:number-columns-repeated="2"/>
          <table:table-cell table:number-columns-repeated="2" office:value-type="percentage" office:value="0.00002" calcext:value-type="percentage">
            <text:p>0.00%</text:p>
          </table:table-cell>
          <table:table-cell office:value-type="percentage" office:value="0.00005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percentage" office:value="0.01017" calcext:value-type="percentage">
            <text:p>1.02%</text:p>
          </table:table-cell>
          <table:table-cell table:number-columns-repeated="2" office:value-type="percentage" office:value="0.01016" calcext:value-type="percentage">
            <text:p>1.02%</text:p>
          </table:table-cell>
          <table:table-cell table:number-columns-repeated="3"/>
          <table:table-cell office:value-type="percentage" office:value="0.01793" calcext:value-type="percentage">
            <text:p>1.79%</text:p>
          </table:table-cell>
          <table:table-cell office:value-type="percentage" office:value="0.01785" calcext:value-type="percentage">
            <text:p>1.79%</text:p>
          </table:table-cell>
          <table:table-cell office:value-type="percentage" office:value="0.01792" calcext:value-type="percentage">
            <text:p>1.79%</text:p>
          </table:table-cell>
          <table:table-cell table:number-columns-repeated="2"/>
          <table:table-cell office:value-type="percentage" office:value="0.00064" calcext:value-type="percentage">
            <text:p>0.06%</text:p>
          </table:table-cell>
          <table:table-cell office:value-type="percentage" office:value="0.00055" calcext:value-type="percentage">
            <text:p>0.06%</text:p>
          </table:table-cell>
          <table:table-cell office:value-type="percentage" office:value="0.00222" calcext:value-type="percentage">
            <text:p>0.22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percentage" office:value="0.0084" calcext:value-type="percentage">
            <text:p>0.84%</text:p>
          </table:table-cell>
          <table:table-cell office:value-type="percentage" office:value="0.00839" calcext:value-type="percentage">
            <text:p>0.84%</text:p>
          </table:table-cell>
          <table:table-cell office:value-type="percentage" office:value="0.00837" calcext:value-type="percentage">
            <text:p>0.84%</text:p>
          </table:table-cell>
          <table:table-cell table:number-columns-repeated="3"/>
          <table:table-cell office:value-type="percentage" office:value="0.01426" calcext:value-type="percentage">
            <text:p>1.43%</text:p>
          </table:table-cell>
          <table:table-cell office:value-type="percentage" office:value="0.01391" calcext:value-type="percentage">
            <text:p>1.39%</text:p>
          </table:table-cell>
          <table:table-cell office:value-type="percentage" office:value="0.01334" calcext:value-type="percentage">
            <text:p>1.33%</text:p>
          </table:table-cell>
          <table:table-cell table:number-columns-repeated="2"/>
          <table:table-cell office:value-type="percentage" office:value="0.00062" calcext:value-type="percentage">
            <text:p>0.06%</text:p>
          </table:table-cell>
          <table:table-cell office:value-type="percentage" office:value="0.00044" calcext:value-type="percentage">
            <text:p>0.04%</text:p>
          </table:table-cell>
          <table:table-cell office:value-type="percentage" office:value="0.00214" calcext:value-type="percentage">
            <text:p>0.21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percentage" office:value="0.03668" calcext:value-type="percentage">
            <text:p>3.67%</text:p>
          </table:table-cell>
          <table:table-cell office:value-type="percentage" office:value="0.03645" calcext:value-type="percentage">
            <text:p>3.65%</text:p>
          </table:table-cell>
          <table:table-cell office:value-type="percentage" office:value="0.03637" calcext:value-type="percentage">
            <text:p>3.64%</text:p>
          </table:table-cell>
          <table:table-cell table:number-columns-repeated="3"/>
          <table:table-cell office:value-type="percentage" office:value="0.07562" calcext:value-type="percentage">
            <text:p>7.56%</text:p>
          </table:table-cell>
          <table:table-cell office:value-type="percentage" office:value="0.0754" calcext:value-type="percentage">
            <text:p>7.54%</text:p>
          </table:table-cell>
          <table:table-cell office:value-type="percentage" office:value="0.07524" calcext:value-type="percentage">
            <text:p>7.52%</text:p>
          </table:table-cell>
          <table:table-cell table:number-columns-repeated="2"/>
          <table:table-cell office:value-type="percentage" office:value="0.00147" calcext:value-type="percentage">
            <text:p>0.15%</text:p>
          </table:table-cell>
          <table:table-cell office:value-type="percentage" office:value="0.00092" calcext:value-type="percentage">
            <text:p>0.09%</text:p>
          </table:table-cell>
          <table:table-cell office:value-type="percentage" office:value="0.00351" calcext:value-type="percentage">
            <text:p>0.35%</text:p>
          </table:table-cell>
          <table:table-cell table:number-columns-repeated="2"/>
          <table:table-cell table:number-columns-repeated="3" office:value-type="percentage" office:value="0.00004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table:number-columns-repeated="2" office:value-type="percentage" office:value="0.00823" calcext:value-type="percentage">
            <text:p>0.82%</text:p>
          </table:table-cell>
          <table:table-cell office:value-type="percentage" office:value="0.0082" calcext:value-type="percentage">
            <text:p>0.82%</text:p>
          </table:table-cell>
          <table:table-cell table:number-columns-repeated="3"/>
          <table:table-cell office:value-type="percentage" office:value="0.01316" calcext:value-type="percentage">
            <text:p>1.32%</text:p>
          </table:table-cell>
          <table:table-cell office:value-type="percentage" office:value="0.01353" calcext:value-type="percentage">
            <text:p>1.35%</text:p>
          </table:table-cell>
          <table:table-cell office:value-type="percentage" office:value="0.01257" calcext:value-type="percentage">
            <text:p>1.26%</text:p>
          </table:table-cell>
          <table:table-cell table:number-columns-repeated="2"/>
          <table:table-cell office:value-type="percentage" office:value="0.00094" calcext:value-type="percentage">
            <text:p>0.09%</text:p>
          </table:table-cell>
          <table:table-cell office:value-type="percentage" office:value="0.0009" calcext:value-type="percentage">
            <text:p>0.09%</text:p>
          </table:table-cell>
          <table:table-cell office:value-type="percentage" office:value="0.00308" calcext:value-type="percentage">
            <text:p>0.31%</text:p>
          </table:table-cell>
          <table:table-cell table:number-columns-repeated="2"/>
          <table:table-cell table:number-columns-repeated="3"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percentage" office:value="0.00923" calcext:value-type="percentage">
            <text:p>0.92%</text:p>
          </table:table-cell>
          <table:table-cell office:value-type="percentage" office:value="0.00924" calcext:value-type="percentage">
            <text:p>0.92%</text:p>
          </table:table-cell>
          <table:table-cell office:value-type="percentage" office:value="0.00922" calcext:value-type="percentage">
            <text:p>0.92%</text:p>
          </table:table-cell>
          <table:table-cell table:number-columns-repeated="3"/>
          <table:table-cell office:value-type="percentage" office:value="0.01601" calcext:value-type="percentage">
            <text:p>1.60%</text:p>
          </table:table-cell>
          <table:table-cell office:value-type="percentage" office:value="0.01596" calcext:value-type="percentage">
            <text:p>1.60%</text:p>
          </table:table-cell>
          <table:table-cell office:value-type="percentage" office:value="0.016" calcext:value-type="percentage">
            <text:p>1.60%</text:p>
          </table:table-cell>
          <table:table-cell table:number-columns-repeated="2"/>
          <table:table-cell office:value-type="percentage" office:value="0.00144" calcext:value-type="percentage">
            <text:p>0.14%</text:p>
          </table:table-cell>
          <table:table-cell office:value-type="percentage" office:value="0.00116" calcext:value-type="percentage">
            <text:p>0.12%</text:p>
          </table:table-cell>
          <table:table-cell office:value-type="percentage" office:value="0.0023" calcext:value-type="percentage">
            <text:p>0.23%</text:p>
          </table:table-cell>
          <table:table-cell table:number-columns-repeated="2"/>
          <table:table-cell office:value-type="percentage" office:value="0.00008" calcext:value-type="percentage">
            <text:p>0.01%</text:p>
          </table:table-cell>
          <table:table-cell office:value-type="percentage" office:value="0.00009" calcext:value-type="percentage">
            <text:p>0.01%</text:p>
          </table:table-cell>
          <table:table-cell office:value-type="percentage" office:value="0.00008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/>
          <table:table-cell table:number-columns-repeated="2" office:value-type="percentage" office:value="0.00823" calcext:value-type="percentage">
            <text:p>0.82%</text:p>
          </table:table-cell>
          <table:table-cell office:value-type="percentage" office:value="0.00821" calcext:value-type="percentage">
            <text:p>0.82%</text:p>
          </table:table-cell>
          <table:table-cell table:number-columns-repeated="3"/>
          <table:table-cell office:value-type="percentage" office:value="0.01349" calcext:value-type="percentage">
            <text:p>1.35%</text:p>
          </table:table-cell>
          <table:table-cell office:value-type="percentage" office:value="0.01346" calcext:value-type="percentage">
            <text:p>1.35%</text:p>
          </table:table-cell>
          <table:table-cell office:value-type="percentage" office:value="0.01277" calcext:value-type="percentage">
            <text:p>1.28%</text:p>
          </table:table-cell>
          <table:table-cell table:number-columns-repeated="2"/>
          <table:table-cell office:value-type="percentage" office:value="0.00144" calcext:value-type="percentage">
            <text:p>0.14%</text:p>
          </table:table-cell>
          <table:table-cell office:value-type="percentage" office:value="0.00125" calcext:value-type="percentage">
            <text:p>0.13%</text:p>
          </table:table-cell>
          <table:table-cell office:value-type="percentage" office:value="0.00288" calcext:value-type="percentage">
            <text:p>0.29%</text:p>
          </table:table-cell>
          <table:table-cell table:number-columns-repeated="2"/>
          <table:table-cell table:number-columns-repeated="3" office:value-type="percentage" office:value="0.0001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percentage" office:value="0.01235" calcext:value-type="percentage">
            <text:p>1.24%</text:p>
          </table:table-cell>
          <table:table-cell table:number-columns-repeated="2" office:value-type="percentage" office:value="0.01233" calcext:value-type="percentage">
            <text:p>1.23%</text:p>
          </table:table-cell>
          <table:table-cell table:number-columns-repeated="3"/>
          <table:table-cell office:value-type="percentage" office:value="0.01668" calcext:value-type="percentage">
            <text:p>1.67%</text:p>
          </table:table-cell>
          <table:table-cell office:value-type="percentage" office:value="0.0167" calcext:value-type="percentage">
            <text:p>1.67%</text:p>
          </table:table-cell>
          <table:table-cell office:value-type="percentage" office:value="0.01659" calcext:value-type="percentage">
            <text:p>1.66%</text:p>
          </table:table-cell>
          <table:table-cell table:number-columns-repeated="2"/>
          <table:table-cell office:value-type="percentage" office:value="0.00235" calcext:value-type="percentage">
            <text:p>0.24%</text:p>
          </table:table-cell>
          <table:table-cell office:value-type="percentage" office:value="0.00205" calcext:value-type="percentage">
            <text:p>0.21%</text:p>
          </table:table-cell>
          <table:table-cell office:value-type="percentage" office:value="0.00518" calcext:value-type="percentage">
            <text:p>0.52%</text:p>
          </table:table-cell>
          <table:table-cell table:number-columns-repeated="2"/>
          <table:table-cell table:number-columns-repeated="3" office:value-type="percentage" office:value="0.00016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office:value-type="percentage" office:value="0.00832" calcext:value-type="percentage">
            <text:p>0.83%</text:p>
          </table:table-cell>
          <table:table-cell office:value-type="percentage" office:value="0.0083" calcext:value-type="percentage">
            <text:p>0.83%</text:p>
          </table:table-cell>
          <table:table-cell office:value-type="percentage" office:value="0.00827" calcext:value-type="percentage">
            <text:p>0.83%</text:p>
          </table:table-cell>
          <table:table-cell table:number-columns-repeated="3"/>
          <table:table-cell office:value-type="percentage" office:value="0.0146" calcext:value-type="percentage">
            <text:p>1.46%</text:p>
          </table:table-cell>
          <table:table-cell office:value-type="percentage" office:value="0.01426" calcext:value-type="percentage">
            <text:p>1.43%</text:p>
          </table:table-cell>
          <table:table-cell office:value-type="percentage" office:value="0.01249" calcext:value-type="percentage">
            <text:p>1.25%</text:p>
          </table:table-cell>
          <table:table-cell table:number-columns-repeated="2"/>
          <table:table-cell office:value-type="percentage" office:value="0.00246" calcext:value-type="percentage">
            <text:p>0.25%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00465" calcext:value-type="percentage">
            <text:p>0.47%</text:p>
          </table:table-cell>
          <table:table-cell table:number-columns-repeated="2"/>
          <table:table-cell office:value-type="percentage" office:value="0.00022" calcext:value-type="percentage">
            <text:p>0.02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21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percentage" office:value="0.00925" calcext:value-type="percentage">
            <text:p>0.93%</text:p>
          </table:table-cell>
          <table:table-cell office:value-type="percentage" office:value="0.00922" calcext:value-type="percentage">
            <text:p>0.92%</text:p>
          </table:table-cell>
          <table:table-cell office:value-type="percentage" office:value="0.00923" calcext:value-type="percentage">
            <text:p>0.92%</text:p>
          </table:table-cell>
          <table:table-cell table:number-columns-repeated="3"/>
          <table:table-cell office:value-type="percentage" office:value="0.01699" calcext:value-type="percentage">
            <text:p>1.70%</text:p>
          </table:table-cell>
          <table:table-cell office:value-type="percentage" office:value="0.01686" calcext:value-type="percentage">
            <text:p>1.69%</text:p>
          </table:table-cell>
          <table:table-cell office:value-type="percentage" office:value="0.01688" calcext:value-type="percentage">
            <text:p>1.69%</text:p>
          </table:table-cell>
          <table:table-cell table:number-columns-repeated="2"/>
          <table:table-cell office:value-type="percentage" office:value="0.00323" calcext:value-type="percentage">
            <text:p>0.32%</text:p>
          </table:table-cell>
          <table:table-cell office:value-type="percentage" office:value="0.00447" calcext:value-type="percentage">
            <text:p>0.45%</text:p>
          </table:table-cell>
          <table:table-cell office:value-type="percentage" office:value="0.00471" calcext:value-type="percentage">
            <text:p>0.47%</text:p>
          </table:table-cell>
          <table:table-cell table:number-columns-repeated="2"/>
          <table:table-cell office:value-type="percentage" office:value="0.00018" calcext:value-type="percentage">
            <text:p>0.02%</text:p>
          </table:table-cell>
          <table:table-cell office:value-type="percentage" office:value="0.00017" calcext:value-type="percentage">
            <text:p>0.02%</text:p>
          </table:table-cell>
          <table:table-cell office:value-type="percentage" office:value="0.00018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office:value-type="percentage" office:value="0.0083" calcext:value-type="percentage">
            <text:p>0.83%</text:p>
          </table:table-cell>
          <table:table-cell office:value-type="percentage" office:value="0.00828" calcext:value-type="percentage">
            <text:p>0.83%</text:p>
          </table:table-cell>
          <table:table-cell office:value-type="percentage" office:value="0.00824" calcext:value-type="percentage">
            <text:p>0.82%</text:p>
          </table:table-cell>
          <table:table-cell table:number-columns-repeated="3"/>
          <table:table-cell office:value-type="percentage" office:value="0.01403" calcext:value-type="percentage">
            <text:p>1.40%</text:p>
          </table:table-cell>
          <table:table-cell office:value-type="percentage" office:value="0.0138" calcext:value-type="percentage">
            <text:p>1.38%</text:p>
          </table:table-cell>
          <table:table-cell office:value-type="percentage" office:value="0.01283" calcext:value-type="percentage">
            <text:p>1.28%</text:p>
          </table:table-cell>
          <table:table-cell table:number-columns-repeated="2"/>
          <table:table-cell office:value-type="percentage" office:value="0.00332" calcext:value-type="percentage">
            <text:p>0.33%</text:p>
          </table:table-cell>
          <table:table-cell office:value-type="percentage" office:value="0.00393" calcext:value-type="percentage">
            <text:p>0.39%</text:p>
          </table:table-cell>
          <table:table-cell office:value-type="percentage" office:value="0.00515" calcext:value-type="percentage">
            <text:p>0.52%</text:p>
          </table:table-cell>
          <table:table-cell table:number-columns-repeated="2"/>
          <table:table-cell table:number-columns-repeated="3" office:value-type="percentage" office:value="0.00021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percentage" office:value="0.25745" calcext:value-type="percentage">
            <text:p>25.75%</text:p>
          </table:table-cell>
          <table:table-cell office:value-type="percentage" office:value="0.2576" calcext:value-type="percentage">
            <text:p>25.76%</text:p>
          </table:table-cell>
          <table:table-cell office:value-type="percentage" office:value="0.25744" calcext:value-type="percentage">
            <text:p>25.74%</text:p>
          </table:table-cell>
          <table:table-cell table:number-columns-repeated="3"/>
          <table:table-cell office:value-type="percentage" office:value="0.09277" calcext:value-type="percentage">
            <text:p>9.28%</text:p>
          </table:table-cell>
          <table:table-cell office:value-type="percentage" office:value="0.09548" calcext:value-type="percentage">
            <text:p>9.55%</text:p>
          </table:table-cell>
          <table:table-cell office:value-type="percentage" office:value="0.09684" calcext:value-type="percentage">
            <text:p>9.68%</text:p>
          </table:table-cell>
          <table:table-cell table:number-columns-repeated="2"/>
          <table:table-cell office:value-type="percentage" office:value="0.00567" calcext:value-type="percentage">
            <text:p>0.57%</text:p>
          </table:table-cell>
          <table:table-cell office:value-type="percentage" office:value="0.00656" calcext:value-type="percentage">
            <text:p>0.66%</text:p>
          </table:table-cell>
          <table:table-cell office:value-type="percentage" office:value="0.00951" calcext:value-type="percentage">
            <text:p>0.95%</text:p>
          </table:table-cell>
          <table:table-cell table:number-columns-repeated="2"/>
          <table:table-cell table:number-columns-repeated="2" office:value-type="percentage" office:value="0.0002" calcext:value-type="percentage">
            <text:p>0.02%</text:p>
          </table:table-cell>
          <table:table-cell office:value-type="percentage" office:value="0.00021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/>
          <table:table-cell office:value-type="percentage" office:value="0.00829" calcext:value-type="percentage">
            <text:p>0.83%</text:p>
          </table:table-cell>
          <table:table-cell office:value-type="percentage" office:value="0.00828" calcext:value-type="percentage">
            <text:p>0.83%</text:p>
          </table:table-cell>
          <table:table-cell office:value-type="percentage" office:value="0.00827" calcext:value-type="percentage">
            <text:p>0.83%</text:p>
          </table:table-cell>
          <table:table-cell table:number-columns-repeated="3"/>
          <table:table-cell office:value-type="percentage" office:value="0.01449" calcext:value-type="percentage">
            <text:p>1.45%</text:p>
          </table:table-cell>
          <table:table-cell office:value-type="percentage" office:value="0.01432" calcext:value-type="percentage">
            <text:p>1.43%</text:p>
          </table:table-cell>
          <table:table-cell office:value-type="percentage" office:value="0.01373" calcext:value-type="percentage">
            <text:p>1.37%</text:p>
          </table:table-cell>
          <table:table-cell table:number-columns-repeated="2"/>
          <table:table-cell office:value-type="percentage" office:value="0.00404" calcext:value-type="percentage">
            <text:p>0.40%</text:p>
          </table:table-cell>
          <table:table-cell office:value-type="percentage" office:value="0.0042" calcext:value-type="percentage">
            <text:p>0.42%</text:p>
          </table:table-cell>
          <table:table-cell office:value-type="percentage" office:value="0.00447" calcext:value-type="percentage">
            <text:p>0.45%</text:p>
          </table:table-cell>
          <table:table-cell table:number-columns-repeated="2"/>
          <table:table-cell table:number-columns-repeated="3" office:value-type="percentage" office:value="0.00027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percentage" office:value="0.00922" calcext:value-type="percentage">
            <text:p>0.92%</text:p>
          </table:table-cell>
          <table:table-cell office:value-type="percentage" office:value="0.00924" calcext:value-type="percentage">
            <text:p>0.92%</text:p>
          </table:table-cell>
          <table:table-cell office:value-type="percentage" office:value="0.00922" calcext:value-type="percentage">
            <text:p>0.92%</text:p>
          </table:table-cell>
          <table:table-cell table:number-columns-repeated="3"/>
          <table:table-cell office:value-type="percentage" office:value="0.01758" calcext:value-type="percentage">
            <text:p>1.76%</text:p>
          </table:table-cell>
          <table:table-cell table:number-columns-repeated="2" office:value-type="percentage" office:value="0.01752" calcext:value-type="percentage">
            <text:p>1.75%</text:p>
          </table:table-cell>
          <table:table-cell table:number-columns-repeated="2"/>
          <table:table-cell office:value-type="percentage" office:value="0.00484" calcext:value-type="percentage">
            <text:p>0.48%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00533" calcext:value-type="percentage">
            <text:p>0.53%</text:p>
          </table:table-cell>
          <table:table-cell table:number-columns-repeated="2"/>
          <table:table-cell table:number-columns-repeated="2" office:value-type="percentage" office:value="0.00025" calcext:value-type="percentage">
            <text:p>0.03%</text:p>
          </table:table-cell>
          <table:table-cell office:value-type="percentage" office:value="0.00024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office:value-type="percentage" office:value="0.0085" calcext:value-type="percentage">
            <text:p>0.85%</text:p>
          </table:table-cell>
          <table:table-cell office:value-type="percentage" office:value="0.00847" calcext:value-type="percentage">
            <text:p>0.85%</text:p>
          </table:table-cell>
          <table:table-cell office:value-type="percentage" office:value="0.00849" calcext:value-type="percentage">
            <text:p>0.85%</text:p>
          </table:table-cell>
          <table:table-cell table:number-columns-repeated="3"/>
          <table:table-cell office:value-type="percentage" office:value="0.01713" calcext:value-type="percentage">
            <text:p>1.71%</text:p>
          </table:table-cell>
          <table:table-cell office:value-type="percentage" office:value="0.01699" calcext:value-type="percentage">
            <text:p>1.70%</text:p>
          </table:table-cell>
          <table:table-cell office:value-type="percentage" office:value="0.0169" calcext:value-type="percentage">
            <text:p>1.69%</text:p>
          </table:table-cell>
          <table:table-cell table:number-columns-repeated="2"/>
          <table:table-cell office:value-type="percentage" office:value="0.00494" calcext:value-type="percentage">
            <text:p>0.49%</text:p>
          </table:table-cell>
          <table:table-cell office:value-type="percentage" office:value="0.00511" calcext:value-type="percentage">
            <text:p>0.51%</text:p>
          </table:table-cell>
          <table:table-cell office:value-type="percentage" office:value="0.00574" calcext:value-type="percentage">
            <text:p>0.57%</text:p>
          </table:table-cell>
          <table:table-cell table:number-columns-repeated="2"/>
          <table:table-cell office:value-type="percentage" office:value="0.00075" calcext:value-type="percentage">
            <text:p>0.08%</text:p>
          </table:table-cell>
          <table:table-cell office:value-type="percentage" office:value="0.00063" calcext:value-type="percentage">
            <text:p>0.06%</text:p>
          </table:table-cell>
          <table:table-cell office:value-type="percentage" office:value="0.00068" calcext:value-type="percentage">
            <text:p>0.07%</text:p>
          </table:table-cell>
          <table:table-cell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percentage" office:value="0.01262" calcext:value-type="percentage">
            <text:p>1.26%</text:p>
          </table:table-cell>
          <table:table-cell office:value-type="percentage" office:value="0.0126" calcext:value-type="percentage">
            <text:p>1.26%</text:p>
          </table:table-cell>
          <table:table-cell office:value-type="percentage" office:value="0.01258" calcext:value-type="percentage">
            <text:p>1.26%</text:p>
          </table:table-cell>
          <table:table-cell table:number-columns-repeated="3"/>
          <table:table-cell office:value-type="percentage" office:value="0.01766" calcext:value-type="percentage">
            <text:p>1.77%</text:p>
          </table:table-cell>
          <table:table-cell office:value-type="percentage" office:value="0.01761" calcext:value-type="percentage">
            <text:p>1.76%</text:p>
          </table:table-cell>
          <table:table-cell office:value-type="percentage" office:value="0.01755" calcext:value-type="percentage">
            <text:p>1.76%</text:p>
          </table:table-cell>
          <table:table-cell table:number-columns-repeated="2"/>
          <table:table-cell office:value-type="percentage" office:value="0.00543" calcext:value-type="percentage">
            <text:p>0.54%</text:p>
          </table:table-cell>
          <table:table-cell office:value-type="percentage" office:value="0.00561" calcext:value-type="percentage">
            <text:p>0.56%</text:p>
          </table:table-cell>
          <table:table-cell office:value-type="percentage" office:value="0.00606" calcext:value-type="percentage">
            <text:p>0.61%</text:p>
          </table:table-cell>
          <table:table-cell table:number-columns-repeated="2"/>
          <table:table-cell table:number-columns-repeated="2" office:value-type="percentage" office:value="0.00044" calcext:value-type="percentage">
            <text:p>0.04%</text:p>
          </table:table-cell>
          <table:table-cell office:value-type="percentage" office:value="0.00042" calcext:value-type="percentage">
            <text:p>0.04%</text:p>
          </table:table-cell>
          <table:table-cell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office:value-type="percentage" office:value="0.00852" calcext:value-type="percentage">
            <text:p>0.85%</text:p>
          </table:table-cell>
          <table:table-cell office:value-type="percentage" office:value="0.00847" calcext:value-type="percentage">
            <text:p>0.85%</text:p>
          </table:table-cell>
          <table:table-cell office:value-type="percentage" office:value="0.00846" calcext:value-type="percentage">
            <text:p>0.85%</text:p>
          </table:table-cell>
          <table:table-cell table:number-columns-repeated="3"/>
          <table:table-cell office:value-type="percentage" office:value="0.0168" calcext:value-type="percentage">
            <text:p>1.68%</text:p>
          </table:table-cell>
          <table:table-cell office:value-type="percentage" office:value="0.01628" calcext:value-type="percentage">
            <text:p>1.63%</text:p>
          </table:table-cell>
          <table:table-cell office:value-type="percentage" office:value="0.01588" calcext:value-type="percentage">
            <text:p>1.59%</text:p>
          </table:table-cell>
          <table:table-cell table:number-columns-repeated="2"/>
          <table:table-cell office:value-type="percentage" office:value="0.00522" calcext:value-type="percentage">
            <text:p>0.52%</text:p>
          </table:table-cell>
          <table:table-cell office:value-type="percentage" office:value="0.00526" calcext:value-type="percentage">
            <text:p>0.53%</text:p>
          </table:table-cell>
          <table:table-cell office:value-type="percentage" office:value="0.0054" calcext:value-type="percentage">
            <text:p>0.54%</text:p>
          </table:table-cell>
          <table:table-cell table:number-columns-repeated="2"/>
          <table:table-cell office:value-type="percentage" office:value="0.00059" calcext:value-type="percentage">
            <text:p>0.06%</text:p>
          </table:table-cell>
          <table:table-cell table:number-columns-repeated="2" office:value-type="percentage" office:value="0.0005" calcext:value-type="percentage">
            <text:p>0.05%</text:p>
          </table:table-cell>
          <table:table-cell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percentage" office:value="0.00943" calcext:value-type="percentage">
            <text:p>0.94%</text:p>
          </table:table-cell>
          <table:table-cell table:number-columns-repeated="2" office:value-type="percentage" office:value="0.00945" calcext:value-type="percentage">
            <text:p>0.95%</text:p>
          </table:table-cell>
          <table:table-cell table:number-columns-repeated="3"/>
          <table:table-cell table:number-columns-repeated="2" office:value-type="percentage" office:value="0.01824" calcext:value-type="percentage">
            <text:p>1.82%</text:p>
          </table:table-cell>
          <table:table-cell office:value-type="percentage" office:value="0.01822" calcext:value-type="percentage">
            <text:p>1.82%</text:p>
          </table:table-cell>
          <table:table-cell table:number-columns-repeated="2"/>
          <table:table-cell office:value-type="percentage" office:value="0.00565" calcext:value-type="percentage">
            <text:p>0.57%</text:p>
          </table:table-cell>
          <table:table-cell office:value-type="percentage" office:value="0.0058" calcext:value-type="percentage">
            <text:p>0.58%</text:p>
          </table:table-cell>
          <table:table-cell office:value-type="percentage" office:value="0.0059" calcext:value-type="percentage">
            <text:p>0.59%</text:p>
          </table:table-cell>
          <table:table-cell table:number-columns-repeated="2"/>
          <table:table-cell office:value-type="percentage" office:value="0.00045" calcext:value-type="percentage">
            <text:p>0.05%</text:p>
          </table:table-cell>
          <table:table-cell table:number-columns-repeated="2" office:value-type="percentage" office:value="0.00046" calcext:value-type="percentage">
            <text:p>0.05%</text:p>
          </table:table-cell>
          <table:table-cell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office:value-type="percentage" office:value="0.00851" calcext:value-type="percentage">
            <text:p>0.85%</text:p>
          </table:table-cell>
          <table:table-cell office:value-type="percentage" office:value="0.00846" calcext:value-type="percentage">
            <text:p>0.85%</text:p>
          </table:table-cell>
          <table:table-cell office:value-type="percentage" office:value="0.00848" calcext:value-type="percentage">
            <text:p>0.85%</text:p>
          </table:table-cell>
          <table:table-cell table:number-columns-repeated="3"/>
          <table:table-cell office:value-type="percentage" office:value="0.01717" calcext:value-type="percentage">
            <text:p>1.72%</text:p>
          </table:table-cell>
          <table:table-cell office:value-type="percentage" office:value="0.01661" calcext:value-type="percentage">
            <text:p>1.66%</text:p>
          </table:table-cell>
          <table:table-cell office:value-type="percentage" office:value="0.01687" calcext:value-type="percentage">
            <text:p>1.69%</text:p>
          </table:table-cell>
          <table:table-cell table:number-columns-repeated="2"/>
          <table:table-cell office:value-type="percentage" office:value="0.00546" calcext:value-type="percentage">
            <text:p>0.55%</text:p>
          </table:table-cell>
          <table:table-cell office:value-type="percentage" office:value="0.0055" calcext:value-type="percentage">
            <text:p>0.55%</text:p>
          </table:table-cell>
          <table:table-cell office:value-type="percentage" office:value="0.00554" calcext:value-type="percentage">
            <text:p>0.55%</text:p>
          </table:table-cell>
          <table:table-cell table:number-columns-repeated="2"/>
          <table:table-cell office:value-type="percentage" office:value="0.00063" calcext:value-type="percentage">
            <text:p>0.06%</text:p>
          </table:table-cell>
          <table:table-cell office:value-type="percentage" office:value="0.00053" calcext:value-type="percentage">
            <text:p>0.05%</text:p>
          </table:table-cell>
          <table:table-cell office:value-type="percentage" office:value="0.00057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percentage" office:value="0.03701" calcext:value-type="percentage">
            <text:p>3.70%</text:p>
          </table:table-cell>
          <table:table-cell office:value-type="percentage" office:value="0.03698" calcext:value-type="percentage">
            <text:p>3.70%</text:p>
          </table:table-cell>
          <table:table-cell office:value-type="percentage" office:value="0.03694" calcext:value-type="percentage">
            <text:p>3.69%</text:p>
          </table:table-cell>
          <table:table-cell table:number-columns-repeated="3"/>
          <table:table-cell office:value-type="percentage" office:value="0.076" calcext:value-type="percentage">
            <text:p>7.60%</text:p>
          </table:table-cell>
          <table:table-cell office:value-type="percentage" office:value="0.07583" calcext:value-type="percentage">
            <text:p>7.58%</text:p>
          </table:table-cell>
          <table:table-cell office:value-type="percentage" office:value="0.07579" calcext:value-type="percentage">
            <text:p>7.58%</text:p>
          </table:table-cell>
          <table:table-cell table:number-columns-repeated="2"/>
          <table:table-cell office:value-type="percentage" office:value="0.01391" calcext:value-type="percentage">
            <text:p>1.39%</text:p>
          </table:table-cell>
          <table:table-cell office:value-type="percentage" office:value="0.01496" calcext:value-type="percentage">
            <text:p>1.50%</text:p>
          </table:table-cell>
          <table:table-cell office:value-type="percentage" office:value="0.0157" calcext:value-type="percentage">
            <text:p>1.57%</text:p>
          </table:table-cell>
          <table:table-cell table:number-columns-repeated="2"/>
          <table:table-cell office:value-type="percentage" office:value="0.00044" calcext:value-type="percentage">
            <text:p>0.04%</text:p>
          </table:table-cell>
          <table:table-cell office:value-type="percentage" office:value="0.00046" calcext:value-type="percentage">
            <text:p>0.05%</text:p>
          </table:table-cell>
          <table:table-cell office:value-type="percentage" office:value="0.00047" calcext:value-type="percentage">
            <text:p>0.05%</text:p>
          </table:table-cell>
          <table:table-cell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/>
          <table:table-cell office:value-type="percentage" office:value="0.0085" calcext:value-type="percentage">
            <text:p>0.85%</text:p>
          </table:table-cell>
          <table:table-cell table:number-columns-repeated="2" office:value-type="percentage" office:value="0.00848" calcext:value-type="percentage">
            <text:p>0.85%</text:p>
          </table:table-cell>
          <table:table-cell table:number-columns-repeated="3"/>
          <table:table-cell office:value-type="percentage" office:value="0.017" calcext:value-type="percentage">
            <text:p>1.70%</text:p>
          </table:table-cell>
          <table:table-cell office:value-type="percentage" office:value="0.01675" calcext:value-type="percentage">
            <text:p>1.68%</text:p>
          </table:table-cell>
          <table:table-cell office:value-type="percentage" office:value="0.01699" calcext:value-type="percentage">
            <text:p>1.70%</text:p>
          </table:table-cell>
          <table:table-cell table:number-columns-repeated="2"/>
          <table:table-cell office:value-type="percentage" office:value="0.00551" calcext:value-type="percentage">
            <text:p>0.55%</text:p>
          </table:table-cell>
          <table:table-cell office:value-type="percentage" office:value="0.00554" calcext:value-type="percentage">
            <text:p>0.55%</text:p>
          </table:table-cell>
          <table:table-cell office:value-type="percentage" office:value="0.00559" calcext:value-type="percentage">
            <text:p>0.56%</text:p>
          </table:table-cell>
          <table:table-cell table:number-columns-repeated="2"/>
          <table:table-cell office:value-type="percentage" office:value="0.00055" calcext:value-type="percentage">
            <text:p>0.06%</text:p>
          </table:table-cell>
          <table:table-cell table:number-columns-repeated="2" office:value-type="percentage" office:value="0.00053" calcext:value-type="percentage">
            <text:p>0.05%</text:p>
          </table:table-cell>
          <table:table-cell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percentage" office:value="0.00958" calcext:value-type="percentage">
            <text:p>0.96%</text:p>
          </table:table-cell>
          <table:table-cell table:number-columns-repeated="2" office:value-type="percentage" office:value="0.00956" calcext:value-type="percentage">
            <text:p>0.96%</text:p>
          </table:table-cell>
          <table:table-cell table:number-columns-repeated="3"/>
          <table:table-cell office:value-type="percentage" office:value="0.01874" calcext:value-type="percentage">
            <text:p>1.87%</text:p>
          </table:table-cell>
          <table:table-cell office:value-type="percentage" office:value="0.01871" calcext:value-type="percentage">
            <text:p>1.87%</text:p>
          </table:table-cell>
          <table:table-cell office:value-type="percentage" office:value="0.01875" calcext:value-type="percentage">
            <text:p>1.88%</text:p>
          </table:table-cell>
          <table:table-cell table:number-columns-repeated="2"/>
          <table:table-cell office:value-type="percentage" office:value="0.00592" calcext:value-type="percentage">
            <text:p>0.59%</text:p>
          </table:table-cell>
          <table:table-cell office:value-type="percentage" office:value="0.00593" calcext:value-type="percentage">
            <text:p>0.59%</text:p>
          </table:table-cell>
          <table:table-cell office:value-type="percentage" office:value="0.00601" calcext:value-type="percentage">
            <text:p>0.60%</text:p>
          </table:table-cell>
          <table:table-cell table:number-columns-repeated="2"/>
          <table:table-cell office:value-type="percentage" office:value="0.00062" calcext:value-type="percentage">
            <text:p>0.06%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00062" calcext:value-type="percentage">
            <text:p>0.06%</text:p>
          </table:table-cell>
          <table:table-cell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/>
          <table:table-cell table:number-columns-repeated="2" office:value-type="percentage" office:value="0.00872" calcext:value-type="percentage">
            <text:p>0.87%</text:p>
          </table:table-cell>
          <table:table-cell office:value-type="percentage" office:value="0.00873" calcext:value-type="percentage">
            <text:p>0.87%</text:p>
          </table:table-cell>
          <table:table-cell table:number-columns-repeated="3"/>
          <table:table-cell office:value-type="percentage" office:value="0.01942" calcext:value-type="percentage">
            <text:p>1.94%</text:p>
          </table:table-cell>
          <table:table-cell office:value-type="percentage" office:value="0.01938" calcext:value-type="percentage">
            <text:p>1.94%</text:p>
          </table:table-cell>
          <table:table-cell office:value-type="percentage" office:value="0.01943" calcext:value-type="percentage">
            <text:p>1.94%</text:p>
          </table:table-cell>
          <table:table-cell table:number-columns-repeated="2"/>
          <table:table-cell office:value-type="percentage" office:value="0.00624" calcext:value-type="percentage">
            <text:p>0.62%</text:p>
          </table:table-cell>
          <table:table-cell office:value-type="percentage" office:value="0.00622" calcext:value-type="percentage">
            <text:p>0.62%</text:p>
          </table:table-cell>
          <table:table-cell office:value-type="percentage" office:value="0.00631" calcext:value-type="percentage">
            <text:p>0.63%</text:p>
          </table:table-cell>
          <table:table-cell table:number-columns-repeated="2"/>
          <table:table-cell office:value-type="percentage" office:value="0.00137" calcext:value-type="percentage">
            <text:p>0.14%</text:p>
          </table:table-cell>
          <table:table-cell office:value-type="percentage" office:value="0.00134" calcext:value-type="percentage">
            <text:p>0.13%</text:p>
          </table:table-cell>
          <table:table-cell office:value-type="percentage" office:value="0.00135" calcext:value-type="percentage">
            <text:p>0.14%</text:p>
          </table:table-cell>
          <table:table-cell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percentage" office:value="0.01272" calcext:value-type="percentage">
            <text:p>1.27%</text:p>
          </table:table-cell>
          <table:table-cell office:value-type="percentage" office:value="0.01269" calcext:value-type="percentage">
            <text:p>1.27%</text:p>
          </table:table-cell>
          <table:table-cell office:value-type="percentage" office:value="0.01272" calcext:value-type="percentage">
            <text:p>1.27%</text:p>
          </table:table-cell>
          <table:table-cell table:number-columns-repeated="3"/>
          <table:table-cell table:number-columns-repeated="2" office:value-type="percentage" office:value="0.01871" calcext:value-type="percentage">
            <text:p>1.87%</text:p>
          </table:table-cell>
          <table:table-cell office:value-type="percentage" office:value="0.01879" calcext:value-type="percentage">
            <text:p>1.88%</text:p>
          </table:table-cell>
          <table:table-cell table:number-columns-repeated="2"/>
          <table:table-cell office:value-type="percentage" office:value="0.00617" calcext:value-type="percentage">
            <text:p>0.62%</text:p>
          </table:table-cell>
          <table:table-cell office:value-type="percentage" office:value="0.0062" calcext:value-type="percentage">
            <text:p>0.62%</text:p>
          </table:table-cell>
          <table:table-cell office:value-type="percentage" office:value="0.00636" calcext:value-type="percentage">
            <text:p>0.64%</text:p>
          </table:table-cell>
          <table:table-cell table:number-columns-repeated="2"/>
          <table:table-cell office:value-type="percentage" office:value="0.00079" calcext:value-type="percentage">
            <text:p>0.08%</text:p>
          </table:table-cell>
          <table:table-cell office:value-type="percentage" office:value="0.00077" calcext:value-type="percentage">
            <text:p>0.08%</text:p>
          </table:table-cell>
          <table:table-cell office:value-type="percentage" office:value="0.0008" calcext:value-type="percentage">
            <text:p>0.08%</text:p>
          </table:table-cell>
          <table:table-cell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  <table:table-cell office:value-type="percentage" office:value="0.00864" calcext:value-type="percentage">
            <text:p>0.86%</text:p>
          </table:table-cell>
          <table:table-cell office:value-type="percentage" office:value="0.00863" calcext:value-type="percentage">
            <text:p>0.86%</text:p>
          </table:table-cell>
          <table:table-cell office:value-type="percentage" office:value="0.00864" calcext:value-type="percentage">
            <text:p>0.86%</text:p>
          </table:table-cell>
          <table:table-cell table:number-columns-repeated="3"/>
          <table:table-cell office:value-type="percentage" office:value="0.0187" calcext:value-type="percentage">
            <text:p>1.87%</text:p>
          </table:table-cell>
          <table:table-cell office:value-type="percentage" office:value="0.01866" calcext:value-type="percentage">
            <text:p>1.87%</text:p>
          </table:table-cell>
          <table:table-cell office:value-type="percentage" office:value="0.01878" calcext:value-type="percentage">
            <text:p>1.88%</text:p>
          </table:table-cell>
          <table:table-cell table:number-columns-repeated="2"/>
          <table:table-cell office:value-type="percentage" office:value="0.00584" calcext:value-type="percentage">
            <text:p>0.58%</text:p>
          </table:table-cell>
          <table:table-cell office:value-type="percentage" office:value="0.00581" calcext:value-type="percentage">
            <text:p>0.58%</text:p>
          </table:table-cell>
          <table:table-cell office:value-type="percentage" office:value="0.00587" calcext:value-type="percentage">
            <text:p>0.59%</text:p>
          </table:table-cell>
          <table:table-cell table:number-columns-repeated="2"/>
          <table:table-cell office:value-type="percentage" office:value="0.00083" calcext:value-type="percentage">
            <text:p>0.08%</text:p>
          </table:table-cell>
          <table:table-cell office:value-type="percentage" office:value="0.0008" calcext:value-type="percentage">
            <text:p>0.08%</text:p>
          </table:table-cell>
          <table:table-cell office:value-type="percentage" office:value="0.00084" calcext:value-type="percentage">
            <text:p>0.08%</text:p>
          </table:table-cell>
          <table:table-cell/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percentage" office:value="0.00973" calcext:value-type="percentage">
            <text:p>0.97%</text:p>
          </table:table-cell>
          <table:table-cell office:value-type="percentage" office:value="0.0097" calcext:value-type="percentage">
            <text:p>0.97%</text:p>
          </table:table-cell>
          <table:table-cell office:value-type="percentage" office:value="0.00973" calcext:value-type="percentage">
            <text:p>0.97%</text:p>
          </table:table-cell>
          <table:table-cell table:number-columns-repeated="3"/>
          <table:table-cell office:value-type="percentage" office:value="0.01949" calcext:value-type="percentage">
            <text:p>1.95%</text:p>
          </table:table-cell>
          <table:table-cell office:value-type="percentage" office:value="0.01946" calcext:value-type="percentage">
            <text:p>1.95%</text:p>
          </table:table-cell>
          <table:table-cell office:value-type="percentage" office:value="0.01947" calcext:value-type="percentage">
            <text:p>1.95%</text:p>
          </table:table-cell>
          <table:table-cell table:number-columns-repeated="2"/>
          <table:table-cell office:value-type="percentage" office:value="0.00614" calcext:value-type="percentage">
            <text:p>0.61%</text:p>
          </table:table-cell>
          <table:table-cell office:value-type="percentage" office:value="0.00607" calcext:value-type="percentage">
            <text:p>0.61%</text:p>
          </table:table-cell>
          <table:table-cell office:value-type="percentage" office:value="0.00613" calcext:value-type="percentage">
            <text:p>0.61%</text:p>
          </table:table-cell>
          <table:table-cell table:number-columns-repeated="2"/>
          <table:table-cell office:value-type="percentage" office:value="0.00097" calcext:value-type="percentage">
            <text:p>0.10%</text:p>
          </table:table-cell>
          <table:table-cell table:number-columns-repeated="2" office:value-type="percentage" office:value="0.00094" calcext:value-type="percentage">
            <text:p>0.09%</text:p>
          </table:table-cell>
          <table:table-cell/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percentage" office:value="0.00874" calcext:value-type="percentage">
            <text:p>0.87%</text:p>
          </table:table-cell>
          <table:table-cell office:value-type="percentage" office:value="0.00873" calcext:value-type="percentage">
            <text:p>0.87%</text:p>
          </table:table-cell>
          <table:table-cell office:value-type="percentage" office:value="0.00874" calcext:value-type="percentage">
            <text:p>0.87%</text:p>
          </table:table-cell>
          <table:table-cell table:number-columns-repeated="3"/>
          <table:table-cell office:value-type="percentage" office:value="0.01947" calcext:value-type="percentage">
            <text:p>1.95%</text:p>
          </table:table-cell>
          <table:table-cell office:value-type="percentage" office:value="0.0194" calcext:value-type="percentage">
            <text:p>1.94%</text:p>
          </table:table-cell>
          <table:table-cell office:value-type="percentage" office:value="0.01935" calcext:value-type="percentage">
            <text:p>1.94%</text:p>
          </table:table-cell>
          <table:table-cell table:number-columns-repeated="2"/>
          <table:table-cell office:value-type="percentage" office:value="0.00612" calcext:value-type="percentage">
            <text:p>0.61%</text:p>
          </table:table-cell>
          <table:table-cell office:value-type="percentage" office:value="0.00608" calcext:value-type="percentage">
            <text:p>0.61%</text:p>
          </table:table-cell>
          <table:table-cell office:value-type="percentage" office:value="0.00617" calcext:value-type="percentage">
            <text:p>0.62%</text:p>
          </table:table-cell>
          <table:table-cell table:number-columns-repeated="2"/>
          <table:table-cell table:number-columns-repeated="3" office:value-type="percentage" office:value="0.00107" calcext:value-type="percentage">
            <text:p>0.11%</text:p>
          </table:table-cell>
          <table:table-cell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percentage" office:value="0.25723" calcext:value-type="percentage">
            <text:p>25.72%</text:p>
          </table:table-cell>
          <table:table-cell office:value-type="percentage" office:value="0.25769" calcext:value-type="percentage">
            <text:p>25.77%</text:p>
          </table:table-cell>
          <table:table-cell office:value-type="percentage" office:value="0.25736" calcext:value-type="percentage">
            <text:p>25.74%</text:p>
          </table:table-cell>
          <table:table-cell table:number-columns-repeated="3"/>
          <table:table-cell office:value-type="percentage" office:value="0.09375" calcext:value-type="percentage">
            <text:p>9.38%</text:p>
          </table:table-cell>
          <table:table-cell office:value-type="percentage" office:value="0.09452" calcext:value-type="percentage">
            <text:p>9.45%</text:p>
          </table:table-cell>
          <table:table-cell office:value-type="percentage" office:value="0.09643" calcext:value-type="percentage">
            <text:p>9.64%</text:p>
          </table:table-cell>
          <table:table-cell table:number-columns-repeated="2"/>
          <table:table-cell office:value-type="percentage" office:value="0.02619" calcext:value-type="percentage">
            <text:p>2.62%</text:p>
          </table:table-cell>
          <table:table-cell office:value-type="percentage" office:value="0.01863" calcext:value-type="percentage">
            <text:p>1.86%</text:p>
          </table:table-cell>
          <table:table-cell office:value-type="percentage" office:value="0.02347" calcext:value-type="percentage">
            <text:p>2.35%</text:p>
          </table:table-cell>
          <table:table-cell table:number-columns-repeated="2"/>
          <table:table-cell office:value-type="percentage" office:value="0.00119" calcext:value-type="percentage">
            <text:p>0.12%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00123" calcext:value-type="percentage">
            <text:p>0.12%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3" office:value-type="percentage" office:value="0.00652" calcext:value-type="percentage">
            <text:p>0.65%</text:p>
          </table:table-cell>
          <table:table-cell table:number-columns-repeated="3"/>
          <table:table-cell office:value-type="percentage" office:value="0.01347" calcext:value-type="percentage">
            <text:p>1.35%</text:p>
          </table:table-cell>
          <table:table-cell office:value-type="percentage" office:value="0.01309" calcext:value-type="percentage">
            <text:p>1.31%</text:p>
          </table:table-cell>
          <table:table-cell office:value-type="percentage" office:value="0.0131" calcext:value-type="percentage">
            <text:p>1.31%</text:p>
          </table:table-cell>
          <table:table-cell table:number-columns-repeated="2"/>
          <table:table-cell office:value-type="percentage" office:value="0.0018" calcext:value-type="percentage">
            <text:p>0.18%</text:p>
          </table:table-cell>
          <table:table-cell office:value-type="percentage" office:value="0.00149" calcext:value-type="percentage">
            <text:p>0.15%</text:p>
          </table:table-cell>
          <table:table-cell office:value-type="percentage" office:value="0.00156" calcext:value-type="percentage">
            <text:p>0.16%</text:p>
          </table:table-cell>
          <table:table-cell table:number-columns-repeated="2"/>
          <table:table-cell office:value-type="percentage" office:value="0.00096" calcext:value-type="percentage">
            <text:p>0.10%</text:p>
          </table:table-cell>
          <table:table-cell office:value-type="percentage" office:value="0.00074" calcext:value-type="percentage">
            <text:p>0.07%</text:p>
          </table:table-cell>
          <table:table-cell office:value-type="percentage" office:value="0.00068" calcext:value-type="percentage">
            <text:p>0.07%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percentage" office:value="0.00597" calcext:value-type="percentage">
            <text:p>0.60%</text:p>
          </table:table-cell>
          <table:table-cell office:value-type="percentage" office:value="0.00588" calcext:value-type="percentage">
            <text:p>0.59%</text:p>
          </table:table-cell>
          <table:table-cell office:value-type="percentage" office:value="0.0059" calcext:value-type="percentage">
            <text:p>0.59%</text:p>
          </table:table-cell>
          <table:table-cell table:number-columns-repeated="3"/>
          <table:table-cell office:value-type="percentage" office:value="0.00566" calcext:value-type="percentage">
            <text:p>0.57%</text:p>
          </table:table-cell>
          <table:table-cell office:value-type="percentage" office:value="0.00532" calcext:value-type="percentage">
            <text:p>0.53%</text:p>
          </table:table-cell>
          <table:table-cell office:value-type="percentage" office:value="0.00553" calcext:value-type="percentage">
            <text:p>0.55%</text:p>
          </table:table-cell>
          <table:table-cell table:number-columns-repeated="2"/>
          <table:table-cell office:value-type="percentage" office:value="0.00014" calcext:value-type="percentage">
            <text:p>0.01%</text:p>
          </table:table-cell>
          <table:table-cell office:value-type="percentage" office:value="0.00011" calcext:value-type="percentage">
            <text:p>0.01%</text:p>
          </table:table-cell>
          <table:table-cell office:value-type="percentage" office:value="0.00004" calcext:value-type="percentage">
            <text:p>0.00%</text:p>
          </table:table-cell>
          <table:table-cell table:number-columns-repeated="2"/>
          <table:table-cell office:value-type="percentage" office:value="0.00014" calcext:value-type="percentage">
            <text:p>0.01%</text:p>
          </table:table-cell>
          <table:table-cell office:value-type="percentage" office:value="0.00006" calcext:value-type="percentage">
            <text:p>0.01%</text:p>
          </table:table-cell>
          <table:table-cell office:value-type="percentage" office:value="0.00018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percentage" office:value="0.00602" calcext:value-type="percentage">
            <text:p>0.60%</text:p>
          </table:table-cell>
          <table:table-cell office:value-type="percentage" office:value="0.00605" calcext:value-type="percentage">
            <text:p>0.61%</text:p>
          </table:table-cell>
          <table:table-cell office:value-type="percentage" office:value="0.00613" calcext:value-type="percentage">
            <text:p>0.61%</text:p>
          </table:table-cell>
          <table:table-cell table:number-columns-repeated="3"/>
          <table:table-cell office:value-type="percentage" office:value="0.00394" calcext:value-type="percentage">
            <text:p>0.39%</text:p>
          </table:table-cell>
          <table:table-cell office:value-type="percentage" office:value="0.00457" calcext:value-type="percentage">
            <text:p>0.46%</text:p>
          </table:table-cell>
          <table:table-cell office:value-type="percentage" office:value="0.00615" calcext:value-type="percentage">
            <text:p>0.62%</text:p>
          </table:table-cell>
          <table:table-cell table:number-columns-repeated="2"/>
          <table:table-cell office:value-type="percentage" office:value="0.00072" calcext:value-type="percentage">
            <text:p>0.07%</text:p>
          </table:table-cell>
          <table:table-cell office:value-type="percentage" office:value="0.00017" calcext:value-type="percentage">
            <text:p>0.02%</text:p>
          </table:table-cell>
          <table:table-cell office:value-type="percentage" office:value="0.00003" calcext:value-type="percentage">
            <text:p>0.00%</text:p>
          </table:table-cell>
          <table:table-cell table:number-columns-repeated="2"/>
          <table:table-cell office:value-type="percentage" office:value="0.00009" calcext:value-type="percentage">
            <text:p>0.01%</text:p>
          </table:table-cell>
          <table:table-cell office:value-type="percentage" office:value="0.00008" calcext:value-type="percentage">
            <text:p>0.01%</text:p>
          </table:table-cell>
          <table:table-cell office:value-type="percentage" office:value="0.00007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percentage" office:value="0.0341" calcext:value-type="percentage">
            <text:p>3.41%</text:p>
          </table:table-cell>
          <table:table-cell office:value-type="percentage" office:value="0.03453" calcext:value-type="percentage">
            <text:p>3.45%</text:p>
          </table:table-cell>
          <table:table-cell office:value-type="percentage" office:value="0.03412" calcext:value-type="percentage">
            <text:p>3.41%</text:p>
          </table:table-cell>
          <table:table-cell table:number-columns-repeated="3"/>
          <table:table-cell office:value-type="percentage" office:value="0.00807" calcext:value-type="percentage">
            <text:p>0.81%</text:p>
          </table:table-cell>
          <table:table-cell office:value-type="percentage" office:value="0.00692" calcext:value-type="percentage">
            <text:p>0.69%</text:p>
          </table:table-cell>
          <table:table-cell office:value-type="percentage" office:value="0.0095" calcext:value-type="percentage">
            <text:p>0.95%</text:p>
          </table:table-cell>
          <table:table-cell table:number-columns-repeated="2"/>
          <table:table-cell office:value-type="percentage" office:value="0.00007" calcext:value-type="percentage">
            <text:p>0.01%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07" calcext:value-type="percentage">
            <text:p>0.01%</text:p>
          </table:table-cell>
          <table:table-cell table:number-columns-repeated="2"/>
          <table:table-cell table:number-columns-repeated="3" office:value-type="percentage" office:value="0.00005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percentage" office:value="0.00586" calcext:value-type="percentage">
            <text:p>0.59%</text:p>
          </table:table-cell>
          <table:table-cell office:value-type="percentage" office:value="0.00588" calcext:value-type="percentage">
            <text:p>0.59%</text:p>
          </table:table-cell>
          <table:table-cell office:value-type="percentage" office:value="0.00592" calcext:value-type="percentage">
            <text:p>0.59%</text:p>
          </table:table-cell>
          <table:table-cell table:number-columns-repeated="3"/>
          <table:table-cell office:value-type="percentage" office:value="0.00531" calcext:value-type="percentage">
            <text:p>0.53%</text:p>
          </table:table-cell>
          <table:table-cell office:value-type="percentage" office:value="0.0051" calcext:value-type="percentage">
            <text:p>0.51%</text:p>
          </table:table-cell>
          <table:table-cell office:value-type="percentage" office:value="0.00598" calcext:value-type="percentage">
            <text:p>0.60%</text:p>
          </table:table-cell>
          <table:table-cell table:number-columns-repeated="2"/>
          <table:table-cell office:value-type="percentage" office:value="0.00066" calcext:value-type="percentage">
            <text:p>0.07%</text:p>
          </table:table-cell>
          <table:table-cell office:value-type="percentage" office:value="0.00025" calcext:value-type="percentage">
            <text:p>0.03%</text:p>
          </table:table-cell>
          <table:table-cell office:value-type="percentage" office:value="0.00021" calcext:value-type="percentage">
            <text:p>0.02%</text:p>
          </table:table-cell>
          <table:table-cell table:number-columns-repeated="2"/>
          <table:table-cell table:number-columns-repeated="2" office:value-type="percentage" office:value="0.00004" calcext:value-type="percentage">
            <text:p>0.00%</text:p>
          </table:table-cell>
          <table:table-cell office:value-type="percentage" office:value="0.00005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percentage" office:value="0.006" calcext:value-type="percentage">
            <text:p>0.60%</text:p>
          </table:table-cell>
          <table:table-cell office:value-type="percentage" office:value="0.00596" calcext:value-type="percentage">
            <text:p>0.60%</text:p>
          </table:table-cell>
          <table:table-cell office:value-type="percentage" office:value="0.00598" calcext:value-type="percentage">
            <text:p>0.60%</text:p>
          </table:table-cell>
          <table:table-cell table:number-columns-repeated="3"/>
          <table:table-cell office:value-type="percentage" office:value="0.00604" calcext:value-type="percentage">
            <text:p>0.60%</text:p>
          </table:table-cell>
          <table:table-cell office:value-type="percentage" office:value="0.00613" calcext:value-type="percentage">
            <text:p>0.61%</text:p>
          </table:table-cell>
          <table:table-cell office:value-type="percentage" office:value="0.00601" calcext:value-type="percentage">
            <text:p>0.60%</text:p>
          </table:table-cell>
          <table:table-cell table:number-columns-repeated="2"/>
          <table:table-cell office:value-type="percentage" office:value="0.0001" calcext:value-type="percentage">
            <text:p>0.01%</text:p>
          </table:table-cell>
          <table:table-cell office:value-type="percentage" office:value="0.00008" calcext:value-type="percentage">
            <text:p>0.01%</text:p>
          </table:table-cell>
          <table:table-cell office:value-type="percentage" office:value="0.00014" calcext:value-type="percentage">
            <text:p>0.01%</text:p>
          </table:table-cell>
          <table:table-cell table:number-columns-repeated="2"/>
          <table:table-cell table:number-columns-repeated="3" office:value-type="percentage" office:value="0.00004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office:value-type="percentage" office:value="0.00585" calcext:value-type="percentage">
            <text:p>0.59%</text:p>
          </table:table-cell>
          <table:table-cell office:value-type="percentage" office:value="0.00581" calcext:value-type="percentage">
            <text:p>0.58%</text:p>
          </table:table-cell>
          <table:table-cell office:value-type="percentage" office:value="0.00585" calcext:value-type="percentage">
            <text:p>0.59%</text:p>
          </table:table-cell>
          <table:table-cell table:number-columns-repeated="3"/>
          <table:table-cell office:value-type="percentage" office:value="0.00625" calcext:value-type="percentage">
            <text:p>0.63%</text:p>
          </table:table-cell>
          <table:table-cell office:value-type="percentage" office:value="0.0064" calcext:value-type="percentage">
            <text:p>0.64%</text:p>
          </table:table-cell>
          <table:table-cell office:value-type="percentage" office:value="0.00598" calcext:value-type="percentage">
            <text:p>0.60%</text:p>
          </table:table-cell>
          <table:table-cell table:number-columns-repeated="2"/>
          <table:table-cell office:value-type="percentage" office:value="0.00112" calcext:value-type="percentage">
            <text:p>0.11%</text:p>
          </table:table-cell>
          <table:table-cell office:value-type="percentage" office:value="0.0008" calcext:value-type="percentage">
            <text:p>0.08%</text:p>
          </table:table-cell>
          <table:table-cell office:value-type="percentage" office:value="0.00089" calcext:value-type="percentage">
            <text:p>0.09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percentage" office:value="0.35829" calcext:value-type="percentage">
            <text:p>35.83%</text:p>
          </table:table-cell>
          <table:table-cell office:value-type="percentage" office:value="0.35737" calcext:value-type="percentage">
            <text:p>35.74%</text:p>
          </table:table-cell>
          <table:table-cell office:value-type="percentage" office:value="0.35767" calcext:value-type="percentage">
            <text:p>35.77%</text:p>
          </table:table-cell>
          <table:table-cell table:number-columns-repeated="3"/>
          <table:table-cell office:value-type="percentage" office:value="0.03103" calcext:value-type="percentage">
            <text:p>3.10%</text:p>
          </table:table-cell>
          <table:table-cell office:value-type="percentage" office:value="0.02987" calcext:value-type="percentage">
            <text:p>2.99%</text:p>
          </table:table-cell>
          <table:table-cell office:value-type="percentage" office:value="0.03053" calcext:value-type="percentage">
            <text:p>3.05%</text:p>
          </table:table-cell>
          <table:table-cell table:number-columns-repeated="2"/>
          <table:table-cell office:value-type="percentage" office:value="0.00064" calcext:value-type="percentage">
            <text:p>0.06%</text:p>
          </table:table-cell>
          <table:table-cell office:value-type="percentage" office:value="0.00063" calcext:value-type="percentage">
            <text:p>0.06%</text:p>
          </table:table-cell>
          <table:table-cell office:value-type="percentage" office:value="0.00049" calcext:value-type="percentage">
            <text:p>0.05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percentage" office:value="0.00672" calcext:value-type="percentage">
            <text:p>0.67%</text:p>
          </table:table-cell>
          <table:table-cell table:number-columns-repeated="2" office:value-type="percentage" office:value="0.0067" calcext:value-type="percentage">
            <text:p>0.67%</text:p>
          </table:table-cell>
          <table:table-cell table:number-columns-repeated="3"/>
          <table:table-cell office:value-type="percentage" office:value="0.00819" calcext:value-type="percentage">
            <text:p>0.82%</text:p>
          </table:table-cell>
          <table:table-cell office:value-type="percentage" office:value="0.00823" calcext:value-type="percentage">
            <text:p>0.82%</text:p>
          </table:table-cell>
          <table:table-cell office:value-type="percentage" office:value="0.00802" calcext:value-type="percentage">
            <text:p>0.80%</text:p>
          </table:table-cell>
          <table:table-cell table:number-columns-repeated="2"/>
          <table:table-cell office:value-type="percentage" office:value="0.00101" calcext:value-type="percentage">
            <text:p>0.10%</text:p>
          </table:table-cell>
          <table:table-cell office:value-type="percentage" office:value="0.00074" calcext:value-type="percentage">
            <text:p>0.07%</text:p>
          </table:table-cell>
          <table:table-cell office:value-type="percentage" office:value="0.00038" calcext:value-type="percentage">
            <text:p>0.04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percentage" office:value="0.00975" calcext:value-type="percentage">
            <text:p>0.98%</text:p>
          </table:table-cell>
          <table:table-cell office:value-type="percentage" office:value="0.00957" calcext:value-type="percentage">
            <text:p>0.96%</text:p>
          </table:table-cell>
          <table:table-cell office:value-type="percentage" office:value="0.00934" calcext:value-type="percentage">
            <text:p>0.93%</text:p>
          </table:table-cell>
          <table:table-cell table:number-columns-repeated="3"/>
          <table:table-cell office:value-type="percentage" office:value="0.0134" calcext:value-type="percentage">
            <text:p>1.34%</text:p>
          </table:table-cell>
          <table:table-cell office:value-type="percentage" office:value="0.01328" calcext:value-type="percentage">
            <text:p>1.33%</text:p>
          </table:table-cell>
          <table:table-cell office:value-type="percentage" office:value="0.01325" calcext:value-type="percentage">
            <text:p>1.33%</text:p>
          </table:table-cell>
          <table:table-cell table:number-columns-repeated="2"/>
          <table:table-cell table:number-columns-repeated="2" office:value-type="percentage" office:value="0.00081" calcext:value-type="percentage">
            <text:p>0.08%</text:p>
          </table:table-cell>
          <table:table-cell office:value-type="percentage" office:value="0.00036" calcext:value-type="percentage">
            <text:p>0.04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office:value-type="percentage" office:value="0.00734" calcext:value-type="percentage">
            <text:p>0.73%</text:p>
          </table:table-cell>
          <table:table-cell office:value-type="percentage" office:value="0.00735" calcext:value-type="percentage">
            <text:p>0.74%</text:p>
          </table:table-cell>
          <table:table-cell office:value-type="percentage" office:value="0.00734" calcext:value-type="percentage">
            <text:p>0.73%</text:p>
          </table:table-cell>
          <table:table-cell table:number-columns-repeated="3"/>
          <table:table-cell office:value-type="percentage" office:value="0.01069" calcext:value-type="percentage">
            <text:p>1.07%</text:p>
          </table:table-cell>
          <table:table-cell office:value-type="percentage" office:value="0.01073" calcext:value-type="percentage">
            <text:p>1.07%</text:p>
          </table:table-cell>
          <table:table-cell office:value-type="percentage" office:value="0.01067" calcext:value-type="percentage">
            <text:p>1.07%</text:p>
          </table:table-cell>
          <table:table-cell table:number-columns-repeated="2"/>
          <table:table-cell office:value-type="percentage" office:value="0.00061" calcext:value-type="percentage">
            <text:p>0.06%</text:p>
          </table:table-cell>
          <table:table-cell office:value-type="percentage" office:value="0.00161" calcext:value-type="percentage">
            <text:p>0.16%</text:p>
          </table:table-cell>
          <table:table-cell office:value-type="percentage" office:value="0.00046" calcext:value-type="percentage">
            <text:p>0.05%</text:p>
          </table:table-cell>
          <table:table-cell table:number-columns-repeated="2"/>
          <table:table-cell office:value-type="percentage" office:value="0.00003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percentage" office:value="0.3166" calcext:value-type="percentage">
            <text:p>31.66%</text:p>
          </table:table-cell>
          <table:table-cell office:value-type="percentage" office:value="0.33746" calcext:value-type="percentage">
            <text:p>33.75%</text:p>
          </table:table-cell>
          <table:table-cell office:value-type="percentage" office:value="0.31996" calcext:value-type="percentage">
            <text:p>32.00%</text:p>
          </table:table-cell>
          <table:table-cell table:number-columns-repeated="3"/>
          <table:table-cell office:value-type="percentage" office:value="0.03773" calcext:value-type="percentage">
            <text:p>3.77%</text:p>
          </table:table-cell>
          <table:table-cell office:value-type="percentage" office:value="0.04011" calcext:value-type="percentage">
            <text:p>4.01%</text:p>
          </table:table-cell>
          <table:table-cell office:value-type="percentage" office:value="0.0395" calcext:value-type="percentage">
            <text:p>3.95%</text:p>
          </table:table-cell>
          <table:table-cell table:number-columns-repeated="2"/>
          <table:table-cell office:value-type="percentage" office:value="0.00086" calcext:value-type="percentage">
            <text:p>0.09%</text:p>
          </table:table-cell>
          <table:table-cell office:value-type="percentage" office:value="0.0009" calcext:value-type="percentage">
            <text:p>0.09%</text:p>
          </table:table-cell>
          <table:table-cell office:value-type="percentage" office:value="0.00102" calcext:value-type="percentage">
            <text:p>0.10%</text:p>
          </table:table-cell>
          <table:table-cell table:number-columns-repeated="2"/>
          <table:table-cell office:value-type="percentage" office:value="0.00002" calcext:value-type="percentage">
            <text:p>0.00%</text:p>
          </table:table-cell>
          <table:table-cell office:value-type="percentage" office:value="0.00012" calcext:value-type="percentage">
            <text:p>0.01%</text:p>
          </table:table-cell>
          <table:table-cell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percentage" office:value="0.00777" calcext:value-type="percentage">
            <text:p>0.78%</text:p>
          </table:table-cell>
          <table:table-cell office:value-type="percentage" office:value="0.00776" calcext:value-type="percentage">
            <text:p>0.78%</text:p>
          </table:table-cell>
          <table:table-cell office:value-type="percentage" office:value="0.00778" calcext:value-type="percentage">
            <text:p>0.78%</text:p>
          </table:table-cell>
          <table:table-cell table:number-columns-repeated="3"/>
          <table:table-cell office:value-type="percentage" office:value="0.01312" calcext:value-type="percentage">
            <text:p>1.31%</text:p>
          </table:table-cell>
          <table:table-cell office:value-type="percentage" office:value="0.01307" calcext:value-type="percentage">
            <text:p>1.31%</text:p>
          </table:table-cell>
          <table:table-cell office:value-type="percentage" office:value="0.01319" calcext:value-type="percentage">
            <text:p>1.32%</text:p>
          </table:table-cell>
          <table:table-cell table:number-columns-repeated="2"/>
          <table:table-cell office:value-type="percentage" office:value="0.00094" calcext:value-type="percentage">
            <text:p>0.09%</text:p>
          </table:table-cell>
          <table:table-cell office:value-type="percentage" office:value="0.00083" calcext:value-type="percentage">
            <text:p>0.08%</text:p>
          </table:table-cell>
          <table:table-cell office:value-type="percentage" office:value="0.00065" calcext:value-type="percentage">
            <text:p>0.07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percentage" office:value="0.01617" calcext:value-type="percentage">
            <text:p>1.62%</text:p>
          </table:table-cell>
          <table:table-cell office:value-type="percentage" office:value="0.01659" calcext:value-type="percentage">
            <text:p>1.66%</text:p>
          </table:table-cell>
          <table:table-cell office:value-type="percentage" office:value="0.01599" calcext:value-type="percentage">
            <text:p>1.60%</text:p>
          </table:table-cell>
          <table:table-cell table:number-columns-repeated="3"/>
          <table:table-cell office:value-type="percentage" office:value="0.02125" calcext:value-type="percentage">
            <text:p>2.13%</text:p>
          </table:table-cell>
          <table:table-cell office:value-type="percentage" office:value="0.02116" calcext:value-type="percentage">
            <text:p>2.12%</text:p>
          </table:table-cell>
          <table:table-cell office:value-type="percentage" office:value="0.02096" calcext:value-type="percentage">
            <text:p>2.10%</text:p>
          </table:table-cell>
          <table:table-cell table:number-columns-repeated="2"/>
          <table:table-cell office:value-type="percentage" office:value="0.00082" calcext:value-type="percentage">
            <text:p>0.08%</text:p>
          </table:table-cell>
          <table:table-cell office:value-type="percentage" office:value="0.00039" calcext:value-type="percentage">
            <text:p>0.04%</text:p>
          </table:table-cell>
          <table:table-cell office:value-type="percentage" office:value="0.00062" calcext:value-type="percentage">
            <text:p>0.06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office:value-type="percentage" office:value="0.00812" calcext:value-type="percentage">
            <text:p>0.81%</text:p>
          </table:table-cell>
          <table:table-cell office:value-type="percentage" office:value="0.0081" calcext:value-type="percentage">
            <text:p>0.81%</text:p>
          </table:table-cell>
          <table:table-cell office:value-type="percentage" office:value="0.00812" calcext:value-type="percentage">
            <text:p>0.81%</text:p>
          </table:table-cell>
          <table:table-cell table:number-columns-repeated="3"/>
          <table:table-cell office:value-type="percentage" office:value="0.01424" calcext:value-type="percentage">
            <text:p>1.42%</text:p>
          </table:table-cell>
          <table:table-cell office:value-type="percentage" office:value="0.01465" calcext:value-type="percentage">
            <text:p>1.47%</text:p>
          </table:table-cell>
          <table:table-cell office:value-type="percentage" office:value="0.01458" calcext:value-type="percentage">
            <text:p>1.46%</text:p>
          </table:table-cell>
          <table:table-cell table:number-columns-repeated="2"/>
          <table:table-cell office:value-type="percentage" office:value="0.00218" calcext:value-type="percentage">
            <text:p>0.22%</text:p>
          </table:table-cell>
          <table:table-cell office:value-type="percentage" office:value="0.00058" calcext:value-type="percentage">
            <text:p>0.06%</text:p>
          </table:table-cell>
          <table:table-cell office:value-type="percentage" office:value="0.00075" calcext:value-type="percentage">
            <text:p>0.08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percentage" office:value="0.3543" calcext:value-type="percentage">
            <text:p>35.43%</text:p>
          </table:table-cell>
          <table:table-cell office:value-type="percentage" office:value="0.35972" calcext:value-type="percentage">
            <text:p>35.97%</text:p>
          </table:table-cell>
          <table:table-cell office:value-type="percentage" office:value="0.35914" calcext:value-type="percentage">
            <text:p>35.91%</text:p>
          </table:table-cell>
          <table:table-cell table:number-columns-repeated="3"/>
          <table:table-cell office:value-type="percentage" office:value="0.09438" calcext:value-type="percentage">
            <text:p>9.44%</text:p>
          </table:table-cell>
          <table:table-cell office:value-type="percentage" office:value="0.14457" calcext:value-type="percentage">
            <text:p>14.46%</text:p>
          </table:table-cell>
          <table:table-cell office:value-type="percentage" office:value="0.14038" calcext:value-type="percentage">
            <text:p>14.04%</text:p>
          </table:table-cell>
          <table:table-cell table:number-columns-repeated="2"/>
          <table:table-cell office:value-type="percentage" office:value="0.00044" calcext:value-type="percentage">
            <text:p>0.04%</text:p>
          </table:table-cell>
          <table:table-cell office:value-type="percentage" office:value="0.00074" calcext:value-type="percentage">
            <text:p>0.07%</text:p>
          </table:table-cell>
          <table:table-cell office:value-type="percentage" office:value="0.00121" calcext:value-type="percentage">
            <text:p>0.12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percentage" office:value="0.00811" calcext:value-type="percentage">
            <text:p>0.81%</text:p>
          </table:table-cell>
          <table:table-cell office:value-type="percentage" office:value="0.00814" calcext:value-type="percentage">
            <text:p>0.81%</text:p>
          </table:table-cell>
          <table:table-cell office:value-type="percentage" office:value="0.00811" calcext:value-type="percentage">
            <text:p>0.81%</text:p>
          </table:table-cell>
          <table:table-cell table:number-columns-repeated="3"/>
          <table:table-cell office:value-type="percentage" office:value="0.01484" calcext:value-type="percentage">
            <text:p>1.48%</text:p>
          </table:table-cell>
          <table:table-cell office:value-type="percentage" office:value="0.01476" calcext:value-type="percentage">
            <text:p>1.48%</text:p>
          </table:table-cell>
          <table:table-cell office:value-type="percentage" office:value="0.01481" calcext:value-type="percentage">
            <text:p>1.48%</text:p>
          </table:table-cell>
          <table:table-cell table:number-columns-repeated="2"/>
          <table:table-cell office:value-type="percentage" office:value="0.00044" calcext:value-type="percentage">
            <text:p>0.04%</text:p>
          </table:table-cell>
          <table:table-cell office:value-type="percentage" office:value="0.00121" calcext:value-type="percentage">
            <text:p>0.12%</text:p>
          </table:table-cell>
          <table:table-cell office:value-type="percentage" office:value="0.00086" calcext:value-type="percentage">
            <text:p>0.09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percentage" office:value="0.01426" calcext:value-type="percentage">
            <text:p>1.43%</text:p>
          </table:table-cell>
          <table:table-cell office:value-type="percentage" office:value="0.01464" calcext:value-type="percentage">
            <text:p>1.46%</text:p>
          </table:table-cell>
          <table:table-cell office:value-type="percentage" office:value="0.0139" calcext:value-type="percentage">
            <text:p>1.39%</text:p>
          </table:table-cell>
          <table:table-cell table:number-columns-repeated="3"/>
          <table:table-cell office:value-type="percentage" office:value="0.01816" calcext:value-type="percentage">
            <text:p>1.82%</text:p>
          </table:table-cell>
          <table:table-cell office:value-type="percentage" office:value="0.0181" calcext:value-type="percentage">
            <text:p>1.81%</text:p>
          </table:table-cell>
          <table:table-cell office:value-type="percentage" office:value="0.01781" calcext:value-type="percentage">
            <text:p>1.78%</text:p>
          </table:table-cell>
          <table:table-cell table:number-columns-repeated="2"/>
          <table:table-cell office:value-type="percentage" office:value="0.00048" calcext:value-type="percentage">
            <text:p>0.05%</text:p>
          </table:table-cell>
          <table:table-cell office:value-type="percentage" office:value="0.00047" calcext:value-type="percentage">
            <text:p>0.05%</text:p>
          </table:table-cell>
          <table:table-cell office:value-type="percentage" office:value="0.00054" calcext:value-type="percentage">
            <text:p>0.05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percentage" office:value="0.00727" calcext:value-type="percentage">
            <text:p>0.73%</text:p>
          </table:table-cell>
          <table:table-cell office:value-type="percentage" office:value="0.00724" calcext:value-type="percentage">
            <text:p>0.72%</text:p>
          </table:table-cell>
          <table:table-cell office:value-type="percentage" office:value="0.00728" calcext:value-type="percentage">
            <text:p>0.73%</text:p>
          </table:table-cell>
          <table:table-cell table:number-columns-repeated="3"/>
          <table:table-cell table:number-columns-repeated="2" office:value-type="percentage" office:value="0.01281" calcext:value-type="percentage">
            <text:p>1.28%</text:p>
          </table:table-cell>
          <table:table-cell office:value-type="percentage" office:value="0.01292" calcext:value-type="percentage">
            <text:p>1.29%</text:p>
          </table:table-cell>
          <table:table-cell table:number-columns-repeated="2"/>
          <table:table-cell office:value-type="percentage" office:value="0.00148" calcext:value-type="percentage">
            <text:p>0.15%</text:p>
          </table:table-cell>
          <table:table-cell office:value-type="percentage" office:value="0.00053" calcext:value-type="percentage">
            <text:p>0.05%</text:p>
          </table:table-cell>
          <table:table-cell office:value-type="percentage" office:value="0.00038" calcext:value-type="percentage">
            <text:p>0.04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percentage" office:value="0.25863" calcext:value-type="percentage">
            <text:p>25.86%</text:p>
          </table:table-cell>
          <table:table-cell office:value-type="percentage" office:value="0.25556" calcext:value-type="percentage">
            <text:p>25.56%</text:p>
          </table:table-cell>
          <table:table-cell office:value-type="percentage" office:value="0.25413" calcext:value-type="percentage">
            <text:p>25.41%</text:p>
          </table:table-cell>
          <table:table-cell table:number-columns-repeated="3"/>
          <table:table-cell office:value-type="percentage" office:value="0.03328" calcext:value-type="percentage">
            <text:p>3.33%</text:p>
          </table:table-cell>
          <table:table-cell office:value-type="percentage" office:value="0.03244" calcext:value-type="percentage">
            <text:p>3.24%</text:p>
          </table:table-cell>
          <table:table-cell office:value-type="percentage" office:value="0.03472" calcext:value-type="percentage">
            <text:p>3.47%</text:p>
          </table:table-cell>
          <table:table-cell table:number-columns-repeated="2"/>
          <table:table-cell office:value-type="percentage" office:value="0.00054" calcext:value-type="percentage">
            <text:p>0.05%</text:p>
          </table:table-cell>
          <table:table-cell office:value-type="percentage" office:value="0.00234" calcext:value-type="percentage">
            <text:p>0.23%</text:p>
          </table:table-cell>
          <table:table-cell office:value-type="percentage" office:value="0.00059" calcext:value-type="percentage">
            <text:p>0.06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percentage" office:value="0.00663" calcext:value-type="percentage">
            <text:p>0.66%</text:p>
          </table:table-cell>
          <table:table-cell table:number-columns-repeated="2" office:value-type="percentage" office:value="0.00662" calcext:value-type="percentage">
            <text:p>0.66%</text:p>
          </table:table-cell>
          <table:table-cell table:number-columns-repeated="3"/>
          <table:table-cell office:value-type="percentage" office:value="0.01095" calcext:value-type="percentage">
            <text:p>1.10%</text:p>
          </table:table-cell>
          <table:table-cell office:value-type="percentage" office:value="0.01088" calcext:value-type="percentage">
            <text:p>1.09%</text:p>
          </table:table-cell>
          <table:table-cell office:value-type="percentage" office:value="0.01095" calcext:value-type="percentage">
            <text:p>1.10%</text:p>
          </table:table-cell>
          <table:table-cell table:number-columns-repeated="2"/>
          <table:table-cell office:value-type="percentage" office:value="0.00072" calcext:value-type="percentage">
            <text:p>0.07%</text:p>
          </table:table-cell>
          <table:table-cell office:value-type="percentage" office:value="0.00152" calcext:value-type="percentage">
            <text:p>0.15%</text:p>
          </table:table-cell>
          <table:table-cell office:value-type="percentage" office:value="0.00042" calcext:value-type="percentage">
            <text:p>0.04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percentage" office:value="0.00689" calcext:value-type="percentage">
            <text:p>0.69%</text:p>
          </table:table-cell>
          <table:table-cell office:value-type="percentage" office:value="0.00694" calcext:value-type="percentage">
            <text:p>0.69%</text:p>
          </table:table-cell>
          <table:table-cell office:value-type="percentage" office:value="0.0069" calcext:value-type="percentage">
            <text:p>0.69%</text:p>
          </table:table-cell>
          <table:table-cell table:number-columns-repeated="3"/>
          <table:table-cell office:value-type="percentage" office:value="0.01046" calcext:value-type="percentage">
            <text:p>1.05%</text:p>
          </table:table-cell>
          <table:table-cell office:value-type="percentage" office:value="0.01033" calcext:value-type="percentage">
            <text:p>1.03%</text:p>
          </table:table-cell>
          <table:table-cell office:value-type="percentage" office:value="0.01048" calcext:value-type="percentage">
            <text:p>1.05%</text:p>
          </table:table-cell>
          <table:table-cell table:number-columns-repeated="2"/>
          <table:table-cell office:value-type="percentage" office:value="0.00076" calcext:value-type="percentage">
            <text:p>0.08%</text:p>
          </table:table-cell>
          <table:table-cell office:value-type="percentage" office:value="0.00254" calcext:value-type="percentage">
            <text:p>0.25%</text:p>
          </table:table-cell>
          <table:table-cell office:value-type="percentage" office:value="0.00068" calcext:value-type="percentage">
            <text:p>0.07%</text:p>
          </table:table-cell>
          <table:table-cell table:number-columns-repeated="2"/>
          <table:table-cell table:number-columns-repeated="3" office:value-type="percentage" office:value="0.00004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percentage" office:value="0.00593" calcext:value-type="percentage">
            <text:p>0.59%</text:p>
          </table:table-cell>
          <table:table-cell office:value-type="percentage" office:value="0.00595" calcext:value-type="percentage">
            <text:p>0.60%</text:p>
          </table:table-cell>
          <table:table-cell office:value-type="percentage" office:value="0.00593" calcext:value-type="percentage">
            <text:p>0.59%</text:p>
          </table:table-cell>
          <table:table-cell table:number-columns-repeated="3"/>
          <table:table-cell office:value-type="percentage" office:value="0.00911" calcext:value-type="percentage">
            <text:p>0.91%</text:p>
          </table:table-cell>
          <table:table-cell office:value-type="percentage" office:value="0.00751" calcext:value-type="percentage">
            <text:p>0.75%</text:p>
          </table:table-cell>
          <table:table-cell office:value-type="percentage" office:value="0.0091" calcext:value-type="percentage">
            <text:p>0.91%</text:p>
          </table:table-cell>
          <table:table-cell table:number-columns-repeated="2"/>
          <table:table-cell office:value-type="percentage" office:value="0.00097" calcext:value-type="percentage">
            <text:p>0.10%</text:p>
          </table:table-cell>
          <table:table-cell office:value-type="percentage" office:value="0.00248" calcext:value-type="percentage">
            <text:p>0.25%</text:p>
          </table:table-cell>
          <table:table-cell office:value-type="percentage" office:value="0.0009" calcext:value-type="percentage">
            <text:p>0.09%</text:p>
          </table:table-cell>
          <table:table-cell table:number-columns-repeated="2"/>
          <table:table-cell office:value-type="percentage" office:value="0.00004" calcext:value-type="percentage">
            <text:p>0.00%</text:p>
          </table:table-cell>
          <table:table-cell office:value-type="percentage" office:value="0.00005" calcext:value-type="percentage">
            <text:p>0.01%</text:p>
          </table:table-cell>
          <table:table-cell office:value-type="percentage" office:value="0.00004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percentage" office:value="0.39072" calcext:value-type="percentage">
            <text:p>39.07%</text:p>
          </table:table-cell>
          <table:table-cell office:value-type="percentage" office:value="0.38926" calcext:value-type="percentage">
            <text:p>38.93%</text:p>
          </table:table-cell>
          <table:table-cell office:value-type="percentage" office:value="0.3882" calcext:value-type="percentage">
            <text:p>38.82%</text:p>
          </table:table-cell>
          <table:table-cell table:number-columns-repeated="3"/>
          <table:table-cell office:value-type="percentage" office:value="0.03941" calcext:value-type="percentage">
            <text:p>3.94%</text:p>
          </table:table-cell>
          <table:table-cell office:value-type="percentage" office:value="0.03528" calcext:value-type="percentage">
            <text:p>3.53%</text:p>
          </table:table-cell>
          <table:table-cell office:value-type="percentage" office:value="0.03201" calcext:value-type="percentage">
            <text:p>3.20%</text:p>
          </table:table-cell>
          <table:table-cell table:number-columns-repeated="2"/>
          <table:table-cell office:value-type="percentage" office:value="0.00116" calcext:value-type="percentage">
            <text:p>0.12%</text:p>
          </table:table-cell>
          <table:table-cell office:value-type="percentage" office:value="0.00401" calcext:value-type="percentage">
            <text:p>0.40%</text:p>
          </table:table-cell>
          <table:table-cell office:value-type="percentage" office:value="0.00087" calcext:value-type="percentage">
            <text:p>0.09%</text:p>
          </table:table-cell>
          <table:table-cell table:number-columns-repeated="2"/>
          <table:table-cell office:value-type="percentage" office:value="0.00004" calcext:value-type="percentage">
            <text:p>0.00%</text:p>
          </table:table-cell>
          <table:table-cell table:number-columns-repeated="2" office:value-type="percentage" office:value="0.00005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table:number-columns-repeated="2" office:value-type="percentage" office:value="0.00575" calcext:value-type="percentage">
            <text:p>0.58%</text:p>
          </table:table-cell>
          <table:table-cell office:value-type="percentage" office:value="0.00576" calcext:value-type="percentage">
            <text:p>0.58%</text:p>
          </table:table-cell>
          <table:table-cell table:number-columns-repeated="3"/>
          <table:table-cell office:value-type="percentage" office:value="0.00828" calcext:value-type="percentage">
            <text:p>0.83%</text:p>
          </table:table-cell>
          <table:table-cell office:value-type="percentage" office:value="0.00657" calcext:value-type="percentage">
            <text:p>0.66%</text:p>
          </table:table-cell>
          <table:table-cell office:value-type="percentage" office:value="0.00882" calcext:value-type="percentage">
            <text:p>0.88%</text:p>
          </table:table-cell>
          <table:table-cell table:number-columns-repeated="2"/>
          <table:table-cell office:value-type="percentage" office:value="0.00151" calcext:value-type="percentage">
            <text:p>0.15%</text:p>
          </table:table-cell>
          <table:table-cell office:value-type="percentage" office:value="0.00252" calcext:value-type="percentage">
            <text:p>0.25%</text:p>
          </table:table-cell>
          <table:table-cell office:value-type="percentage" office:value="0.00114" calcext:value-type="percentage">
            <text:p>0.11%</text:p>
          </table:table-cell>
          <table:table-cell table:number-columns-repeated="2"/>
          <table:table-cell table:number-columns-repeated="3" office:value-type="percentage" office:value="0.00007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percentage" office:value="0.0059" calcext:value-type="percentage">
            <text:p>0.59%</text:p>
          </table:table-cell>
          <table:table-cell office:value-type="percentage" office:value="0.00589" calcext:value-type="percentage">
            <text:p>0.59%</text:p>
          </table:table-cell>
          <table:table-cell office:value-type="percentage" office:value="0.0059" calcext:value-type="percentage">
            <text:p>0.59%</text:p>
          </table:table-cell>
          <table:table-cell table:number-columns-repeated="3"/>
          <table:table-cell office:value-type="percentage" office:value="0.00882" calcext:value-type="percentage">
            <text:p>0.88%</text:p>
          </table:table-cell>
          <table:table-cell office:value-type="percentage" office:value="0.0084" calcext:value-type="percentage">
            <text:p>0.84%</text:p>
          </table:table-cell>
          <table:table-cell office:value-type="percentage" office:value="0.00905" calcext:value-type="percentage">
            <text:p>0.91%</text:p>
          </table:table-cell>
          <table:table-cell table:number-columns-repeated="2"/>
          <table:table-cell office:value-type="percentage" office:value="0.00175" calcext:value-type="percentage">
            <text:p>0.18%</text:p>
          </table:table-cell>
          <table:table-cell office:value-type="percentage" office:value="0.00265" calcext:value-type="percentage">
            <text:p>0.27%</text:p>
          </table:table-cell>
          <table:table-cell office:value-type="percentage" office:value="0.00123" calcext:value-type="percentage">
            <text:p>0.12%</text:p>
          </table:table-cell>
          <table:table-cell table:number-columns-repeated="2"/>
          <table:table-cell table:number-columns-repeated="2" office:value-type="percentage" office:value="0.00008" calcext:value-type="percentage">
            <text:p>0.01%</text:p>
          </table:table-cell>
          <table:table-cell office:value-type="percentage" office:value="0.00009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/>
          <table:table-cell office:value-type="percentage" office:value="0.00595" calcext:value-type="percentage">
            <text:p>0.60%</text:p>
          </table:table-cell>
          <table:table-cell office:value-type="percentage" office:value="0.00596" calcext:value-type="percentage">
            <text:p>0.60%</text:p>
          </table:table-cell>
          <table:table-cell office:value-type="percentage" office:value="0.00595" calcext:value-type="percentage">
            <text:p>0.60%</text:p>
          </table:table-cell>
          <table:table-cell table:number-columns-repeated="3"/>
          <table:table-cell office:value-type="percentage" office:value="0.00849" calcext:value-type="percentage">
            <text:p>0.85%</text:p>
          </table:table-cell>
          <table:table-cell office:value-type="percentage" office:value="0.00746" calcext:value-type="percentage">
            <text:p>0.75%</text:p>
          </table:table-cell>
          <table:table-cell office:value-type="percentage" office:value="0.00867" calcext:value-type="percentage">
            <text:p>0.87%</text:p>
          </table:table-cell>
          <table:table-cell table:number-columns-repeated="2"/>
          <table:table-cell office:value-type="percentage" office:value="0.00174" calcext:value-type="percentage">
            <text:p>0.17%</text:p>
          </table:table-cell>
          <table:table-cell office:value-type="percentage" office:value="0.00264" calcext:value-type="percentage">
            <text:p>0.26%</text:p>
          </table:table-cell>
          <table:table-cell office:value-type="percentage" office:value="0.00162" calcext:value-type="percentage">
            <text:p>0.16%</text:p>
          </table:table-cell>
          <table:table-cell table:number-columns-repeated="2"/>
          <table:table-cell table:number-columns-repeated="3" office:value-type="percentage" office:value="0.00011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percentage" office:value="0.02888" calcext:value-type="percentage">
            <text:p>2.89%</text:p>
          </table:table-cell>
          <table:table-cell office:value-type="percentage" office:value="0.02922" calcext:value-type="percentage">
            <text:p>2.92%</text:p>
          </table:table-cell>
          <table:table-cell office:value-type="percentage" office:value="0.02935" calcext:value-type="percentage">
            <text:p>2.94%</text:p>
          </table:table-cell>
          <table:table-cell table:number-columns-repeated="3"/>
          <table:table-cell office:value-type="percentage" office:value="0.02417" calcext:value-type="percentage">
            <text:p>2.42%</text:p>
          </table:table-cell>
          <table:table-cell office:value-type="percentage" office:value="0.02384" calcext:value-type="percentage">
            <text:p>2.38%</text:p>
          </table:table-cell>
          <table:table-cell office:value-type="percentage" office:value="0.02419" calcext:value-type="percentage">
            <text:p>2.42%</text:p>
          </table:table-cell>
          <table:table-cell table:number-columns-repeated="2"/>
          <table:table-cell office:value-type="percentage" office:value="0.00289" calcext:value-type="percentage">
            <text:p>0.29%</text:p>
          </table:table-cell>
          <table:table-cell office:value-type="percentage" office:value="0.00529" calcext:value-type="percentage">
            <text:p>0.53%</text:p>
          </table:table-cell>
          <table:table-cell office:value-type="percentage" office:value="0.0025" calcext:value-type="percentage">
            <text:p>0.25%</text:p>
          </table:table-cell>
          <table:table-cell table:number-columns-repeated="2"/>
          <table:table-cell office:value-type="percentage" office:value="0.00013" calcext:value-type="percentage">
            <text:p>0.01%</text:p>
          </table:table-cell>
          <table:table-cell table:number-columns-repeated="2" office:value-type="percentage" office:value="0.00012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office:value-type="percentage" office:value="0.00593" calcext:value-type="percentage">
            <text:p>0.59%</text:p>
          </table:table-cell>
          <table:table-cell table:number-columns-repeated="2" office:value-type="percentage" office:value="0.00592" calcext:value-type="percentage">
            <text:p>0.59%</text:p>
          </table:table-cell>
          <table:table-cell table:number-columns-repeated="3"/>
          <table:table-cell office:value-type="percentage" office:value="0.00822" calcext:value-type="percentage">
            <text:p>0.82%</text:p>
          </table:table-cell>
          <table:table-cell office:value-type="percentage" office:value="0.00762" calcext:value-type="percentage">
            <text:p>0.76%</text:p>
          </table:table-cell>
          <table:table-cell office:value-type="percentage" office:value="0.00847" calcext:value-type="percentage">
            <text:p>0.85%</text:p>
          </table:table-cell>
          <table:table-cell table:number-columns-repeated="2"/>
          <table:table-cell office:value-type="percentage" office:value="0.00214" calcext:value-type="percentage">
            <text:p>0.21%</text:p>
          </table:table-cell>
          <table:table-cell office:value-type="percentage" office:value="0.00276" calcext:value-type="percentage">
            <text:p>0.28%</text:p>
          </table:table-cell>
          <table:table-cell office:value-type="percentage" office:value="0.00196" calcext:value-type="percentage">
            <text:p>0.20%</text:p>
          </table:table-cell>
          <table:table-cell table:number-columns-repeated="2"/>
          <table:table-cell office:value-type="percentage" office:value="0.00015" calcext:value-type="percentage">
            <text:p>0.02%</text:p>
          </table:table-cell>
          <table:table-cell office:value-type="percentage" office:value="0.00016" calcext:value-type="percentage">
            <text:p>0.02%</text:p>
          </table:table-cell>
          <table:table-cell office:value-type="percentage" office:value="0.00015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table:number-columns-repeated="2" office:value-type="percentage" office:value="0.00586" calcext:value-type="percentage">
            <text:p>0.59%</text:p>
          </table:table-cell>
          <table:table-cell office:value-type="percentage" office:value="0.00587" calcext:value-type="percentage">
            <text:p>0.59%</text:p>
          </table:table-cell>
          <table:table-cell table:number-columns-repeated="3"/>
          <table:table-cell office:value-type="percentage" office:value="0.00872" calcext:value-type="percentage">
            <text:p>0.87%</text:p>
          </table:table-cell>
          <table:table-cell office:value-type="percentage" office:value="0.00838" calcext:value-type="percentage">
            <text:p>0.84%</text:p>
          </table:table-cell>
          <table:table-cell office:value-type="percentage" office:value="0.00877" calcext:value-type="percentage">
            <text:p>0.88%</text:p>
          </table:table-cell>
          <table:table-cell table:number-columns-repeated="2"/>
          <table:table-cell office:value-type="percentage" office:value="0.00232" calcext:value-type="percentage">
            <text:p>0.23%</text:p>
          </table:table-cell>
          <table:table-cell office:value-type="percentage" office:value="0.00303" calcext:value-type="percentage">
            <text:p>0.30%</text:p>
          </table:table-cell>
          <table:table-cell office:value-type="percentage" office:value="0.00215" calcext:value-type="percentage">
            <text:p>0.22%</text:p>
          </table:table-cell>
          <table:table-cell table:number-columns-repeated="2"/>
          <table:table-cell table:number-columns-repeated="3" office:value-type="percentage" office:value="0.00017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office:value-type="percentage" office:value="0.00579" calcext:value-type="percentage">
            <text:p>0.58%</text:p>
          </table:table-cell>
          <table:table-cell table:number-columns-repeated="2" office:value-type="percentage" office:value="0.00578" calcext:value-type="percentage">
            <text:p>0.58%</text:p>
          </table:table-cell>
          <table:table-cell table:number-columns-repeated="3"/>
          <table:table-cell office:value-type="percentage" office:value="0.00805" calcext:value-type="percentage">
            <text:p>0.81%</text:p>
          </table:table-cell>
          <table:table-cell office:value-type="percentage" office:value="0.00764" calcext:value-type="percentage">
            <text:p>0.76%</text:p>
          </table:table-cell>
          <table:table-cell office:value-type="percentage" office:value="0.00809" calcext:value-type="percentage">
            <text:p>0.81%</text:p>
          </table:table-cell>
          <table:table-cell table:number-columns-repeated="2"/>
          <table:table-cell office:value-type="percentage" office:value="0.00237" calcext:value-type="percentage">
            <text:p>0.24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0227" calcext:value-type="percentage">
            <text:p>0.23%</text:p>
          </table:table-cell>
          <table:table-cell table:number-columns-repeated="2"/>
          <table:table-cell table:number-columns-repeated="2" office:value-type="percentage" office:value="0.00019" calcext:value-type="percentage">
            <text:p>0.02%</text:p>
          </table:table-cell>
          <table:table-cell office:value-type="percentage" office:value="0.00017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percentage" office:value="0.35914" calcext:value-type="percentage">
            <text:p>35.91%</text:p>
          </table:table-cell>
          <table:table-cell office:value-type="percentage" office:value="0.35877" calcext:value-type="percentage">
            <text:p>35.88%</text:p>
          </table:table-cell>
          <table:table-cell office:value-type="percentage" office:value="0.3594" calcext:value-type="percentage">
            <text:p>35.94%</text:p>
          </table:table-cell>
          <table:table-cell table:number-columns-repeated="3"/>
          <table:table-cell office:value-type="percentage" office:value="0.12434" calcext:value-type="percentage">
            <text:p>12.43%</text:p>
          </table:table-cell>
          <table:table-cell office:value-type="percentage" office:value="0.11746" calcext:value-type="percentage">
            <text:p>11.75%</text:p>
          </table:table-cell>
          <table:table-cell office:value-type="percentage" office:value="0.12884" calcext:value-type="percentage">
            <text:p>12.88%</text:p>
          </table:table-cell>
          <table:table-cell table:number-columns-repeated="2"/>
          <table:table-cell office:value-type="percentage" office:value="0.00447" calcext:value-type="percentage">
            <text:p>0.45%</text:p>
          </table:table-cell>
          <table:table-cell office:value-type="percentage" office:value="0.00869" calcext:value-type="percentage">
            <text:p>0.87%</text:p>
          </table:table-cell>
          <table:table-cell office:value-type="percentage" office:value="0.00386" calcext:value-type="percentage">
            <text:p>0.39%</text:p>
          </table:table-cell>
          <table:table-cell table:number-columns-repeated="2"/>
          <table:table-cell office:value-type="percentage" office:value="0.00015" calcext:value-type="percentage">
            <text:p>0.02%</text:p>
          </table:table-cell>
          <table:table-cell office:value-type="percentage" office:value="0.00016" calcext:value-type="percentage">
            <text:p>0.02%</text:p>
          </table:table-cell>
          <table:table-cell office:value-type="percentage" office:value="0.00015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/>
          <table:table-cell office:value-type="percentage" office:value="0.00599" calcext:value-type="percentage">
            <text:p>0.60%</text:p>
          </table:table-cell>
          <table:table-cell office:value-type="percentage" office:value="0.00598" calcext:value-type="percentage">
            <text:p>0.60%</text:p>
          </table:table-cell>
          <table:table-cell office:value-type="percentage" office:value="0.006" calcext:value-type="percentage">
            <text:p>0.60%</text:p>
          </table:table-cell>
          <table:table-cell table:number-columns-repeated="3"/>
          <table:table-cell office:value-type="percentage" office:value="0.00786" calcext:value-type="percentage">
            <text:p>0.79%</text:p>
          </table:table-cell>
          <table:table-cell office:value-type="percentage" office:value="0.00773" calcext:value-type="percentage">
            <text:p>0.77%</text:p>
          </table:table-cell>
          <table:table-cell office:value-type="percentage" office:value="0.0079" calcext:value-type="percentage">
            <text:p>0.79%</text:p>
          </table:table-cell>
          <table:table-cell table:number-columns-repeated="2"/>
          <table:table-cell office:value-type="percentage" office:value="0.00257" calcext:value-type="percentage">
            <text:p>0.26%</text:p>
          </table:table-cell>
          <table:table-cell office:value-type="percentage" office:value="0.00299" calcext:value-type="percentage">
            <text:p>0.30%</text:p>
          </table:table-cell>
          <table:table-cell office:value-type="percentage" office:value="0.00251" calcext:value-type="percentage">
            <text:p>0.25%</text:p>
          </table:table-cell>
          <table:table-cell table:number-columns-repeated="2"/>
          <table:table-cell table:number-columns-repeated="3" office:value-type="percentage" office:value="0.00022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office:value-type="percentage" office:value="0.00586" calcext:value-type="percentage">
            <text:p>0.59%</text:p>
          </table:table-cell>
          <table:table-cell office:value-type="percentage" office:value="0.00587" calcext:value-type="percentage">
            <text:p>0.59%</text:p>
          </table:table-cell>
          <table:table-cell office:value-type="percentage" office:value="0.00588" calcext:value-type="percentage">
            <text:p>0.59%</text:p>
          </table:table-cell>
          <table:table-cell table:number-columns-repeated="3"/>
          <table:table-cell office:value-type="percentage" office:value="0.00861" calcext:value-type="percentage">
            <text:p>0.86%</text:p>
          </table:table-cell>
          <table:table-cell office:value-type="percentage" office:value="0.00859" calcext:value-type="percentage">
            <text:p>0.86%</text:p>
          </table:table-cell>
          <table:table-cell office:value-type="percentage" office:value="0.00863" calcext:value-type="percentage">
            <text:p>0.86%</text:p>
          </table:table-cell>
          <table:table-cell table:number-columns-repeated="2"/>
          <table:table-cell office:value-type="percentage" office:value="0.00278" calcext:value-type="percentage">
            <text:p>0.28%</text:p>
          </table:table-cell>
          <table:table-cell office:value-type="percentage" office:value="0.00326" calcext:value-type="percentage">
            <text:p>0.33%</text:p>
          </table:table-cell>
          <table:table-cell office:value-type="percentage" office:value="0.00275" calcext:value-type="percentage">
            <text:p>0.28%</text:p>
          </table:table-cell>
          <table:table-cell table:number-columns-repeated="2"/>
          <table:table-cell table:number-columns-repeated="2" office:value-type="percentage" office:value="0.00024" calcext:value-type="percentage">
            <text:p>0.02%</text:p>
          </table:table-cell>
          <table:table-cell office:value-type="percentage" office:value="0.00023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table:number-columns-repeated="3" office:value-type="percentage" office:value="0.00593" calcext:value-type="percentage">
            <text:p>0.59%</text:p>
          </table:table-cell>
          <table:table-cell table:number-columns-repeated="3"/>
          <table:table-cell office:value-type="percentage" office:value="0.00798" calcext:value-type="percentage">
            <text:p>0.80%</text:p>
          </table:table-cell>
          <table:table-cell office:value-type="percentage" office:value="0.00774" calcext:value-type="percentage">
            <text:p>0.77%</text:p>
          </table:table-cell>
          <table:table-cell office:value-type="percentage" office:value="0.00798" calcext:value-type="percentage">
            <text:p>0.80%</text:p>
          </table:table-cell>
          <table:table-cell table:number-columns-repeated="2"/>
          <table:table-cell office:value-type="percentage" office:value="0.00276" calcext:value-type="percentage">
            <text:p>0.28%</text:p>
          </table:table-cell>
          <table:table-cell office:value-type="percentage" office:value="0.00316" calcext:value-type="percentage">
            <text:p>0.32%</text:p>
          </table:table-cell>
          <table:table-cell office:value-type="percentage" office:value="0.00268" calcext:value-type="percentage">
            <text:p>0.27%</text:p>
          </table:table-cell>
          <table:table-cell table:number-columns-repeated="2"/>
          <table:table-cell office:value-type="percentage" office:value="0.0003" calcext:value-type="percentage">
            <text:p>0.03%</text:p>
          </table:table-cell>
          <table:table-cell office:value-type="percentage" office:value="0.00029" calcext:value-type="percentage">
            <text:p>0.03%</text:p>
          </table:table-cell>
          <table:table-cell office:value-type="percentage" office:value="0.0003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percentage" office:value="0.02959" calcext:value-type="percentage">
            <text:p>2.96%</text:p>
          </table:table-cell>
          <table:table-cell office:value-type="percentage" office:value="0.02939" calcext:value-type="percentage">
            <text:p>2.94%</text:p>
          </table:table-cell>
          <table:table-cell office:value-type="percentage" office:value="0.02919" calcext:value-type="percentage">
            <text:p>2.92%</text:p>
          </table:table-cell>
          <table:table-cell table:number-columns-repeated="3"/>
          <table:table-cell office:value-type="percentage" office:value="0.02451" calcext:value-type="percentage">
            <text:p>2.45%</text:p>
          </table:table-cell>
          <table:table-cell office:value-type="percentage" office:value="0.02445" calcext:value-type="percentage">
            <text:p>2.45%</text:p>
          </table:table-cell>
          <table:table-cell office:value-type="percentage" office:value="0.0246" calcext:value-type="percentage">
            <text:p>2.46%</text:p>
          </table:table-cell>
          <table:table-cell table:number-columns-repeated="2"/>
          <table:table-cell office:value-type="percentage" office:value="0.0057" calcext:value-type="percentage">
            <text:p>0.57%</text:p>
          </table:table-cell>
          <table:table-cell office:value-type="percentage" office:value="0.00781" calcext:value-type="percentage">
            <text:p>0.78%</text:p>
          </table:table-cell>
          <table:table-cell office:value-type="percentage" office:value="0.00529" calcext:value-type="percentage">
            <text:p>0.53%</text:p>
          </table:table-cell>
          <table:table-cell table:number-columns-repeated="2"/>
          <table:table-cell table:number-columns-repeated="3" office:value-type="percentage" office:value="0.00022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office:value-type="percentage" office:value="0.00635" calcext:value-type="percentage">
            <text:p>0.64%</text:p>
          </table:table-cell>
          <table:table-cell table:number-columns-repeated="2" office:value-type="percentage" office:value="0.00636" calcext:value-type="percentage">
            <text:p>0.64%</text:p>
          </table:table-cell>
          <table:table-cell table:number-columns-repeated="3"/>
          <table:table-cell office:value-type="percentage" office:value="0.00803" calcext:value-type="percentage">
            <text:p>0.80%</text:p>
          </table:table-cell>
          <table:table-cell office:value-type="percentage" office:value="0.00783" calcext:value-type="percentage">
            <text:p>0.78%</text:p>
          </table:table-cell>
          <table:table-cell office:value-type="percentage" office:value="0.00789" calcext:value-type="percentage">
            <text:p>0.79%</text:p>
          </table:table-cell>
          <table:table-cell table:number-columns-repeated="2"/>
          <table:table-cell office:value-type="percentage" office:value="0.00284" calcext:value-type="percentage">
            <text:p>0.28%</text:p>
          </table:table-cell>
          <table:table-cell office:value-type="percentage" office:value="0.00308" calcext:value-type="percentage">
            <text:p>0.31%</text:p>
          </table:table-cell>
          <table:table-cell office:value-type="percentage" office:value="0.00276" calcext:value-type="percentage">
            <text:p>0.28%</text:p>
          </table:table-cell>
          <table:table-cell table:number-columns-repeated="2"/>
          <table:table-cell table:number-columns-repeated="3" office:value-type="percentage" office:value="0.00025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percentage" office:value="0.00591" calcext:value-type="percentage">
            <text:p>0.59%</text:p>
          </table:table-cell>
          <table:table-cell office:value-type="percentage" office:value="0.00589" calcext:value-type="percentage">
            <text:p>0.59%</text:p>
          </table:table-cell>
          <table:table-cell office:value-type="percentage" office:value="0.00591" calcext:value-type="percentage">
            <text:p>0.59%</text:p>
          </table:table-cell>
          <table:table-cell table:number-columns-repeated="3"/>
          <table:table-cell office:value-type="percentage" office:value="0.00872" calcext:value-type="percentage">
            <text:p>0.87%</text:p>
          </table:table-cell>
          <table:table-cell office:value-type="percentage" office:value="0.00874" calcext:value-type="percentage">
            <text:p>0.87%</text:p>
          </table:table-cell>
          <table:table-cell office:value-type="percentage" office:value="0.00872" calcext:value-type="percentage">
            <text:p>0.87%</text:p>
          </table:table-cell>
          <table:table-cell table:number-columns-repeated="2"/>
          <table:table-cell office:value-type="percentage" office:value="0.00296" calcext:value-type="percentage">
            <text:p>0.30%</text:p>
          </table:table-cell>
          <table:table-cell office:value-type="percentage" office:value="0.00348" calcext:value-type="percentage">
            <text:p>0.35%</text:p>
          </table:table-cell>
          <table:table-cell office:value-type="percentage" office:value="0.00293" calcext:value-type="percentage">
            <text:p>0.29%</text:p>
          </table:table-cell>
          <table:table-cell table:number-columns-repeated="2"/>
          <table:table-cell table:number-columns-repeated="2" office:value-type="percentage" office:value="0.00028" calcext:value-type="percentage">
            <text:p>0.03%</text:p>
          </table:table-cell>
          <table:table-cell office:value-type="percentage" office:value="0.00027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table:number-columns-repeated="2" office:value-type="percentage" office:value="0.00593" calcext:value-type="percentage">
            <text:p>0.59%</text:p>
          </table:table-cell>
          <table:table-cell office:value-type="percentage" office:value="0.00592" calcext:value-type="percentage">
            <text:p>0.59%</text:p>
          </table:table-cell>
          <table:table-cell table:number-columns-repeated="3"/>
          <table:table-cell office:value-type="percentage" office:value="0.00789" calcext:value-type="percentage">
            <text:p>0.79%</text:p>
          </table:table-cell>
          <table:table-cell office:value-type="percentage" office:value="0.00782" calcext:value-type="percentage">
            <text:p>0.78%</text:p>
          </table:table-cell>
          <table:table-cell office:value-type="percentage" office:value="0.00779" calcext:value-type="percentage">
            <text:p>0.78%</text:p>
          </table:table-cell>
          <table:table-cell table:number-columns-repeated="2"/>
          <table:table-cell office:value-type="percentage" office:value="0.00285" calcext:value-type="percentage">
            <text:p>0.29%</text:p>
          </table:table-cell>
          <table:table-cell office:value-type="percentage" office:value="0.00314" calcext:value-type="percentage">
            <text:p>0.31%</text:p>
          </table:table-cell>
          <table:table-cell office:value-type="percentage" office:value="0.00281" calcext:value-type="percentage">
            <text:p>0.28%</text:p>
          </table:table-cell>
          <table:table-cell table:number-columns-repeated="2"/>
          <table:table-cell office:value-type="percentage" office:value="0.0003" calcext:value-type="percentage">
            <text:p>0.03%</text:p>
          </table:table-cell>
          <table:table-cell office:value-type="percentage" office:value="0.00029" calcext:value-type="percentage">
            <text:p>0.03%</text:p>
          </table:table-cell>
          <table:table-cell office:value-type="percentage" office:value="0.0003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percentage" office:value="0.3904" calcext:value-type="percentage">
            <text:p>39.04%</text:p>
          </table:table-cell>
          <table:table-cell office:value-type="percentage" office:value="0.38947" calcext:value-type="percentage">
            <text:p>38.95%</text:p>
          </table:table-cell>
          <table:table-cell office:value-type="percentage" office:value="0.38944" calcext:value-type="percentage">
            <text:p>38.94%</text:p>
          </table:table-cell>
          <table:table-cell table:number-columns-repeated="3"/>
          <table:table-cell office:value-type="percentage" office:value="0.0403" calcext:value-type="percentage">
            <text:p>4.03%</text:p>
          </table:table-cell>
          <table:table-cell office:value-type="percentage" office:value="0.03732" calcext:value-type="percentage">
            <text:p>3.73%</text:p>
          </table:table-cell>
          <table:table-cell office:value-type="percentage" office:value="0.03798" calcext:value-type="percentage">
            <text:p>3.80%</text:p>
          </table:table-cell>
          <table:table-cell table:number-columns-repeated="2"/>
          <table:table-cell office:value-type="percentage" office:value="0.00464" calcext:value-type="percentage">
            <text:p>0.46%</text:p>
          </table:table-cell>
          <table:table-cell office:value-type="percentage" office:value="0.00645" calcext:value-type="percentage">
            <text:p>0.65%</text:p>
          </table:table-cell>
          <table:table-cell office:value-type="percentage" office:value="0.00444" calcext:value-type="percentage">
            <text:p>0.44%</text:p>
          </table:table-cell>
          <table:table-cell table:number-columns-repeated="2"/>
          <table:table-cell office:value-type="percentage" office:value="0.00028" calcext:value-type="percentage">
            <text:p>0.03%</text:p>
          </table:table-cell>
          <table:table-cell office:value-type="percentage" office:value="0.00029" calcext:value-type="percentage">
            <text:p>0.03%</text:p>
          </table:table-cell>
          <table:table-cell office:value-type="percentage" office:value="0.00028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/>
          <table:table-cell table:number-columns-repeated="2" office:value-type="percentage" office:value="0.00593" calcext:value-type="percentage">
            <text:p>0.59%</text:p>
          </table:table-cell>
          <table:table-cell office:value-type="percentage" office:value="0.00594" calcext:value-type="percentage">
            <text:p>0.59%</text:p>
          </table:table-cell>
          <table:table-cell table:number-columns-repeated="3"/>
          <table:table-cell office:value-type="percentage" office:value="0.00786" calcext:value-type="percentage">
            <text:p>0.79%</text:p>
          </table:table-cell>
          <table:table-cell table:number-columns-repeated="2" office:value-type="percentage" office:value="0.00779" calcext:value-type="percentage">
            <text:p>0.78%</text:p>
          </table:table-cell>
          <table:table-cell table:number-columns-repeated="2"/>
          <table:table-cell office:value-type="percentage" office:value="0.00286" calcext:value-type="percentage">
            <text:p>0.29%</text:p>
          </table:table-cell>
          <table:table-cell office:value-type="percentage" office:value="0.00298" calcext:value-type="percentage">
            <text:p>0.30%</text:p>
          </table:table-cell>
          <table:table-cell office:value-type="percentage" office:value="0.00282" calcext:value-type="percentage">
            <text:p>0.28%</text:p>
          </table:table-cell>
          <table:table-cell table:number-columns-repeated="2"/>
          <table:table-cell office:value-type="percentage" office:value="0.0003" calcext:value-type="percentage">
            <text:p>0.03%</text:p>
          </table:table-cell>
          <table:table-cell office:value-type="percentage" office:value="0.00029" calcext:value-type="percentage">
            <text:p>0.03%</text:p>
          </table:table-cell>
          <table:table-cell office:value-type="percentage" office:value="0.0003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percentage" office:value="0.00616" calcext:value-type="percentage">
            <text:p>0.62%</text:p>
          </table:table-cell>
          <table:table-cell office:value-type="percentage" office:value="0.00615" calcext:value-type="percentage">
            <text:p>0.62%</text:p>
          </table:table-cell>
          <table:table-cell office:value-type="percentage" office:value="0.00617" calcext:value-type="percentage">
            <text:p>0.62%</text:p>
          </table:table-cell>
          <table:table-cell table:number-columns-repeated="3"/>
          <table:table-cell office:value-type="percentage" office:value="0.00877" calcext:value-type="percentage">
            <text:p>0.88%</text:p>
          </table:table-cell>
          <table:table-cell office:value-type="percentage" office:value="0.00878" calcext:value-type="percentage">
            <text:p>0.88%</text:p>
          </table:table-cell>
          <table:table-cell office:value-type="percentage" office:value="0.00882" calcext:value-type="percentage">
            <text:p>0.88%</text:p>
          </table:table-cell>
          <table:table-cell table:number-columns-repeated="2"/>
          <table:table-cell office:value-type="percentage" office:value="0.00301" calcext:value-type="percentage">
            <text:p>0.30%</text:p>
          </table:table-cell>
          <table:table-cell office:value-type="percentage" office:value="0.00309" calcext:value-type="percentage">
            <text:p>0.31%</text:p>
          </table:table-cell>
          <table:table-cell office:value-type="percentage" office:value="0.00299" calcext:value-type="percentage">
            <text:p>0.30%</text:p>
          </table:table-cell>
          <table:table-cell table:number-columns-repeated="2"/>
          <table:table-cell table:number-columns-repeated="2" office:value-type="percentage" office:value="0.00029" calcext:value-type="percentage">
            <text:p>0.03%</text:p>
          </table:table-cell>
          <table:table-cell office:value-type="percentage" office:value="0.0003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/>
          <table:table-cell table:number-columns-repeated="2" office:value-type="percentage" office:value="0.00667" calcext:value-type="percentage">
            <text:p>0.67%</text:p>
          </table:table-cell>
          <table:table-cell office:value-type="percentage" office:value="0.00666" calcext:value-type="percentage">
            <text:p>0.67%</text:p>
          </table:table-cell>
          <table:table-cell table:number-columns-repeated="3"/>
          <table:table-cell office:value-type="percentage" office:value="0.00917" calcext:value-type="percentage">
            <text:p>0.92%</text:p>
          </table:table-cell>
          <table:table-cell office:value-type="percentage" office:value="0.00897" calcext:value-type="percentage">
            <text:p>0.90%</text:p>
          </table:table-cell>
          <table:table-cell office:value-type="percentage" office:value="0.00911" calcext:value-type="percentage">
            <text:p>0.91%</text:p>
          </table:table-cell>
          <table:table-cell table:number-columns-repeated="2"/>
          <table:table-cell office:value-type="percentage" office:value="0.00303" calcext:value-type="percentage">
            <text:p>0.30%</text:p>
          </table:table-cell>
          <table:table-cell office:value-type="percentage" office:value="0.00321" calcext:value-type="percentage">
            <text:p>0.32%</text:p>
          </table:table-cell>
          <table:table-cell office:value-type="percentage" office:value="0.00299" calcext:value-type="percentage">
            <text:p>0.30%</text:p>
          </table:table-cell>
          <table:table-cell table:number-columns-repeated="2"/>
          <table:table-cell office:value-type="percentage" office:value="0.00041" calcext:value-type="percentage">
            <text:p>0.04%</text:p>
          </table:table-cell>
          <table:table-cell office:value-type="percentage" office:value="0.00039" calcext:value-type="percentage">
            <text:p>0.04%</text:p>
          </table:table-cell>
          <table:table-cell office:value-type="percentage" office:value="0.00042" calcext:value-type="percentage">
            <text:p>0.04%</text:p>
          </table:table-cell>
          <table:table-cell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percentage" office:value="0.02893" calcext:value-type="percentage">
            <text:p>2.89%</text:p>
          </table:table-cell>
          <table:table-cell office:value-type="percentage" office:value="0.02925" calcext:value-type="percentage">
            <text:p>2.93%</text:p>
          </table:table-cell>
          <table:table-cell office:value-type="percentage" office:value="0.0292" calcext:value-type="percentage">
            <text:p>2.92%</text:p>
          </table:table-cell>
          <table:table-cell table:number-columns-repeated="3"/>
          <table:table-cell office:value-type="percentage" office:value="0.02428" calcext:value-type="percentage">
            <text:p>2.43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2428" calcext:value-type="percentage">
            <text:p>2.43%</text:p>
          </table:table-cell>
          <table:table-cell table:number-columns-repeated="2"/>
          <table:table-cell office:value-type="percentage" office:value="0.0063" calcext:value-type="percentage">
            <text:p>0.63%</text:p>
          </table:table-cell>
          <table:table-cell office:value-type="percentage" office:value="0.00678" calcext:value-type="percentage">
            <text:p>0.68%</text:p>
          </table:table-cell>
          <table:table-cell office:value-type="percentage" office:value="0.00607" calcext:value-type="percentage">
            <text:p>0.61%</text:p>
          </table:table-cell>
          <table:table-cell table:number-columns-repeated="2"/>
          <table:table-cell table:number-columns-repeated="2" office:value-type="percentage" office:value="0.00033" calcext:value-type="percentage">
            <text:p>0.03%</text:p>
          </table:table-cell>
          <table:table-cell office:value-type="percentage" office:value="0.00034" calcext:value-type="percentage">
            <text:p>0.03%</text:p>
          </table:table-cell>
          <table:table-cell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  <table:table-cell office:value-type="percentage" office:value="0.00602" calcext:value-type="percentage">
            <text:p>0.60%</text:p>
          </table:table-cell>
          <table:table-cell office:value-type="percentage" office:value="0.00601" calcext:value-type="percentage">
            <text:p>0.60%</text:p>
          </table:table-cell>
          <table:table-cell office:value-type="percentage" office:value="0.00602" calcext:value-type="percentage">
            <text:p>0.60%</text:p>
          </table:table-cell>
          <table:table-cell table:number-columns-repeated="3"/>
          <table:table-cell office:value-type="percentage" office:value="0.00821" calcext:value-type="percentage">
            <text:p>0.82%</text:p>
          </table:table-cell>
          <table:table-cell office:value-type="percentage" office:value="0.00822" calcext:value-type="percentage">
            <text:p>0.82%</text:p>
          </table:table-cell>
          <table:table-cell office:value-type="percentage" office:value="0.00824" calcext:value-type="percentage">
            <text:p>0.82%</text:p>
          </table:table-cell>
          <table:table-cell table:number-columns-repeated="2"/>
          <table:table-cell office:value-type="percentage" office:value="0.0029" calcext:value-type="percentage">
            <text:p>0.29%</text:p>
          </table:table-cell>
          <table:table-cell office:value-type="percentage" office:value="0.00291" calcext:value-type="percentage">
            <text:p>0.29%</text:p>
          </table:table-cell>
          <table:table-cell office:value-type="percentage" office:value="0.00288" calcext:value-type="percentage">
            <text:p>0.29%</text:p>
          </table:table-cell>
          <table:table-cell table:number-columns-repeated="2"/>
          <table:table-cell table:number-columns-repeated="3" office:value-type="percentage" office:value="0.00035" calcext:value-type="percentage">
            <text:p>0.04%</text:p>
          </table:table-cell>
          <table:table-cell/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percentage" office:value="0.00596" calcext:value-type="percentage">
            <text:p>0.60%</text:p>
          </table:table-cell>
          <table:table-cell office:value-type="percentage" office:value="0.00595" calcext:value-type="percentage">
            <text:p>0.60%</text:p>
          </table:table-cell>
          <table:table-cell office:value-type="percentage" office:value="0.00596" calcext:value-type="percentage">
            <text:p>0.60%</text:p>
          </table:table-cell>
          <table:table-cell table:number-columns-repeated="3"/>
          <table:table-cell office:value-type="percentage" office:value="0.00896" calcext:value-type="percentage">
            <text:p>0.90%</text:p>
          </table:table-cell>
          <table:table-cell office:value-type="percentage" office:value="0.00895" calcext:value-type="percentage">
            <text:p>0.90%</text:p>
          </table:table-cell>
          <table:table-cell office:value-type="percentage" office:value="0.00898" calcext:value-type="percentage">
            <text:p>0.90%</text:p>
          </table:table-cell>
          <table:table-cell table:number-columns-repeated="2"/>
          <table:table-cell table:number-columns-repeated="2" office:value-type="percentage" office:value="0.00302" calcext:value-type="percentage">
            <text:p>0.30%</text:p>
          </table:table-cell>
          <table:table-cell office:value-type="percentage" office:value="0.00299" calcext:value-type="percentage">
            <text:p>0.30%</text:p>
          </table:table-cell>
          <table:table-cell table:number-columns-repeated="2"/>
          <table:table-cell table:number-columns-repeated="3" office:value-type="percentage" office:value="0.00036" calcext:value-type="percentage">
            <text:p>0.04%</text:p>
          </table:table-cell>
          <table:table-cell/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percentage" office:value="0.00594" calcext:value-type="percentage">
            <text:p>0.59%</text:p>
          </table:table-cell>
          <table:table-cell office:value-type="percentage" office:value="0.00595" calcext:value-type="percentage">
            <text:p>0.60%</text:p>
          </table:table-cell>
          <table:table-cell office:value-type="percentage" office:value="0.00593" calcext:value-type="percentage">
            <text:p>0.59%</text:p>
          </table:table-cell>
          <table:table-cell table:number-columns-repeated="3"/>
          <table:table-cell office:value-type="percentage" office:value="0.00862" calcext:value-type="percentage">
            <text:p>0.86%</text:p>
          </table:table-cell>
          <table:table-cell office:value-type="percentage" office:value="0.00855" calcext:value-type="percentage">
            <text:p>0.86%</text:p>
          </table:table-cell>
          <table:table-cell office:value-type="percentage" office:value="0.00858" calcext:value-type="percentage">
            <text:p>0.86%</text:p>
          </table:table-cell>
          <table:table-cell table:number-columns-repeated="2"/>
          <table:table-cell table:number-columns-repeated="2" office:value-type="percentage" office:value="0.00295" calcext:value-type="percentage">
            <text:p>0.30%</text:p>
          </table:table-cell>
          <table:table-cell office:value-type="percentage" office:value="0.00292" calcext:value-type="percentage">
            <text:p>0.29%</text:p>
          </table:table-cell>
          <table:table-cell table:number-columns-repeated="2"/>
          <table:table-cell table:number-columns-repeated="3" office:value-type="percentage" office:value="0.00038" calcext:value-type="percentage">
            <text:p>0.04%</text:p>
          </table:table-cell>
          <table:table-cell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percentage" office:value="0.35793" calcext:value-type="percentage">
            <text:p>35.79%</text:p>
          </table:table-cell>
          <table:table-cell office:value-type="percentage" office:value="0.35769" calcext:value-type="percentage">
            <text:p>35.77%</text:p>
          </table:table-cell>
          <table:table-cell office:value-type="percentage" office:value="0.3577" calcext:value-type="percentage">
            <text:p>35.77%</text:p>
          </table:table-cell>
          <table:table-cell table:number-columns-repeated="3"/>
          <table:table-cell office:value-type="percentage" office:value="0.1155" calcext:value-type="percentage">
            <text:p>11.55%</text:p>
          </table:table-cell>
          <table:table-cell office:value-type="percentage" office:value="0.11429" calcext:value-type="percentage">
            <text:p>11.43%</text:p>
          </table:table-cell>
          <table:table-cell office:value-type="percentage" office:value="0.1188" calcext:value-type="percentage">
            <text:p>11.88%</text:p>
          </table:table-cell>
          <table:table-cell table:number-columns-repeated="2"/>
          <table:table-cell office:value-type="percentage" office:value="0.00811" calcext:value-type="percentage">
            <text:p>0.81%</text:p>
          </table:table-cell>
          <table:table-cell office:value-type="percentage" office:value="0.00843" calcext:value-type="percentage">
            <text:p>0.84%</text:p>
          </table:table-cell>
          <table:table-cell office:value-type="percentage" office:value="0.00737" calcext:value-type="percentage">
            <text:p>0.74%</text:p>
          </table:table-cell>
          <table:table-cell table:number-columns-repeated="2"/>
          <table:table-cell table:number-columns-repeated="3" office:value-type="percentage" office:value="0.00038" calcext:value-type="percentage">
            <text:p>0.04%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/>
          <table:table-cell office:value-type="percentage" office:value="0.06717" calcext:value-type="percentage">
            <text:p>6.72%</text:p>
          </table:table-cell>
          <table:table-cell office:value-type="percentage" office:value="0.06754" calcext:value-type="percentage">
            <text:p>6.75%</text:p>
          </table:table-cell>
          <table:table-cell office:value-type="percentage" office:value="0.06666" calcext:value-type="percentage">
            <text:p>6.67%</text:p>
          </table:table-cell>
          <table:table-cell table:number-columns-repeated="3"/>
          <table:table-cell office:value-type="percentage" office:value="0.00648" calcext:value-type="percentage">
            <text:p>0.65%</text:p>
          </table:table-cell>
          <table:table-cell office:value-type="percentage" office:value="0.00838" calcext:value-type="percentage">
            <text:p>0.84%</text:p>
          </table:table-cell>
          <table:table-cell office:value-type="percentage" office:value="0.00678" calcext:value-type="percentage">
            <text:p>0.68%</text:p>
          </table:table-cell>
          <table:table-cell table:number-columns-repeated="2"/>
          <table:table-cell office:value-type="percentage" office:value="0.00044" calcext:value-type="percentage">
            <text:p>0.04%</text:p>
          </table:table-cell>
          <table:table-cell office:value-type="percentage" office:value="0.00025" calcext:value-type="percentage">
            <text:p>0.03%</text:p>
          </table:table-cell>
          <table:table-cell office:value-type="percentage" office:value="0.00022" calcext:value-type="percentage">
            <text:p>0.02%</text:p>
          </table:table-cell>
          <table:table-cell table:number-columns-repeated="2"/>
          <table:table-cell office:value-type="percentage" office:value="0.00016" calcext:value-type="percentage">
            <text:p>0.02%</text:p>
          </table:table-cell>
          <table:table-cell table:number-columns-repeated="2" office:value-type="percentage" office:value="0.00017" calcext:value-type="percentage">
            <text:p>0.02%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percentage" office:value="0.49886" calcext:value-type="percentage">
            <text:p>49.89%</text:p>
          </table:table-cell>
          <table:table-cell office:value-type="percentage" office:value="0.49896" calcext:value-type="percentage">
            <text:p>49.90%</text:p>
          </table:table-cell>
          <table:table-cell office:value-type="percentage" office:value="0.49891" calcext:value-type="percentage">
            <text:p>49.89%</text:p>
          </table:table-cell>
          <table:table-cell table:number-columns-repeated="3"/>
          <table:table-cell office:value-type="percentage" office:value="0.00716" calcext:value-type="percentage">
            <text:p>0.72%</text:p>
          </table:table-cell>
          <table:table-cell office:value-type="percentage" office:value="0.01028" calcext:value-type="percentage">
            <text:p>1.03%</text:p>
          </table:table-cell>
          <table:table-cell office:value-type="percentage" office:value="0.00951" calcext:value-type="percentage">
            <text:p>0.95%</text:p>
          </table:table-cell>
          <table:table-cell table:number-columns-repeated="2"/>
          <table:table-cell office:value-type="percentage" office:value="0.00001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 office:value-type="percentage" office:value="0.00056" calcext:value-type="percentage">
            <text:p>0.06%</text:p>
          </table:table-cell>
          <table:table-cell table:number-columns-repeated="2"/>
          <table:table-cell table:number-columns-repeated="3" office:value-type="percentage" office:value="0.00004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percentage" office:value="0.0708" calcext:value-type="percentage">
            <text:p>7.08%</text:p>
          </table:table-cell>
          <table:table-cell office:value-type="percentage" office:value="0.07098" calcext:value-type="percentage">
            <text:p>7.10%</text:p>
          </table:table-cell>
          <table:table-cell office:value-type="percentage" office:value="0.071" calcext:value-type="percentage">
            <text:p>7.10%</text:p>
          </table:table-cell>
          <table:table-cell table:number-columns-repeated="3"/>
          <table:table-cell office:value-type="percentage" office:value="0.01408" calcext:value-type="percentage">
            <text:p>1.41%</text:p>
          </table:table-cell>
          <table:table-cell office:value-type="percentage" office:value="0.01479" calcext:value-type="percentage">
            <text:p>1.48%</text:p>
          </table:table-cell>
          <table:table-cell office:value-type="percentage" office:value="0.01482" calcext:value-type="percentage">
            <text:p>1.48%</text:p>
          </table:table-cell>
          <table:table-cell table:number-columns-repeated="2"/>
          <table:table-cell office:value-type="percentage" office:value="0.00009" calcext:value-type="percentage">
            <text:p>0.01%</text:p>
          </table:table-cell>
          <table:table-cell office:value-type="percentage" office:value="0.00002" calcext:value-type="percentage">
            <text:p>0.00%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percentage" office:value="0.49749" calcext:value-type="percentage">
            <text:p>49.75%</text:p>
          </table:table-cell>
          <table:table-cell office:value-type="percentage" office:value="0.49741" calcext:value-type="percentage">
            <text:p>49.74%</text:p>
          </table:table-cell>
          <table:table-cell office:value-type="percentage" office:value="0.49752" calcext:value-type="percentage">
            <text:p>49.75%</text:p>
          </table:table-cell>
          <table:table-cell table:number-columns-repeated="3"/>
          <table:table-cell office:value-type="percentage" office:value="0.08486" calcext:value-type="percentage">
            <text:p>8.49%</text:p>
          </table:table-cell>
          <table:table-cell office:value-type="percentage" office:value="0.10839" calcext:value-type="percentage">
            <text:p>10.84%</text:p>
          </table:table-cell>
          <table:table-cell office:value-type="percentage" office:value="0.07161" calcext:value-type="percentage">
            <text:p>7.16%</text:p>
          </table:table-cell>
          <table:table-cell table:number-columns-repeated="2"/>
          <table:table-cell office:value-type="percentage" office:value="0.00085" calcext:value-type="percentage">
            <text:p>0.09%</text:p>
          </table:table-cell>
          <table:table-cell office:value-type="percentage" office:value="0.00004" calcext:value-type="percentage">
            <text:p>0.00%</text:p>
          </table:table-cell>
          <table:table-cell office:value-type="percentage" office:value="0.00107" calcext:value-type="percentage">
            <text:p>0.11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percentage" office:value="0.38808" calcext:value-type="percentage">
            <text:p>38.81%</text:p>
          </table:table-cell>
          <table:table-cell office:value-type="percentage" office:value="0.38583" calcext:value-type="percentage">
            <text:p>38.58%</text:p>
          </table:table-cell>
          <table:table-cell office:value-type="percentage" office:value="0.39302" calcext:value-type="percentage">
            <text:p>39.30%</text:p>
          </table:table-cell>
          <table:table-cell table:number-columns-repeated="3"/>
          <table:table-cell office:value-type="percentage" office:value="0.03612" calcext:value-type="percentage">
            <text:p>3.61%</text:p>
          </table:table-cell>
          <table:table-cell office:value-type="percentage" office:value="0.05142" calcext:value-type="percentage">
            <text:p>5.14%</text:p>
          </table:table-cell>
          <table:table-cell office:value-type="percentage" office:value="0.02897" calcext:value-type="percentage">
            <text:p>2.90%</text:p>
          </table:table-cell>
          <table:table-cell table:number-columns-repeated="2"/>
          <table:table-cell office:value-type="percentage" office:value="0.00071" calcext:value-type="percentage">
            <text:p>0.07%</text:p>
          </table:table-cell>
          <table:table-cell office:value-type="percentage" office:value="0.00122" calcext:value-type="percentage">
            <text:p>0.12%</text:p>
          </table:table-cell>
          <table:table-cell office:value-type="percentage" office:value="0.00073" calcext:value-type="percentage">
            <text:p>0.07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percentage" office:value="0.54679" calcext:value-type="percentage">
            <text:p>54.68%</text:p>
          </table:table-cell>
          <table:table-cell office:value-type="percentage" office:value="0.54958" calcext:value-type="percentage">
            <text:p>54.96%</text:p>
          </table:table-cell>
          <table:table-cell office:value-type="percentage" office:value="0.54683" calcext:value-type="percentage">
            <text:p>54.68%</text:p>
          </table:table-cell>
          <table:table-cell table:number-columns-repeated="3"/>
          <table:table-cell office:value-type="percentage" office:value="0.10583" calcext:value-type="percentage">
            <text:p>10.58%</text:p>
          </table:table-cell>
          <table:table-cell office:value-type="percentage" office:value="0.11854" calcext:value-type="percentage">
            <text:p>11.85%</text:p>
          </table:table-cell>
          <table:table-cell office:value-type="percentage" office:value="0.08411" calcext:value-type="percentage">
            <text:p>8.41%</text:p>
          </table:table-cell>
          <table:table-cell table:number-columns-repeated="2"/>
          <table:table-cell office:value-type="percentage" office:value="0.00073" calcext:value-type="percentage">
            <text:p>0.07%</text:p>
          </table:table-cell>
          <table:table-cell office:value-type="percentage" office:value="0.00024" calcext:value-type="percentage">
            <text:p>0.02%</text:p>
          </table:table-cell>
          <table:table-cell office:value-type="percentage" office:value="0.00073" calcext:value-type="percentage">
            <text:p>0.07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percentage" office:value="0.43266" calcext:value-type="percentage">
            <text:p>43.27%</text:p>
          </table:table-cell>
          <table:table-cell office:value-type="percentage" office:value="0.43214" calcext:value-type="percentage">
            <text:p>43.21%</text:p>
          </table:table-cell>
          <table:table-cell office:value-type="percentage" office:value="0.4329" calcext:value-type="percentage">
            <text:p>43.29%</text:p>
          </table:table-cell>
          <table:table-cell table:number-columns-repeated="3"/>
          <table:table-cell office:value-type="percentage" office:value="0.03542" calcext:value-type="percentage">
            <text:p>3.54%</text:p>
          </table:table-cell>
          <table:table-cell office:value-type="percentage" office:value="0.03892" calcext:value-type="percentage">
            <text:p>3.89%</text:p>
          </table:table-cell>
          <table:table-cell office:value-type="percentage" office:value="0.03141" calcext:value-type="percentage">
            <text:p>3.14%</text:p>
          </table:table-cell>
          <table:table-cell table:number-columns-repeated="2"/>
          <table:table-cell office:value-type="percentage" office:value="0.00169" calcext:value-type="percentage">
            <text:p>0.17%</text:p>
          </table:table-cell>
          <table:table-cell office:value-type="percentage" office:value="0.00066" calcext:value-type="percentage">
            <text:p>0.07%</text:p>
          </table:table-cell>
          <table:table-cell office:value-type="percentage" office:value="0.0021" calcext:value-type="percentage">
            <text:p>0.21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percentage" office:value="0.49573" calcext:value-type="percentage">
            <text:p>49.57%</text:p>
          </table:table-cell>
          <table:table-cell office:value-type="percentage" office:value="0.49562" calcext:value-type="percentage">
            <text:p>49.56%</text:p>
          </table:table-cell>
          <table:table-cell office:value-type="percentage" office:value="0.49576" calcext:value-type="percentage">
            <text:p>49.58%</text:p>
          </table:table-cell>
          <table:table-cell table:number-columns-repeated="3"/>
          <table:table-cell office:value-type="percentage" office:value="0.58566" calcext:value-type="percentage">
            <text:p>58.57%</text:p>
          </table:table-cell>
          <table:table-cell office:value-type="percentage" office:value="0.60806" calcext:value-type="percentage">
            <text:p>60.81%</text:p>
          </table:table-cell>
          <table:table-cell office:value-type="percentage" office:value="0.55485" calcext:value-type="percentage">
            <text:p>55.49%</text:p>
          </table:table-cell>
          <table:table-cell table:number-columns-repeated="2"/>
          <table:table-cell office:value-type="percentage" office:value="0.00214" calcext:value-type="percentage">
            <text:p>0.21%</text:p>
          </table:table-cell>
          <table:table-cell office:value-type="percentage" office:value="0.00126" calcext:value-type="percentage">
            <text:p>0.13%</text:p>
          </table:table-cell>
          <table:table-cell office:value-type="percentage" office:value="0.00189" calcext:value-type="percentage">
            <text:p>0.19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percentage" office:value="0.2968" calcext:value-type="percentage">
            <text:p>29.68%</text:p>
          </table:table-cell>
          <table:table-cell office:value-type="percentage" office:value="0.2941" calcext:value-type="percentage">
            <text:p>29.41%</text:p>
          </table:table-cell>
          <table:table-cell office:value-type="percentage" office:value="0.29622" calcext:value-type="percentage">
            <text:p>29.62%</text:p>
          </table:table-cell>
          <table:table-cell table:number-columns-repeated="3"/>
          <table:table-cell office:value-type="percentage" office:value="0.03573" calcext:value-type="percentage">
            <text:p>3.57%</text:p>
          </table:table-cell>
          <table:table-cell office:value-type="percentage" office:value="0.03064" calcext:value-type="percentage">
            <text:p>3.06%</text:p>
          </table:table-cell>
          <table:table-cell office:value-type="percentage" office:value="0.03388" calcext:value-type="percentage">
            <text:p>3.39%</text:p>
          </table:table-cell>
          <table:table-cell table:number-columns-repeated="2"/>
          <table:table-cell office:value-type="percentage" office:value="0.00145" calcext:value-type="percentage">
            <text:p>0.15%</text:p>
          </table:table-cell>
          <table:table-cell office:value-type="percentage" office:value="0.00319" calcext:value-type="percentage">
            <text:p>0.32%</text:p>
          </table:table-cell>
          <table:table-cell office:value-type="percentage" office:value="0.00152" calcext:value-type="percentage">
            <text:p>0.15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percentage" office:value="0.53594" calcext:value-type="percentage">
            <text:p>53.59%</text:p>
          </table:table-cell>
          <table:table-cell office:value-type="percentage" office:value="0.53558" calcext:value-type="percentage">
            <text:p>53.56%</text:p>
          </table:table-cell>
          <table:table-cell office:value-type="percentage" office:value="0.53511" calcext:value-type="percentage">
            <text:p>53.51%</text:p>
          </table:table-cell>
          <table:table-cell table:number-columns-repeated="3"/>
          <table:table-cell office:value-type="percentage" office:value="0.06976" calcext:value-type="percentage">
            <text:p>6.98%</text:p>
          </table:table-cell>
          <table:table-cell office:value-type="percentage" office:value="0.07231" calcext:value-type="percentage">
            <text:p>7.23%</text:p>
          </table:table-cell>
          <table:table-cell office:value-type="percentage" office:value="0.06887" calcext:value-type="percentage">
            <text:p>6.89%</text:p>
          </table:table-cell>
          <table:table-cell table:number-columns-repeated="2"/>
          <table:table-cell office:value-type="percentage" office:value="0.00224" calcext:value-type="percentage">
            <text:p>0.22%</text:p>
          </table:table-cell>
          <table:table-cell office:value-type="percentage" office:value="0.00414" calcext:value-type="percentage">
            <text:p>0.41%</text:p>
          </table:table-cell>
          <table:table-cell office:value-type="percentage" office:value="0.00233" calcext:value-type="percentage">
            <text:p>0.23%</text:p>
          </table:table-cell>
          <table:table-cell table:number-columns-repeated="2"/>
          <table:table-cell office:value-type="percentage" office:value="0.00001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/>
          <table:table-cell office:value-type="percentage" office:value="0.0899" calcext:value-type="percentage">
            <text:p>8.99%</text:p>
          </table:table-cell>
          <table:table-cell office:value-type="percentage" office:value="0.08819" calcext:value-type="percentage">
            <text:p>8.82%</text:p>
          </table:table-cell>
          <table:table-cell office:value-type="percentage" office:value="0.09008" calcext:value-type="percentage">
            <text:p>9.01%</text:p>
          </table:table-cell>
          <table:table-cell table:number-columns-repeated="3"/>
          <table:table-cell office:value-type="percentage" office:value="0.02165" calcext:value-type="percentage">
            <text:p>2.17%</text:p>
          </table:table-cell>
          <table:table-cell office:value-type="percentage" office:value="0.02256" calcext:value-type="percentage">
            <text:p>2.26%</text:p>
          </table:table-cell>
          <table:table-cell office:value-type="percentage" office:value="0.02087" calcext:value-type="percentage">
            <text:p>2.09%</text:p>
          </table:table-cell>
          <table:table-cell table:number-columns-repeated="2"/>
          <table:table-cell office:value-type="percentage" office:value="0.00232" calcext:value-type="percentage">
            <text:p>0.23%</text:p>
          </table:table-cell>
          <table:table-cell office:value-type="percentage" office:value="0.00086" calcext:value-type="percentage">
            <text:p>0.09%</text:p>
          </table:table-cell>
          <table:table-cell office:value-type="percentage" office:value="0.00071" calcext:value-type="percentage">
            <text:p>0.07%</text:p>
          </table:table-cell>
          <table:table-cell table:number-columns-repeated="2"/>
          <table:table-cell table:number-columns-repeated="3" office:value-type="percentage" office:value="0.00002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percentage" office:value="0.49743" calcext:value-type="percentage">
            <text:p>49.74%</text:p>
          </table:table-cell>
          <table:table-cell office:value-type="percentage" office:value="0.49745" calcext:value-type="percentage">
            <text:p>49.75%</text:p>
          </table:table-cell>
          <table:table-cell office:value-type="percentage" office:value="0.49741" calcext:value-type="percentage">
            <text:p>49.74%</text:p>
          </table:table-cell>
          <table:table-cell table:number-columns-repeated="3"/>
          <table:table-cell office:value-type="percentage" office:value="0.1645" calcext:value-type="percentage">
            <text:p>16.45%</text:p>
          </table:table-cell>
          <table:table-cell office:value-type="percentage" office:value="0.11713" calcext:value-type="percentage">
            <text:p>11.71%</text:p>
          </table:table-cell>
          <table:table-cell office:value-type="percentage" office:value="0.15365" calcext:value-type="percentage">
            <text:p>15.37%</text:p>
          </table:table-cell>
          <table:table-cell table:number-columns-repeated="2"/>
          <table:table-cell office:value-type="percentage" office:value="0.00099" calcext:value-type="percentage">
            <text:p>0.10%</text:p>
          </table:table-cell>
          <table:table-cell office:value-type="percentage" office:value="0.00179" calcext:value-type="percentage">
            <text:p>0.18%</text:p>
          </table:table-cell>
          <table:table-cell office:value-type="percentage" office:value="0.0009" calcext:value-type="percentage">
            <text:p>0.09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table:number-columns-repeated="2" office:value-type="percentage" office:value="0.05748" calcext:value-type="percentage">
            <text:p>5.75%</text:p>
          </table:table-cell>
          <table:table-cell office:value-type="percentage" office:value="0.05747" calcext:value-type="percentage">
            <text:p>5.75%</text:p>
          </table:table-cell>
          <table:table-cell table:number-columns-repeated="3"/>
          <table:table-cell office:value-type="percentage" office:value="0.01784" calcext:value-type="percentage">
            <text:p>1.78%</text:p>
          </table:table-cell>
          <table:table-cell office:value-type="percentage" office:value="0.01764" calcext:value-type="percentage">
            <text:p>1.76%</text:p>
          </table:table-cell>
          <table:table-cell office:value-type="percentage" office:value="0.01766" calcext:value-type="percentage">
            <text:p>1.77%</text:p>
          </table:table-cell>
          <table:table-cell table:number-columns-repeated="2"/>
          <table:table-cell office:value-type="percentage" office:value="0.00119" calcext:value-type="percentage">
            <text:p>0.12%</text:p>
          </table:table-cell>
          <table:table-cell office:value-type="percentage" office:value="0.00138" calcext:value-type="percentage">
            <text:p>0.14%</text:p>
          </table:table-cell>
          <table:table-cell office:value-type="percentage" office:value="0.00119" calcext:value-type="percentage">
            <text:p>0.12%</text:p>
          </table:table-cell>
          <table:table-cell table:number-columns-repeated="2"/>
          <table:table-cell table:number-columns-repeated="3" office:value-type="percentage" office:value="0.00004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percentage" office:value="0.49991" calcext:value-type="percentage">
            <text:p>49.99%</text:p>
          </table:table-cell>
          <table:table-cell office:value-type="percentage" office:value="0.4998" calcext:value-type="percentage">
            <text:p>49.98%</text:p>
          </table:table-cell>
          <table:table-cell office:value-type="percentage" office:value="0.49982" calcext:value-type="percentage">
            <text:p>49.98%</text:p>
          </table:table-cell>
          <table:table-cell table:number-columns-repeated="3"/>
          <table:table-cell office:value-type="percentage" office:value="0.0258" calcext:value-type="percentage">
            <text:p>2.58%</text:p>
          </table:table-cell>
          <table:table-cell office:value-type="percentage" office:value="0.03356" calcext:value-type="percentage">
            <text:p>3.36%</text:p>
          </table:table-cell>
          <table:table-cell office:value-type="percentage" office:value="0.03396" calcext:value-type="percentage">
            <text:p>3.40%</text:p>
          </table:table-cell>
          <table:table-cell table:number-columns-repeated="2"/>
          <table:table-cell office:value-type="percentage" office:value="0.00158" calcext:value-type="percentage">
            <text:p>0.16%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00159" calcext:value-type="percentage">
            <text:p>0.16%</text:p>
          </table:table-cell>
          <table:table-cell table:number-columns-repeated="2"/>
          <table:table-cell table:number-columns-repeated="3"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office:value-type="percentage" office:value="0.05157" calcext:value-type="percentage">
            <text:p>5.16%</text:p>
          </table:table-cell>
          <table:table-cell office:value-type="percentage" office:value="0.05156" calcext:value-type="percentage">
            <text:p>5.16%</text:p>
          </table:table-cell>
          <table:table-cell office:value-type="percentage" office:value="0.05151" calcext:value-type="percentage">
            <text:p>5.15%</text:p>
          </table:table-cell>
          <table:table-cell table:number-columns-repeated="3"/>
          <table:table-cell office:value-type="percentage" office:value="0.01552" calcext:value-type="percentage">
            <text:p>1.55%</text:p>
          </table:table-cell>
          <table:table-cell office:value-type="percentage" office:value="0.01579" calcext:value-type="percentage">
            <text:p>1.58%</text:p>
          </table:table-cell>
          <table:table-cell office:value-type="percentage" office:value="0.01599" calcext:value-type="percentage">
            <text:p>1.60%</text:p>
          </table:table-cell>
          <table:table-cell table:number-columns-repeated="2"/>
          <table:table-cell office:value-type="percentage" office:value="0.00151" calcext:value-type="percentage">
            <text:p>0.15%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00143" calcext:value-type="percentage">
            <text:p>0.14%</text:p>
          </table:table-cell>
          <table:table-cell table:number-columns-repeated="2"/>
          <table:table-cell table:number-columns-repeated="3" office:value-type="percentage" office:value="0.00007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percentage" office:value="0.49595" calcext:value-type="percentage">
            <text:p>49.60%</text:p>
          </table:table-cell>
          <table:table-cell office:value-type="percentage" office:value="0.49603" calcext:value-type="percentage">
            <text:p>49.60%</text:p>
          </table:table-cell>
          <table:table-cell office:value-type="percentage" office:value="0.49601" calcext:value-type="percentage">
            <text:p>49.60%</text:p>
          </table:table-cell>
          <table:table-cell table:number-columns-repeated="3"/>
          <table:table-cell office:value-type="percentage" office:value="0.56943" calcext:value-type="percentage">
            <text:p>56.94%</text:p>
          </table:table-cell>
          <table:table-cell office:value-type="percentage" office:value="0.5822" calcext:value-type="percentage">
            <text:p>58.22%</text:p>
          </table:table-cell>
          <table:table-cell office:value-type="percentage" office:value="0.57378" calcext:value-type="percentage">
            <text:p>57.38%</text:p>
          </table:table-cell>
          <table:table-cell table:number-columns-repeated="2"/>
          <table:table-cell office:value-type="percentage" office:value="0.00205" calcext:value-type="percentage">
            <text:p>0.21%</text:p>
          </table:table-cell>
          <table:table-cell office:value-type="percentage" office:value="0.00236" calcext:value-type="percentage">
            <text:p>0.24%</text:p>
          </table:table-cell>
          <table:table-cell office:value-type="percentage" office:value="0.00207" calcext:value-type="percentage">
            <text:p>0.21%</text:p>
          </table:table-cell>
          <table:table-cell table:number-columns-repeated="2"/>
          <table:table-cell table:number-columns-repeated="3" office:value-type="percentage" office:value="0.00008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/>
          <table:table-cell table:number-columns-repeated="2" office:value-type="percentage" office:value="0.05213" calcext:value-type="percentage">
            <text:p>5.21%</text:p>
          </table:table-cell>
          <table:table-cell office:value-type="percentage" office:value="0.05216" calcext:value-type="percentage">
            <text:p>5.22%</text:p>
          </table:table-cell>
          <table:table-cell table:number-columns-repeated="3"/>
          <table:table-cell office:value-type="percentage" office:value="0.01694" calcext:value-type="percentage">
            <text:p>1.69%</text:p>
          </table:table-cell>
          <table:table-cell office:value-type="percentage" office:value="0.01693" calcext:value-type="percentage">
            <text:p>1.69%</text:p>
          </table:table-cell>
          <table:table-cell office:value-type="percentage" office:value="0.01708" calcext:value-type="percentage">
            <text:p>1.71%</text:p>
          </table:table-cell>
          <table:table-cell table:number-columns-repeated="2"/>
          <table:table-cell office:value-type="percentage" office:value="0.00194" calcext:value-type="percentage">
            <text:p>0.19%</text:p>
          </table:table-cell>
          <table:table-cell office:value-type="percentage" office:value="0.00207" calcext:value-type="percentage">
            <text:p>0.21%</text:p>
          </table:table-cell>
          <table:table-cell office:value-type="percentage" office:value="0.00183" calcext:value-type="percentage">
            <text:p>0.18%</text:p>
          </table:table-cell>
          <table:table-cell table:number-columns-repeated="2"/>
          <table:table-cell table:number-columns-repeated="3" office:value-type="percentage" office:value="0.00009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percentage" office:value="0.5009" calcext:value-type="percentage">
            <text:p>50.09%</text:p>
          </table:table-cell>
          <table:table-cell office:value-type="percentage" office:value="0.50093" calcext:value-type="percentage">
            <text:p>50.09%</text:p>
          </table:table-cell>
          <table:table-cell office:value-type="percentage" office:value="0.50092" calcext:value-type="percentage">
            <text:p>50.09%</text:p>
          </table:table-cell>
          <table:table-cell table:number-columns-repeated="3"/>
          <table:table-cell office:value-type="percentage" office:value="0.04768" calcext:value-type="percentage">
            <text:p>4.77%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4461" calcext:value-type="percentage">
            <text:p>4.46%</text:p>
          </table:table-cell>
          <table:table-cell table:number-columns-repeated="2"/>
          <table:table-cell office:value-type="percentage" office:value="0.00417" calcext:value-type="percentage">
            <text:p>0.42%</text:p>
          </table:table-cell>
          <table:table-cell office:value-type="percentage" office:value="0.00276" calcext:value-type="percentage">
            <text:p>0.28%</text:p>
          </table:table-cell>
          <table:table-cell office:value-type="percentage" office:value="0.00243" calcext:value-type="percentage">
            <text:p>0.24%</text:p>
          </table:table-cell>
          <table:table-cell table:number-columns-repeated="2"/>
          <table:table-cell table:number-columns-repeated="3" office:value-type="percentage" office:value="0.0001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/>
          <table:table-cell office:value-type="percentage" office:value="0.05017" calcext:value-type="percentage">
            <text:p>5.02%</text:p>
          </table:table-cell>
          <table:table-cell office:value-type="percentage" office:value="0.04998" calcext:value-type="percentage">
            <text:p>5.00%</text:p>
          </table:table-cell>
          <table:table-cell office:value-type="percentage" office:value="0.05012" calcext:value-type="percentage">
            <text:p>5.01%</text:p>
          </table:table-cell>
          <table:table-cell table:number-columns-repeated="3"/>
          <table:table-cell office:value-type="percentage" office:value="0.0169" calcext:value-type="percentage">
            <text:p>1.69%</text:p>
          </table:table-cell>
          <table:table-cell office:value-type="percentage" office:value="0.01701" calcext:value-type="percentage">
            <text:p>1.70%</text:p>
          </table:table-cell>
          <table:table-cell office:value-type="percentage" office:value="0.01709" calcext:value-type="percentage">
            <text:p>1.71%</text:p>
          </table:table-cell>
          <table:table-cell table:number-columns-repeated="2"/>
          <table:table-cell office:value-type="percentage" office:value="0.00227" calcext:value-type="percentage">
            <text:p>0.23%</text:p>
          </table:table-cell>
          <table:table-cell office:value-type="percentage" office:value="0.00233" calcext:value-type="percentage">
            <text:p>0.23%</text:p>
          </table:table-cell>
          <table:table-cell office:value-type="percentage" office:value="0.00216" calcext:value-type="percentage">
            <text:p>0.22%</text:p>
          </table:table-cell>
          <table:table-cell table:number-columns-repeated="2"/>
          <table:table-cell table:number-columns-repeated="3" office:value-type="percentage" office:value="0.00011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percentage" office:value="0.49747" calcext:value-type="percentage">
            <text:p>49.75%</text:p>
          </table:table-cell>
          <table:table-cell table:number-columns-repeated="2" office:value-type="percentage" office:value="0.49745" calcext:value-type="percentage">
            <text:p>49.75%</text:p>
          </table:table-cell>
          <table:table-cell table:number-columns-repeated="3"/>
          <table:table-cell office:value-type="percentage" office:value="0.13213" calcext:value-type="percentage">
            <text:p>13.21%</text:p>
          </table:table-cell>
          <table:table-cell office:value-type="percentage" office:value="0.1428" calcext:value-type="percentage">
            <text:p>14.28%</text:p>
          </table:table-cell>
          <table:table-cell office:value-type="percentage" office:value="0.15262" calcext:value-type="percentage">
            <text:p>15.26%</text:p>
          </table:table-cell>
          <table:table-cell table:number-columns-repeated="2"/>
          <table:table-cell office:value-type="percentage" office:value="0.0022" calcext:value-type="percentage">
            <text:p>0.22%</text:p>
          </table:table-cell>
          <table:table-cell office:value-type="percentage" office:value="0.00222" calcext:value-type="percentage">
            <text:p>0.22%</text:p>
          </table:table-cell>
          <table:table-cell office:value-type="percentage" office:value="0.002" calcext:value-type="percentage">
            <text:p>0.20%</text:p>
          </table:table-cell>
          <table:table-cell table:number-columns-repeated="2"/>
          <table:table-cell table:number-columns-repeated="3" office:value-type="percentage" office:value="0.00011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/>
          <table:table-cell office:value-type="percentage" office:value="0.05231" calcext:value-type="percentage">
            <text:p>5.23%</text:p>
          </table:table-cell>
          <table:table-cell office:value-type="percentage" office:value="0.05232" calcext:value-type="percentage">
            <text:p>5.23%</text:p>
          </table:table-cell>
          <table:table-cell office:value-type="percentage" office:value="0.05226" calcext:value-type="percentage">
            <text:p>5.23%</text:p>
          </table:table-cell>
          <table:table-cell table:number-columns-repeated="3"/>
          <table:table-cell office:value-type="percentage" office:value="0.01323" calcext:value-type="percentage">
            <text:p>1.32%</text:p>
          </table:table-cell>
          <table:table-cell office:value-type="percentage" office:value="0.0134" calcext:value-type="percentage">
            <text:p>1.34%</text:p>
          </table:table-cell>
          <table:table-cell office:value-type="percentage" office:value="0.01355" calcext:value-type="percentage">
            <text:p>1.36%</text:p>
          </table:table-cell>
          <table:table-cell table:number-columns-repeated="2"/>
          <table:table-cell office:value-type="percentage" office:value="0.00198" calcext:value-type="percentage">
            <text:p>0.20%</text:p>
          </table:table-cell>
          <table:table-cell office:value-type="percentage" office:value="0.00205" calcext:value-type="percentage">
            <text:p>0.21%</text:p>
          </table:table-cell>
          <table:table-cell office:value-type="percentage" office:value="0.00195" calcext:value-type="percentage">
            <text:p>0.20%</text:p>
          </table:table-cell>
          <table:table-cell table:number-columns-repeated="2"/>
          <table:table-cell table:number-columns-repeated="3" office:value-type="percentage" office:value="0.00012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percentage" office:value="0.50108" calcext:value-type="percentage">
            <text:p>50.11%</text:p>
          </table:table-cell>
          <table:table-cell office:value-type="percentage" office:value="0.50101" calcext:value-type="percentage">
            <text:p>50.10%</text:p>
          </table:table-cell>
          <table:table-cell office:value-type="percentage" office:value="0.50113" calcext:value-type="percentage">
            <text:p>50.11%</text:p>
          </table:table-cell>
          <table:table-cell table:number-columns-repeated="3"/>
          <table:table-cell office:value-type="percentage" office:value="0.04658" calcext:value-type="percentage">
            <text:p>4.66%</text:p>
          </table:table-cell>
          <table:table-cell office:value-type="percentage" office:value="0.04944" calcext:value-type="percentage">
            <text:p>4.94%</text:p>
          </table:table-cell>
          <table:table-cell office:value-type="percentage" office:value="0.04167" calcext:value-type="percentage">
            <text:p>4.17%</text:p>
          </table:table-cell>
          <table:table-cell table:number-columns-repeated="2"/>
          <table:table-cell office:value-type="percentage" office:value="0.00318" calcext:value-type="percentage">
            <text:p>0.32%</text:p>
          </table:table-cell>
          <table:table-cell office:value-type="percentage" office:value="0.00417" calcext:value-type="percentage">
            <text:p>0.42%</text:p>
          </table:table-cell>
          <table:table-cell office:value-type="percentage" office:value="0.00292" calcext:value-type="percentage">
            <text:p>0.29%</text:p>
          </table:table-cell>
          <table:table-cell table:number-columns-repeated="2"/>
          <table:table-cell table:number-columns-repeated="3" office:value-type="percentage" office:value="0.0001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/>
          <table:table-cell office:value-type="percentage" office:value="0.05076" calcext:value-type="percentage">
            <text:p>5.08%</text:p>
          </table:table-cell>
          <table:table-cell office:value-type="percentage" office:value="0.05084" calcext:value-type="percentage">
            <text:p>5.08%</text:p>
          </table:table-cell>
          <table:table-cell office:value-type="percentage" office:value="0.05082" calcext:value-type="percentage">
            <text:p>5.08%</text:p>
          </table:table-cell>
          <table:table-cell table:number-columns-repeated="3"/>
          <table:table-cell office:value-type="percentage" office:value="0.01366" calcext:value-type="percentage">
            <text:p>1.37%</text:p>
          </table:table-cell>
          <table:table-cell office:value-type="percentage" office:value="0.01362" calcext:value-type="percentage">
            <text:p>1.36%</text:p>
          </table:table-cell>
          <table:table-cell office:value-type="percentage" office:value="0.01363" calcext:value-type="percentage">
            <text:p>1.36%</text:p>
          </table:table-cell>
          <table:table-cell table:number-columns-repeated="2"/>
          <table:table-cell office:value-type="percentage" office:value="0.00201" calcext:value-type="percentage">
            <text:p>0.20%</text:p>
          </table:table-cell>
          <table:table-cell office:value-type="percentage" office:value="0.00309" calcext:value-type="percentage">
            <text:p>0.31%</text:p>
          </table:table-cell>
          <table:table-cell office:value-type="percentage" office:value="0.00215" calcext:value-type="percentage">
            <text:p>0.22%</text:p>
          </table:table-cell>
          <table:table-cell table:number-columns-repeated="2"/>
          <table:table-cell table:number-columns-repeated="3" office:value-type="percentage" office:value="0.00014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percentage" office:value="0.49562" calcext:value-type="percentage">
            <text:p>49.56%</text:p>
          </table:table-cell>
          <table:table-cell office:value-type="percentage" office:value="0.49563" calcext:value-type="percentage">
            <text:p>49.56%</text:p>
          </table:table-cell>
          <table:table-cell office:value-type="percentage" office:value="0.49569" calcext:value-type="percentage">
            <text:p>49.57%</text:p>
          </table:table-cell>
          <table:table-cell table:number-columns-repeated="3"/>
          <table:table-cell office:value-type="percentage" office:value="0.58244" calcext:value-type="percentage">
            <text:p>58.24%</text:p>
          </table:table-cell>
          <table:table-cell office:value-type="percentage" office:value="0.56675" calcext:value-type="percentage">
            <text:p>56.68%</text:p>
          </table:table-cell>
          <table:table-cell office:value-type="percentage" office:value="0.58535" calcext:value-type="percentage">
            <text:p>58.54%</text:p>
          </table:table-cell>
          <table:table-cell table:number-columns-repeated="2"/>
          <table:table-cell office:value-type="percentage" office:value="0.00299" calcext:value-type="percentage">
            <text:p>0.30%</text:p>
          </table:table-cell>
          <table:table-cell office:value-type="percentage" office:value="0.00339" calcext:value-type="percentage">
            <text:p>0.34%</text:p>
          </table:table-cell>
          <table:table-cell office:value-type="percentage" office:value="0.00467" calcext:value-type="percentage">
            <text:p>0.47%</text:p>
          </table:table-cell>
          <table:table-cell table:number-columns-repeated="2"/>
          <table:table-cell table:number-columns-repeated="3" office:value-type="percentage" office:value="0.00014" calcext:value-type="percentage">
            <text:p>0.01%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/>
          <table:table-cell office:value-type="percentage" office:value="0.49889" calcext:value-type="percentage">
            <text:p>49.89%</text:p>
          </table:table-cell>
          <table:table-cell office:value-type="percentage" office:value="0.49892" calcext:value-type="percentage">
            <text:p>49.89%</text:p>
          </table:table-cell>
          <table:table-cell office:value-type="percentage" office:value="0.49896" calcext:value-type="percentage">
            <text:p>49.90%</text:p>
          </table:table-cell>
          <table:table-cell table:number-columns-repeated="3"/>
          <table:table-cell office:value-type="percentage" office:value="0.00879" calcext:value-type="percentage">
            <text:p>0.88%</text:p>
          </table:table-cell>
          <table:table-cell office:value-type="percentage" office:value="0.00856" calcext:value-type="percentage">
            <text:p>0.86%</text:p>
          </table:table-cell>
          <table:table-cell office:value-type="percentage" office:value="0.01067" calcext:value-type="percentage">
            <text:p>1.07%</text:p>
          </table:table-cell>
          <table:table-cell table:number-columns-repeated="2"/>
          <table:table-cell office:value-type="percentage" office:value="0.0001" calcext:value-type="percentage">
            <text:p>0.01%</text:p>
          </table:table-cell>
          <table:table-cell office:value-type="percentage" office:value="0.00006" calcext:value-type="percentage">
            <text:p>0.01%</text:p>
          </table:table-cell>
          <table:table-cell office:value-type="percentage" office:value="0.00005" calcext:value-type="percentage">
            <text:p>0.01%</text:p>
          </table:table-cell>
          <table:table-cell table:number-columns-repeated="2"/>
          <table:table-cell office:value-type="percentage" office:value="0.00004" calcext:value-type="percentage">
            <text:p>0.00%</text:p>
          </table:table-cell>
          <table:table-cell office:value-type="percentage" office:value="0.00001" calcext:value-type="percentage">
            <text:p>0.00%</text:p>
          </table:table-cell>
          <table:table-cell office:value-type="percentage" office:value="0.00005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percentage" office:value="0.49762" calcext:value-type="percentage">
            <text:p>49.76%</text:p>
          </table:table-cell>
          <table:table-cell office:value-type="percentage" office:value="0.49753" calcext:value-type="percentage">
            <text:p>49.75%</text:p>
          </table:table-cell>
          <table:table-cell office:value-type="percentage" office:value="0.49738" calcext:value-type="percentage">
            <text:p>49.74%</text:p>
          </table:table-cell>
          <table:table-cell table:number-columns-repeated="3"/>
          <table:table-cell office:value-type="percentage" office:value="0.07215" calcext:value-type="percentage">
            <text:p>7.22%</text:p>
          </table:table-cell>
          <table:table-cell office:value-type="percentage" office:value="0.10303" calcext:value-type="percentage">
            <text:p>10.30%</text:p>
          </table:table-cell>
          <table:table-cell office:value-type="percentage" office:value="0.06656" calcext:value-type="percentage">
            <text:p>6.66%</text:p>
          </table:table-cell>
          <table:table-cell table:number-columns-repeated="2"/>
          <table:table-cell office:value-type="percentage" office:value="0.0018" calcext:value-type="percentage">
            <text:p>0.18%</text:p>
          </table:table-cell>
          <table:table-cell table:number-columns-repeated="2" office:value-type="percentage" office:value="0.00004" calcext:value-type="percentage">
            <text:p>0.00%</text:p>
          </table:table-cell>
          <table:table-cell table:number-columns-repeated="2"/>
          <table:table-cell office:value-type="percentage" office:value="0.00002" calcext:value-type="percentage">
            <text:p>0.00%</text:p>
          </table:table-cell>
          <table:table-cell table:number-columns-repeated="2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office:value-type="percentage" office:value="0.54744" calcext:value-type="percentage">
            <text:p>54.74%</text:p>
          </table:table-cell>
          <table:table-cell office:value-type="percentage" office:value="0.5432" calcext:value-type="percentage">
            <text:p>54.32%</text:p>
          </table:table-cell>
          <table:table-cell office:value-type="percentage" office:value="0.549" calcext:value-type="percentage">
            <text:p>54.90%</text:p>
          </table:table-cell>
          <table:table-cell table:number-columns-repeated="3"/>
          <table:table-cell office:value-type="percentage" office:value="0.08995" calcext:value-type="percentage">
            <text:p>9.00%</text:p>
          </table:table-cell>
          <table:table-cell office:value-type="percentage" office:value="0.08857" calcext:value-type="percentage">
            <text:p>8.86%</text:p>
          </table:table-cell>
          <table:table-cell office:value-type="percentage" office:value="0.09481" calcext:value-type="percentage">
            <text:p>9.48%</text:p>
          </table:table-cell>
          <table:table-cell table:number-columns-repeated="2"/>
          <table:table-cell office:value-type="percentage" office:value="0.00111" calcext:value-type="percentage">
            <text:p>0.11%</text:p>
          </table:table-cell>
          <table:table-cell office:value-type="percentage" office:value="0.00144" calcext:value-type="percentage">
            <text:p>0.14%</text:p>
          </table:table-cell>
          <table:table-cell office:value-type="percentage" office:value="0.00141" calcext:value-type="percentage">
            <text:p>0.14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percentage" office:value="0.49575" calcext:value-type="percentage">
            <text:p>49.58%</text:p>
          </table:table-cell>
          <table:table-cell office:value-type="percentage" office:value="0.49555" calcext:value-type="percentage">
            <text:p>49.56%</text:p>
          </table:table-cell>
          <table:table-cell office:value-type="percentage" office:value="0.49559" calcext:value-type="percentage">
            <text:p>49.56%</text:p>
          </table:table-cell>
          <table:table-cell table:number-columns-repeated="3"/>
          <table:table-cell office:value-type="percentage" office:value="0.60469" calcext:value-type="percentage">
            <text:p>60.47%</text:p>
          </table:table-cell>
          <table:table-cell office:value-type="percentage" office:value="0.56196" calcext:value-type="percentage">
            <text:p>56.20%</text:p>
          </table:table-cell>
          <table:table-cell office:value-type="percentage" office:value="0.58572" calcext:value-type="percentage">
            <text:p>58.57%</text:p>
          </table:table-cell>
          <table:table-cell table:number-columns-repeated="2"/>
          <table:table-cell office:value-type="percentage" office:value="0.00254" calcext:value-type="percentage">
            <text:p>0.25%</text:p>
          </table:table-cell>
          <table:table-cell office:value-type="percentage" office:value="0.00103" calcext:value-type="percentage">
            <text:p>0.10%</text:p>
          </table:table-cell>
          <table:table-cell office:value-type="percentage" office:value="0.00125" calcext:value-type="percentage">
            <text:p>0.13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percentage" office:value="0.53555" calcext:value-type="percentage">
            <text:p>53.56%</text:p>
          </table:table-cell>
          <table:table-cell office:value-type="percentage" office:value="0.5349" calcext:value-type="percentage">
            <text:p>53.49%</text:p>
          </table:table-cell>
          <table:table-cell office:value-type="percentage" office:value="0.53608" calcext:value-type="percentage">
            <text:p>53.61%</text:p>
          </table:table-cell>
          <table:table-cell table:number-columns-repeated="3"/>
          <table:table-cell office:value-type="percentage" office:value="0.06672" calcext:value-type="percentage">
            <text:p>6.67%</text:p>
          </table:table-cell>
          <table:table-cell office:value-type="percentage" office:value="0.05882" calcext:value-type="percentage">
            <text:p>5.88%</text:p>
          </table:table-cell>
          <table:table-cell office:value-type="percentage" office:value="0.0657" calcext:value-type="percentage">
            <text:p>6.57%</text:p>
          </table:table-cell>
          <table:table-cell table:number-columns-repeated="2"/>
          <table:table-cell office:value-type="percentage" office:value="0.00218" calcext:value-type="percentage">
            <text:p>0.22%</text:p>
          </table:table-cell>
          <table:table-cell office:value-type="percentage" office:value="0.00051" calcext:value-type="percentage">
            <text:p>0.05%</text:p>
          </table:table-cell>
          <table:table-cell office:value-type="percentage" office:value="0.00275" calcext:value-type="percentage">
            <text:p>0.28%</text:p>
          </table:table-cell>
          <table:table-cell table:number-columns-repeated="2"/>
          <table:table-cell table:number-columns-repeated="3" office:value-type="percentage" office:value="0.00001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percentage" office:value="0.49743" calcext:value-type="percentage">
            <text:p>49.74%</text:p>
          </table:table-cell>
          <table:table-cell office:value-type="percentage" office:value="0.49747" calcext:value-type="percentage">
            <text:p>49.75%</text:p>
          </table:table-cell>
          <table:table-cell office:value-type="percentage" office:value="0.49746" calcext:value-type="percentage">
            <text:p>49.75%</text:p>
          </table:table-cell>
          <table:table-cell table:number-columns-repeated="3"/>
          <table:table-cell office:value-type="percentage" office:value="0.14261" calcext:value-type="percentage">
            <text:p>14.26%</text:p>
          </table:table-cell>
          <table:table-cell office:value-type="percentage" office:value="0.11524" calcext:value-type="percentage">
            <text:p>11.52%</text:p>
          </table:table-cell>
          <table:table-cell office:value-type="percentage" office:value="0.16189" calcext:value-type="percentage">
            <text:p>16.19%</text:p>
          </table:table-cell>
          <table:table-cell table:number-columns-repeated="2"/>
          <table:table-cell office:value-type="percentage" office:value="0.00255" calcext:value-type="percentage">
            <text:p>0.26%</text:p>
          </table:table-cell>
          <table:table-cell office:value-type="percentage" office:value="0.00168" calcext:value-type="percentage">
            <text:p>0.17%</text:p>
          </table:table-cell>
          <table:table-cell office:value-type="percentage" office:value="0.00292" calcext:value-type="percentage">
            <text:p>0.29%</text:p>
          </table:table-cell>
          <table:table-cell table:number-columns-repeated="2"/>
          <table:table-cell table:number-columns-repeated="3" office:value-type="percentage" office:value="0.00003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/>
          <table:table-cell office:value-type="percentage" office:value="0.49973" calcext:value-type="percentage">
            <text:p>49.97%</text:p>
          </table:table-cell>
          <table:table-cell office:value-type="percentage" office:value="0.49976" calcext:value-type="percentage">
            <text:p>49.98%</text:p>
          </table:table-cell>
          <table:table-cell office:value-type="percentage" office:value="0.49975" calcext:value-type="percentage">
            <text:p>49.98%</text:p>
          </table:table-cell>
          <table:table-cell table:number-columns-repeated="3"/>
          <table:table-cell office:value-type="percentage" office:value="0.04328" calcext:value-type="percentage">
            <text:p>4.33%</text:p>
          </table:table-cell>
          <table:table-cell office:value-type="percentage" office:value="0.04044" calcext:value-type="percentage">
            <text:p>4.04%</text:p>
          </table:table-cell>
          <table:table-cell office:value-type="percentage" office:value="0.04128" calcext:value-type="percentage">
            <text:p>4.13%</text:p>
          </table:table-cell>
          <table:table-cell table:number-columns-repeated="2"/>
          <table:table-cell office:value-type="percentage" office:value="0.00263" calcext:value-type="percentage">
            <text:p>0.26%</text:p>
          </table:table-cell>
          <table:table-cell office:value-type="percentage" office:value="0.00278" calcext:value-type="percentage">
            <text:p>0.28%</text:p>
          </table:table-cell>
          <table:table-cell office:value-type="percentage" office:value="0.00234" calcext:value-type="percentage">
            <text:p>0.23%</text:p>
          </table:table-cell>
          <table:table-cell table:number-columns-repeated="2"/>
          <table:table-cell table:number-columns-repeated="3" office:value-type="percentage" office:value="0.00006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/>
          <table:table-cell office:value-type="percentage" office:value="0.49603" calcext:value-type="percentage">
            <text:p>49.60%</text:p>
          </table:table-cell>
          <table:table-cell office:value-type="percentage" office:value="0.49594" calcext:value-type="percentage">
            <text:p>49.59%</text:p>
          </table:table-cell>
          <table:table-cell office:value-type="percentage" office:value="0.49607" calcext:value-type="percentage">
            <text:p>49.61%</text:p>
          </table:table-cell>
          <table:table-cell table:number-columns-repeated="3"/>
          <table:table-cell office:value-type="percentage" office:value="0.5854" calcext:value-type="percentage">
            <text:p>58.54%</text:p>
          </table:table-cell>
          <table:table-cell office:value-type="percentage" office:value="0.58141" calcext:value-type="percentage">
            <text:p>58.14%</text:p>
          </table:table-cell>
          <table:table-cell office:value-type="percentage" office:value="0.58119" calcext:value-type="percentage">
            <text:p>58.12%</text:p>
          </table:table-cell>
          <table:table-cell table:number-columns-repeated="2"/>
          <table:table-cell office:value-type="percentage" office:value="0.00211" calcext:value-type="percentage">
            <text:p>0.21%</text:p>
          </table:table-cell>
          <table:table-cell office:value-type="percentage" office:value="0.00328" calcext:value-type="percentage">
            <text:p>0.33%</text:p>
          </table:table-cell>
          <table:table-cell office:value-type="percentage" office:value="0.00274" calcext:value-type="percentage">
            <text:p>0.27%</text:p>
          </table:table-cell>
          <table:table-cell table:number-columns-repeated="2"/>
          <table:table-cell table:number-columns-repeated="3" office:value-type="percentage" office:value="0.00008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/>
          <table:table-cell office:value-type="percentage" office:value="0.501" calcext:value-type="percentage">
            <text:p>50.10%</text:p>
          </table:table-cell>
          <table:table-cell office:value-type="percentage" office:value="0.50105" calcext:value-type="percentage">
            <text:p>50.11%</text:p>
          </table:table-cell>
          <table:table-cell office:value-type="percentage" office:value="0.5008" calcext:value-type="percentage">
            <text:p>50.08%</text:p>
          </table:table-cell>
          <table:table-cell table:number-columns-repeated="3"/>
          <table:table-cell office:value-type="percentage" office:value="0.03735" calcext:value-type="percentage">
            <text:p>3.74%</text:p>
          </table:table-cell>
          <table:table-cell office:value-type="percentage" office:value="0.02759" calcext:value-type="percentage">
            <text:p>2.76%</text:p>
          </table:table-cell>
          <table:table-cell office:value-type="percentage" office:value="0.05351" calcext:value-type="percentage">
            <text:p>5.35%</text:p>
          </table:table-cell>
          <table:table-cell table:number-columns-repeated="2"/>
          <table:table-cell office:value-type="percentage" office:value="0.00252" calcext:value-type="percentage">
            <text:p>0.25%</text:p>
          </table:table-cell>
          <table:table-cell office:value-type="percentage" office:value="0.00623" calcext:value-type="percentage">
            <text:p>0.62%</text:p>
          </table:table-cell>
          <table:table-cell office:value-type="percentage" office:value="0.00329" calcext:value-type="percentage">
            <text:p>0.33%</text:p>
          </table:table-cell>
          <table:table-cell table:number-columns-repeated="2"/>
          <table:table-cell table:number-columns-repeated="3" office:value-type="percentage" office:value="0.0001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/>
          <table:table-cell office:value-type="percentage" office:value="0.49746" calcext:value-type="percentage">
            <text:p>49.75%</text:p>
          </table:table-cell>
          <table:table-cell office:value-type="percentage" office:value="0.49748" calcext:value-type="percentage">
            <text:p>49.75%</text:p>
          </table:table-cell>
          <table:table-cell office:value-type="percentage" office:value="0.49749" calcext:value-type="percentage">
            <text:p>49.75%</text:p>
          </table:table-cell>
          <table:table-cell table:number-columns-repeated="3"/>
          <table:table-cell office:value-type="percentage" office:value="0.16269" calcext:value-type="percentage">
            <text:p>16.27%</text:p>
          </table:table-cell>
          <table:table-cell office:value-type="percentage" office:value="0.05551" calcext:value-type="percentage">
            <text:p>5.55%</text:p>
          </table:table-cell>
          <table:table-cell office:value-type="percentage" office:value="0.12184" calcext:value-type="percentage">
            <text:p>12.18%</text:p>
          </table:table-cell>
          <table:table-cell table:number-columns-repeated="2"/>
          <table:table-cell office:value-type="percentage" office:value="0.00207" calcext:value-type="percentage">
            <text:p>0.21%</text:p>
          </table:table-cell>
          <table:table-cell office:value-type="percentage" office:value="0.00495" calcext:value-type="percentage">
            <text:p>0.50%</text:p>
          </table:table-cell>
          <table:table-cell office:value-type="percentage" office:value="0.00374" calcext:value-type="percentage">
            <text:p>0.37%</text:p>
          </table:table-cell>
          <table:table-cell table:number-columns-repeated="2"/>
          <table:table-cell office:value-type="percentage" office:value="0.00011" calcext:value-type="percentage">
            <text:p>0.01%</text:p>
          </table:table-cell>
          <table:table-cell table:number-columns-repeated="2" office:value-type="percentage" office:value="0.00012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/>
          <table:table-cell office:value-type="percentage" office:value="0.50108" calcext:value-type="percentage">
            <text:p>50.11%</text:p>
          </table:table-cell>
          <table:table-cell office:value-type="percentage" office:value="0.5012" calcext:value-type="percentage">
            <text:p>50.12%</text:p>
          </table:table-cell>
          <table:table-cell office:value-type="percentage" office:value="0.50113" calcext:value-type="percentage">
            <text:p>50.11%</text:p>
          </table:table-cell>
          <table:table-cell table:number-columns-repeated="3"/>
          <table:table-cell office:value-type="percentage" office:value="0.044" calcext:value-type="percentage">
            <text:p>4.40%</text:p>
          </table:table-cell>
          <table:table-cell office:value-type="percentage" office:value="0.02492" calcext:value-type="percentage">
            <text:p>2.49%</text:p>
          </table:table-cell>
          <table:table-cell office:value-type="percentage" office:value="0.03695" calcext:value-type="percentage">
            <text:p>3.70%</text:p>
          </table:table-cell>
          <table:table-cell table:number-columns-repeated="2"/>
          <table:table-cell office:value-type="percentage" office:value="0.00293" calcext:value-type="percentage">
            <text:p>0.29%</text:p>
          </table:table-cell>
          <table:table-cell office:value-type="percentage" office:value="0.00684" calcext:value-type="percentage">
            <text:p>0.68%</text:p>
          </table:table-cell>
          <table:table-cell office:value-type="percentage" office:value="0.00548" calcext:value-type="percentage">
            <text:p>0.55%</text:p>
          </table:table-cell>
          <table:table-cell table:number-columns-repeated="2"/>
          <table:table-cell table:number-columns-repeated="3" office:value-type="percentage" office:value="0.0001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office:value-type="percentage" office:value="0.49569" calcext:value-type="percentage">
            <text:p>49.57%</text:p>
          </table:table-cell>
          <table:table-cell office:value-type="percentage" office:value="0.4954" calcext:value-type="percentage">
            <text:p>49.54%</text:p>
          </table:table-cell>
          <table:table-cell office:value-type="percentage" office:value="0.49559" calcext:value-type="percentage">
            <text:p>49.56%</text:p>
          </table:table-cell>
          <table:table-cell table:number-columns-repeated="3"/>
          <table:table-cell office:value-type="percentage" office:value="0.59526" calcext:value-type="percentage">
            <text:p>59.53%</text:p>
          </table:table-cell>
          <table:table-cell office:value-type="percentage" office:value="0.54385" calcext:value-type="percentage">
            <text:p>54.39%</text:p>
          </table:table-cell>
          <table:table-cell office:value-type="percentage" office:value="0.57627" calcext:value-type="percentage">
            <text:p>57.63%</text:p>
          </table:table-cell>
          <table:table-cell table:number-columns-repeated="2"/>
          <table:table-cell office:value-type="percentage" office:value="0.00272" calcext:value-type="percentage">
            <text:p>0.27%</text:p>
          </table:table-cell>
          <table:table-cell office:value-type="percentage" office:value="0.0038" calcext:value-type="percentage">
            <text:p>0.38%</text:p>
          </table:table-cell>
          <table:table-cell office:value-type="percentage" office:value="0.00391" calcext:value-type="percentage">
            <text:p>0.39%</text:p>
          </table:table-cell>
          <table:table-cell table:number-columns-repeated="2"/>
          <table:table-cell office:value-type="percentage" office:value="0.00013" calcext:value-type="percentage">
            <text:p>0.01%</text:p>
          </table:table-cell>
          <table:table-cell table:number-columns-repeated="2" office:value-type="percentage" office:value="0.00014" calcext:value-type="percentage">
            <text:p>0.01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21:26:19.572907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2T20:49:30.934231003</meta:creation-date>
    <dc:date>2020-06-02T22:02:18.959459958</dc:date>
    <meta:editing-duration>PT45M41S</meta:editing-duration>
    <meta:editing-cycles>5</meta:editing-cycles>
    <meta:generator>LibreOffice/6.3.5.2$Linux_X86_64 LibreOffice_project/30$Build-2</meta:generator>
    <meta:document-statistic meta:table-count="1" meta:cell-count="4282" meta:object-count="0"/>
  </office:meta>
</office:document-meta>
</file>